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3"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8"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9"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70"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71"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2"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3"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4"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5"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6" style:family="paragraph" style:parent-style-name="Standard">
      <style:text-properties fo:color="#000000" loext:opacity="100%" style:font-name="arial"/>
    </style:style>
    <style:style style:name="P7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9" style:family="paragraph" style:parent-style-name="Text_20_body">
      <style:text-properties fo:color="#000000" loext:opacity="100%" style:font-name="arial" officeooo:rsid="001ee25d" officeooo:paragraph-rsid="001ee25d"/>
    </style:style>
    <style:style style:name="P80" style:family="paragraph" style:parent-style-name="Standard">
      <style:text-properties fo:color="#000000" loext:opacity="100%" style:font-name="Aptos" fo:font-size="12pt"/>
    </style:style>
    <style:style style:name="P81"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2" style:family="paragraph" style:parent-style-name="Standard">
      <style:text-properties fo:color="#000000" loext:opacity="100%" style:font-name="Aptos" fo:font-size="12pt" fo:font-weight="bold" style:font-weight-asian="bold" style:font-weight-complex="bold"/>
    </style:style>
    <style:style style:name="P83"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84" style:family="paragraph" style:parent-style-name="Standard">
      <style:text-properties fo:color="#000000" loext:opacity="100%" style:font-name="Aptos" fo:font-size="12pt" officeooo:rsid="00e8ecb2" officeooo:paragraph-rsid="00e8ecb2"/>
    </style:style>
    <style:style style:name="P85"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86" style:family="paragraph" style:parent-style-name="Standard">
      <style:text-properties fo:color="#000000" loext:opacity="100%" style:font-name="Aptos" fo:font-size="12pt" officeooo:rsid="00eb0566" officeooo:paragraph-rsid="00eb0566"/>
    </style:style>
    <style:style style:name="P87" style:family="paragraph" style:parent-style-name="Standard">
      <style:text-properties fo:color="#000000" loext:opacity="100%" style:font-name="Aptos" fo:font-size="12pt" officeooo:rsid="00ed08b8" officeooo:paragraph-rsid="00ed08b8"/>
    </style:style>
    <style:style style:name="P88" style:family="paragraph" style:parent-style-name="Standard">
      <style:text-properties fo:color="#000000" loext:opacity="100%" style:font-name="Aptos" fo:font-size="12pt" officeooo:rsid="00ed08b8" officeooo:paragraph-rsid="00efcb27"/>
    </style:style>
    <style:style style:name="P89" style:family="paragraph" style:parent-style-name="Standard">
      <style:text-properties fo:color="#000000" loext:opacity="100%" style:font-name="Aptos" fo:font-size="12pt" officeooo:rsid="00ed08b8" officeooo:paragraph-rsid="00f05dc4"/>
    </style:style>
    <style:style style:name="P90" style:family="paragraph" style:parent-style-name="Standard">
      <style:text-properties fo:color="#000000" loext:opacity="100%" style:font-name="Aptos" fo:font-size="12pt" officeooo:rsid="00ed08b8" officeooo:paragraph-rsid="00f207af"/>
    </style:style>
    <style:style style:name="P91" style:family="paragraph" style:parent-style-name="Standard">
      <style:text-properties fo:color="#000000" loext:opacity="100%" style:font-name="Aptos" fo:font-size="12pt" officeooo:rsid="00ed08b8" officeooo:paragraph-rsid="00f37174"/>
    </style:style>
    <style:style style:name="P92" style:family="paragraph" style:parent-style-name="Standard">
      <style:text-properties fo:color="#000000" loext:opacity="100%" style:font-name="Aptos" fo:font-size="12pt" officeooo:rsid="00ed08b8" officeooo:paragraph-rsid="00f3f2d9"/>
    </style:style>
    <style:style style:name="P93" style:family="paragraph" style:parent-style-name="Standard">
      <style:text-properties fo:color="#000000" loext:opacity="100%" style:font-name="Aptos" fo:font-size="12pt" officeooo:rsid="00ed790f" officeooo:paragraph-rsid="00ed790f"/>
    </style:style>
    <style:style style:name="P94" style:family="paragraph" style:parent-style-name="Standard">
      <style:text-properties fo:color="#000000" loext:opacity="100%" style:font-name="Aptos" fo:font-size="12pt" officeooo:rsid="00fa0094" officeooo:paragraph-rsid="00fa0094"/>
    </style:style>
    <style:style style:name="P95" style:family="paragraph" style:parent-style-name="Text_20_body">
      <style:paragraph-properties fo:margin-top="0in" fo:margin-bottom="0in" style:contextual-spacing="false"/>
      <style:text-properties fo:color="#000000" loext:opacity="100%" style:font-name="Aptos" fo:font-size="12pt"/>
    </style:style>
    <style:style style:name="P96" style:family="paragraph" style:parent-style-name="Standard">
      <style:text-properties fo:color="#000000" loext:opacity="100%" fo:background-color="#ffffff"/>
    </style:style>
    <style:style style:name="P97" style:family="paragraph" style:parent-style-name="Preformatted_20_Text">
      <style:paragraph-properties style:writing-mode="lr-tb"/>
    </style:style>
    <style:style style:name="P98" style:family="paragraph" style:parent-style-name="Preformatted_20_Text">
      <style:paragraph-properties fo:margin-top="0in" fo:margin-bottom="0.1965in" style:contextual-spacing="false" style:writing-mode="lr-tb"/>
    </style:style>
    <style:style style:name="P99" style:family="paragraph" style:parent-style-name="Standard">
      <loext:graphic-properties draw:fill="solid" draw:fill-color="#1e1f22"/>
      <style:paragraph-properties fo:background-color="#1e1f22" fo:padding="0in" fo:border="none" style:shadow="none"/>
    </style:style>
    <style:style style:name="P100" style:family="paragraph" style:parent-style-name="Standard">
      <style:text-properties officeooo:rsid="004bb73a" officeooo:paragraph-rsid="004bb73a"/>
    </style:style>
    <style:style style:name="P10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02" style:family="paragraph" style:parent-style-name="Text_20_body">
      <style:text-properties officeooo:rsid="004bb73a" officeooo:paragraph-rsid="004bb73a"/>
    </style:style>
    <style:style style:name="P103" style:family="paragraph" style:parent-style-name="Standard">
      <style:text-properties officeooo:paragraph-rsid="004bb73a"/>
    </style:style>
    <style:style style:name="P104" style:family="paragraph" style:parent-style-name="Standard">
      <style:text-properties officeooo:rsid="0053547b" officeooo:paragraph-rsid="0053547b"/>
    </style:style>
    <style:style style:name="P10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0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07" style:family="paragraph" style:parent-style-name="Standard">
      <style:text-properties officeooo:rsid="0057d012" officeooo:paragraph-rsid="0057d012"/>
    </style:style>
    <style:style style:name="P10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09" style:family="paragraph" style:parent-style-name="Standard">
      <style:text-properties officeooo:rsid="0058112d" officeooo:paragraph-rsid="0058112d"/>
    </style:style>
    <style:style style:name="P11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1" style:family="paragraph" style:parent-style-name="Standard">
      <style:text-properties officeooo:rsid="0059f919" officeooo:paragraph-rsid="0059f919"/>
    </style:style>
    <style:style style:name="P11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13" style:family="paragraph" style:parent-style-name="Standard">
      <style:text-properties officeooo:rsid="005b28fa" officeooo:paragraph-rsid="005b28fa"/>
    </style:style>
    <style:style style:name="P114" style:family="paragraph" style:parent-style-name="Standard">
      <style:text-properties officeooo:rsid="005cfb95" officeooo:paragraph-rsid="005cfb95"/>
    </style:style>
    <style:style style:name="P11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16" style:family="paragraph" style:parent-style-name="Standard">
      <style:text-properties officeooo:rsid="005da45a" officeooo:paragraph-rsid="005da45a"/>
    </style:style>
    <style:style style:name="P11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18" style:family="paragraph" style:parent-style-name="Standard">
      <style:text-properties officeooo:rsid="005e3ff0" officeooo:paragraph-rsid="005e3ff0"/>
    </style:style>
    <style:style style:name="P119" style:family="paragraph" style:parent-style-name="Standard">
      <style:text-properties officeooo:rsid="00647d40" officeooo:paragraph-rsid="00647d40"/>
    </style:style>
    <style:style style:name="P12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1" style:family="paragraph" style:parent-style-name="Standard">
      <style:text-properties officeooo:rsid="00664a19" officeooo:paragraph-rsid="00664a19"/>
    </style:style>
    <style:style style:name="P12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2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24" style:family="paragraph" style:parent-style-name="Text_20_body">
      <style:text-properties officeooo:rsid="00690460" officeooo:paragraph-rsid="00690460"/>
    </style:style>
    <style:style style:name="P125" style:family="paragraph" style:parent-style-name="Standard">
      <style:text-properties officeooo:rsid="00690460" officeooo:paragraph-rsid="00690460"/>
    </style:style>
    <style:style style:name="P126" style:family="paragraph" style:parent-style-name="Standard">
      <style:text-properties officeooo:rsid="00691a75" officeooo:paragraph-rsid="00691a75"/>
    </style:style>
    <style:style style:name="P12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28" style:family="paragraph" style:parent-style-name="Standard">
      <style:text-properties officeooo:rsid="006bf110" officeooo:paragraph-rsid="006bf110"/>
    </style:style>
    <style:style style:name="P129" style:family="paragraph" style:parent-style-name="Standard">
      <style:text-properties officeooo:rsid="006c8767" officeooo:paragraph-rsid="006c8767"/>
    </style:style>
    <style:style style:name="P13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1" style:family="paragraph" style:parent-style-name="Standard">
      <style:text-properties officeooo:rsid="006cba33" officeooo:paragraph-rsid="006cba33"/>
    </style:style>
    <style:style style:name="P13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33" style:family="paragraph" style:parent-style-name="Text_20_body">
      <style:text-properties officeooo:rsid="006cba33"/>
    </style:style>
    <style:style style:name="P134" style:family="paragraph" style:parent-style-name="Standard">
      <style:text-properties officeooo:rsid="006dea8e" officeooo:paragraph-rsid="006dea8e"/>
    </style:style>
    <style:style style:name="P13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36" style:family="paragraph" style:parent-style-name="Standard">
      <style:text-properties officeooo:rsid="006e0004" officeooo:paragraph-rsid="006e0004"/>
    </style:style>
    <style:style style:name="P13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38" style:family="paragraph" style:parent-style-name="Text_20_body">
      <style:text-properties officeooo:rsid="006e0004" officeooo:paragraph-rsid="006e0004"/>
    </style:style>
    <style:style style:name="P139" style:family="paragraph" style:parent-style-name="Standard">
      <style:text-properties officeooo:rsid="006ed586" officeooo:paragraph-rsid="006ed586"/>
    </style:style>
    <style:style style:name="P14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42" style:family="paragraph" style:parent-style-name="Standard">
      <style:text-properties officeooo:rsid="0076387d" officeooo:paragraph-rsid="0076387d"/>
    </style:style>
    <style:style style:name="P14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44" style:family="paragraph" style:parent-style-name="Text_20_body">
      <style:text-properties officeooo:rsid="0076387d" officeooo:paragraph-rsid="0076387d"/>
    </style:style>
    <style:style style:name="P14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46" style:family="paragraph" style:parent-style-name="Standard">
      <style:text-properties officeooo:rsid="0076bf88" officeooo:paragraph-rsid="0076bf88"/>
    </style:style>
    <style:style style:name="P14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48" style:family="paragraph" style:parent-style-name="Standard">
      <style:text-properties officeooo:rsid="007bd1de" officeooo:paragraph-rsid="007bd1de"/>
    </style:style>
    <style:style style:name="P14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0" style:family="paragraph" style:parent-style-name="Text_20_body">
      <style:text-properties officeooo:rsid="007bd1de" officeooo:paragraph-rsid="007bd1de"/>
    </style:style>
    <style:style style:name="P151" style:family="paragraph" style:parent-style-name="Standard">
      <style:text-properties officeooo:rsid="007dc38c" officeooo:paragraph-rsid="007dc38c"/>
    </style:style>
    <style:style style:name="P15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53" style:family="paragraph" style:parent-style-name="Text_20_body">
      <style:text-properties officeooo:rsid="007dc38c" officeooo:paragraph-rsid="007dc38c"/>
    </style:style>
    <style:style style:name="P154" style:family="paragraph" style:parent-style-name="Standard">
      <style:text-properties officeooo:rsid="007f88ee" officeooo:paragraph-rsid="007f88ee"/>
    </style:style>
    <style:style style:name="P15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56" style:family="paragraph" style:parent-style-name="Text_20_body">
      <style:text-properties officeooo:rsid="0047a538" officeooo:paragraph-rsid="0047a538"/>
    </style:style>
    <style:style style:name="P157" style:family="paragraph" style:parent-style-name="Text_20_body">
      <style:text-properties officeooo:rsid="00749f64" officeooo:paragraph-rsid="00749f64"/>
    </style:style>
    <style:style style:name="P158" style:family="paragraph" style:parent-style-name="Standard">
      <style:text-properties officeooo:paragraph-rsid="0088faef"/>
    </style:style>
    <style:style style:name="P15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6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6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64" style:family="paragraph" style:parent-style-name="Standard">
      <style:text-properties officeooo:rsid="0088faef" officeooo:paragraph-rsid="0088faef"/>
    </style:style>
    <style:style style:name="P16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66" style:family="paragraph" style:parent-style-name="Text_20_body">
      <style:text-properties officeooo:rsid="0088faef" officeooo:paragraph-rsid="0088faef"/>
    </style:style>
    <style:style style:name="P167" style:family="paragraph" style:parent-style-name="Text_20_body">
      <style:text-properties officeooo:rsid="008c1674" officeooo:paragraph-rsid="008c1674"/>
    </style:style>
    <style:style style:name="P168" style:family="paragraph" style:parent-style-name="Text_20_body">
      <style:text-properties officeooo:rsid="008c5dca" officeooo:paragraph-rsid="008c5dca"/>
    </style:style>
    <style:style style:name="P169" style:family="paragraph" style:parent-style-name="Text_20_body">
      <style:text-properties officeooo:rsid="008c5dca" officeooo:paragraph-rsid="008cca11"/>
    </style:style>
    <style:style style:name="P170" style:family="paragraph" style:parent-style-name="Text_20_body">
      <style:text-properties officeooo:rsid="008c5dca" officeooo:paragraph-rsid="008ea058"/>
    </style:style>
    <style:style style:name="P171" style:family="paragraph" style:parent-style-name="Text_20_body">
      <style:text-properties fo:font-weight="bold" officeooo:rsid="008cca11" officeooo:paragraph-rsid="008cca11" style:font-weight-asian="bold" style:font-weight-complex="bold"/>
    </style:style>
    <style:style style:name="P172" style:family="paragraph" style:parent-style-name="Text_20_body">
      <style:text-properties fo:font-weight="bold" officeooo:rsid="008e9440" officeooo:paragraph-rsid="008e9440" style:font-weight-asian="bold" style:font-weight-complex="bold"/>
    </style:style>
    <style:style style:name="P173" style:family="paragraph" style:parent-style-name="Text_20_body">
      <style:text-properties fo:font-weight="bold" officeooo:rsid="008ea058" officeooo:paragraph-rsid="008ea058" style:font-weight-asian="bold" style:font-weight-complex="bold"/>
    </style:style>
    <style:style style:name="P174" style:family="paragraph" style:parent-style-name="Text_20_body">
      <style:text-properties fo:font-weight="bold" officeooo:rsid="009049a8" officeooo:paragraph-rsid="009049a8" style:font-weight-asian="bold" style:font-weight-complex="bold"/>
    </style:style>
    <style:style style:name="P175" style:family="paragraph" style:parent-style-name="Text_20_body">
      <style:text-properties fo:font-weight="bold" officeooo:rsid="00cc74a9" officeooo:paragraph-rsid="00cc74a9" style:font-weight-asian="bold" style:font-weight-complex="bold"/>
    </style:style>
    <style:style style:name="P176" style:family="paragraph" style:parent-style-name="Text_20_body">
      <style:text-properties officeooo:rsid="008ea058" officeooo:paragraph-rsid="008ea058"/>
    </style:style>
    <style:style style:name="P17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78" style:family="paragraph" style:parent-style-name="Standard">
      <style:text-properties officeooo:paragraph-rsid="0097a57f"/>
    </style:style>
    <style:style style:name="P179" style:family="paragraph" style:parent-style-name="Standard">
      <style:text-properties officeooo:rsid="009f58b4" officeooo:paragraph-rsid="009f58b4"/>
    </style:style>
    <style:style style:name="P18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81" style:family="paragraph" style:parent-style-name="Standard">
      <style:text-properties officeooo:rsid="00a37e9b" officeooo:paragraph-rsid="00a37e9b"/>
    </style:style>
    <style:style style:name="P18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83" style:family="paragraph" style:parent-style-name="Standard">
      <style:text-properties officeooo:paragraph-rsid="00a42ab9"/>
    </style:style>
    <style:style style:name="P184" style:family="paragraph" style:parent-style-name="Text_20_body">
      <style:text-properties officeooo:rsid="008cca11" officeooo:paragraph-rsid="008cca11"/>
    </style:style>
    <style:style style:name="P185" style:family="paragraph" style:parent-style-name="Text_20_body">
      <style:text-properties officeooo:rsid="009b7578" officeooo:paragraph-rsid="009b7578"/>
    </style:style>
    <style:style style:name="P186" style:family="paragraph" style:parent-style-name="Heading_20_3">
      <style:text-properties officeooo:rsid="00a9c0dc" officeooo:paragraph-rsid="00a9c0dc"/>
    </style:style>
    <style:style style:name="P187" style:family="paragraph" style:parent-style-name="Standard">
      <style:text-properties officeooo:rsid="00a9c0dc" officeooo:paragraph-rsid="00a9c0dc"/>
    </style:style>
    <style:style style:name="P188" style:family="paragraph" style:parent-style-name="Standard">
      <style:text-properties officeooo:rsid="00c1ab31" officeooo:paragraph-rsid="00c1ab31"/>
    </style:style>
    <style:style style:name="P189" style:family="paragraph" style:parent-style-name="Standard">
      <style:text-properties officeooo:rsid="00c1ab31" officeooo:paragraph-rsid="00cf7a74"/>
    </style:style>
    <style:style style:name="P190" style:family="paragraph" style:parent-style-name="Standard">
      <style:text-properties officeooo:rsid="00c1ab31" officeooo:paragraph-rsid="00d3e88a"/>
    </style:style>
    <style:style style:name="P191" style:family="paragraph" style:parent-style-name="Preformatted_20_Text">
      <style:paragraph-properties style:writing-mode="lr-tb"/>
      <style:text-properties officeooo:paragraph-rsid="00a9c0dc"/>
    </style:style>
    <style:style style:name="P192"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3" style:family="paragraph" style:parent-style-name="Standard">
      <style:text-properties officeooo:paragraph-rsid="00a55a52"/>
    </style:style>
    <style:style style:name="P194" style:family="paragraph" style:parent-style-name="Standard">
      <style:text-properties officeooo:rsid="00a55a52" officeooo:paragraph-rsid="00a55a52"/>
    </style:style>
    <style:style style:name="P195" style:family="paragraph" style:parent-style-name="Standard">
      <style:text-properties officeooo:rsid="00a76b7e" officeooo:paragraph-rsid="00a76b7e"/>
    </style:style>
    <style:style style:name="P196"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7" style:family="paragraph" style:parent-style-name="Text_20_body">
      <style:text-properties officeooo:rsid="00a76b7e" officeooo:paragraph-rsid="00a76b7e"/>
    </style:style>
    <style:style style:name="P198" style:family="paragraph" style:parent-style-name="Standard">
      <style:text-properties officeooo:rsid="00af28e0" officeooo:paragraph-rsid="00af28e0"/>
    </style:style>
    <style:style style:name="P199"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0" style:family="paragraph" style:parent-style-name="Standard">
      <style:text-properties officeooo:rsid="00b02af9" officeooo:paragraph-rsid="00b02af9"/>
    </style:style>
    <style:style style:name="P201" style:family="paragraph" style:parent-style-name="Standard">
      <style:text-properties officeooo:rsid="00b33970" officeooo:paragraph-rsid="00b33970"/>
    </style:style>
    <style:style style:name="P202" style:family="paragraph" style:parent-style-name="Standard">
      <style:text-properties officeooo:rsid="00b33970" officeooo:paragraph-rsid="00b561c0"/>
    </style:style>
    <style:style style:name="P203" style:family="paragraph" style:parent-style-name="Standard">
      <style:text-properties officeooo:rsid="00b33970" officeooo:paragraph-rsid="00ba78c9"/>
    </style:style>
    <style:style style:name="P204" style:family="paragraph" style:parent-style-name="Standard">
      <style:text-properties officeooo:paragraph-rsid="009f58b4"/>
    </style:style>
    <style:style style:name="P205" style:family="paragraph" style:parent-style-name="Standard">
      <style:text-properties officeooo:rsid="00b84a90" officeooo:paragraph-rsid="00b84a90"/>
    </style:style>
    <style:style style:name="P206" style:family="paragraph" style:parent-style-name="Standard">
      <style:text-properties fo:font-size="6pt" officeooo:rsid="00b84a90" officeooo:paragraph-rsid="00b84a90" style:font-size-asian="5.25pt" style:font-size-complex="6pt"/>
    </style:style>
    <style:style style:name="P207" style:family="paragraph" style:parent-style-name="Standard">
      <style:text-properties fo:font-size="6pt" officeooo:paragraph-rsid="009f58b4" style:font-size-asian="5.25pt" style:font-size-complex="6pt"/>
    </style:style>
    <style:style style:name="P208" style:family="paragraph" style:parent-style-name="Text_20_body">
      <style:text-properties officeooo:rsid="00b1612a" officeooo:paragraph-rsid="00b1612a"/>
    </style:style>
    <style:style style:name="P209" style:family="paragraph" style:parent-style-name="Text_20_body">
      <style:text-properties officeooo:rsid="00c8497f" officeooo:paragraph-rsid="00c8497f"/>
    </style:style>
    <style:style style:name="P210" style:family="paragraph" style:parent-style-name="Text_20_body">
      <style:text-properties officeooo:paragraph-rsid="00c8497f"/>
    </style:style>
    <style:style style:name="P211" style:family="paragraph" style:parent-style-name="Standard">
      <style:text-properties officeooo:paragraph-rsid="00d3effa"/>
    </style:style>
    <style:style style:name="P212" style:family="paragraph" style:parent-style-name="Standard">
      <style:text-properties officeooo:rsid="00d7cf9b" officeooo:paragraph-rsid="00d7cf9b"/>
    </style:style>
    <style:style style:name="P213"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4" style:family="paragraph" style:parent-style-name="Text_20_body">
      <style:text-properties officeooo:rsid="00d7cf9b" officeooo:paragraph-rsid="00d7cf9b"/>
    </style:style>
    <style:style style:name="P215" style:family="paragraph" style:parent-style-name="Standard">
      <style:text-properties officeooo:rsid="00d9b774" officeooo:paragraph-rsid="00d9b774"/>
    </style:style>
    <style:style style:name="P216" style:family="paragraph" style:parent-style-name="Standard">
      <style:text-properties officeooo:rsid="00e2391c" officeooo:paragraph-rsid="00e2391c"/>
    </style:style>
    <style:style style:name="P217" style:family="paragraph" style:parent-style-name="Standard">
      <style:text-properties officeooo:rsid="00e4274b" officeooo:paragraph-rsid="00e4274b"/>
    </style:style>
    <style:style style:name="P218"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19"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0" style:family="paragraph" style:parent-style-name="Contents_20_1">
      <style:paragraph-properties>
        <style:tab-stops>
          <style:tab-stop style:position="6.6929in" style:type="right" style:leader-style="dotted" style:leader-text="."/>
        </style:tab-stops>
      </style:paragraph-properties>
    </style:style>
    <style:style style:name="P221" style:family="paragraph" style:parent-style-name="Contents_20_2">
      <style:paragraph-properties>
        <style:tab-stops>
          <style:tab-stop style:position="6.6929in" style:type="right" style:leader-style="dotted" style:leader-text="."/>
        </style:tab-stops>
      </style:paragraph-properties>
    </style:style>
    <style:style style:name="P222" style:family="paragraph" style:parent-style-name="Contents_20_3">
      <style:paragraph-properties>
        <style:tab-stops>
          <style:tab-stop style:position="6.6929in" style:type="right" style:leader-style="dotted" style:leader-text="."/>
        </style:tab-stops>
      </style:paragraph-properties>
    </style:style>
    <style:style style:name="P223" style:family="paragraph" style:parent-style-name="Contents_20_4">
      <style:paragraph-properties>
        <style:tab-stops>
          <style:tab-stop style:position="6.6929in" style:type="right" style:leader-style="dotted" style:leader-text="."/>
        </style:tab-stops>
      </style:paragraph-properties>
    </style:style>
    <style:style style:name="P224" style:family="paragraph" style:parent-style-name="Contents_20_5">
      <style:paragraph-properties>
        <style:tab-stops>
          <style:tab-stop style:position="6.6929in" style:type="right" style:leader-style="dotted" style:leader-text="."/>
        </style:tab-stops>
      </style:paragraph-properties>
    </style:style>
    <style:style style:name="P225" style:family="paragraph" style:parent-style-name="Contents_20_6">
      <style:paragraph-properties>
        <style:tab-stops>
          <style:tab-stop style:position="6.6929in" style:type="right" style:leader-style="dotted" style:leader-text="."/>
        </style:tab-stops>
      </style:paragraph-properties>
    </style:style>
    <style:style style:name="P226" style:family="paragraph" style:parent-style-name="Standard">
      <style:text-properties officeooo:rsid="00e5b3a2" officeooo:paragraph-rsid="00e5b3a2"/>
    </style:style>
    <style:style style:name="P227" style:family="paragraph" style:parent-style-name="Standard">
      <style:text-properties officeooo:rsid="00e6aeb8" officeooo:paragraph-rsid="00e6aeb8"/>
    </style:style>
    <style:style style:name="P228" style:family="paragraph" style:parent-style-name="Standard">
      <style:text-properties officeooo:rsid="00f8e7c2" officeooo:paragraph-rsid="00f8e7c2"/>
    </style:style>
    <style:style style:name="P229"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30" style:family="paragraph" style:parent-style-name="Heading_20_1">
      <style:text-properties style:font-name="arial" officeooo:rsid="002094fe" officeooo:paragraph-rsid="002094fe"/>
    </style:style>
    <style:style style:name="P231" style:family="paragraph" style:parent-style-name="Heading_20_1">
      <style:text-properties style:font-name="arial" officeooo:rsid="00218105" officeooo:paragraph-rsid="00218105"/>
    </style:style>
    <style:style style:name="P232" style:family="paragraph" style:parent-style-name="Heading_20_1">
      <style:text-properties style:font-name="arial"/>
    </style:style>
    <style:style style:name="P233" style:family="paragraph" style:parent-style-name="Heading_20_2">
      <style:text-properties style:font-name="arial"/>
    </style:style>
    <style:style style:name="P234" style:family="paragraph" style:parent-style-name="Heading_20_2">
      <style:text-properties officeooo:rsid="00536176" officeooo:paragraph-rsid="007dc38c"/>
    </style:style>
    <style:style style:name="P235" style:family="paragraph" style:parent-style-name="Heading_20_2">
      <style:text-properties officeooo:paragraph-rsid="0088faef"/>
    </style:style>
    <style:style style:name="P236" style:family="paragraph" style:parent-style-name="Heading_20_2">
      <style:text-properties officeooo:rsid="00c1ab31" officeooo:paragraph-rsid="00c2be0e"/>
    </style:style>
    <style:style style:name="P237" style:family="paragraph" style:parent-style-name="Heading_20_2">
      <style:text-properties officeooo:paragraph-rsid="00cf7a74"/>
    </style:style>
    <style:style style:name="P238" style:family="paragraph" style:parent-style-name="Heading_20_2">
      <style:text-properties officeooo:paragraph-rsid="00c8497f"/>
    </style:style>
    <style:style style:name="P239" style:family="paragraph" style:parent-style-name="Preformatted_20_Text" style:list-style-name="L17">
      <style:paragraph-properties style:writing-mode="lr-tb"/>
    </style:style>
    <style:style style:name="P240" style:family="paragraph" style:parent-style-name="Preformatted_20_Text" style:list-style-name="L17">
      <style:paragraph-properties fo:margin-top="0in" fo:margin-bottom="0.1965in" style:contextual-spacing="false" style:writing-mode="lr-tb"/>
    </style:style>
    <style:style style:name="P241" style:family="paragraph" style:parent-style-name="Preformatted_20_Text" style:list-style-name="L17">
      <style:text-properties style:font-name="arial"/>
    </style:style>
    <style:style style:name="P242" style:family="paragraph" style:parent-style-name="Preformatted_20_Text" style:list-style-name="L33"/>
    <style:style style:name="P243" style:family="paragraph" style:parent-style-name="Preformatted_20_Text" style:list-style-name="L33">
      <style:paragraph-properties style:writing-mode="lr-tb"/>
    </style:style>
    <style:style style:name="P244" style:family="paragraph" style:parent-style-name="Preformatted_20_Text" style:list-style-name="L33">
      <style:paragraph-properties fo:margin-top="0in" fo:margin-bottom="0.1965in" style:contextual-spacing="false" style:writing-mode="lr-tb"/>
    </style:style>
    <style:style style:name="P245" style:family="paragraph" style:parent-style-name="Standard">
      <style:text-properties officeooo:rsid="00e5b3a2" officeooo:paragraph-rsid="00e5b3a2"/>
    </style:style>
    <style:style style:name="P246"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47" style:family="paragraph" style:parent-style-name="Standard">
      <style:text-properties officeooo:rsid="00fb02dc" officeooo:paragraph-rsid="00fb02dc"/>
    </style:style>
    <style:style style:name="P248" style:family="paragraph" style:parent-style-name="Standard">
      <style:text-properties officeooo:rsid="00fc8edc" officeooo:paragraph-rsid="00fc8edc"/>
    </style:style>
    <style:style style:name="P249"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50" style:family="paragraph" style:parent-style-name="Text_20_body" style:list-style-name="L1">
      <style:paragraph-properties fo:margin-top="0in" fo:margin-bottom="0in" style:contextual-spacing="false"/>
      <style:text-properties style:font-name="arial"/>
    </style:style>
    <style:style style:name="P251" style:family="paragraph" style:parent-style-name="Text_20_body" style:list-style-name="L6">
      <style:text-properties style:font-name="arial"/>
    </style:style>
    <style:style style:name="P252" style:family="paragraph" style:parent-style-name="Text_20_body" style:list-style-name="L7">
      <style:text-properties style:font-name="arial"/>
    </style:style>
    <style:style style:name="P253" style:family="paragraph" style:parent-style-name="Text_20_body" style:list-style-name="L9">
      <style:text-properties style:font-name="arial"/>
    </style:style>
    <style:style style:name="P254" style:family="paragraph" style:parent-style-name="Text_20_body" style:list-style-name="L11">
      <style:paragraph-properties fo:margin-top="0in" fo:margin-bottom="0in" style:contextual-spacing="false"/>
      <style:text-properties style:font-name="arial"/>
    </style:style>
    <style:style style:name="P255" style:family="paragraph" style:parent-style-name="Text_20_body" style:list-style-name="L12">
      <style:paragraph-properties fo:margin-top="0in" fo:margin-bottom="0in" style:contextual-spacing="false"/>
      <style:text-properties style:font-name="arial"/>
    </style:style>
    <style:style style:name="P256" style:family="paragraph" style:parent-style-name="Text_20_body" style:list-style-name="L13">
      <style:text-properties style:font-name="arial"/>
    </style:style>
    <style:style style:name="P257" style:family="paragraph" style:parent-style-name="Text_20_body" style:list-style-name="L17">
      <style:text-properties style:font-name="arial"/>
    </style:style>
    <style:style style:name="P258" style:family="paragraph" style:parent-style-name="Text_20_body" style:list-style-name="L2">
      <style:paragraph-properties fo:margin-top="0in" fo:margin-bottom="0in" style:contextual-spacing="false"/>
    </style:style>
    <style:style style:name="P259" style:family="paragraph" style:parent-style-name="Text_20_body" style:list-style-name="L3">
      <style:paragraph-properties fo:margin-top="0in" fo:margin-bottom="0in" style:contextual-spacing="false"/>
    </style:style>
    <style:style style:name="P260" style:family="paragraph" style:parent-style-name="Text_20_body" style:list-style-name="L4"/>
    <style:style style:name="P261" style:family="paragraph" style:parent-style-name="Text_20_body" style:list-style-name="L5"/>
    <style:style style:name="P262" style:family="paragraph" style:parent-style-name="Text_20_body" style:list-style-name="L6"/>
    <style:style style:name="P263" style:family="paragraph" style:parent-style-name="Text_20_body" style:list-style-name="L6">
      <style:paragraph-properties fo:margin-top="0in" fo:margin-bottom="0in" style:contextual-spacing="false"/>
    </style:style>
    <style:style style:name="P264" style:family="paragraph" style:parent-style-name="Text_20_body" style:list-style-name="L7"/>
    <style:style style:name="P265" style:family="paragraph" style:parent-style-name="Text_20_body" style:list-style-name="L7">
      <style:paragraph-properties fo:margin-top="0in" fo:margin-bottom="0in" style:contextual-spacing="false"/>
    </style:style>
    <style:style style:name="P266" style:family="paragraph" style:parent-style-name="Text_20_body" style:list-style-name="L8"/>
    <style:style style:name="P267" style:family="paragraph" style:parent-style-name="Text_20_body" style:list-style-name="L9"/>
    <style:style style:name="P268" style:family="paragraph" style:parent-style-name="Text_20_body" style:list-style-name="L10"/>
    <style:style style:name="P269" style:family="paragraph" style:parent-style-name="Text_20_body" style:list-style-name="L10">
      <style:paragraph-properties fo:margin-top="0in" fo:margin-bottom="0in" style:contextual-spacing="false"/>
    </style:style>
    <style:style style:name="P270" style:family="paragraph" style:parent-style-name="Text_20_body" style:list-style-name="L11"/>
    <style:style style:name="P271" style:family="paragraph" style:parent-style-name="Text_20_body" style:list-style-name="L11">
      <style:paragraph-properties fo:margin-top="0in" fo:margin-bottom="0in" style:contextual-spacing="false"/>
    </style:style>
    <style:style style:name="P272" style:family="paragraph" style:parent-style-name="Text_20_body" style:list-style-name="L12"/>
    <style:style style:name="P273" style:family="paragraph" style:parent-style-name="Text_20_body" style:list-style-name="L13"/>
    <style:style style:name="P274" style:family="paragraph" style:parent-style-name="Text_20_body" style:list-style-name="L14"/>
    <style:style style:name="P275" style:family="paragraph" style:parent-style-name="Text_20_body" style:list-style-name="L15"/>
    <style:style style:name="P276" style:family="paragraph" style:parent-style-name="Text_20_body" style:list-style-name="L15">
      <style:paragraph-properties fo:margin-top="0in" fo:margin-bottom="0in" style:contextual-spacing="false"/>
    </style:style>
    <style:style style:name="P277" style:family="paragraph" style:parent-style-name="Text_20_body" style:list-style-name="L16"/>
    <style:style style:name="P278" style:family="paragraph" style:parent-style-name="Text_20_body" style:list-style-name="L16">
      <style:paragraph-properties fo:margin-top="0in" fo:margin-bottom="0in" style:contextual-spacing="false"/>
    </style:style>
    <style:style style:name="P279" style:family="paragraph" style:parent-style-name="Text_20_body" style:list-style-name="L17"/>
    <style:style style:name="P280" style:family="paragraph" style:parent-style-name="Text_20_body" style:list-style-name="L17">
      <style:paragraph-properties fo:margin-top="0in" fo:margin-bottom="0in" style:contextual-spacing="false"/>
    </style:style>
    <style:style style:name="P281" style:family="paragraph" style:parent-style-name="Text_20_body" style:list-style-name="L18"/>
    <style:style style:name="P282" style:family="paragraph" style:parent-style-name="Text_20_body" style:list-style-name="L18">
      <style:paragraph-properties fo:margin-top="0in" fo:margin-bottom="0in" style:contextual-spacing="false"/>
    </style:style>
    <style:style style:name="P283" style:family="paragraph" style:parent-style-name="Text_20_body" style:list-style-name="L19"/>
    <style:style style:name="P284" style:family="paragraph" style:parent-style-name="Text_20_body" style:list-style-name="L19">
      <style:paragraph-properties fo:margin-top="0in" fo:margin-bottom="0in" style:contextual-spacing="false"/>
    </style:style>
    <style:style style:name="P285" style:family="paragraph" style:parent-style-name="Text_20_body" style:list-style-name="L20"/>
    <style:style style:name="P286" style:family="paragraph" style:parent-style-name="Text_20_body" style:list-style-name="L20">
      <style:paragraph-properties fo:margin-top="0in" fo:margin-bottom="0in" style:contextual-spacing="false"/>
    </style:style>
    <style:style style:name="P287" style:family="paragraph" style:parent-style-name="Text_20_body" style:list-style-name="L21"/>
    <style:style style:name="P288" style:family="paragraph" style:parent-style-name="Text_20_body" style:list-style-name="L21">
      <style:paragraph-properties fo:margin-top="0in" fo:margin-bottom="0in" style:contextual-spacing="false"/>
    </style:style>
    <style:style style:name="P289" style:family="paragraph" style:parent-style-name="Text_20_body" style:list-style-name="L22"/>
    <style:style style:name="P290" style:family="paragraph" style:parent-style-name="Text_20_body" style:list-style-name="L22">
      <style:paragraph-properties fo:margin-top="0in" fo:margin-bottom="0in" style:contextual-spacing="false"/>
    </style:style>
    <style:style style:name="P291" style:family="paragraph" style:parent-style-name="Text_20_body" style:list-style-name="L23"/>
    <style:style style:name="P292" style:family="paragraph" style:parent-style-name="Text_20_body" style:list-style-name="L23">
      <style:paragraph-properties fo:margin-top="0in" fo:margin-bottom="0in" style:contextual-spacing="false"/>
    </style:style>
    <style:style style:name="P293" style:family="paragraph" style:parent-style-name="Text_20_body" style:list-style-name="L24"/>
    <style:style style:name="P294" style:family="paragraph" style:parent-style-name="Text_20_body" style:list-style-name="L24">
      <style:paragraph-properties fo:margin-top="0in" fo:margin-bottom="0in" style:contextual-spacing="false"/>
    </style:style>
    <style:style style:name="P295" style:family="paragraph" style:parent-style-name="Text_20_body" style:list-style-name="L25"/>
    <style:style style:name="P296" style:family="paragraph" style:parent-style-name="Text_20_body" style:list-style-name="L25">
      <style:paragraph-properties fo:margin-top="0in" fo:margin-bottom="0in" style:contextual-spacing="false"/>
    </style:style>
    <style:style style:name="P297" style:family="paragraph" style:parent-style-name="Text_20_body" style:list-style-name="L26"/>
    <style:style style:name="P298" style:family="paragraph" style:parent-style-name="Text_20_body" style:list-style-name="L27"/>
    <style:style style:name="P299" style:family="paragraph" style:parent-style-name="Text_20_body" style:list-style-name="L27">
      <style:paragraph-properties fo:margin-top="0in" fo:margin-bottom="0in" style:contextual-spacing="false"/>
    </style:style>
    <style:style style:name="P300" style:family="paragraph" style:parent-style-name="Text_20_body" style:list-style-name="L28"/>
    <style:style style:name="P301" style:family="paragraph" style:parent-style-name="Text_20_body" style:list-style-name="L28">
      <style:paragraph-properties fo:margin-top="0in" fo:margin-bottom="0in" style:contextual-spacing="false"/>
    </style:style>
    <style:style style:name="P302" style:family="paragraph" style:parent-style-name="Text_20_body" style:list-style-name="L29"/>
    <style:style style:name="P303" style:family="paragraph" style:parent-style-name="Text_20_body" style:list-style-name="L29">
      <style:paragraph-properties fo:margin-top="0in" fo:margin-bottom="0in" style:contextual-spacing="false"/>
    </style:style>
    <style:style style:name="P304" style:family="paragraph" style:parent-style-name="Text_20_body" style:list-style-name="L30"/>
    <style:style style:name="P305" style:family="paragraph" style:parent-style-name="Text_20_body" style:list-style-name="L30">
      <style:paragraph-properties fo:margin-top="0in" fo:margin-bottom="0in" style:contextual-spacing="false"/>
    </style:style>
    <style:style style:name="P306" style:family="paragraph" style:parent-style-name="Text_20_body" style:list-style-name="L31"/>
    <style:style style:name="P307" style:family="paragraph" style:parent-style-name="Text_20_body" style:list-style-name="L31">
      <style:paragraph-properties fo:margin-top="0in" fo:margin-bottom="0in" style:contextual-spacing="false"/>
    </style:style>
    <style:style style:name="P308" style:family="paragraph" style:parent-style-name="Text_20_body" style:list-style-name="L32"/>
    <style:style style:name="P309" style:family="paragraph" style:parent-style-name="Text_20_body" style:list-style-name="L32">
      <style:paragraph-properties fo:margin-top="0in" fo:margin-bottom="0in" style:contextual-spacing="false"/>
    </style:style>
    <style:style style:name="P310" style:family="paragraph" style:parent-style-name="Text_20_body" style:list-style-name="L33"/>
    <style:style style:name="P311" style:family="paragraph" style:parent-style-name="Text_20_body" style:list-style-name="L33">
      <style:paragraph-properties fo:margin-top="0in" fo:margin-bottom="0in" style:contextual-spacing="false"/>
    </style:style>
    <style:style style:name="P312" style:family="paragraph" style:parent-style-name="Text_20_body" style:list-style-name="L34"/>
    <style:style style:name="P313" style:family="paragraph" style:parent-style-name="Text_20_body" style:list-style-name="L35"/>
    <style:style style:name="P314" style:family="paragraph" style:parent-style-name="Text_20_body" style:list-style-name="L35">
      <style:paragraph-properties fo:margin-top="0in" fo:margin-bottom="0in" style:contextual-spacing="false"/>
    </style:style>
    <style:style style:name="P315" style:family="paragraph" style:parent-style-name="Text_20_body" style:list-style-name="L36"/>
    <style:style style:name="P316" style:family="paragraph" style:parent-style-name="Text_20_body" style:list-style-name="L37"/>
    <style:style style:name="P317" style:family="paragraph" style:parent-style-name="Text_20_body" style:list-style-name="L37">
      <style:paragraph-properties fo:margin-top="0in" fo:margin-bottom="0in" style:contextual-spacing="false"/>
    </style:style>
    <style:style style:name="P318" style:family="paragraph" style:parent-style-name="Text_20_body" style:list-style-name="L38"/>
    <style:style style:name="P319" style:family="paragraph" style:parent-style-name="Text_20_body" style:list-style-name="L39"/>
    <style:style style:name="P320" style:family="paragraph" style:parent-style-name="Text_20_body" style:list-style-name="L39">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style:text-line-through-style="none" style:text-line-through-type="none"/>
    </style:style>
    <style:style style:name="T14" style:family="text">
      <style:text-properties fo:font-style="normal" style:font-style-asian="normal"/>
    </style:style>
    <style:style style:name="T15" style:family="text">
      <style:text-properties fo:font-style="normal" officeooo:rsid="004146d1" style:font-style-asian="normal" style:font-style-complex="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fo:font-weight="normal" officeooo:rsid="00e4274b" style:font-size-asian="10pt" style:font-style-asian="normal" style:font-weight-asian="normal"/>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style="normal" style:font-size-asian="10pt" style:font-style-asian="normal"/>
    </style:style>
    <style:style style:name="T20" style:family="text">
      <style:text-properties fo:color="#cf8e6d" loext:opacity="100%" fo:font-size="10pt" fo:font-style="normal" style:font-size-asian="10pt" style:font-style-asian="normal"/>
    </style:style>
    <style:style style:name="T21" style:family="text">
      <style:text-properties fo:color="#cf8e6d" loext:opacity="100%" fo:font-size="10pt" style:font-size-asian="10pt"/>
    </style:style>
    <style:style style:name="T22" style:family="text">
      <style:text-properties fo:color="#bcbec4" loext:opacity="100%" style:font-name="JetBrains Mono" fo:font-size="10pt" fo:font-style="normal" fo:font-weight="normal" style:font-size-asian="10pt" style:font-style-asian="normal" style:font-weight-asian="normal"/>
    </style:style>
    <style:style style:name="T23" style:family="text">
      <style:text-properties fo:color="#bcbec4" loext:opacity="100%" style:font-name="JetBrains Mono" fo:font-size="10pt" fo:font-style="normal" fo:font-weight="normal" officeooo:rsid="0053547b" style:font-size-asian="10pt" style:font-style-asian="normal" style:font-weight-asian="normal"/>
    </style:style>
    <style:style style:name="T24" style:family="text">
      <style:text-properties fo:color="#bcbec4" loext:opacity="100%" style:font-name="JetBrains Mono" fo:font-size="10pt" fo:font-style="normal" fo:font-weight="normal" officeooo:rsid="00677b9a" style:font-size-asian="10pt" style:font-style-asian="normal" style:font-weight-asian="normal"/>
    </style:style>
    <style:style style:name="T25"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6" style:family="text">
      <style:text-properties fo:color="#bcbec4" loext:opacity="100%" style:font-name="JetBrains Mono" fo:font-size="10pt" fo:font-style="normal" fo:font-weight="normal" officeooo:rsid="00e4274b" style:font-size-asian="10pt" style:font-style-asian="normal" style:font-weight-asian="normal"/>
    </style:style>
    <style:style style:name="T27" style:family="text">
      <style:text-properties fo:color="#bcbec4" loext:opacity="100%" style:font-name="JetBrains Mono" fo:font-size="10pt" fo:font-style="normal" fo:font-weight="normal"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fo:font-weight="normal" style:font-size-asian="10pt" style:font-style-asian="normal" style:font-weight-asian="normal"/>
    </style:style>
    <style:style style:name="T36" style:family="text">
      <style:text-properties fo:color="#a9b7c6" loext:opacity="100%" style:font-name="JetBrains Mono" fo:font-size="10pt" fo:font-style="normal" style:font-size-asian="10pt" style:font-style-asian="normal"/>
    </style:style>
    <style:style style:name="T37" style:family="text">
      <style:text-properties fo:color="#a9b7c6" loext:opacity="100%" fo:font-size="10pt" fo:font-style="normal" style:font-size-asian="10pt" style:font-style-asian="normal"/>
    </style:style>
    <style:style style:name="T38" style:family="text">
      <style:text-properties fo:color="#a9b7c6" loext:opacity="100%" fo:font-size="10pt" style:font-size-asian="10pt"/>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fo:font-weight="normal" officeooo:rsid="004bb73a" style:font-size-asian="10pt" style:font-style-asian="normal" style:font-weight-asian="normal"/>
    </style:style>
    <style:style style:name="T41"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2" style:family="text">
      <style:text-properties fo:color="#c77dbb" loext:opacity="100%" style:font-name="JetBrains Mono" fo:font-size="10pt" fo:font-style="normal" fo:font-weight="normal" style:font-size-asian="10pt" style:font-style-asian="normal" style:font-weight-asian="normal"/>
    </style:style>
    <style:style style:name="T43" style:family="text">
      <style:text-properties fo:color="#c77dbb" loext:opacity="100%" style:font-name="JetBrains Mono" fo:font-size="10pt" fo:font-style="normal" style:font-size-asian="10pt" style:font-style-asian="normal"/>
    </style:style>
    <style:style style:name="T44" style:family="text">
      <style:text-properties fo:color="#c77dbb" loext:opacity="100%" fo:font-size="10pt" fo:font-style="normal" style:font-size-asian="10pt" style:font-style-asian="normal"/>
    </style:style>
    <style:style style:name="T45" style:family="text">
      <style:text-properties fo:color="#c77dbb" loext:opacity="100%" fo:font-size="10pt" style:font-size-asian="10pt"/>
    </style:style>
    <style:style style:name="T46" style:family="text">
      <style:text-properties fo:color="#56a8f5" loext:opacity="100%" style:font-name="JetBrains Mono" fo:font-size="10pt" fo:font-style="normal" fo:font-weight="normal" style:font-size-asian="10pt" style:font-style-asian="normal" style:font-weight-asian="normal"/>
    </style:style>
    <style:style style:name="T47" style:family="text">
      <style:text-properties fo:color="#56a8f5" loext:opacity="100%" style:font-name="JetBrains Mono" fo:font-size="10pt" fo:font-style="normal" fo:font-weight="normal" officeooo:rsid="0053547b" style:font-size-asian="10pt" style:font-style-asian="normal" style:font-weight-asian="normal"/>
    </style:style>
    <style:style style:name="T48" style:family="text">
      <style:text-properties fo:color="#56a8f5" loext:opacity="100%" style:font-name="JetBrains Mono" fo:font-size="10pt" fo:font-style="normal" fo:font-weight="normal" officeooo:rsid="00e4274b" style:font-size-asian="10pt" style:font-style-asian="normal" style:font-weight-asian="normal"/>
    </style:style>
    <style:style style:name="T49" style:family="text">
      <style:text-properties fo:color="#56a8f5" loext:opacity="100%" style:font-name="JetBrains Mono" fo:font-size="10pt" fo:font-style="normal" style:font-size-asian="10pt" style:font-style-asian="normal"/>
    </style:style>
    <style:style style:name="T50" style:family="text">
      <style:text-properties fo:color="#56a8f5" loext:opacity="100%" fo:font-size="10pt" fo:font-style="normal" style:font-size-asian="10pt" style:font-style-asian="normal"/>
    </style:style>
    <style:style style:name="T51" style:family="text">
      <style:text-properties fo:color="#56a8f5" loext:opacity="100%" fo:font-size="10pt" fo:font-style="normal" fo:font-weight="normal" style:font-size-asian="10pt" style:font-style-asian="normal" style:font-weight-asian="normal"/>
    </style:style>
    <style:style style:name="T52" style:family="text">
      <style:text-properties fo:color="#56a8f5" loext:opacity="100%" fo:font-size="10pt" style:font-size-asian="10pt"/>
    </style:style>
    <style:style style:name="T53" style:family="text">
      <style:text-properties fo:color="#7a7e85" loext:opacity="100%" style:font-name="JetBrains Mono" fo:font-size="10pt" fo:font-style="normal" fo:font-weight="normal" style:font-size-asian="10pt" style:font-style-asian="normal" style:font-weight-asian="normal"/>
    </style:style>
    <style:style style:name="T54" style:family="text">
      <style:text-properties fo:color="#7a7e85" loext:opacity="100%" style:font-name="JetBrains Mono" fo:font-size="10pt" fo:font-style="normal" fo:font-weight="normal" officeooo:rsid="0053547b" style:font-size-asian="10pt" style:font-style-asian="normal" style:font-weight-asian="normal"/>
    </style:style>
    <style:style style:name="T55" style:family="text">
      <style:text-properties fo:color="#7a7e85" loext:opacity="100%" style:font-name="JetBrains Mono" fo:font-size="10pt" fo:font-style="normal" fo:font-weight="normal" officeooo:rsid="00e4274b" style:font-size-asian="10pt" style:font-style-asian="normal" style:font-weight-asian="normal"/>
    </style:style>
    <style:style style:name="T56" style:family="text">
      <style:text-properties fo:color="#7a7e85" loext:opacity="100%" style:font-name="JetBrains Mono" fo:font-size="10pt" fo:font-style="normal" style:font-size-asian="10pt" style:font-style-asian="normal"/>
    </style:style>
    <style:style style:name="T57" style:family="text">
      <style:text-properties fo:color="#7a7e85" loext:opacity="100%" fo:font-size="10pt" fo:font-style="normal" style:font-size-asian="10pt" style:font-style-asian="normal"/>
    </style:style>
    <style:style style:name="T58" style:family="text">
      <style:text-properties fo:color="#7a7e85" loext:opacity="100%" fo:font-size="10pt" style:font-size-asian="10pt"/>
    </style:style>
    <style:style style:name="T59" style:family="text">
      <style:text-properties fo:color="#c77dba" loext:opacity="100%" style:font-name="JetBrains Mono" fo:font-size="10pt" fo:font-style="italic" fo:font-weight="normal" style:font-size-asian="10pt" style:font-style-asian="italic" style:font-weight-asian="normal"/>
    </style:style>
    <style:style style:name="T60" style:family="text">
      <style:text-properties fo:color="#c77dba" loext:opacity="100%" style:font-name="JetBrains Mono" fo:font-size="10pt" fo:font-style="italic" fo:font-weight="normal" style:font-size-asian="10pt" style:font-style-asian="italic" style:font-weight-asian="normal"/>
    </style:style>
    <style:style style:name="T61" style:family="text">
      <style:text-properties fo:color="#c77dba" loext:opacity="100%" style:font-name="JetBrains Mono" fo:font-size="10pt" fo:font-style="italic" style:font-size-asian="10pt" style:font-style-asian="italic"/>
    </style:style>
    <style:style style:name="T62" style:family="text">
      <style:text-properties fo:color="#c77dba" loext:opacity="100%" fo:font-size="10pt" fo:font-style="italic" style:font-size-asian="10pt" style:font-style-asian="italic"/>
    </style:style>
    <style:style style:name="T63" style:family="text">
      <style:text-properties fo:color="#000000" loext:opacity="100%"/>
    </style:style>
    <style:style style:name="T64" style:family="text">
      <style:text-properties fo:color="#000000" loext:opacity="100%" fo:font-style="italic"/>
    </style:style>
    <style:style style:name="T65"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6" style:family="text">
      <style:text-properties fo:color="#000000" loext:opacity="100%" style:font-name="JetBrains Mono" fo:font-size="10pt" fo:font-style="normal" fo:font-weight="normal" style:font-size-asian="10pt" style:font-style-asian="normal" style:font-weight-asian="normal"/>
    </style:style>
    <style:style style:name="T67" style:family="text">
      <style:text-properties fo:color="#000000" loext:opacity="100%" style:font-name="arial" fo:font-size="12pt" fo:font-weight="normal" officeooo:rsid="002d01c0" style:font-size-asian="12pt" style:font-weight-asian="normal" style:font-size-complex="12pt" style:font-weight-complex="normal"/>
    </style:style>
    <style:style style:name="T68" style:family="text">
      <style:text-properties fo:color="#000000" loext:opacity="100%" style:font-name="Aptos" fo:font-size="12pt"/>
    </style:style>
    <style:style style:name="T69" style:family="text">
      <style:text-properties fo:color="#000000" loext:opacity="100%" style:font-name="Aptos" fo:font-size="12pt" fo:font-weight="bold"/>
    </style:style>
    <style:style style:name="T70" style:family="text">
      <style:text-properties fo:color="#2aacb8" loext:opacity="100%" style:font-name="JetBrains Mono" fo:font-size="10pt" fo:font-style="normal" fo:font-weight="normal" style:font-size-asian="10pt" style:font-style-asian="normal" style:font-weight-asian="normal"/>
    </style:style>
    <style:style style:name="T71" style:family="text">
      <style:text-properties fo:color="#2aacb8" loext:opacity="100%" style:font-name="JetBrains Mono" fo:font-size="10pt" fo:font-style="normal" style:font-size-asian="10pt" style:font-style-asian="normal"/>
    </style:style>
    <style:style style:name="T72" style:family="text">
      <style:text-properties fo:color="#2aacb8" loext:opacity="100%" fo:font-size="10pt" fo:font-style="normal" style:font-size-asian="10pt" style:font-style-asian="normal"/>
    </style:style>
    <style:style style:name="T73" style:family="text">
      <style:text-properties fo:color="#2aacb8" loext:opacity="100%" fo:font-size="10pt" style:font-size-asian="10pt"/>
    </style:style>
    <style:style style:name="T74" style:family="text">
      <style:text-properties fo:color="#d5b778" loext:opacity="100%" style:font-name="JetBrains Mono" fo:font-size="10pt" fo:font-style="normal" fo:font-weight="normal" style:font-size-asian="10pt" style:font-style-asian="normal" style:font-weight-asian="normal"/>
    </style:style>
    <style:style style:name="T75" style:family="text">
      <style:text-properties fo:color="#d5b778" loext:opacity="100%" style:font-name="JetBrains Mono" fo:font-size="10pt" fo:font-style="normal" fo:font-weight="normal" style:font-size-asian="10pt" style:font-style-asian="normal" style:font-weight-asian="normal"/>
    </style:style>
    <style:style style:name="T76" style:family="text">
      <style:text-properties fo:color="#d5b778" loext:opacity="100%" fo:font-size="10pt" fo:font-style="normal" style:font-size-asian="10pt" style:font-style-asian="normal"/>
    </style:style>
    <style:style style:name="T77" style:family="text">
      <style:text-properties fo:color="#bababa" loext:opacity="100%" style:font-name="JetBrains Mono" fo:font-size="10pt" fo:font-style="normal" fo:font-weight="normal" style:font-size-asian="10pt" style:font-style-asian="normal" style:font-weight-asian="normal"/>
    </style:style>
    <style:style style:name="T78" style:family="text">
      <style:text-properties fo:color="#bababa" loext:opacity="100%" style:font-name="JetBrains Mono" fo:font-size="10pt" fo:font-style="normal" fo:font-weight="normal" style:font-size-asian="10pt" style:font-style-asian="normal" style:font-weight-asian="normal"/>
    </style:style>
    <style:style style:name="T79" style:family="text">
      <style:text-properties fo:color="#bababa" loext:opacity="100%" fo:font-size="10pt" fo:font-style="normal" style:font-size-asian="10pt" style:font-style-asian="normal"/>
    </style:style>
    <style:style style:name="T80" style:family="text">
      <style:text-properties officeooo:rsid="0037a74b"/>
    </style:style>
    <style:style style:name="T81" style:family="text">
      <style:text-properties fo:font-style="italic"/>
    </style:style>
    <style:style style:name="T82" style:family="text">
      <style:text-properties fo:font-style="italic" style:font-style-asian="italic" style:font-style-complex="italic"/>
    </style:style>
    <style:style style:name="T83" style:family="text">
      <style:text-properties fo:font-style="italic" officeooo:rsid="00f207af" style:font-style-asian="italic" style:font-style-complex="italic"/>
    </style:style>
    <style:style style:name="T84" style:family="text">
      <style:text-properties style:font-name="arial"/>
    </style:style>
    <style:style style:name="T85" style:family="text">
      <style:text-properties style:font-name="arial" fo:font-size="12pt" fo:font-weight="normal" style:font-size-asian="12pt" style:font-weight-asian="normal" style:font-size-complex="12pt" style:font-weight-complex="normal"/>
    </style:style>
    <style:style style:name="T86" style:family="text">
      <style:text-properties officeooo:rsid="004146d1"/>
    </style:style>
    <style:style style:name="T87" style:family="text">
      <style:text-properties officeooo:rsid="00427c6f"/>
    </style:style>
    <style:style style:name="T88" style:family="text">
      <style:text-properties officeooo:rsid="0043e12a"/>
    </style:style>
    <style:style style:name="T89" style:family="text">
      <style:text-properties officeooo:rsid="004bb73a"/>
    </style:style>
    <style:style style:name="T90" style:family="text">
      <style:text-properties officeooo:rsid="004cf507"/>
    </style:style>
    <style:style style:name="T91" style:family="text">
      <style:text-properties officeooo:rsid="004edaa8"/>
    </style:style>
    <style:style style:name="T92" style:family="text">
      <style:text-properties officeooo:rsid="0053547b"/>
    </style:style>
    <style:style style:name="T93" style:family="text">
      <style:text-properties fo:font-weight="bold" style:font-weight-asian="bold" style:font-weight-complex="bold"/>
    </style:style>
    <style:style style:name="T94" style:family="text">
      <style:text-properties fo:font-weight="bold" officeooo:rsid="00f37174" style:font-weight-asian="bold" style:font-weight-complex="bold"/>
    </style:style>
    <style:style style:name="T95" style:family="text">
      <style:text-properties fo:font-weight="bold" officeooo:rsid="00f05dc4" style:font-weight-asian="bold" style:font-weight-complex="bold"/>
    </style:style>
    <style:style style:name="T96" style:family="text">
      <style:text-properties officeooo:rsid="0053df1e"/>
    </style:style>
    <style:style style:name="T97" style:family="text">
      <style:text-properties officeooo:rsid="00542a94"/>
    </style:style>
    <style:style style:name="T98" style:family="text">
      <style:text-properties officeooo:rsid="005e3ff0"/>
    </style:style>
    <style:style style:name="T99" style:family="text">
      <style:text-properties officeooo:rsid="0060804e"/>
    </style:style>
    <style:style style:name="T100" style:family="text">
      <style:text-properties fo:color="#57aaf7" loext:opacity="100%" style:font-name="JetBrains Mono" fo:font-size="10pt" fo:font-style="italic" fo:font-weight="normal" style:font-size-asian="10pt" style:font-style-asian="italic" style:font-weight-asian="normal"/>
    </style:style>
    <style:style style:name="T101"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2" style:family="text">
      <style:text-properties fo:color="#57aaf7" loext:opacity="100%" style:font-name="JetBrains Mono" fo:font-size="10pt" fo:font-style="italic" style:font-size-asian="10pt" style:font-style-asian="italic"/>
    </style:style>
    <style:style style:name="T103"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4" style:family="text">
      <style:text-properties officeooo:rsid="00647d40"/>
    </style:style>
    <style:style style:name="T105" style:family="text">
      <style:text-properties officeooo:rsid="0076bf88"/>
    </style:style>
    <style:style style:name="T106" style:family="text">
      <style:text-properties officeooo:rsid="00799c64"/>
    </style:style>
    <style:style style:name="T107" style:family="text">
      <style:text-properties officeooo:rsid="007a834b"/>
    </style:style>
    <style:style style:name="T108" style:family="text">
      <style:text-properties officeooo:rsid="007dc38c"/>
    </style:style>
    <style:style style:name="T109" style:family="text">
      <style:text-properties officeooo:rsid="008039ee"/>
    </style:style>
    <style:style style:name="T110" style:family="text">
      <style:text-properties fo:font-size="12pt" fo:font-weight="normal" style:font-size-asian="12pt" style:font-weight-asian="normal" style:font-size-complex="12pt" style:font-weight-complex="normal"/>
    </style:style>
    <style:style style:name="T111" style:family="text">
      <style:text-properties officeooo:rsid="0088faef"/>
    </style:style>
    <style:style style:name="T112" style:family="text">
      <style:text-properties officeooo:rsid="008c1674"/>
    </style:style>
    <style:style style:name="T113" style:family="text">
      <style:text-properties officeooo:rsid="008c5dca"/>
    </style:style>
    <style:style style:name="T114" style:family="text">
      <style:text-properties officeooo:rsid="008cca11"/>
    </style:style>
    <style:style style:name="T115" style:family="text">
      <style:text-properties officeooo:rsid="008ea058"/>
    </style:style>
    <style:style style:name="T116" style:family="text">
      <style:text-properties officeooo:rsid="0092c199"/>
    </style:style>
    <style:style style:name="T117" style:family="text">
      <style:text-properties officeooo:rsid="0094502d"/>
    </style:style>
    <style:style style:name="T118" style:family="text">
      <style:text-properties officeooo:rsid="00955442"/>
    </style:style>
    <style:style style:name="T119" style:family="text">
      <style:text-properties officeooo:rsid="0096ad3c"/>
    </style:style>
    <style:style style:name="T120" style:family="text">
      <style:text-properties officeooo:rsid="009a8b46"/>
    </style:style>
    <style:style style:name="T121" style:family="text">
      <style:text-properties officeooo:rsid="009ba355"/>
    </style:style>
    <style:style style:name="T122" style:family="text">
      <style:text-properties officeooo:rsid="00a37e9b"/>
    </style:style>
    <style:style style:name="T123" style:family="text">
      <style:text-properties officeooo:rsid="00a42ab9"/>
    </style:style>
    <style:style style:name="T124" style:family="text">
      <style:text-properties officeooo:rsid="00a75406"/>
    </style:style>
    <style:style style:name="T125" style:family="text">
      <style:text-properties officeooo:rsid="00a88cfd"/>
    </style:style>
    <style:style style:name="T126" style:family="text">
      <style:text-properties fo:color="#c9211e" loext:opacity="100%" fo:font-weight="bold" style:font-weight-asian="bold" style:font-weight-complex="bold"/>
    </style:style>
    <style:style style:name="T127" style:family="text">
      <style:text-properties officeooo:rsid="00bc08e3"/>
    </style:style>
    <style:style style:name="T128" style:family="text">
      <style:text-properties officeooo:rsid="00c2be0e"/>
    </style:style>
    <style:style style:name="T129" style:family="text">
      <style:text-properties officeooo:rsid="00c4630a"/>
    </style:style>
    <style:style style:name="T130" style:family="text">
      <style:text-properties officeooo:rsid="00cb8097"/>
    </style:style>
    <style:style style:name="T131" style:family="text">
      <style:text-properties officeooo:rsid="00d3e88a"/>
    </style:style>
    <style:style style:name="T132" style:family="text">
      <style:text-properties officeooo:rsid="00db4112"/>
    </style:style>
    <style:style style:name="T133" style:family="text">
      <style:text-properties officeooo:rsid="00e4274b"/>
    </style:style>
    <style:style style:name="T134" style:family="text">
      <style:text-properties officeooo:rsid="00e7a78b"/>
    </style:style>
    <style:style style:name="T135" style:family="text">
      <style:text-properties officeooo:rsid="00e94239"/>
    </style:style>
    <style:style style:name="T136" style:family="text">
      <style:text-properties officeooo:rsid="00eee42a"/>
    </style:style>
    <style:style style:name="T137" style:family="text">
      <style:text-properties officeooo:rsid="00efcb27"/>
    </style:style>
    <style:style style:name="T138" style:family="text">
      <style:text-properties officeooo:rsid="00f05dc4"/>
    </style:style>
    <style:style style:name="T139" style:family="text">
      <style:text-properties officeooo:rsid="00fa0094"/>
    </style:style>
    <style:style style:name="T140" style:family="text">
      <style:text-properties officeooo:rsid="00fe401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0"><text:a xlink:type="simple" xlink:href="#__RefHeading___Toc2346_3394150493" text:style-name="Index_20_Link" text:visited-style-name="Index_20_Link">Produktions-System<text:tab/>3</text:a></text:p>
          <text:p text:style-name="P220"><text:a xlink:type="simple" xlink:href="#__RefHeading___Toc2348_3394150493" text:style-name="Index_20_Link" text:visited-style-name="Index_20_Link">Backend:<text:tab/>3</text:a></text:p>
          <text:p text:style-name="P221"><text:a xlink:type="simple" xlink:href="#__RefHeading___Toc60929_3296530384" text:style-name="Index_20_Link" text:visited-style-name="Index_20_Link">GitHub:<text:tab/>3</text:a></text:p>
          <text:p text:style-name="P220"><text:a xlink:type="simple" xlink:href="#__RefHeading___Toc2350_3394150493" text:style-name="Index_20_Link" text:visited-style-name="Index_20_Link">Produktionsserver<text:tab/>4</text:a></text:p>
          <text:p text:style-name="P221"><text:a xlink:type="simple" xlink:href="#__RefHeading___Toc8058_3394150493" text:style-name="Index_20_Link" text:visited-style-name="Index_20_Link">Apache config:<text:tab/>4</text:a></text:p>
          <text:p text:style-name="P220"><text:a xlink:type="simple" xlink:href="#__RefHeading___Toc2352_3394150493" text:style-name="Index_20_Link" text:visited-style-name="Index_20_Link">Vuetify<text:tab/>8</text:a></text:p>
          <text:p text:style-name="P220"><text:a xlink:type="simple" xlink:href="#__RefHeading___Toc2354_3394150493" text:style-name="Index_20_Link" text:visited-style-name="Index_20_Link">Vuex-Store<text:tab/>8</text:a></text:p>
          <text:p text:style-name="P221"><text:a xlink:type="simple" xlink:href="#__RefHeading___Toc2356_3394150493" text:style-name="Index_20_Link" text:visited-style-name="Index_20_Link">Variable Anzahl an Textfeldern genieren, wie z.B. beim erfassen der externenID<text:tab/>9</text:a></text:p>
          <text:p text:style-name="P222"><text:a xlink:type="simple" xlink:href="#__RefHeading___Toc2358_3394150493" text:style-name="Index_20_Link" text:visited-style-name="Index_20_Link"><text:span text:style-name="T14">Kontext des Codes</text:span></text:a><text:a xlink:type="simple" xlink:href="#__RefHeading___Toc2358_3394150493" text:style-name="Index_20_Link" text:visited-style-name="Index_20_Link"><text:tab/>9</text:a></text:p>
          <text:p text:style-name="P222"><text:a xlink:type="simple" xlink:href="#__RefHeading___Toc2360_3394150493" text:style-name="Index_20_Link" text:visited-style-name="Index_20_Link">Codeanalyse Schritt für Schritt<text:tab/>10</text:a></text:p>
          <text:p text:style-name="P223"><text:a xlink:type="simple" xlink:href="#__RefHeading___Toc2362_3394150493" text:style-name="Index_20_Link" text:visited-style-name="Index_20_Link">1. Überprüfung, ob textInventarNummern kürzer ist als dialogFormFields<text:tab/>10</text:a></text:p>
          <text:p text:style-name="P223"><text:a xlink:type="simple" xlink:href="#__RefHeading___Toc2364_3394150493" text:style-name="Index_20_Link" text:visited-style-name="Index_20_Link">1.1 Wenn ja, fehlende Elemente hinzufügen<text:tab/>10</text:a></text:p>
          <text:p text:style-name="P223"><text:a xlink:type="simple" xlink:href="#__RefHeading___Toc2366_3394150493" text:style-name="Index_20_Link" text:visited-style-name="Index_20_Link">2. Überprüfung, ob textInventarNummern länger ist als dialogFormFields<text:tab/>11</text:a></text:p>
          <text:p text:style-name="P223"><text:a xlink:type="simple" xlink:href="#__RefHeading___Toc2368_3394150493" text:style-name="Index_20_Link" text:visited-style-name="Index_20_Link">3. Was passiert, wenn die Längen gleich sind?<text:tab/>11</text:a></text:p>
          <text:p text:style-name="P222"><text:a xlink:type="simple" xlink:href="#__RefHeading___Toc2370_3394150493" text:style-name="Index_20_Link" text:visited-style-name="Index_20_Link">Warum ist diese Anpassung notwendig?<text:tab/>11</text:a></text:p>
          <text:p text:style-name="P222"><text:a xlink:type="simple" xlink:href="#__RefHeading___Toc2372_3394150493" text:style-name="Index_20_Link" text:visited-style-name="Index_20_Link">Beispiel zur Veranschaulichung<text:tab/>12</text:a></text:p>
          <text:p text:style-name="P223"><text:a xlink:type="simple" xlink:href="#__RefHeading___Toc2374_3394150493" text:style-name="Index_20_Link" text:visited-style-name="Index_20_Link">Szenario 1: Array ist zu kurz<text:tab/>12</text:a></text:p>
          <text:p text:style-name="P223"><text:a xlink:type="simple" xlink:href="#__RefHeading___Toc2376_3394150493" text:style-name="Index_20_Link" text:visited-style-name="Index_20_Link">Szenario 2: Array ist zu lang<text:tab/>12</text:a></text:p>
          <text:p text:style-name="P223"><text:a xlink:type="simple" xlink:href="#__RefHeading___Toc2378_3394150493" text:style-name="Index_20_Link" text:visited-style-name="Index_20_Link">Szenario 3: Array hat die richtige Länge<text:tab/>13</text:a></text:p>
          <text:p text:style-name="P222"><text:a xlink:type="simple" xlink:href="#__RefHeading___Toc2380_3394150493" text:style-name="Index_20_Link" text:visited-style-name="Index_20_Link">Zusammenfassung<text:tab/>13</text:a></text:p>
          <text:p text:style-name="P222"><text:a xlink:type="simple" xlink:href="#__RefHeading___Toc2382_3394150493" text:style-name="Index_20_Link" text:visited-style-name="Index_20_Link">Weitere Hinweise<text:tab/>13</text:a></text:p>
          <text:p text:style-name="P221"><text:a xlink:type="simple" xlink:href="#__RefHeading___Toc2384_3394150493" text:style-name="Index_20_Link" text:visited-style-name="Index_20_Link">Flexbox<text:tab/>14</text:a></text:p>
          <text:p text:style-name="P221"><text:a xlink:type="simple" xlink:href="#__RefHeading___Toc2386_3394150493" text:style-name="Index_20_Link" text:visited-style-name="Index_20_Link">Steuerung der Farben für die Fortschrifttsanzeige (Stepper) im Leihvorgang:<text:tab/>14</text:a></text:p>
          <text:p text:style-name="P222"><text:a xlink:type="simple" xlink:href="#__RefHeading___Toc2388_3394150493" text:style-name="Index_20_Link" text:visited-style-name="Index_20_Link">Schlussfolgerung<text:tab/>16</text:a></text:p>
          <text:p text:style-name="P222"><text:a xlink:type="simple" xlink:href="#__RefHeading___Toc2390_3394150493" text:style-name="Index_20_Link" text:visited-style-name="Index_20_Link">Lösungsschritte<text:tab/>16</text:a></text:p>
          <text:p text:style-name="P222"><text:a xlink:type="simple" xlink:href="#__RefHeading___Toc2392_3394150493" text:style-name="Index_20_Link" text:visited-style-name="Index_20_Link">Erklärung des Codes<text:tab/>17</text:a></text:p>
          <text:p text:style-name="P222"><text:a xlink:type="simple" xlink:href="#__RefHeading___Toc2394_3394150493" text:style-name="Index_20_Link" text:visited-style-name="Index_20_Link">Wichtige Hinweise<text:tab/>17</text:a></text:p>
          <text:p text:style-name="P222"><text:a xlink:type="simple" xlink:href="#__RefHeading___Toc2396_3394150493" text:style-name="Index_20_Link" text:visited-style-name="Index_20_Link">Zusammenfassung<text:tab/>18</text:a></text:p>
          <text:p text:style-name="P224"><text:a xlink:type="simple" xlink:href="#__RefHeading___Toc2398_3394150493" text:style-name="Index_20_Link" text:visited-style-name="Index_20_Link">You said:<text:tab/>18</text:a></text:p>
          <text:p text:style-name="P225"><text:a xlink:type="simple" xlink:href="#__RefHeading___Toc2400_3394150493" text:style-name="Index_20_Link" text:visited-style-name="Index_20_Link">ChatGPT said:<text:tab/>19</text:a></text:p>
          <text:p text:style-name="P222"><text:a xlink:type="simple" xlink:href="#__RefHeading___Toc2402_3394150493" text:style-name="Index_20_Link" text:visited-style-name="Index_20_Link">Hintergrund<text:tab/>19</text:a></text:p>
          <text:p text:style-name="P222"><text:a xlink:type="simple" xlink:href="#__RefHeading___Toc2404_3394150493" text:style-name="Index_20_Link" text:visited-style-name="Index_20_Link">Warum greifen wir auf das erste Element zu?<text:tab/>19</text:a></text:p>
          <text:p text:style-name="P222"><text:a xlink:type="simple" xlink:href="#__RefHeading___Toc2406_3394150493" text:style-name="Index_20_Link" text:visited-style-name="Index_20_Link">Beispiel<text:tab/>19</text:a></text:p>
          <text:p text:style-name="P222"><text:a xlink:type="simple" xlink:href="#__RefHeading___Toc2408_3394150493" text:style-name="Index_20_Link" text:visited-style-name="Index_20_Link">Zusammenfassung<text:tab/>20</text:a></text:p>
          <text:p text:style-name="P221"><text:a xlink:type="simple" xlink:href="#__RefHeading___Toc2410_3394150493" text:style-name="Index_20_Link" text:visited-style-name="Index_20_Link">Änderung der Anzeige ExterneInventarNummer als v-badge<text:tab/>20</text:a></text:p>
          <text:p text:style-name="P220"><text:a xlink:type="simple" xlink:href="#__RefHeading___Toc2412_3394150493" text:style-name="Index_20_Link" text:visited-style-name="Index_20_Link">Backend<text:tab/>21</text:a></text:p>
          <text:p text:style-name="P221"><text:a xlink:type="simple" xlink:href="#__RefHeading___Toc2414_3394150493" text:style-name="Index_20_Link" text:visited-style-name="Index_20_Link">Sicherheit des Backend:<text:tab/>21</text:a></text:p>
          <text:p text:style-name="P221"><text:a xlink:type="simple" xlink:href="#__RefHeading___Toc948265_3394150493" text:style-name="Index_20_Link" text:visited-style-name="Index_20_Link">artikelAbrufen() im Backend und Abfrageaufbau abhängig von den Parametern des Frontend<text:tab/>22</text:a></text:p>
          <text:p text:style-name="P221"><text:a xlink:type="simple" xlink:href="#__RefHeading___Toc13466_2902930553" text:style-name="Index_20_Link" text:visited-style-name="Index_20_Link">Klasse Lager für zentrale Buchungsvorgänge im Lager<text:tab/>24</text:a></text:p>
          <text:p text:style-name="P220"><text:a xlink:type="simple" xlink:href="#__RefHeading___Toc2416_3394150493" text:style-name="Index_20_Link" text:visited-style-name="Index_20_Link">Datenbank<text:tab/>26</text:a></text:p>
          <text:p text:style-name="P221"><text:a xlink:type="simple" xlink:href="#__RefHeading___Toc12288_3394150493" text:style-name="Index_20_Link" text:visited-style-name="Index_20_Link">Inventarbuchungen<text:tab/>26</text:a></text:p>
          <text:p text:style-name="P222"><text:a xlink:type="simple" xlink:href="#__RefHeading___Toc36506_3394150493" text:style-name="Index_20_Link" text:visited-style-name="Index_20_Link">Aufbau Leihvorgänge im Backend für die Verwaltung abrufen (/leihvorgaenge):<text:tab/>26</text:a></text:p>
          <text:p text:style-name="P221"><text:a xlink:type="simple" xlink:href="#__RefHeading___Toc374183_3394150493" text:style-name="Index_20_Link" text:visited-style-name="Index_20_Link">DialogRuecknahme und wie die Daten an den Dialog übergeben werden:<text:tab/>27</text:a></text:p>
          <text:p text:style-name="P221"><text:a xlink:type="simple" xlink:href="#__RefHeading___Toc13468_2902930553" text:style-name="Index_20_Link" text:visited-style-name="Index_20_Link">Alternative für die Datenübergabe von einer Komponente zu einer anderen, ohne vuex-Store<text:tab/>28</text:a></text:p>
          <text:p text:style-name="P221"><text:a xlink:type="simple" xlink:href="#__RefHeading___Toc374185_3394150493" text:style-name="Index_20_Link" text:visited-style-name="Index_20_Link">v-select mit Backenddaten füllen (einzeilig)<text:tab/>28</text:a></text:p>
          <text:p text:style-name="P221"><text:a xlink:type="simple" xlink:href="#__RefHeading___Toc374185_33941504931" text:style-name="Index_20_Link" text:visited-style-name="Index_20_Link">v-select mit Backenddaten füllen (zweizeilig)<text:tab/>29</text:a></text:p>
          <text:p text:style-name="P221"><text:a xlink:type="simple" xlink:href="#__RefHeading___Toc428531_3394150493" text:style-name="Index_20_Link" text:visited-style-name="Index_20_Link">v-expansions-panels anzeigen von Elemente nur wenn expansions expanded ist:<text:tab/>30</text:a></text:p>
          <text:p text:style-name="P221"><text:a xlink:type="simple" xlink:href="#__RefHeading___Toc719453_3394150493" text:style-name="Index_20_Link" text:visited-style-name="Index_20_Link">v-checkbox is checked prüfen:<text:tab/>30</text:a></text:p>
          <text:p text:style-name="P221"><text:a xlink:type="simple" xlink:href="#__RefHeading___Toc719455_3394150493" text:style-name="Index_20_Link" text:visited-style-name="Index_20_Link">v-checkbox standardmäßig checken<text:tab/>31</text:a></text:p>
          <text:p text:style-name="P221"><text:a xlink:type="simple" xlink:href="#__RefHeading___Toc750791_3394150493" text:style-name="Index_20_Link" text:visited-style-name="Index_20_Link">reactive() vs. Ref() und .value<text:tab/>33</text:a></text:p>
          <text:p text:style-name="P221"><text:soft-page-break/><text:a xlink:type="simple" xlink:href="#__RefHeading___Toc948267_3394150493" text:style-name="Index_20_Link" text:visited-style-name="Index_20_Link">undefined mit if abfangen<text:tab/>33</text:a></text:p>
          <text:p text:style-name="P221"><text:a xlink:type="simple" xlink:href="#__RefHeading___Toc1067081_3394150493" text:style-name="Index_20_Link" text:visited-style-name="Index_20_Link">v-if<text:tab/>33</text:a></text:p>
          <text:p text:style-name="P221"><text:a xlink:type="simple" xlink:href="#__RefHeading___Toc1067083_3394150493" text:style-name="Index_20_Link" text:visited-style-name="Index_20_Link">Bedingte Formatierung, v-icon Anzeige oder Farbe abhängig von Werten<text:tab/>33</text:a></text:p>
          <text:p text:style-name="P221"><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221"><text:a xlink:type="simple" xlink:href="#__RefHeading___Toc1685223_3394150493" text:style-name="Index_20_Link" text:visited-style-name="Index_20_Link">vue Suchfunktion spezifisch innerhalb einer idMitglied<text:tab/>34</text:a></text:p>
          <text:p text:style-name="P221"><text:a xlink:type="simple" xlink:href="#__RefHeading___Toc1685223_33941504931" text:style-name="Index_20_Link" text:visited-style-name="Index_20_Link">vue Suchfunktion allgemeine Suchfunktion<text:tab/>35</text:a></text:p>
          <text:p text:style-name="P221"><text:a xlink:type="simple" xlink:href="#__RefHeading___Toc1685225_3394150493" text:style-name="Index_20_Link" text:visited-style-name="Index_20_Link">v-textfield x für löschen im Suchfeld einfügen<text:tab/>36</text:a></text:p>
          <text:p text:style-name="P221"><text:a xlink:type="simple" xlink:href="#__RefHeading___Toc1685227_3394150493" text:style-name="Index_20_Link" text:visited-style-name="Index_20_Link">Datum von der Datenbank in deutsches Format ohne Uhrzeit wandeln<text:tab/>36</text:a></text:p>
          <text:p text:style-name="P221"><text:a xlink:type="simple" xlink:href="#__RefHeading___Toc1685229_3394150493" text:style-name="Index_20_Link" text:visited-style-name="Index_20_Link">Anzeigen von v-Elementen abhängig von einer bestimmten Bedingung, z.B. eines Status<text:tab/>36</text:a></text:p>
          <text:p text:style-name="P221"><text:a xlink:type="simple" xlink:href="#__RefHeading___Toc1685231_3394150493" text:style-name="Index_20_Link" text:visited-style-name="Index_20_Link">Mapping der Daten aus dem Backen im Fronted, Umbennung der Spalten im Frontend-Entwicklung<text:tab/>37</text:a></text:p>
          <text:p text:style-name="P221"><text:a xlink:type="simple" xlink:href="#__RefHeading___Toc1685233_3394150493" text:style-name="Index_20_Link" text:visited-style-name="Index_20_Link">Export von Funktionen js6 (Frontend)<text:tab/>38</text:a></text:p>
          <text:p text:style-name="P221"><text:a xlink:type="simple" xlink:href="#__RefHeading___Toc1685235_3394150493" text:style-name="Index_20_Link" text:visited-style-name="Index_20_Link">Reaktivität eines Objektes über zwei Komponenten sicherstellen<text:tab/>38</text:a></text:p>
          <text:p text:style-name="P221"><text:a xlink:type="simple" xlink:href="#__RefHeading___Toc1801581_3394150493" text:style-name="Index_20_Link" text:visited-style-name="Index_20_Link">DialogNummerAendern.vue öffnen einer Dialog Komponente mit vuex-Store:<text:tab/>40</text:a></text:p>
          <text:p text:style-name="P221"><text:a xlink:type="simple" xlink:href="#__RefHeading___Toc35315_2902930553" text:style-name="Index_20_Link" text:visited-style-name="Index_20_Link">LeihvergangVerwalten Datenabruf und Datenverarbeitung Übersicht<text:tab/>41</text:a></text:p>
          <text:p text:style-name="P221"><text:a xlink:type="simple" xlink:href="#__RefHeading___Toc31313_2578173521" text:style-name="Index_20_Link" text:visited-style-name="Index_20_Link">cartItems Inhalt Warenkorb, Speichertort vuex-Store<text:tab/>44</text:a></text:p>
          <text:p text:style-name="P221"><text:a xlink:type="simple" xlink:href="#__RefHeading___Toc31315_2578173521" text:style-name="Index_20_Link" text:visited-style-name="Index_20_Link">Daten auslesen oder prüfen aus einem Array, wie z.B. cartItems aus dem vuex-Store<text:tab/>45</text:a></text:p>
          <text:p text:style-name="P221"><text:a xlink:type="simple" xlink:href="#__RefHeading___Toc31317_2578173521" text:style-name="Index_20_Link" text:visited-style-name="Index_20_Link">DialogExterneNummer.vue Besonderheit v-select<text:tab/>45</text:a></text:p>
          <text:p text:style-name="P222"><text:a xlink:type="simple" xlink:href="#__RefHeading___Toc60931_3296530384" text:style-name="Index_20_Link" text:visited-style-name="Index_20_Link">Besonderheit, wenn ein Element im v-select ausgewählt wurde, ist es in den anderen v-select nicht mehr auswählbar:<text:tab/>45</text:a></text:p>
          <text:p text:style-name="P222"><text:a xlink:type="simple" xlink:href="#__RefHeading___Toc60933_3296530384" text:style-name="Index_20_Link" text:visited-style-name="Index_20_Link">Übersicht<text:tab/>45</text:a></text:p>
          <text:p text:style-name="P222"><text:a xlink:type="simple" xlink:href="#__RefHeading___Toc60935_3296530384" text:style-name="Index_20_Link" text:visited-style-name="Index_20_Link">Kontext<text:tab/>46</text:a></text:p>
          <text:p text:style-name="P222"><text:a xlink:type="simple" xlink:href="#__RefHeading___Toc60937_3296530384" text:style-name="Index_20_Link" text:visited-style-name="Index_20_Link">Funktion im Detail<text:tab/>46</text:a></text:p>
          <text:p text:style-name="P223"><text:a xlink:type="simple" xlink:href="#__RefHeading___Toc60939_3296530384" text:style-name="Index_20_Link" text:visited-style-name="Index_20_Link">1. Funktionsdeklaration<text:tab/>46</text:a></text:p>
          <text:p text:style-name="P223"><text:a xlink:type="simple" xlink:href="#__RefHeading___Toc60941_3296530384" text:style-name="Index_20_Link" text:visited-style-name="Index_20_Link">2. Ermitteln der bereits ausgewählten IDs<text:tab/>46</text:a></text:p>
          <text:p text:style-name="P223"><text:a xlink:type="simple" xlink:href="#__RefHeading___Toc60943_3296530384" text:style-name="Index_20_Link" text:visited-style-name="Index_20_Link">3. Filtern der verfügbaren Optionen<text:tab/>47</text:a></text:p>
          <text:p text:style-name="P222"><text:a xlink:type="simple" xlink:href="#__RefHeading___Toc60945_3296530384" text:style-name="Index_20_Link" text:visited-style-name="Index_20_Link">Zusammenfassung der Funktion<text:tab/>48</text:a></text:p>
          <text:p text:style-name="P222"><text:a xlink:type="simple" xlink:href="#__RefHeading___Toc60947_3296530384" text:style-name="Index_20_Link" text:visited-style-name="Index_20_Link">Verwendung im Template<text:tab/>49</text:a></text:p>
          <text:p text:style-name="P222"><text:a xlink:type="simple" xlink:href="#__RefHeading___Toc60949_3296530384" text:style-name="Index_20_Link" text:visited-style-name="Index_20_Link">Warum ist das wichtig?<text:tab/>49</text:a></text:p>
          <text:p text:style-name="P222"><text:a xlink:type="simple" xlink:href="#__RefHeading___Toc60951_3296530384" text:style-name="Index_20_Link" text:visited-style-name="Index_20_Link">Wichtige Aspekte<text:tab/>49</text:a></text:p>
          <text:p text:style-name="P222"><text:a xlink:type="simple" xlink:href="#__RefHeading___Toc60953_3296530384" text:style-name="Index_20_Link" text:visited-style-name="Index_20_Link">Mögliche Erweiterungen<text:tab/>50</text:a></text:p>
          <text:p text:style-name="P222"><text:a xlink:type="simple" xlink:href="#__RefHeading___Toc60955_3296530384" text:style-name="Index_20_Link" text:visited-style-name="Index_20_Link">Zusammenfassendes Beispiel<text:tab/>50</text:a></text:p>
          <text:p text:style-name="P222"><text:a xlink:type="simple" xlink:href="#__RefHeading___Toc60957_3296530384" text:style-name="Index_20_Link" text:visited-style-name="Index_20_Link">Fazit<text:tab/>50</text:a></text:p>
          <text:p text:style-name="P221"><text:a xlink:type="simple" xlink:href="#__RefHeading___Toc60959_3296530384" text:style-name="Index_20_Link" text:visited-style-name="Index_20_Link">Array erzeugen um die externeID (ExterneInventarNummer) an das Backend zu senden:<text:tab/>51</text:a></text:p>
          <text:p text:style-name="P221"><text:a xlink:type="simple" xlink:href="#__RefHeading___Toc60961_3296530384" text:style-name="Index_20_Link" text:visited-style-name="Index_20_Link">Vuex-Store showDialogExterneInventarNummer Inhalt:<text:tab/>51</text:a></text:p>
          <text:p text:style-name="P221"><text:a xlink:type="simple" xlink:href="#__RefHeading___Toc60963_3296530384" text:style-name="Index_20_Link" text:visited-style-name="Index_20_Link">Vuex-Store showDialogArtikelTausch:<text:tab/>51</text:a></text:p>
          <text:p text:style-name="P221"><text:a xlink:type="simple" xlink:href="#__RefHeading___Toc60965_3296530384" text:style-name="Index_20_Link" text:visited-style-name="Index_20_Link">Vuex-Store showDialogRuecknahmeArtikel:<text:tab/>52</text:a></text:p>
          <text:p text:style-name="P221"><text:a xlink:type="simple" xlink:href="#__RefHeading___Toc60967_3296530384" text:style-name="Index_20_Link" text:visited-style-name="Index_20_Link">Vuex-Store showDialogRuecknahmeArtikel:<text:tab/>52</text:a></text:p>
          <text:p text:style-name="P221"><text:a xlink:type="simple" xlink:href="#__RefHeading___Toc60969_3296530384" text:style-name="Index_20_Link" text:visited-style-name="Index_20_Link">v-select und v-textfield Design-Varianten<text:tab/>53</text:a></text:p>
          <text:p text:style-name="P221"><text:a xlink:type="simple" xlink:href="#__RefHeading___Toc60971_3296530384" text:style-name="Index_20_Link" text:visited-style-name="Index_20_Link">v-select Design-Varianten<text:tab/>53</text:a></text:p>
          <text:p text:style-name="P221"><text:a xlink:type="simple" xlink:href="#__RefHeading___Toc148091_4000665473" text:style-name="Index_20_Link" text:visited-style-name="Index_20_Link">v-Dialog zur Verwendung als ‚ToolTip‘ Ersatz.<text:tab/>53</text:a></text:p>
          <text:p text:style-name="P221"><text:a xlink:type="simple" xlink:href="#__RefHeading___Toc148093_4000665473" text:style-name="Index_20_Link" text:visited-style-name="Index_20_Link">Globale Notification via Snackbar an User ausgeben:<text:tab/>55</text:a></text:p>
          <text:p text:style-name="P221"><text:a xlink:type="simple" xlink:href="#__RefHeading___Toc148095_4000665473" text:style-name="Index_20_Link" text:visited-style-name="Index_20_Link">console.log im Frontend in der Produktions wird standardmäßig unterdrückt<text:tab/>55</text:a></text:p>
          <text:p text:style-name="P220"><text:a xlink:type="simple" xlink:href="#__RefHeading___Toc148097_4000665473" text:style-name="Index_20_Link" text:visited-style-name="Index_20_Link">Abrechnungslogik<text:tab/>56</text:a></text:p>
          <text:p text:style-name="P221"><text:a xlink:type="simple" xlink:href="#__RefHeading___Toc148099_4000665473" text:style-name="Index_20_Link" text:visited-style-name="Index_20_Link">Abrechnung im Backend<text:tab/>56</text:a></text:p>
          <text:p text:style-name="P221"><text:a xlink:type="simple" xlink:href="#__RefHeading___Toc153677_4000665473" text:style-name="Index_20_Link" text:visited-style-name="Index_20_Link">Abrechnung im Frontend<text:tab/>58</text:a></text:p>
        </text:index-body>
      </text:table-of-content>
      <text:h text:style-name="P230" text:outline-level="1"/>
      <text:p text:style-name="P2"/>
      <text:h text:style-name="P230" text:outline-level="1"><text:soft-page-break/></text:h>
      <text:h text:style-name="P230" text:outline-level="1"/>
      <text:h text:style-name="P230" text:outline-level="1"/>
      <text:h text:style-name="P230"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31" text:outline-level="1"><text:bookmark-start text:name="__RefHeading___Toc2348_3394150493"/><text:span text:style-name="T12">Backend</text:span>:<text:bookmark-end text:name="__RefHeading___Toc2348_3394150493"/></text:h>
      <text:p text:style-name="P23">Start im Entwicklungsmodus: $ npx nodemon ./src/app.js</text:p>
      <text:p text:style-name="P1"><text:span text:style-name="T13">Übetragen auf den Produktionsserver: $ <text:s/>rsync -avz ~/Documents/InventoryManagementSystem/server </text:span><text:a xlink:type="simple" xlink:href="mailto:root@217.160.162.52" text:style-name="Internet_20_link" text:visited-style-name="Visited_20_Internet_20_Link"><text:span text:style-name="T13">root@217.160.162.52</text:span></text:a><text:span text:style-name="T13">:/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text:soft-page-break/>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4292934457" text:style-name="L1">
        <text:list-item>
          <text:p text:style-name="P250">Klicke oben rechts auf dein Profilbild und wähle "Settings" aus.</text:p>
        </text:list-item>
      </text:list>
      <text:list xml:id="list2985300301" text:style-name="L2">
        <text:list-item>
          <text:p text:style-name="P258"><text:span text:style-name="T84">In den Einstellungen gehe zu </text:span><text:span text:style-name="Strong_20_Emphasis"><text:span text:style-name="T84">Developer settings</text:span></text:span><text:span text:style-name="T84"> → </text:span><text:span text:style-name="Strong_20_Emphasis"><text:span text:style-name="T84">Personal access tokens</text:span></text:span><text:span text:style-name="T84"> → </text:span><text:span text:style-name="Strong_20_Emphasis"><text:span text:style-name="T84">Tokens (classic)</text:span></text:span><text:span text:style-name="T84">.</text:span></text:p>
        </text:list-item>
      </text:list>
      <text:list xml:id="list3442936220" text:style-name="L3">
        <text:list-item>
          <text:p text:style-name="P259"><text:span text:style-name="T84">Erstelle einen neuen Token, indem du auf </text:span><text:span text:style-name="Strong_20_Emphasis"><text:span text:style-name="T84">Generate new token</text:span></text:span><text:span text:style-name="T84"> klickst. Wähle die nötigen Berechtigungen aus (zum Beispiel </text:span><text:span text:style-name="Source_20_Text"><text:span text:style-name="T84">repo</text:span></text:span><text:span text:style-name="T84"> für Lese- und Schreibzugriff auf deine Repositories).</text:span></text:p>
        </text:list-item>
      </text:list>
      <text:list xml:id="list225273557" text:style-name="L4">
        <text:list-item>
          <text:p text:style-name="P260"><text:span text:style-name="T84">Kopiere den Token </text:span><text:span text:style-name="Strong_20_Emphasis"><text:span text:style-name="T84">sofort</text:span></text:span><text:span text:style-name="T84">, da du ihn später nicht mehr sehen kannst.</text:span></text:p>
        </text:list-item>
      </text:list>
      <text:p text:style-name="P1"/>
      <text:h text:style-name="P232"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32"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8">Kann aber auch über:</text:p>
      <text:p text:style-name="P78">&lt;script setup&gt;</text:p>
      <text:p text:style-name="P78">import {useDisplay} from "vuetify";</text:p>
      <text:p text:style-name="P78">const { smAndUp } = useDisplay();</text:p>
      <text:p text:style-name="P79"><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78"/>
      <text:h text:style-name="P232" text:outline-level="1"><text:bookmark-start text:name="__RefHeading___Toc2354_3394150493"/>Vuex-Store<text:bookmark-end text:name="__RefHeading___Toc2354_3394150493"/></text:h>
      <text:p text:style-name="P67">Daten im vuex-Store sind nur für die aktuelle Sitzung gespeichert, beim Neuladen der Seite, wird der Store gelöscht.</text:p>
      <text:p text:style-name="P67"><text:soft-page-break/>Mit vuex-persistedstate wird der vuex-Store bei Bedarf im localStore zwischengespeichert. Keine sensible Daten speichern!!!</text:p>
      <text:p text:style-name="P61">Hiermit werden die States bis zur Beendigung der Sitzung, durch schließen des Browsers oder des Tabs, in SessionStorage gespeichert.</text:p>
      <text:p text:style-name="P31"><text:span text:style-name="T44">plugins</text:span><text:span text:style-name="T30">: [</text:span><text:line-break/><text:span text:style-name="T30"> <text:s text:c="3"/></text:span><text:span text:style-name="T50">createPersistedState</text:span><text:span text:style-name="T30">({</text:span><text:line-break/><text:span text:style-name="T30"> <text:s text:c="7"/></text:span><text:span text:style-name="T44">paths</text:span><text:span text:style-name="T30">: [</text:span><text:span text:style-name="T2">'cartItems'</text:span><text:span text:style-name="T30">,</text:span><text:span text:style-name="T2">'userData'</text:span><text:span text:style-name="T30">], </text:span><text:span text:style-name="T57">// persistieren der gewünschten Objekten</text:span><text:line-break/><text:span text:style-name="T57"> <text:s text:c="7"/></text:span><text:span text:style-name="T44">storage</text:span><text:span text:style-name="T30">: </text:span><text:span text:style-name="T62">window</text:span><text:span text:style-name="T30">.</text:span><text:span text:style-name="T44">sessionStorage</text:span><text:span text:style-name="T30">, </text:span><text:span text:style-name="T57">// Verwendung von sessionStorage statt localStorage</text:span><text:line-break/><text:span text:style-name="T57"> <text:s text:c="3"/></text:span><text:span text:style-name="T30">}),</text:span></text:p>
      <text:p text:style-name="P60"/>
      <text:p text:style-name="P63">Aufgrund der Umstellung persistent, kann es zu diesem Fehler kommen:</text:p>
      <text:p text:style-name="P63">Uncaught TypeError: cyclic object value</text:p>
      <text:p text:style-name="P63">In diesem Fall muss mit .value gearbeitet werden, wenn es ein ref Object ist!</text:p>
      <text:p text:style-name="P63">Beispiel:</text:p>
      <text:p text:style-name="P32"><text:span text:style-name="T37">existingItem</text:span><text:span text:style-name="T30">.</text:span><text:span text:style-name="T37">externeID</text:span><text:span text:style-name="T30">.</text:span><text:span text:style-name="T50">push</text:span><text:span text:style-name="T30">(value.</text:span><text:span text:style-name="T37">externeID</text:span><text:span text:style-name="T30">.</text:span><text:span text:style-name="T44">value</text:span><text:span text:style-name="T30">);</text:span><text:line-break/></text:p>
      <text:p text:style-name="P62"/>
      <text:p text:style-name="P62"/>
      <text:h text:style-name="P233" text:outline-level="2"><text:bookmark-start text:name="__RefHeading___Toc2356_3394150493"/>Variable Anzahl an Textfeldern genieren, wie z.B. beim erfassen der externenID<text:bookmark-end text:name="__RefHeading___Toc2356_3394150493"/></text:h>
      <text:h text:style-name="P233" text:outline-level="2"/>
      <text:p text:style-name="P64">Dazu muss das Array initalisert werden:</text:p>
      <text:p text:style-name="P33"><text:span text:style-name="T20">const </text:span><text:span text:style-name="T37">idArtikel </text:span><text:span text:style-name="T30">= computed(()=&gt; </text:span><text:span text:style-name="T62">store</text:span><text:span text:style-name="T30">.</text:span><text:span text:style-name="T44">getters</text:span><text:span text:style-name="T30">.</text:span><text:span text:style-name="T44">getShowDialogExterneInventarNummer</text:span><text:span text:style-name="T30">.</text:span><text:span text:style-name="T44">idArtikel</text:span><text:span text:style-name="T30">)</text:span><text:line-break/><text:span text:style-name="T20">const </text:span><text:span text:style-name="T37">textInventarNummern </text:span><text:span text:style-name="T30">= ref([]);</text:span></text:p>
      <text:p text:style-name="P160"/>
      <text:p text:style-name="P33"><text:span text:style-name="T30">watch(</text:span><text:line-break/><text:span text:style-name="T30"> <text:s text:c="3"/>() =&gt; </text:span><text:span text:style-name="T37">showDialog</text:span><text:span text:style-name="T30">.</text:span><text:span text:style-name="T44">value</text:span><text:span text:style-name="T30">,</text:span><text:line-break/><text:span text:style-name="T30"> <text:s text:c="3"/>(newVal) =&gt; {</text:span><text:line-break/><text:span text:style-name="T30"> <text:s text:c="5"/></text:span><text:span text:style-name="T20">if </text:span><text:span text:style-name="T30">(newVal) {</text:span><text:line-break/><text:span text:style-name="T30"> <text:s text:c="7"/></text:span><text:span text:style-name="T57">// Dialog wird geöffnet</text:span><text:line-break/><text:span text:style-name="T57"> <text:s text:c="7"/></text:span><text:span text:style-name="T37">textInventarNummern</text:span><text:span text:style-name="T30">.</text:span><text:span text:style-name="T44">value </text:span><text:span text:style-name="T30">= [...</text:span><text:span text:style-name="T62">store</text:span><text:span text:style-name="T30">.</text:span><text:span text:style-name="T44">getters</text:span><text:span text:style-name="T30">.</text:span><text:span text:style-name="T44">getExterneNummernForArtikel</text:span><text:span text:style-name="T30">(</text:span><text:span text:style-name="T37">idArtikel</text:span><text:span text:style-name="T30">.</text:span><text:span text:style-name="T44">value</text:span><text:span text:style-name="T30">)];</text:span><text:line-break/><text:line-break/><text:span text:style-name="T30"> <text:s text:c="7"/></text:span><text:span text:style-name="T57">// Anpassung der Länge von textInventarNummern</text:span><text:line-break/><text:span text:style-name="T57"> <text:s text:c="7"/></text:span><text:span text:style-name="T20">if </text:span><text:span text:style-name="T30">(</text:span><text:span text:style-name="T37">textInventarNummern</text:span><text:span text:style-name="T30">.</text:span><text:span text:style-name="T44">value</text:span><text:span text:style-name="T30">.</text:span><text:span text:style-name="T44">length </text:span><text:span text:style-name="T30">&lt; </text:span><text:span text:style-name="T37">dialogFormFields</text:span><text:span text:style-name="T30">.</text:span><text:span text:style-name="T44">value</text:span><text:span text:style-name="T30">) {</text:span><text:line-break/><text:span text:style-name="T30"> <text:s text:c="9"/></text:span><text:span text:style-name="T20">const </text:span><text:span text:style-name="T37">differenz </text:span><text:span text:style-name="T30">= </text:span><text:span text:style-name="T37">dialogFormFields</text:span><text:span text:style-name="T30">.</text:span><text:span text:style-name="T44">value </text:span><text:span text:style-name="T30">- </text:span><text:span text:style-name="T37">textInventarNummern</text:span><text:span text:style-name="T30">.</text:span><text:span text:style-name="T44">value</text:span><text:span text:style-name="T30">.</text:span><text:span text:style-name="T44">length</text:span><text:span text:style-name="T30">;</text:span><text:line-break/><text:span text:style-name="T30"> <text:s text:c="9"/></text:span><text:span text:style-name="T37">textInventarNummern</text:span><text:span text:style-name="T30">.</text:span><text:span text:style-name="T44">value</text:span><text:span text:style-name="T30">.</text:span><text:span text:style-name="T50">push</text:span><text:span text:style-name="T30">(...</text:span><text:span text:style-name="T62">Array</text:span><text:span text:style-name="T30">(</text:span><text:span text:style-name="T37">differenz</text:span><text:span text:style-name="T30">).</text:span><text:span text:style-name="T50">fill</text:span><text:span text:style-name="T30">(</text:span><text:span text:style-name="T2">''</text:span><text:span text:style-name="T30">));</text:span><text:line-break/><text:span text:style-name="T30"> <text:s text:c="7"/>} </text:span><text:span text:style-name="T20">else if </text:span><text:span text:style-name="T30">(</text:span><text:span text:style-name="T37">textInventarNummern</text:span><text:span text:style-name="T30">.</text:span><text:span text:style-name="T44">value</text:span><text:span text:style-name="T30">.</text:span><text:span text:style-name="T44">length </text:span><text:span text:style-name="T30">&gt; </text:span><text:span text:style-name="T37">dialogFormFields</text:span><text:span text:style-name="T30">.</text:span><text:span text:style-name="T44">value</text:span><text:span text:style-name="T30">) {</text:span><text:line-break/><text:span text:style-name="T30"> <text:s text:c="9"/></text:span><text:span text:style-name="T37">textInventarNummern</text:span><text:span text:style-name="T30">.</text:span><text:span text:style-name="T44">value </text:span><text:span text:style-name="T30">= </text:span><text:span text:style-name="T37">textInventarNummern</text:span><text:span text:style-name="T30">.</text:span><text:span text:style-name="T44">value</text:span><text:span text:style-name="T30">.</text:span><text:span text:style-name="T50">slice</text:span><text:span text:style-name="T30">(</text:span><text:span text:style-name="T72">0</text:span><text:span text:style-name="T30">, </text:span><text:span text:style-name="T37">dialogFormFields</text:span><text:span text:style-name="T30">.</text:span><text:span text:style-name="T44">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4">immediate</text:span><text:span text:style-name="T30">: </text:span><text:span text:style-name="T20">true </text:span><text:span text:style-name="T30">}</text:span><text:line-break/><text:span text:style-name="T30">);</text:span></text:p>
      <text:p text:style-name="P64"/>
      <text:p text:style-name="P64"/>
      <text:h text:style-name="P28" text:outline-level="3"><text:bookmark-start text:name="__RefHeading___Toc2358_3394150493"/><text:span text:style-name="Strong_20_Emphasis"><text:span text:style-name="T14">Kontext des Codes</text:span></text:span><text:bookmark-end text:name="__RefHeading___Toc2358_3394150493"/></text:h>
      <text:p text:style-name="Text_20_body"><text:span text:style-name="T84">Der Code, den Sie nicht verstehen, ist dafür verantwortlich, die Länge des Arrays </text:span><text:span text:style-name="Source_20_Text"><text:span text:style-name="T84">textInventarNummern</text:span></text:span><text:span text:style-name="T84"> an die Anzahl der Dialog-Formularfelder (</text:span><text:span text:style-name="Source_20_Text"><text:span text:style-name="T84">dialogFormFields.value</text:span></text:span><text:span text:style-name="T84">) </text:span><text:soft-page-break/><text:span text:style-name="T84">anzupassen. Dies ist wichtig, damit jedes Eingabefeld im Dialog korrekt mit einem Element im Array </text:span><text:span text:style-name="Source_20_Text"><text:span text:style-name="T84">textInventarNummern</text:span></text:span><text:span text:style-name="T84"> verknüpft ist.</text:span></text:p>
      <text:p text:style-name="P5"/>
      <text:h text:style-name="Heading_20_3" text:outline-level="3"><text:bookmark-start text:name="__RefHeading___Toc2360_3394150493"/><text:span text:style-name="Strong_20_Emphasis"><text:span text:style-name="T84">Codeanalyse Schritt für Schritt</text:span></text:span><text:bookmark-end text:name="__RefHeading___Toc2360_3394150493"/></text:h>
      <text:p text:style-name="P16">Der Code lautet:</text:p>
      <text:p text:style-name="P6">javascript</text:p>
      <text:p text:style-name="P6">Copy code</text:p>
      <text:p text:style-name="P97"><text:span text:style-name="Source_20_Text"><text:span text:style-name="T84">// Anpassung der Länge von textInventarNummern</text:span></text:span></text:p>
      <text:p text:style-name="P97"><text:span text:style-name="Source_20_Text"><text:span text:style-name="T84">if (textInventarNummern.value.length &lt; dialogFormFields.value) {</text:span></text:span></text:p>
      <text:p text:style-name="P97"><text:span text:style-name="Source_20_Text"><text:span text:style-name="T84"><text:s text:c="2"/>const differenz = dialogFormFields.value - textInventarNummern.value.length;</text:span></text:span></text:p>
      <text:p text:style-name="P97"><text:span text:style-name="Source_20_Text"><text:span text:style-name="T84"><text:s text:c="2"/>textInventarNummern.value.push(...Array(differenz).fill(''));</text:span></text:span></text:p>
      <text:p text:style-name="P97"><text:span text:style-name="Source_20_Text"><text:span text:style-name="T84">} else if (textInventarNummern.value.length &gt; dialogFormFields.value) {</text:span></text:span></text:p>
      <text:p text:style-name="P97"><text:span text:style-name="Source_20_Text"><text:span text:style-name="T84"><text:s text:c="2"/>textInventarNummern.value = textInventarNummern.value.slice(0, dialogFormFields.value);</text:span></text:span></text:p>
      <text:p text:style-name="P98"><text:span text:style-name="Source_20_Text"><text:span text:style-name="T84">}</text:span></text:span></text:p>
      <text:h text:style-name="Heading_20_4" text:outline-level="4"><text:bookmark-start text:name="__RefHeading___Toc2362_3394150493"/><text:span text:style-name="Strong_20_Emphasis"><text:span text:style-name="T84">1. Überprüfung, ob </text:span></text:span><text:span text:style-name="Strong_20_Emphasis"><text:span text:style-name="Source_20_Text"><text:span text:style-name="T84">textInventarNummern</text:span></text:span></text:span><text:span text:style-name="Strong_20_Emphasis"><text:span text:style-name="T84"> kürzer ist als </text:span></text:span><text:span text:style-name="Strong_20_Emphasis"><text:span text:style-name="Source_20_Text"><text:span text:style-name="T84">dialogFormFields</text:span></text:span></text:span><text:bookmark-end text:name="__RefHeading___Toc2362_3394150493"/></text:h>
      <text:p text:style-name="P6">javascript</text:p>
      <text:p text:style-name="P6">Copy code</text:p>
      <text:p text:style-name="P97"><text:span text:style-name="Source_20_Text"><text:span text:style-name="T84">if (textInventarNummern.value.length &lt; dialogFormFields.value) {</text:span></text:span></text:p>
      <text:p text:style-name="P97"><text:span text:style-name="Source_20_Text"><text:span text:style-name="T84"><text:s text:c="2"/>// ...</text:span></text:span></text:p>
      <text:p text:style-name="P98"><text:span text:style-name="Source_20_Text"><text:span text:style-name="T84">}</text:span></text:span></text:p>
      <text:list xml:id="list238190625" text:style-name="L5">
        <text:list-item>
          <text:p text:style-name="P261"><text:span text:style-name="Strong_20_Emphasis"><text:span text:style-name="T84">Zweck:</text:span></text:span><text:span text:style-name="T84"> Prüfen, ob das Array </text:span><text:span text:style-name="Source_20_Text"><text:span text:style-name="T84">textInventarNummern</text:span></text:span><text:span text:style-name="T84"> weniger Elemente enthält, als die Anzahl der Dialogfelder (</text:span><text:span text:style-name="Source_20_Text"><text:span text:style-name="T84">dialogFormFields.value</text:span></text:span><text:span text:style-name="T84">).</text:span></text:p>
        </text:list-item>
      </text:list>
      <text:h text:style-name="Heading_20_4" text:outline-level="4"><text:bookmark-start text:name="__RefHeading___Toc2364_3394150493"/><text:span text:style-name="Strong_20_Emphasis"><text:span text:style-name="T84">1.1 Wenn ja, fehlende Elemente hinzufügen</text:span></text:span><text:bookmark-end text:name="__RefHeading___Toc2364_3394150493"/></text:h>
      <text:p text:style-name="P6">javascript</text:p>
      <text:p text:style-name="P6">Copy code</text:p>
      <text:p text:style-name="P97"><text:span text:style-name="Source_20_Text"><text:span text:style-name="T84">const differenz = dialogFormFields.value - textInventarNummern.value.length;</text:span></text:span></text:p>
      <text:p text:style-name="P98"><text:span text:style-name="Source_20_Text"><text:span text:style-name="T84">textInventarNummern.value.push(...Array(differenz).fill(''));</text:span></text:span></text:p>
      <text:list xml:id="list620670295" text:style-name="L6">
        <text:list-item>
          <text:p text:style-name="P262"><text:span text:style-name="Strong_20_Emphasis"><text:span text:style-name="T84">Berechnung der Differenz:</text:span></text:span></text:p>
          <text:list>
            <text:list-item>
              <text:p text:style-name="P262"><text:span text:style-name="Source_20_Text"><text:span text:style-name="T84">differenz</text:span></text:span><text:span text:style-name="T84"> ist die Anzahl der fehlenden Elemente, die hinzugefügt werden müssen, um die Länge von </text:span><text:span text:style-name="Source_20_Text"><text:span text:style-name="T84">textInventarNummern</text:span></text:span><text:span text:style-name="T84"> an </text:span><text:span text:style-name="Source_20_Text"><text:span text:style-name="T84">dialogFormFields.value</text:span></text:span><text:span text:style-name="T84"> anzupassen.</text:span></text:p>
            </text:list-item>
            <text:list-item>
              <text:p text:style-name="P262"><text:span text:style-name="Strong_20_Emphasis"><text:span text:style-name="T84">Beispiel:</text:span></text:span></text:p>
              <text:list>
                <text:list-item>
                  <text:p text:style-name="P262"><text:span text:style-name="T84">Angenommen, </text:span><text:span text:style-name="Source_20_Text"><text:span text:style-name="T84">dialogFormFields.value</text:span></text:span><text:span text:style-name="T84"> ist 5 und </text:span><text:span text:style-name="Source_20_Text"><text:span text:style-name="T84">textInventarNummern.value.length</text:span></text:span><text:span text:style-name="T84"> ist 3.</text:span></text:p>
                </text:list-item>
                <text:list-item>
                  <text:p text:style-name="P262"><text:span text:style-name="T84">Dann ist </text:span><text:span text:style-name="Source_20_Text"><text:span text:style-name="T84">differenz = 5 - 3 = 2</text:span></text:span><text:span text:style-name="T84">.</text:span></text:p>
                </text:list-item>
              </text:list>
            </text:list-item>
          </text:list>
        </text:list-item>
        <text:list-item>
          <text:p text:style-name="P262"><text:span text:style-name="Strong_20_Emphasis"><text:span text:style-name="T84">Hinzufügen der fehlenden Elemente:</text:span></text:span></text:p>
          <text:list>
            <text:list-item>
              <text:p text:style-name="P262"><text:span text:style-name="Source_20_Text"><text:span text:style-name="T84">Array(differenz).fill('')</text:span></text:span><text:span text:style-name="T84"> erzeugt ein Array mit </text:span><text:span text:style-name="Source_20_Text"><text:span text:style-name="T84">differenz</text:span></text:span><text:span text:style-name="T84"> Anzahl von leeren Strings.</text:span></text:p>
              <text:list>
                <text:list-item>
                  <text:p text:style-name="P263"><text:span text:style-name="T84">Im Beispiel: </text:span><text:span text:style-name="Source_20_Text"><text:span text:style-name="T84">Array(2).fill('')</text:span></text:span><text:span text:style-name="T84"> ergibt </text:span><text:span text:style-name="Source_20_Text"><text:span text:style-name="T84">['', '']</text:span></text:span><text:span text:style-name="T84">.</text:span></text:p>
                </text:list-item>
              </text:list>
            </text:list-item>
            <text:list-item>
              <text:p text:style-name="P262"><text:span text:style-name="Source_20_Text"><text:span text:style-name="T84">textInventarNummern.value.push(...Array(differenz).fill(''))</text:span></text:span><text:span text:style-name="T84"> fügt diese leeren Strings am Ende von </text:span><text:span text:style-name="Source_20_Text"><text:span text:style-name="T84">textInventarNummern</text:span></text:span><text:span text:style-name="T84"> hinzu.</text:span></text:p>
              <text:list>
                <text:list-item>
                  <text:p text:style-name="P263"><text:soft-page-break/><text:span text:style-name="T84">Das </text:span><text:span text:style-name="Source_20_Text"><text:span text:style-name="T84">...</text:span></text:span><text:span text:style-name="T84"> ist der Spread-Operator, der die Elemente des Arrays einzeln einfügt.</text:span></text:p>
                </text:list-item>
              </text:list>
            </text:list-item>
            <text:list-item>
              <text:p text:style-name="P262"><text:span text:style-name="Strong_20_Emphasis"><text:span text:style-name="T84">Ergebnis:</text:span></text:span></text:p>
              <text:list>
                <text:list-item>
                  <text:p text:style-name="P263"><text:span text:style-name="T84">Nach dem Hinzufügen hat </text:span><text:span text:style-name="Source_20_Text"><text:span text:style-name="T84">textInventarNummern.value</text:span></text:span><text:span text:style-name="T84"> die gleiche Länge wie </text:span><text:span text:style-name="Source_20_Text"><text:span text:style-name="T84">dialogFormFields.value</text:span></text:span><text:span text:style-name="T84">.</text:span></text:p>
                </text:list-item>
              </text:list>
            </text:list-item>
          </text:list>
        </text:list-item>
        <text:list-item>
          <text:p text:style-name="P262"><text:span text:style-name="Strong_20_Emphasis"><text:span text:style-name="T84">Warum wird das gemacht?</text:span></text:span></text:p>
          <text:list>
            <text:list-item>
              <text:p text:style-name="P251">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4">2. Überprüfung, ob </text:span></text:span><text:span text:style-name="Strong_20_Emphasis"><text:span text:style-name="Source_20_Text"><text:span text:style-name="T84">textInventarNummern</text:span></text:span></text:span><text:span text:style-name="Strong_20_Emphasis"><text:span text:style-name="T84"> länger ist als </text:span></text:span><text:span text:style-name="Strong_20_Emphasis"><text:span text:style-name="Source_20_Text"><text:span text:style-name="T84">dialogFormFields</text:span></text:span></text:span><text:bookmark-end text:name="__RefHeading___Toc2366_3394150493"/></text:h>
      <text:p text:style-name="P6">javascript</text:p>
      <text:p text:style-name="P6">Copy code</text:p>
      <text:p text:style-name="P97"><text:span text:style-name="Source_20_Text"><text:span text:style-name="T84">else if (textInventarNummern.value.length &gt; dialogFormFields.value) {</text:span></text:span></text:p>
      <text:p text:style-name="P97"><text:span text:style-name="Source_20_Text"><text:span text:style-name="T84"><text:s text:c="2"/>textInventarNummern.value = textInventarNummern.value.slice(0, dialogFormFields.value);</text:span></text:span></text:p>
      <text:p text:style-name="P98"><text:span text:style-name="Source_20_Text"><text:span text:style-name="T84">}</text:span></text:span></text:p>
      <text:list xml:id="list1014192443" text:style-name="L7">
        <text:list-item>
          <text:p text:style-name="P264"><text:span text:style-name="Strong_20_Emphasis"><text:span text:style-name="T84">Zweck:</text:span></text:span><text:span text:style-name="T84"> Prüfen, ob das Array </text:span><text:span text:style-name="Source_20_Text"><text:span text:style-name="T84">textInventarNummern</text:span></text:span><text:span text:style-name="T84"> mehr Elemente enthält, als die Anzahl der Dialogfelder.</text:span></text:p>
        </text:list-item>
        <text:list-item>
          <text:p text:style-name="P264"><text:span text:style-name="Strong_20_Emphasis"><text:span text:style-name="T84">Wenn ja, überschüssige Elemente entfernen:</text:span></text:span></text:p>
          <text:list>
            <text:list-item>
              <text:p text:style-name="P264"><text:span text:style-name="Source_20_Text"><text:span text:style-name="T84">textInventarNummern.value.slice(0, dialogFormFields.value)</text:span></text:span><text:span text:style-name="T84"> erzeugt ein neues Array, das nur die ersten </text:span><text:span text:style-name="Source_20_Text"><text:span text:style-name="T84">dialogFormFields.value</text:span></text:span><text:span text:style-name="T84"> Elemente von </text:span><text:span text:style-name="Source_20_Text"><text:span text:style-name="T84">textInventarNummern.value</text:span></text:span><text:span text:style-name="T84"> enthält.</text:span></text:p>
            </text:list-item>
            <text:list-item>
              <text:p text:style-name="P264"><text:span text:style-name="Strong_20_Emphasis"><text:span text:style-name="T84">Beispiel:</text:span></text:span></text:p>
              <text:list>
                <text:list-item>
                  <text:p text:style-name="P264"><text:span text:style-name="T84">Angenommen, </text:span><text:span text:style-name="Source_20_Text"><text:span text:style-name="T84">dialogFormFields.value</text:span></text:span><text:span text:style-name="T84"> ist 3 und </text:span><text:span text:style-name="Source_20_Text"><text:span text:style-name="T84">textInventarNummern.value.length</text:span></text:span><text:span text:style-name="T84"> ist 5.</text:span></text:p>
                </text:list-item>
                <text:list-item>
                  <text:p text:style-name="P264"><text:span text:style-name="Source_20_Text"><text:span text:style-name="T84">textInventarNummern.value.slice(0, 3)</text:span></text:span><text:span text:style-name="T84"> ergibt ein Array mit den ersten 3 Elementen.</text:span></text:p>
                </text:list-item>
              </text:list>
            </text:list-item>
            <text:list-item>
              <text:p text:style-name="P264"><text:span text:style-name="Strong_20_Emphasis"><text:span text:style-name="T84">Ergebnis:</text:span></text:span></text:p>
              <text:list>
                <text:list-item>
                  <text:p text:style-name="P265"><text:span text:style-name="T84">Das Array </text:span><text:span text:style-name="Source_20_Text"><text:span text:style-name="T84">textInventarNummern.value</text:span></text:span><text:span text:style-name="T84"> hat nun die Länge von </text:span><text:span text:style-name="Source_20_Text"><text:span text:style-name="T84">dialogFormFields.value</text:span></text:span><text:span text:style-name="T84">.</text:span></text:p>
                </text:list-item>
              </text:list>
            </text:list-item>
          </text:list>
        </text:list-item>
        <text:list-item>
          <text:p text:style-name="P264"><text:span text:style-name="Strong_20_Emphasis"><text:span text:style-name="T84">Warum wird das gemacht?</text:span></text:span></text:p>
          <text:list>
            <text:list-item>
              <text:p text:style-name="P252">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4">3. Was passiert, wenn die Längen gleich sind?</text:span></text:span><text:bookmark-end text:name="__RefHeading___Toc2368_3394150493"/></text:h>
      <text:list xml:id="list2170788928" text:style-name="L8">
        <text:list-item>
          <text:p text:style-name="P266"><text:span text:style-name="T84">Wenn </text:span><text:span text:style-name="Source_20_Text"><text:span text:style-name="T84">textInventarNummern.value.length</text:span></text:span><text:span text:style-name="T84"> bereits gleich </text:span><text:span text:style-name="Source_20_Text"><text:span text:style-name="T84">dialogFormFields.value</text:span></text:span><text:span text:style-name="T84">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4">Warum ist diese Anpassung notwendig?</text:span></text:span><text:bookmark-end text:name="__RefHeading___Toc2370_3394150493"/></text:h>
      <text:list xml:id="list655296047" text:style-name="L9">
        <text:list-item>
          <text:p text:style-name="P267"><text:span text:style-name="Strong_20_Emphasis"><text:span text:style-name="T84">Konsistenz zwischen Daten und Darstellung:</text:span></text:span></text:p>
          <text:list>
            <text:list-item>
              <text:p text:style-name="P267"><text:soft-page-break/><text:span text:style-name="T84">Jedes Eingabefeld im Dialog ist mit einem Element im </text:span><text:span text:style-name="Source_20_Text"><text:span text:style-name="T84">textInventarNummern</text:span></text:span><text:span text:style-name="T84">-Array verknüpft.</text:span></text:p>
            </text:list-item>
            <text:list-item>
              <text:p text:style-name="P253">Wenn die Anzahl der Eingabefelder sich ändert (z. B. weil der Benutzer die Menge anpasst), muss das Array entsprechend angepasst werden.</text:p>
            </text:list-item>
          </text:list>
        </text:list-item>
        <text:list-item>
          <text:p text:style-name="P267"><text:span text:style-name="Strong_20_Emphasis"><text:span text:style-name="T84">Vermeidung von Fehlern:</text:span></text:span></text:p>
          <text:list>
            <text:list-item>
              <text:p text:style-name="P267"><text:span text:style-name="T84">Wenn das Array kürzer ist als die Anzahl der Felder, würden einige Felder keinen Wert im Array haben, was zu </text:span><text:span text:style-name="Source_20_Text"><text:span text:style-name="T84">undefined</text:span></text:span><text:span text:style-name="T84"> führen kann.</text:span></text:p>
            </text:list-item>
            <text:list-item>
              <text:p text:style-name="P253">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4">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4">Szenario 1: Array ist zu kurz</text:span></text:span><text:bookmark-end text:name="__RefHeading___Toc2374_3394150493"/></text:h>
      <text:list xml:id="list1266035477" text:style-name="L10">
        <text:list-item>
          <text:p text:style-name="P268"><text:span text:style-name="Strong_20_Emphasis"><text:span text:style-name="T84">Anfangszustand:</text:span></text:span></text:p>
          <text:list>
            <text:list-item>
              <text:p text:style-name="P268"><text:span text:style-name="Source_20_Text"><text:span text:style-name="T84">dialogFormFields.value</text:span></text:span><text:span text:style-name="T84"> = 4</text:span></text:p>
            </text:list-item>
            <text:list-item>
              <text:p text:style-name="P268"><text:span text:style-name="Source_20_Text"><text:span text:style-name="T84">textInventarNummern.value</text:span></text:span><text:span text:style-name="T84"> = ['ID1', 'ID2']</text:span></text:p>
            </text:list-item>
          </text:list>
        </text:list-item>
        <text:list-item>
          <text:p text:style-name="P268"><text:span text:style-name="Strong_20_Emphasis"><text:span text:style-name="T84">Berechnung:</text:span></text:span></text:p>
          <text:list>
            <text:list-item>
              <text:p text:style-name="P268"><text:span text:style-name="Source_20_Text"><text:span text:style-name="T84">textInventarNummern.value.length</text:span></text:span><text:span text:style-name="T84"> = 2</text:span></text:p>
            </text:list-item>
            <text:list-item>
              <text:p text:style-name="P268"><text:span text:style-name="Source_20_Text"><text:span text:style-name="T84">differenz</text:span></text:span><text:span text:style-name="T84"> = 4 - 2 = 2</text:span></text:p>
            </text:list-item>
          </text:list>
        </text:list-item>
        <text:list-item>
          <text:p text:style-name="P268"><text:span text:style-name="Strong_20_Emphasis"><text:span text:style-name="T84">Aktion:</text:span></text:span></text:p>
          <text:list>
            <text:list-item>
              <text:p text:style-name="P269"><text:span text:style-name="T84">Füge 2 leere Strings hinzu: </text:span><text:span text:style-name="Source_20_Text"><text:span text:style-name="T84">['', '']</text:span></text:span></text:p>
            </text:list-item>
          </text:list>
        </text:list-item>
        <text:list-item>
          <text:p text:style-name="P268"><text:span text:style-name="Strong_20_Emphasis"><text:span text:style-name="T84">Ergebnis:</text:span></text:span></text:p>
          <text:list>
            <text:list-item>
              <text:p text:style-name="P268"><text:span text:style-name="Source_20_Text"><text:span text:style-name="T84">textInventarNummern.value</text:span></text:span><text:span text:style-name="T84"> = ['ID1', 'ID2', '', '']</text:span></text:p>
            </text:list-item>
          </text:list>
        </text:list-item>
      </text:list>
      <text:h text:style-name="Heading_20_4" text:outline-level="4"><text:bookmark-start text:name="__RefHeading___Toc2376_3394150493"/><text:span text:style-name="Strong_20_Emphasis"><text:span text:style-name="T84">Szenario 2: Array ist zu lang</text:span></text:span><text:bookmark-end text:name="__RefHeading___Toc2376_3394150493"/></text:h>
      <text:list xml:id="list4246795134" text:style-name="L11">
        <text:list-item>
          <text:p text:style-name="P270"><text:span text:style-name="Strong_20_Emphasis"><text:span text:style-name="T84">Anfangszustand:</text:span></text:span></text:p>
          <text:list>
            <text:list-item>
              <text:p text:style-name="P270"><text:span text:style-name="Source_20_Text"><text:span text:style-name="T84">dialogFormFields.value</text:span></text:span><text:span text:style-name="T84"> = 3</text:span></text:p>
            </text:list-item>
            <text:list-item>
              <text:p text:style-name="P270"><text:span text:style-name="Source_20_Text"><text:span text:style-name="T84">textInventarNummern.value</text:span></text:span><text:span text:style-name="T84"> = ['ID1', 'ID2', 'ID3', 'ID4']</text:span></text:p>
            </text:list-item>
          </text:list>
        </text:list-item>
        <text:list-item>
          <text:p text:style-name="P270"><text:span text:style-name="Strong_20_Emphasis"><text:span text:style-name="T84">Berechnung:</text:span></text:span></text:p>
          <text:list>
            <text:list-item>
              <text:p text:style-name="P271"><text:span text:style-name="Source_20_Text"><text:span text:style-name="T84">textInventarNummern.value.length</text:span></text:span><text:span text:style-name="T84"> = 4</text:span></text:p>
            </text:list-item>
          </text:list>
        </text:list-item>
        <text:list-item>
          <text:p text:style-name="P270"><text:span text:style-name="Strong_20_Emphasis"><text:span text:style-name="T84">Aktion:</text:span></text:span></text:p>
          <text:list>
            <text:list-item>
              <text:p text:style-name="P254">Schneide das Array auf die ersten 3 Elemente zu.</text:p>
            </text:list-item>
          </text:list>
        </text:list-item>
        <text:list-item>
          <text:p text:style-name="P270"><text:span text:style-name="Strong_20_Emphasis"><text:span text:style-name="T84">Ergebnis:</text:span></text:span></text:p>
          <text:list>
            <text:list-item>
              <text:p text:style-name="P270"><text:span text:style-name="Source_20_Text"><text:span text:style-name="T84">textInventarNummern.value</text:span></text:span><text:span text:style-name="T84"> = ['ID1', 'ID2', 'ID3']</text:span></text:p>
            </text:list-item>
          </text:list>
        </text:list-item>
      </text:list>
      <text:h text:style-name="Heading_20_4" text:outline-level="4"><text:bookmark-start text:name="__RefHeading___Toc2378_3394150493"/><text:soft-page-break/><text:span text:style-name="Strong_20_Emphasis"><text:span text:style-name="T84">Szenario 3: Array hat die richtige Länge</text:span></text:span><text:bookmark-end text:name="__RefHeading___Toc2378_3394150493"/></text:h>
      <text:list xml:id="list129893254" text:style-name="L12">
        <text:list-item>
          <text:p text:style-name="P272"><text:span text:style-name="Strong_20_Emphasis"><text:span text:style-name="T84">Anfangszustand:</text:span></text:span></text:p>
          <text:list>
            <text:list-item>
              <text:p text:style-name="P272"><text:span text:style-name="Source_20_Text"><text:span text:style-name="T84">dialogFormFields.value</text:span></text:span><text:span text:style-name="T84"> = 3</text:span></text:p>
            </text:list-item>
            <text:list-item>
              <text:p text:style-name="P272"><text:span text:style-name="Source_20_Text"><text:span text:style-name="T84">textInventarNummern.value</text:span></text:span><text:span text:style-name="T84"> = ['ID1', 'ID2', 'ID3']</text:span></text:p>
            </text:list-item>
          </text:list>
        </text:list-item>
        <text:list-item>
          <text:p text:style-name="P272"><text:span text:style-name="Strong_20_Emphasis"><text:span text:style-name="T84">Aktion:</text:span></text:span></text:p>
          <text:list>
            <text:list-item>
              <text:p text:style-name="P255">Keine Anpassung notwendig.</text:p>
            </text:list-item>
          </text:list>
        </text:list-item>
        <text:list-item>
          <text:p text:style-name="P272"><text:span text:style-name="Strong_20_Emphasis"><text:span text:style-name="T84">Ergebnis:</text:span></text:span></text:p>
          <text:list>
            <text:list-item>
              <text:p text:style-name="P272"><text:span text:style-name="Source_20_Text"><text:span text:style-name="T84">textInventarNummern.value</text:span></text:span><text:span text:style-name="T84"> bleibt unverändert.</text:span></text:p>
            </text:list-item>
          </text:list>
        </text:list-item>
      </text:list>
      <text:p text:style-name="P5"/>
      <text:h text:style-name="Heading_20_3" text:outline-level="3"><text:bookmark-start text:name="__RefHeading___Toc2380_3394150493"/><text:span text:style-name="Strong_20_Emphasis"><text:span text:style-name="T84">Zusammenfassung</text:span></text:span><text:bookmark-end text:name="__RefHeading___Toc2380_3394150493"/></text:h>
      <text:list xml:id="list2495597821" text:style-name="L13">
        <text:list-item>
          <text:p text:style-name="P273"><text:span text:style-name="Strong_20_Emphasis"><text:span text:style-name="T84">Ziel des Codes:</text:span></text:span><text:span text:style-name="T84"> Sicherstellen, dass die Länge des Arrays </text:span><text:span text:style-name="Source_20_Text"><text:span text:style-name="T84">textInventarNummern.value</text:span></text:span><text:span text:style-name="T84"> immer der Anzahl der Dialogfelder (</text:span><text:span text:style-name="Source_20_Text"><text:span text:style-name="T84">dialogFormFields.value</text:span></text:span><text:span text:style-name="T84">) entspricht.</text:span></text:p>
        </text:list-item>
        <text:list-item>
          <text:p text:style-name="P273"><text:span text:style-name="Strong_20_Emphasis"><text:span text:style-name="T84">Warum ist das wichtig?</text:span></text:span></text:p>
          <text:list>
            <text:list-item>
              <text:p text:style-name="P256">Damit jedes Eingabefeld im Dialog korrekt mit einem Element im Array verknüpft ist.</text:p>
            </text:list-item>
            <text:list-item>
              <text:p text:style-name="P256">Um Fehler und Inkonsistenzen zu vermeiden.</text:p>
            </text:list-item>
          </text:list>
        </text:list-item>
        <text:list-item>
          <text:p text:style-name="P273"><text:span text:style-name="Strong_20_Emphasis"><text:span text:style-name="T84">Wie funktioniert der Code?</text:span></text:span></text:p>
          <text:list>
            <text:list-item>
              <text:p text:style-name="P273"><text:span text:style-name="Strong_20_Emphasis"><text:span text:style-name="T84">Wenn das Array zu kurz ist:</text:span></text:span><text:span text:style-name="T84"> Fehlende Elemente hinzufügen, indem leere Strings angehängt werden.</text:span></text:p>
            </text:list-item>
            <text:list-item>
              <text:p text:style-name="P273"><text:span text:style-name="Strong_20_Emphasis"><text:span text:style-name="T84">Wenn das Array zu lang ist:</text:span></text:span><text:span text:style-name="T84">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4">Weitere Hinweise</text:span></text:span><text:bookmark-end text:name="__RefHeading___Toc2382_3394150493"/></text:h>
      <text:list xml:id="list2665976791" text:style-name="L14">
        <text:list-item>
          <text:p text:style-name="P274"><text:span text:style-name="Strong_20_Emphasis"><text:span text:style-name="T84">Reaktivität:</text:span></text:span><text:span text:style-name="T84"> Durch die Anpassung von </text:span><text:span text:style-name="Source_20_Text"><text:span text:style-name="T84">textInventarNummern.value</text:span></text:span><text:span text:style-name="T84"> wird sichergestellt, dass die gebundenen Eingabefelder korrekt reagieren und die Werte synchronisiert werden.</text:span></text:p>
        </text:list-item>
        <text:list-item>
          <text:p text:style-name="P274"><text:span text:style-name="Strong_20_Emphasis"><text:span text:style-name="T84">Dynamische Änderungen:</text:span></text:span><text:span text:style-name="T84"> Wenn sich </text:span><text:span text:style-name="Source_20_Text"><text:span text:style-name="T84">dialogFormFields.value</text:span></text:span><text:span text:style-name="T84"> ändert (z. B. weil der Benutzer die Menge anpasst), passt sich </text:span><text:span text:style-name="Source_20_Text"><text:span text:style-name="T84">textInventarNummern.value</text:span></text:span><text:span text:style-name="T84"> automatisch an.</text:span></text:p>
        </text:list-item>
        <text:list-item>
          <text:p text:style-name="P274"><text:span text:style-name="Strong_20_Emphasis"><text:span text:style-name="T84">Vermeidung von </text:span></text:span><text:span text:style-name="Strong_20_Emphasis"><text:span text:style-name="Source_20_Text"><text:span text:style-name="T84">undefined</text:span></text:span></text:span><text:span text:style-name="Strong_20_Emphasis"><text:span text:style-name="T84"> oder </text:span></text:span><text:span text:style-name="Strong_20_Emphasis"><text:span text:style-name="Source_20_Text"><text:span text:style-name="T84">null</text:span></text:span></text:span><text:span text:style-name="Strong_20_Emphasis"><text:span text:style-name="T84"> Werten:</text:span></text:span><text:span text:style-name="T84"> Durch das Füllen mit leeren Strings wird verhindert, dass im Array </text:span><text:span text:style-name="Source_20_Text"><text:span text:style-name="T84">undefined</text:span></text:span><text:span text:style-name="T84">-Werte entstehen, die zu Fehlern führen könnten.</text:span></text:p>
        </text:list-item>
      </text:list>
      <text:p text:style-name="P65"/>
      <text:p text:style-name="P62"/>
      <text:p text:style-name="P72"/>
      <text:p text:style-name="P72"><text:soft-page-break/></text:p>
      <text:p text:style-name="P72"/>
      <text:p text:style-name="P72"/>
      <text:p text:style-name="P72"/>
      <text:p text:style-name="P72"/>
      <text:p text:style-name="P72"/>
      <text:h text:style-name="P233"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6">d-flex</text:p>
      <text:p text:style-name="P66">flex-grow-1</text:p>
      <text:p text:style-name="P66"/>
      <text:p text:style-name="P35"><text:span text:style-name="T76">&lt;v-card </text:span><text:span text:style-name="T79">class</text:span><text:span text:style-name="T2">="d-flex mb-4 bg-transparent rounded-0"</text:span><text:span text:style-name="T76">&gt;</text:span><text:line-break/><text:span text:style-name="T76"> <text:s/>&lt;v-chip</text:span><text:line-break/><text:span text:style-name="T76"> <text:s text:c="5"/></text:span><text:span text:style-name="T79">class</text:span><text:span text:style-name="T2">="flex-grow-1 vChipStep rounded-0 mr-1"</text:span><text:line-break/><text:span text:style-name="T2"> <text:s text:c="5"/></text:span><text:span text:style-name="T79">color</text:span><text:span text:style-name="T2">="primary"</text:span><text:line-break/><text:span text:style-name="T2"> <text:s/></text:span><text:span text:style-name="T76">&gt;</text:span><text:line-break/><text:span text:style-name="T76"> <text:s text:c="3"/>&lt;v-icon </text:span><text:span text:style-name="T79">icon</text:span><text:span text:style-name="T2">="mdi-numeric-1-circle" </text:span><text:span text:style-name="T79">start</text:span><text:span text:style-name="T76">&gt;&lt;/v-icon&gt;</text:span><text:line-break/><text:span text:style-name="T76"> <text:s text:c="3"/></text:span><text:span text:style-name="T30">Mitglied auswählen</text:span><text:line-break/><text:span text:style-name="T30"> <text:s/></text:span><text:span text:style-name="T76">&lt;/v-chip&gt;</text:span><text:line-break/><text:span text:style-name="T76"> <text:s/>&lt;v-chip</text:span><text:line-break/><text:span text:style-name="T76"> <text:s text:c="5"/></text:span><text:span text:style-name="T79">class</text:span><text:span text:style-name="T2">="flex-grow-1 vChipStep rounded-0 mr-1"</text:span><text:line-break/><text:span text:style-name="T2"> <text:s text:c="5"/></text:span><text:span text:style-name="T79">color</text:span><text:span text:style-name="T2">="primary"</text:span><text:line-break/><text:span text:style-name="T2"> <text:s/></text:span><text:span text:style-name="T76">&gt;</text:span><text:line-break/><text:span text:style-name="T76"> <text:s text:c="3"/>&lt;v-icon </text:span><text:span text:style-name="T79">icon</text:span><text:span text:style-name="T2">="mdi-numeric-2-circle" </text:span><text:span text:style-name="T79">start</text:span><text:span text:style-name="T76">&gt;&lt;/v-icon&gt;</text:span><text:line-break/><text:span text:style-name="T76"> <text:s text:c="3"/></text:span><text:span text:style-name="T30">Artikel auswählen</text:span><text:line-break/><text:span text:style-name="T30"> <text:s/></text:span><text:span text:style-name="T76">&lt;/v-chip&gt;</text:span><text:line-break/><text:span text:style-name="T76"> <text:s/>&lt;v-chip</text:span><text:line-break/><text:span text:style-name="T76"> <text:s text:c="5"/></text:span><text:span text:style-name="T79">class</text:span><text:span text:style-name="T2">="flex-grow-1 vChipStep rounded-0"</text:span><text:line-break/><text:span text:style-name="T2"> <text:s text:c="5"/></text:span><text:span text:style-name="T79">color</text:span><text:span text:style-name="T2">="primary"</text:span><text:line-break/><text:span text:style-name="T2"> <text:s/></text:span><text:span text:style-name="T76">&gt;</text:span><text:line-break/><text:span text:style-name="T76"> <text:s text:c="3"/>&lt;v-icon </text:span><text:span text:style-name="T79">icon</text:span><text:span text:style-name="T2">="mdi-numeric-3-circle" </text:span><text:span text:style-name="T79">start</text:span><text:span text:style-name="T76">&gt;&lt;/v-icon&gt;</text:span><text:line-break/><text:span text:style-name="T76"> <text:s text:c="3"/></text:span><text:span text:style-name="T30">Vorgang buchen</text:span><text:line-break/><text:span text:style-name="T30"> <text:s/></text:span><text:span text:style-name="T76">&lt;/v-chip&gt;</text:span><text:line-break/><text:span text:style-name="T76">&lt;/v-card&gt;</text:span></text:p>
      <text:p text:style-name="P34"/>
      <text:h text:style-name="P233"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84">import { ref, watch, onMounted } from 'vue';</text:span></text:span></text:p>
      <text:p text:style-name="Text_20_body"><text:span text:style-name="Strong_20_Emphasis"><text:span text:style-name="T84">Variablen:</text:span></text:span></text:p>
      <text:p text:style-name="P6">javascript</text:p>
      <text:p text:style-name="P6">Copy code</text:p>
      <text:p text:style-name="P97"><text:span text:style-name="Source_20_Text"><text:span text:style-name="T84">const currentPage = ref(0);</text:span></text:span></text:p>
      <text:p text:style-name="P97"><text:span text:style-name="Source_20_Text"><text:span text:style-name="T84">const btnText = ref('Artikel wählen &gt;&gt;');</text:span></text:span></text:p>
      <text:p text:style-name="P98"><text:span text:style-name="Source_20_Text"><text:span text:style-name="T84">const vChipColors = ref(['primary', 'default', 'default']);</text:span></text:span></text:p>
      <text:p text:style-name="Text_20_body"><text:span text:style-name="Strong_20_Emphasis"><text:span text:style-name="T84">Funktionen:</text:span></text:span></text:p>
      <text:p text:style-name="P6">javascript</text:p>
      <text:p text:style-name="P6">Copy code</text:p>
      <text:p text:style-name="P97"><text:span text:style-name="Source_20_Text"><text:span text:style-name="T84">function updateUI() {</text:span></text:span></text:p>
      <text:p text:style-name="P97"><text:span text:style-name="Source_20_Text"><text:span text:style-name="T84"><text:s text:c="2"/>// Update Chip Colors</text:span></text:span></text:p>
      <text:p text:style-name="P97"><text:soft-page-break/><text:span text:style-name="Source_20_Text"><text:span text:style-name="T84"><text:s text:c="2"/>vChipColors.value = ['default', 'default', 'default'];</text:span></text:span></text:p>
      <text:p text:style-name="P97"><text:span text:style-name="Source_20_Text"><text:span text:style-name="T84"><text:s text:c="2"/>vChipColors.value[currentPage.value] = 'primary';</text:span></text:span></text:p>
      <text:p text:style-name="P7"/>
      <text:p text:style-name="P97"><text:span text:style-name="Source_20_Text"><text:span text:style-name="T84"><text:s text:c="2"/>// Update Button Text</text:span></text:span></text:p>
      <text:p text:style-name="P97"><text:span text:style-name="Source_20_Text"><text:span text:style-name="T84"><text:s text:c="2"/>if (currentPage.value === 0) {</text:span></text:span></text:p>
      <text:p text:style-name="P97"><text:span text:style-name="Source_20_Text"><text:span text:style-name="T84"><text:s text:c="4"/>btnText.value = 'Artikel wählen &gt;&gt;';</text:span></text:span></text:p>
      <text:p text:style-name="P97"><text:span text:style-name="Source_20_Text"><text:span text:style-name="T84"><text:s text:c="2"/>} else if (currentPage.value === 1) {</text:span></text:span></text:p>
      <text:p text:style-name="P97"><text:span text:style-name="Source_20_Text"><text:span text:style-name="T84"><text:s text:c="4"/>btnText.value = 'zur Übersicht &gt;&gt;';</text:span></text:span></text:p>
      <text:p text:style-name="P97"><text:span text:style-name="Source_20_Text"><text:span text:style-name="T84"><text:s text:c="2"/>} else if (currentPage.value === 2) {</text:span></text:span></text:p>
      <text:p text:style-name="P97"><text:span text:style-name="Source_20_Text"><text:span text:style-name="T84"><text:s text:c="4"/>btnText.value = 'Vorgang buchen &gt;&gt;';</text:span></text:span></text:p>
      <text:p text:style-name="P97"><text:span text:style-name="Source_20_Text"><text:span text:style-name="T84"><text:s text:c="2"/>}</text:span></text:span></text:p>
      <text:p text:style-name="P97"><text:span text:style-name="Source_20_Text"><text:span text:style-name="T84"><text:s text:c="2"/>console.log('currentPage', currentPage.value);</text:span></text:span></text:p>
      <text:p text:style-name="P97"><text:span text:style-name="Source_20_Text"><text:span text:style-name="T84">}</text:span></text:span></text:p>
      <text:p text:style-name="P7"/>
      <text:p text:style-name="P97"><text:span text:style-name="Source_20_Text"><text:span text:style-name="T84">async function nextPage() {</text:span></text:span></text:p>
      <text:p text:style-name="P97"><text:span text:style-name="Source_20_Text"><text:span text:style-name="T84"><text:s text:c="2"/>if (currentPage.value === 2) {</text:span></text:span></text:p>
      <text:p text:style-name="P97"><text:span text:style-name="Source_20_Text"><text:span text:style-name="T84"><text:s text:c="4"/>await leihvorgangBuchen();</text:span></text:span></text:p>
      <text:p text:style-name="P97"><text:span text:style-name="Source_20_Text"><text:span text:style-name="T84"><text:s text:c="2"/>} else {</text:span></text:span></text:p>
      <text:p text:style-name="P97"><text:span text:style-name="Source_20_Text"><text:span text:style-name="T84"><text:s text:c="4"/>currentPage.value += 1;</text:span></text:span></text:p>
      <text:p text:style-name="P97"><text:span text:style-name="Source_20_Text"><text:span text:style-name="T84"><text:s text:c="4"/>updateUI();</text:span></text:span></text:p>
      <text:p text:style-name="P97"><text:span text:style-name="Source_20_Text"><text:span text:style-name="T84"><text:s text:c="2"/>}</text:span></text:span></text:p>
      <text:p text:style-name="P97"><text:span text:style-name="Source_20_Text"><text:span text:style-name="T84">}</text:span></text:span></text:p>
      <text:p text:style-name="P7"/>
      <text:p text:style-name="P97"><text:span text:style-name="Source_20_Text"><text:span text:style-name="T84">function previousPage() {</text:span></text:span></text:p>
      <text:p text:style-name="P97"><text:span text:style-name="Source_20_Text"><text:span text:style-name="T84"><text:s text:c="2"/>if (currentPage.value &gt; 0) {</text:span></text:span></text:p>
      <text:p text:style-name="P97"><text:span text:style-name="Source_20_Text"><text:span text:style-name="T84"><text:s text:c="4"/>currentPage.value--;</text:span></text:span></text:p>
      <text:p text:style-name="P97"><text:span text:style-name="Source_20_Text"><text:span text:style-name="T84"><text:s text:c="4"/>updateUI();</text:span></text:span></text:p>
      <text:p text:style-name="P97"><text:span text:style-name="Source_20_Text"><text:span text:style-name="T84"><text:s text:c="2"/>}</text:span></text:span></text:p>
      <text:p text:style-name="P98"><text:span text:style-name="Source_20_Text"><text:span text:style-name="T84">}</text:span></text:span></text:p>
      <text:p text:style-name="Text_20_body"><text:span text:style-name="Strong_20_Emphasis"><text:span text:style-name="T84">Initialisierung:</text:span></text:span></text:p>
      <text:p text:style-name="P6">javascript</text:p>
      <text:p text:style-name="P6">Copy code</text:p>
      <text:p text:style-name="P97"><text:span text:style-name="Source_20_Text"><text:span text:style-name="T84">onMounted(() =&gt; {</text:span></text:span></text:p>
      <text:p text:style-name="P97"><text:span text:style-name="Source_20_Text"><text:span text:style-name="T84"><text:s text:c="2"/>updateUI();</text:span></text:span></text:p>
      <text:p text:style-name="P98"><text:span text:style-name="Source_20_Text"><text:span text:style-name="T84">});</text:span></text:span></text:p>
      <text:p text:style-name="Text_20_body"><text:span text:style-name="Strong_20_Emphasis"><text:span text:style-name="T84">Template:</text:span></text:span></text:p>
      <text:p text:style-name="P6">html</text:p>
      <text:p text:style-name="P6">Copy code</text:p>
      <text:p text:style-name="P97"><text:span text:style-name="Source_20_Text"><text:span text:style-name="T84">&lt;v-chip :color="vChipColors[0]" ...&gt; &lt;!-- Schritt 1 --&gt;</text:span></text:span></text:p>
      <text:p text:style-name="P97"><text:span text:style-name="Source_20_Text"><text:span text:style-name="T84"><text:s text:c="2"/>&lt;v-icon icon="mdi-numeric-1-circle" start&gt;&lt;/v-icon&gt;</text:span></text:span></text:p>
      <text:p text:style-name="P97"><text:span text:style-name="Source_20_Text"><text:span text:style-name="T84"><text:s text:c="2"/>Mitglied auswählen</text:span></text:span></text:p>
      <text:p text:style-name="P97"><text:span text:style-name="Source_20_Text"><text:span text:style-name="T84">&lt;/v-chip&gt;</text:span></text:span></text:p>
      <text:p text:style-name="P97"><text:span text:style-name="Source_20_Text"><text:span text:style-name="T84">&lt;v-chip :color="vChipColors[1]" ...&gt; &lt;!-- Schritt 2 --&gt;</text:span></text:span></text:p>
      <text:p text:style-name="P97"><text:span text:style-name="Source_20_Text"><text:span text:style-name="T84"><text:s text:c="2"/>&lt;v-icon icon="mdi-numeric-2-circle" start&gt;&lt;/v-icon&gt;</text:span></text:span></text:p>
      <text:p text:style-name="P97"><text:span text:style-name="Source_20_Text"><text:span text:style-name="T84"><text:s text:c="2"/>Artikel auswählen</text:span></text:span></text:p>
      <text:p text:style-name="P97"><text:span text:style-name="Source_20_Text"><text:span text:style-name="T84">&lt;/v-chip&gt;</text:span></text:span></text:p>
      <text:p text:style-name="P97"><text:span text:style-name="Source_20_Text"><text:span text:style-name="T84">&lt;v-chip :color="vChipColors[2]" ...&gt; &lt;!-- Schritt 3 --&gt;</text:span></text:span></text:p>
      <text:p text:style-name="P97"><text:span text:style-name="Source_20_Text"><text:span text:style-name="T84"><text:s text:c="2"/>&lt;v-icon icon="mdi-numeric-3-circle" start&gt;&lt;/v-icon&gt;</text:span></text:span></text:p>
      <text:p text:style-name="P97"><text:span text:style-name="Source_20_Text"><text:span text:style-name="T84"><text:s text:c="2"/>Vorgang buchen</text:span></text:span></text:p>
      <text:p text:style-name="P98"><text:span text:style-name="Source_20_Text"><text:span text:style-name="T84">&lt;/v-chip&gt;</text:span></text:span></text:p>
      <text:p text:style-name="P5"/>
      <text:h text:style-name="Heading_20_3" text:outline-level="3"><text:bookmark-start text:name="__RefHeading___Toc2388_3394150493"/><text:soft-page-break/><text:span text:style-name="Strong_20_Emphasis"><text:span text:style-name="T84">Schlussfolgerung</text:span></text:span><text:bookmark-end text:name="__RefHeading___Toc2388_3394150493"/></text:h>
      <text:p text:style-name="Text_20_body"><text:span text:style-name="T84">Durch die Verwendung einer Funktion </text:span><text:span text:style-name="Source_20_Text"><text:span text:style-name="T84">updateUI()</text:span></text:span><text:span text:style-name="T84"> können Sie die Aktualisierung der Chip-Farben und des Button-Texts an einer zentralen Stelle verwalten. Dies macht Ihren Code sauberer und leichter wartbar.</text:span></text:p>
      <text:p text:style-name="P30"/>
      <text:p text:style-name="P74">Vuex-Store getters</text:p>
      <text:p text:style-name="P75">getExterneNummernCount<text:span text:style-name="T80">()</text:span></text:p>
      <text:p text:style-name="P62"/>
      <text:p text:style-name="P77"><text:span text:style-name="T110">Das Problem in Ihrem Code entsteht durch den Zugriff auf </text:span><text:span text:style-name="Source_20_Text"><text:span text:style-name="T85">existingItem.externeID.length</text:span></text:span><text:span text:style-name="T110">, da </text:span><text:span text:style-name="Source_20_Text"><text:span text:style-name="T85">existingItem</text:span></text:span><text:span text:style-name="T110"> ein Array von </text:span><text:span text:style-name="Source_20_Text"><text:span text:style-name="T85">cartItem</text:span></text:span><text:span text:style-name="T110">-Objekten ist. Nach der </text:span><text:span text:style-name="Source_20_Text"><text:span text:style-name="T85">filter</text:span></text:span><text:span text:style-name="T110">-Operation bleibt </text:span><text:span text:style-name="Source_20_Text"><text:span text:style-name="T85">existingItem</text:span></text:span><text:span text:style-name="T110"> ein </text:span><text:span text:style-name="Strong_20_Emphasis"><text:span text:style-name="T110">Array</text:span></text:span><text:span text:style-name="T110">, das eine oder mehrere Instanzen von </text:span><text:span text:style-name="Source_20_Text"><text:span text:style-name="T85">cartItem</text:span></text:span><text:span text:style-name="T110"> enthält. Sie können also nicht direkt auf </text:span><text:span text:style-name="Source_20_Text"><text:span text:style-name="T85">existingItem.externeID</text:span></text:span><text:span text:style-name="T110"> zugreifen, da </text:span><text:span text:style-name="Source_20_Text"><text:span text:style-name="T85">existingItem</text:span></text:span><text:span text:style-name="T110"> keine direkte Eigenschaft </text:span><text:span text:style-name="Source_20_Text"><text:span text:style-name="T85">externeID</text:span></text:span><text:span text:style-name="T110"> hat, sondern mehrere Objekte enthält, die diese Eigenschaft haben.</text:span></text:p>
      <text:p text:style-name="P16">Ich erkläre Ihnen, wie Sie das Problem lösen und Ihre gewünschten Schritte erreichen:</text:p>
      <text:list xml:id="list899295774" text:style-name="L15">
        <text:list-item>
          <text:p text:style-name="P276"><text:span text:style-name="Strong_20_Emphasis"><text:span text:style-name="T84">Filtern des Arrays:</text:span></text:span><text:span text:style-name="T84"> Sie filtern </text:span><text:span text:style-name="Source_20_Text"><text:span text:style-name="T84">cartItems</text:span></text:span><text:span text:style-name="T84">, um alle </text:span><text:span text:style-name="Source_20_Text"><text:span text:style-name="T84">cartItem</text:span></text:span><text:span text:style-name="T84">-Objekte zu erhalten, deren </text:span><text:span text:style-name="Source_20_Text"><text:span text:style-name="T84">IDInventarArtikel</text:span></text:span><text:span text:style-name="T84"> mit dem </text:span><text:span text:style-name="Source_20_Text"><text:span text:style-name="T84">idArtikel</text:span></text:span><text:span text:style-name="T84"> übereinstimmt.</text:span></text:p>
        </text:list-item>
        <text:list-item>
          <text:p text:style-name="P276"><text:span text:style-name="Strong_20_Emphasis"><text:span text:style-name="T84">Bereinigen des Arrays </text:span></text:span><text:span text:style-name="Strong_20_Emphasis"><text:span text:style-name="Source_20_Text"><text:span text:style-name="T84">externeID</text:span></text:span></text:span><text:span text:style-name="Strong_20_Emphasis"><text:span text:style-name="T84">:</text:span></text:span><text:span text:style-name="T84"> Für jedes gefundene </text:span><text:span text:style-name="Source_20_Text"><text:span text:style-name="T84">cartItem</text:span></text:span><text:span text:style-name="T84"> möchten Sie das Array </text:span><text:span text:style-name="Source_20_Text"><text:span text:style-name="T84">externeID</text:span></text:span><text:span text:style-name="T84"> bereinigen, um leere Werte (</text:span><text:span text:style-name="Source_20_Text"><text:span text:style-name="T84">''</text:span></text:span><text:span text:style-name="T84">, </text:span><text:span text:style-name="Source_20_Text"><text:span text:style-name="T84">null</text:span></text:span><text:span text:style-name="T84">, </text:span><text:span text:style-name="Source_20_Text"><text:span text:style-name="T84">undefined</text:span></text:span><text:span text:style-name="T84">) zu entfernen.</text:span></text:p>
        </text:list-item>
        <text:list-item>
          <text:p text:style-name="P275"><text:span text:style-name="Strong_20_Emphasis"><text:span text:style-name="T84">Rückgabe der Länge des bereinigten Arrays:</text:span></text:span><text:span text:style-name="T84"> Nach dem Entfernen der leeren Werte möchten Sie die Länge von </text:span><text:span text:style-name="Source_20_Text"><text:span text:style-name="T84">externeID</text:span></text:span><text:span text:style-name="T84"> erhalten.</text:span></text:p>
        </text:list-item>
      </text:list>
      <text:h text:style-name="Heading_20_3" text:outline-level="3"><text:bookmark-start text:name="__RefHeading___Toc2390_3394150493"/><text:span text:style-name="Strong_20_Emphasis"><text:span text:style-name="T84">Lösungsschritte</text:span></text:span><text:bookmark-end text:name="__RefHeading___Toc2390_3394150493"/></text:h>
      <text:p text:style-name="P16">Um die gewünschten Schritte zu erreichen, gehen wir wie folgt vor:</text:p>
      <text:list xml:id="list4101784596" text:style-name="L16">
        <text:list-item>
          <text:p text:style-name="P278"><text:span text:style-name="Strong_20_Emphasis"><text:span text:style-name="T84">Filterung von </text:span></text:span><text:span text:style-name="Strong_20_Emphasis"><text:span text:style-name="Source_20_Text"><text:span text:style-name="T84">cartItems</text:span></text:span></text:span><text:span text:style-name="Strong_20_Emphasis"><text:span text:style-name="T84"> nach </text:span></text:span><text:span text:style-name="Strong_20_Emphasis"><text:span text:style-name="Source_20_Text"><text:span text:style-name="T84">IDInventarArtikel</text:span></text:span></text:span><text:span text:style-name="Strong_20_Emphasis"><text:span text:style-name="T84">.</text:span></text:span></text:p>
        </text:list-item>
        <text:list-item>
          <text:p text:style-name="P278"><text:span text:style-name="Strong_20_Emphasis"><text:span text:style-name="T84">Bereinigung des </text:span></text:span><text:span text:style-name="Strong_20_Emphasis"><text:span text:style-name="Source_20_Text"><text:span text:style-name="T84">externeID</text:span></text:span></text:span><text:span text:style-name="Strong_20_Emphasis"><text:span text:style-name="T84">-Arrays.</text:span></text:span></text:p>
        </text:list-item>
        <text:list-item>
          <text:p text:style-name="P277"><text:span text:style-name="Strong_20_Emphasis"><text:span text:style-name="T84">Berechnung der Länge des bereinigten Arrays.</text:span></text:span></text:p>
        </text:list-item>
      </text:list>
      <text:p text:style-name="P16">Hier ist der überarbeitete Code:</text:p>
      <text:p text:style-name="P6">javascript</text:p>
      <text:p text:style-name="P6">Copy code</text:p>
      <text:p text:style-name="P97"><text:span text:style-name="Source_20_Text"><text:span text:style-name="T84">getExterneNummernCount: (state) =&gt; (idArtikel) =&gt; {</text:span></text:span></text:p>
      <text:p text:style-name="P97"><text:span text:style-name="Source_20_Text"><text:span text:style-name="T84"><text:s text:c="2"/>// Filtert cartItems nach dem passenden IDInventarArtikel</text:span></text:span></text:p>
      <text:p text:style-name="P97"><text:span text:style-name="Source_20_Text"><text:span text:style-name="T84"><text:s text:c="2"/>const existingItems = state.cartItems.filter((cartItem) =&gt;</text:span></text:span></text:p>
      <text:p text:style-name="P97"><text:span text:style-name="Source_20_Text"><text:span text:style-name="T84"><text:s text:c="4"/>cartItem.IDInventarArtikel === idArtikel</text:span></text:span></text:p>
      <text:p text:style-name="P97"><text:span text:style-name="Source_20_Text"><text:span text:style-name="T84"><text:s text:c="2"/>);</text:span></text:span></text:p>
      <text:p text:style-name="P7"/>
      <text:p text:style-name="P97"><text:span text:style-name="Source_20_Text"><text:span text:style-name="T84"><text:s text:c="2"/>// Falls kein passendes Item gefunden wird, geben wir 0 zurück</text:span></text:span></text:p>
      <text:p text:style-name="P97"><text:span text:style-name="Source_20_Text"><text:span text:style-name="T84"><text:s text:c="2"/>if (existingItems.length === 0) {</text:span></text:span></text:p>
      <text:p text:style-name="P97"><text:span text:style-name="Source_20_Text"><text:span text:style-name="T84"><text:s text:c="4"/>return 0;</text:span></text:span></text:p>
      <text:p text:style-name="P97"><text:span text:style-name="Source_20_Text"><text:span text:style-name="T84"><text:s text:c="2"/>}</text:span></text:span></text:p>
      <text:p text:style-name="P7"/>
      <text:p text:style-name="P97"><text:span text:style-name="Source_20_Text"><text:span text:style-name="T84"><text:s text:c="2"/>// Wir nehmen das erste gefundene Item, da IDInventarArtikel eindeutig sein sollte</text:span></text:span></text:p>
      <text:p text:style-name="P97"><text:span text:style-name="Source_20_Text"><text:span text:style-name="T84"><text:s text:c="2"/>const existingItem = existingItems[0];</text:span></text:span></text:p>
      <text:p text:style-name="P7"/>
      <text:p text:style-name="P97"><text:span text:style-name="Source_20_Text"><text:span text:style-name="T84"><text:s text:c="2"/>// Bereinigen des externeID-Arrays, um leere Werte zu entfernen</text:span></text:span></text:p>
      <text:p text:style-name="P97"><text:span text:style-name="Source_20_Text"><text:span text:style-name="T84"><text:s text:c="2"/>const cleanedExterneID = existingItem.externeID.filter(</text:span></text:span></text:p>
      <text:p text:style-name="P97"><text:span text:style-name="Source_20_Text"><text:span text:style-name="T84"><text:s text:c="4"/>(id) =&gt; id !== '' &amp;&amp; id !== null &amp;&amp; id !== undefined</text:span></text:span></text:p>
      <text:p text:style-name="P97"><text:span text:style-name="Source_20_Text"><text:span text:style-name="T84"><text:s text:c="2"/>);</text:span></text:span></text:p>
      <text:p text:style-name="P7"/>
      <text:p text:style-name="P97"><text:soft-page-break/><text:span text:style-name="Source_20_Text"><text:span text:style-name="T84"><text:s text:c="2"/>// Rückgabe der Länge des bereinigten Arrays</text:span></text:span></text:p>
      <text:p text:style-name="P97"><text:span text:style-name="Source_20_Text"><text:span text:style-name="T84"><text:s text:c="2"/>return cleanedExterneID.length;</text:span></text:span></text:p>
      <text:p text:style-name="P98"><text:span text:style-name="Source_20_Text"><text:span text:style-name="T84">}</text:span></text:span></text:p>
      <text:h text:style-name="Heading_20_3" text:outline-level="3"><text:bookmark-start text:name="__RefHeading___Toc2392_3394150493"/><text:span text:style-name="Strong_20_Emphasis"><text:span text:style-name="T84">Erklärung des Codes</text:span></text:span><text:bookmark-end text:name="__RefHeading___Toc2392_3394150493"/></text:h>
      <text:list xml:id="list210647592" text:style-name="L17">
        <text:list-item>
          <text:p text:style-name="P279"><text:span text:style-name="Strong_20_Emphasis"><text:span text:style-name="T84">Filterung der </text:span></text:span><text:span text:style-name="Strong_20_Emphasis"><text:span text:style-name="Source_20_Text"><text:span text:style-name="T84">cartItems</text:span></text:span></text:span><text:span text:style-name="Strong_20_Emphasis"><text:span text:style-name="T84">:</text:span></text:span></text:p>
          <text:p text:style-name="P241">javascript</text:p>
          <text:p text:style-name="P241">Copy code</text:p>
          <text:p text:style-name="P239"><text:span text:style-name="Source_20_Text"><text:span text:style-name="T84">const existingItems = state.cartItems.filter((cartItem) =&gt;</text:span></text:span></text:p>
          <text:p text:style-name="P239"><text:span text:style-name="Source_20_Text"><text:span text:style-name="T84"><text:s text:c="2"/>cartItem.IDInventarArtikel === idArtikel</text:span></text:span></text:p>
          <text:p text:style-name="P240"><text:span text:style-name="Source_20_Text"><text:span text:style-name="T84">);</text:span></text:span></text:p>
          <text:list>
            <text:list-item>
              <text:p text:style-name="P280"><text:span text:style-name="T84">Hier filtern wir </text:span><text:span text:style-name="Source_20_Text"><text:span text:style-name="T84">cartItems</text:span></text:span><text:span text:style-name="T84"> und suchen alle Elemente, deren </text:span><text:span text:style-name="Source_20_Text"><text:span text:style-name="T84">IDInventarArtikel</text:span></text:span><text:span text:style-name="T84"> mit </text:span><text:span text:style-name="Source_20_Text"><text:span text:style-name="T84">idArtikel</text:span></text:span><text:span text:style-name="T84"> übereinstimmt.</text:span></text:p>
            </text:list-item>
            <text:list-item>
              <text:p text:style-name="P280"><text:span text:style-name="T84">Der Filter gibt ein Array (</text:span><text:span text:style-name="Source_20_Text"><text:span text:style-name="T84">existingItems</text:span></text:span><text:span text:style-name="T84">) zurück, das die passenden Objekte enthält.</text:span></text:p>
            </text:list-item>
          </text:list>
        </text:list-item>
        <text:list-item>
          <text:p text:style-name="P279"><text:span text:style-name="Strong_20_Emphasis"><text:span text:style-name="T84">Überprüfung, ob ein </text:span></text:span><text:span text:style-name="Strong_20_Emphasis"><text:span text:style-name="Source_20_Text"><text:span text:style-name="T84">cartItem</text:span></text:span></text:span><text:span text:style-name="Strong_20_Emphasis"><text:span text:style-name="T84"> gefunden wurde:</text:span></text:span></text:p>
          <text:p text:style-name="P241">javascript</text:p>
          <text:p text:style-name="P241">Copy code</text:p>
          <text:p text:style-name="P239"><text:span text:style-name="Source_20_Text"><text:span text:style-name="T84">if (existingItems.length === 0) {</text:span></text:span></text:p>
          <text:p text:style-name="P239"><text:span text:style-name="Source_20_Text"><text:span text:style-name="T84"><text:s text:c="2"/>return 0;</text:span></text:span></text:p>
          <text:p text:style-name="P240"><text:span text:style-name="Source_20_Text"><text:span text:style-name="T84">}</text:span></text:span></text:p>
          <text:list>
            <text:list-item>
              <text:p text:style-name="P280"><text:span text:style-name="T84">Wenn keine passenden Elemente gefunden werden, wird </text:span><text:span text:style-name="Source_20_Text"><text:span text:style-name="T84">0</text:span></text:span><text:span text:style-name="T84"> zurückgegeben.</text:span></text:p>
            </text:list-item>
          </text:list>
        </text:list-item>
        <text:list-item>
          <text:p text:style-name="P279"><text:span text:style-name="Strong_20_Emphasis"><text:span text:style-name="T84">Bereinigen des </text:span></text:span><text:span text:style-name="Strong_20_Emphasis"><text:span text:style-name="Source_20_Text"><text:span text:style-name="T84">externeID</text:span></text:span></text:span><text:span text:style-name="Strong_20_Emphasis"><text:span text:style-name="T84">-Arrays:</text:span></text:span></text:p>
          <text:p text:style-name="P241">javascript</text:p>
          <text:p text:style-name="P241">Copy code</text:p>
          <text:p text:style-name="P239"><text:span text:style-name="Source_20_Text"><text:span text:style-name="T84">const existingItem = existingItems[0];</text:span></text:span></text:p>
          <text:p text:style-name="P239"><text:span text:style-name="Source_20_Text"><text:span text:style-name="T84">const cleanedExterneID = existingItem.externeID.filter(</text:span></text:span></text:p>
          <text:p text:style-name="P239"><text:span text:style-name="Source_20_Text"><text:span text:style-name="T84"><text:s text:c="2"/>(id) =&gt; id !== '' &amp;&amp; id !== null &amp;&amp; id !== undefined</text:span></text:span></text:p>
          <text:p text:style-name="P240"><text:span text:style-name="Source_20_Text"><text:span text:style-name="T84">);</text:span></text:span></text:p>
          <text:list>
            <text:list-item>
              <text:p text:style-name="P280"><text:span text:style-name="T84">Wir greifen auf das erste gefundene </text:span><text:span text:style-name="Source_20_Text"><text:span text:style-name="T84">cartItem</text:span></text:span><text:span text:style-name="T84"> (</text:span><text:span text:style-name="Source_20_Text"><text:span text:style-name="T84">existingItem</text:span></text:span><text:span text:style-name="T84">) zu, weil wir davon ausgehen, dass </text:span><text:span text:style-name="Source_20_Text"><text:span text:style-name="T84">IDInventarArtikel</text:span></text:span><text:span text:style-name="T84"> eindeutig ist.</text:span></text:p>
            </text:list-item>
            <text:list-item>
              <text:p text:style-name="P280"><text:span text:style-name="T84">Das </text:span><text:span text:style-name="Source_20_Text"><text:span text:style-name="T84">externeID</text:span></text:span><text:span text:style-name="T84">-Array wird gefiltert, um leere Werte (</text:span><text:span text:style-name="Source_20_Text"><text:span text:style-name="T84">''</text:span></text:span><text:span text:style-name="T84">, </text:span><text:span text:style-name="Source_20_Text"><text:span text:style-name="T84">null</text:span></text:span><text:span text:style-name="T84">, </text:span><text:span text:style-name="Source_20_Text"><text:span text:style-name="T84">undefined</text:span></text:span><text:span text:style-name="T84">) zu entfernen.</text:span></text:p>
            </text:list-item>
          </text:list>
        </text:list-item>
        <text:list-item>
          <text:p text:style-name="P279"><text:span text:style-name="Strong_20_Emphasis"><text:span text:style-name="T84">Rückgabe der Länge des bereinigten </text:span></text:span><text:span text:style-name="Strong_20_Emphasis"><text:span text:style-name="Source_20_Text"><text:span text:style-name="T84">externeID</text:span></text:span></text:span><text:span text:style-name="Strong_20_Emphasis"><text:span text:style-name="T84">-Arrays:</text:span></text:span></text:p>
          <text:p text:style-name="P241">javascript</text:p>
          <text:p text:style-name="P241">Copy code</text:p>
          <text:p text:style-name="P240"><text:span text:style-name="Source_20_Text"><text:span text:style-name="T84">return cleanedExterneID.length;</text:span></text:span></text:p>
          <text:list>
            <text:list-item>
              <text:p text:style-name="P257">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4">Wichtige Hinweise</text:span></text:span><text:bookmark-end text:name="__RefHeading___Toc2394_3394150493"/></text:h>
      <text:list xml:id="list2265471044" text:style-name="L18">
        <text:list-item>
          <text:p text:style-name="P282"><text:span text:style-name="Strong_20_Emphasis"><text:span text:style-name="T84">Direkter Zugriff auf </text:span></text:span><text:span text:style-name="Strong_20_Emphasis"><text:span text:style-name="Source_20_Text"><text:span text:style-name="T84">existingItem.externeID</text:span></text:span></text:span><text:span text:style-name="T84"> funktioniert nicht, da </text:span><text:span text:style-name="Source_20_Text"><text:span text:style-name="T84">existingItem</text:span></text:span><text:span text:style-name="T84"> ein Array ist. Deshalb greifen wir auf das erste Element (</text:span><text:span text:style-name="Source_20_Text"><text:span text:style-name="T84">existingItem[0]</text:span></text:span><text:span text:style-name="T84">) zu.</text:span></text:p>
        </text:list-item>
        <text:list-item>
          <text:p text:style-name="P282"><text:span text:style-name="Strong_20_Emphasis"><text:span text:style-name="Source_20_Text"><text:span text:style-name="T84">filter</text:span></text:span></text:span><text:span text:style-name="Strong_20_Emphasis"><text:span text:style-name="T84"> auf </text:span></text:span><text:span text:style-name="Strong_20_Emphasis"><text:span text:style-name="Source_20_Text"><text:span text:style-name="T84">externeID</text:span></text:span></text:span><text:span text:style-name="T84"> wird verwendet, um alle ungültigen Werte zu entfernen.</text:span></text:p>
        </text:list-item>
        <text:list-item>
          <text:p text:style-name="P281"><text:soft-page-break/><text:span text:style-name="T84">Wenn </text:span><text:span text:style-name="Source_20_Text"><text:span text:style-name="T84">IDInventarArtikel</text:span></text:span><text:span text:style-name="T84"> mehrfach vorhanden ist und es </text:span><text:span text:style-name="Strong_20_Emphasis"><text:span text:style-name="T84">mehrere passende Objekte</text:span></text:span><text:span text:style-name="T84"> gibt, müssten Sie eventuell die Längen aller bereinigten Arrays zusammenzählen. Dies ist jedoch abhängig von Ihrer Datenstruktur.</text:span></text:p>
        </text:list-item>
      </text:list>
      <text:p text:style-name="Text_20_body"><text:span text:style-name="Strong_20_Emphasis"><text:span text:style-name="T84">Beispiel für mehrere </text:span></text:span><text:span text:style-name="Strong_20_Emphasis"><text:span text:style-name="Source_20_Text"><text:span text:style-name="T84">cartItems</text:span></text:span></text:span><text:span text:style-name="Strong_20_Emphasis"><text:span text:style-name="T84"> mit demselben </text:span></text:span><text:span text:style-name="Strong_20_Emphasis"><text:span text:style-name="Source_20_Text"><text:span text:style-name="T84">idArtikel</text:span></text:span></text:span><text:span text:style-name="Strong_20_Emphasis"><text:span text:style-name="T84">:</text:span></text:span></text:p>
      <text:p text:style-name="Text_20_body"><text:span text:style-name="T84">Falls mehrere </text:span><text:span text:style-name="Source_20_Text"><text:span text:style-name="T84">cartItems</text:span></text:span><text:span text:style-name="T84"> mit demselben </text:span><text:span text:style-name="Source_20_Text"><text:span text:style-name="T84">idArtikel</text:span></text:span><text:span text:style-name="T84"> vorhanden sind, können Sie die Summe aller </text:span><text:span text:style-name="Source_20_Text"><text:span text:style-name="T84">externeID</text:span></text:span><text:span text:style-name="T84">-Längen berechnen:</text:span></text:p>
      <text:p text:style-name="P6">javascript</text:p>
      <text:p text:style-name="P6">Copy code</text:p>
      <text:p text:style-name="P97"><text:span text:style-name="Source_20_Text"><text:span text:style-name="T84">getExterneNummernCount: (state) =&gt; (idArtikel) =&gt; {</text:span></text:span></text:p>
      <text:p text:style-name="P97"><text:span text:style-name="Source_20_Text"><text:span text:style-name="T84"><text:s text:c="2"/>// Filtert cartItems nach dem passenden IDInventarArtikel</text:span></text:span></text:p>
      <text:p text:style-name="P97"><text:span text:style-name="Source_20_Text"><text:span text:style-name="T84"><text:s text:c="2"/>const existingItems = state.cartItems.filter((cartItem) =&gt;</text:span></text:span></text:p>
      <text:p text:style-name="P97"><text:span text:style-name="Source_20_Text"><text:span text:style-name="T84"><text:s text:c="4"/>cartItem.IDInventarArtikel === idArtikel</text:span></text:span></text:p>
      <text:p text:style-name="P97"><text:span text:style-name="Source_20_Text"><text:span text:style-name="T84"><text:s text:c="2"/>);</text:span></text:span></text:p>
      <text:p text:style-name="P7"/>
      <text:p text:style-name="P97"><text:span text:style-name="Source_20_Text"><text:span text:style-name="T84"><text:s text:c="2"/>// Falls kein passendes Item gefunden wird, geben wir 0 zurück</text:span></text:span></text:p>
      <text:p text:style-name="P97"><text:span text:style-name="Source_20_Text"><text:span text:style-name="T84"><text:s text:c="2"/>if (existingItems.length === 0) {</text:span></text:span></text:p>
      <text:p text:style-name="P97"><text:span text:style-name="Source_20_Text"><text:span text:style-name="T84"><text:s text:c="4"/>return 0;</text:span></text:span></text:p>
      <text:p text:style-name="P97"><text:span text:style-name="Source_20_Text"><text:span text:style-name="T84"><text:s text:c="2"/>}</text:span></text:span></text:p>
      <text:p text:style-name="P7"/>
      <text:p text:style-name="P97"><text:span text:style-name="Source_20_Text"><text:span text:style-name="T84"><text:s text:c="2"/>// Bereinigen und Summieren der Länge der externen IDs aller passenden Items</text:span></text:span></text:p>
      <text:p text:style-name="P97"><text:span text:style-name="Source_20_Text"><text:span text:style-name="T84"><text:s text:c="2"/>return existingItems.reduce((acc, cartItem) =&gt; {</text:span></text:span></text:p>
      <text:p text:style-name="P97"><text:span text:style-name="Source_20_Text"><text:span text:style-name="T84"><text:s text:c="4"/>const cleanedExterneID = cartItem.externeID.filter(</text:span></text:span></text:p>
      <text:p text:style-name="P97"><text:span text:style-name="Source_20_Text"><text:span text:style-name="T84"><text:s text:c="6"/>(id) =&gt; id !== '' &amp;&amp; id !== null &amp;&amp; id !== undefined</text:span></text:span></text:p>
      <text:p text:style-name="P97"><text:span text:style-name="Source_20_Text"><text:span text:style-name="T84"><text:s text:c="4"/>);</text:span></text:span></text:p>
      <text:p text:style-name="P97"><text:span text:style-name="Source_20_Text"><text:span text:style-name="T84"><text:s text:c="4"/>return acc + cleanedExterneID.length;</text:span></text:span></text:p>
      <text:p text:style-name="P97"><text:span text:style-name="Source_20_Text"><text:span text:style-name="T84"><text:s text:c="2"/>}, 0);</text:span></text:span></text:p>
      <text:p text:style-name="P98"><text:span text:style-name="Source_20_Text"><text:span text:style-name="T84">}</text:span></text:span></text:p>
      <text:p text:style-name="Text_20_body"><text:span text:style-name="T84">Hier wird für jedes gefundene </text:span><text:span text:style-name="Source_20_Text"><text:span text:style-name="T84">cartItem</text:span></text:span><text:span text:style-name="T84"> das </text:span><text:span text:style-name="Source_20_Text"><text:span text:style-name="T84">externeID</text:span></text:span><text:span text:style-name="T84">-Array bereinigt und die Gesamtlänge summiert.</text:span></text:p>
      <text:h text:style-name="Heading_20_3" text:outline-level="3"><text:bookmark-start text:name="__RefHeading___Toc2396_3394150493"/><text:span text:style-name="Strong_20_Emphasis"><text:span text:style-name="T84">Zusammenfassung</text:span></text:span><text:bookmark-end text:name="__RefHeading___Toc2396_3394150493"/></text:h>
      <text:list xml:id="list1830400372" text:style-name="L19">
        <text:list-item>
          <text:p text:style-name="P284"><text:span text:style-name="T84">Verwenden Sie </text:span><text:span text:style-name="Source_20_Text"><text:span text:style-name="T84">.filter()</text:span></text:span><text:span text:style-name="T84"> auf </text:span><text:span text:style-name="Source_20_Text"><text:span text:style-name="T84">cartItems</text:span></text:span><text:span text:style-name="T84">, um nach dem passenden </text:span><text:span text:style-name="Source_20_Text"><text:span text:style-name="T84">IDInventarArtikel</text:span></text:span><text:span text:style-name="T84"> zu suchen.</text:span></text:p>
        </text:list-item>
        <text:list-item>
          <text:p text:style-name="P284"><text:span text:style-name="T84">Stellen Sie sicher, dass Sie nach der Filterung auf das </text:span><text:span text:style-name="Strong_20_Emphasis"><text:span text:style-name="T84">richtige Objekt</text:span></text:span><text:span text:style-name="T84"> zugreifen (</text:span><text:span text:style-name="Source_20_Text"><text:span text:style-name="T84">existingItems[0]</text:span></text:span><text:span text:style-name="T84">).</text:span></text:p>
        </text:list-item>
        <text:list-item>
          <text:p text:style-name="P284"><text:span text:style-name="Strong_20_Emphasis"><text:span text:style-name="T84">Bereinigen</text:span></text:span><text:span text:style-name="T84"> Sie das </text:span><text:span text:style-name="Source_20_Text"><text:span text:style-name="T84">externeID</text:span></text:span><text:span text:style-name="T84">-Array, bevor Sie die Länge berechnen, um nur gültige Werte zu berücksichtigen.</text:span></text:p>
        </text:list-item>
        <text:list-item>
          <text:p text:style-name="P283"><text:span text:style-name="T84">Passen Sie den Code entsprechend an, wenn es </text:span><text:span text:style-name="Strong_20_Emphasis"><text:span text:style-name="T84">mehrere </text:span></text:span><text:span text:style-name="Strong_20_Emphasis"><text:span text:style-name="Source_20_Text"><text:span text:style-name="T84">cartItems</text:span></text:span></text:span><text:span text:style-name="T84"> mit demselben </text:span><text:span text:style-name="Source_20_Text"><text:span text:style-name="T84">idArtikel</text:span></text:span><text:span text:style-name="T84">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98"><text:span text:style-name="Source_20_Text"><text:span text:style-name="T84">const existingItem = existingItems[0];</text:span></text:span></text:p>
      <text:p text:style-name="Text_20_body"><text:span text:style-name="T84">dient dazu, </text:span><text:span text:style-name="Strong_20_Emphasis"><text:span text:style-name="T84">auf das erste Element</text:span></text:span><text:span text:style-name="T84"> des Arrays </text:span><text:span text:style-name="Source_20_Text"><text:span text:style-name="T84">existingItems</text:span></text:span><text:span text:style-name="T84"> zuzugreifen.</text:span></text:p>
      <text:h text:style-name="Heading_20_3" text:outline-level="3"><text:bookmark-start text:name="__RefHeading___Toc2402_3394150493"/><text:span text:style-name="Strong_20_Emphasis"><text:span text:style-name="T84">Hintergrund</text:span></text:span><text:bookmark-end text:name="__RefHeading___Toc2402_3394150493"/></text:h>
      <text:p text:style-name="Text_20_body"><text:span text:style-name="T84">Nach dem Filtern mit </text:span><text:span text:style-name="Source_20_Text"><text:span text:style-name="T84">filter()</text:span></text:span><text:span text:style-name="T84"> ergibt sich ein </text:span><text:span text:style-name="Strong_20_Emphasis"><text:span text:style-name="T84">Array</text:span></text:span><text:span text:style-name="T84"> (</text:span><text:span text:style-name="Source_20_Text"><text:span text:style-name="T84">existingItems</text:span></text:span><text:span text:style-name="T84">), das alle Elemente aus </text:span><text:span text:style-name="Source_20_Text"><text:span text:style-name="T84">cartItems</text:span></text:span><text:span text:style-name="T84"> enthält, deren </text:span><text:span text:style-name="Source_20_Text"><text:span text:style-name="T84">IDInventarArtikel</text:span></text:span><text:span text:style-name="T84"> mit </text:span><text:span text:style-name="Source_20_Text"><text:span text:style-name="T84">idArtikel</text:span></text:span><text:span text:style-name="T84"> übereinstimmt. Da </text:span><text:span text:style-name="Source_20_Text"><text:span text:style-name="T84">filter()</text:span></text:span><text:span text:style-name="T84"> immer ein </text:span><text:span text:style-name="Strong_20_Emphasis"><text:span text:style-name="T84">Array</text:span></text:span><text:span text:style-name="T84"> zurückgibt, selbst wenn nur ein Element gefunden wurde, ist </text:span><text:span text:style-name="Source_20_Text"><text:span text:style-name="T84">existingItems</text:span></text:span><text:span text:style-name="T84"> immer ein Array.</text:span></text:p>
      <text:p text:style-name="Text_20_body"><text:span text:style-name="T84">Wenn wir sicherstellen können oder davon ausgehen, dass es </text:span><text:span text:style-name="Strong_20_Emphasis"><text:span text:style-name="T84">nur ein passendes Element</text:span></text:span><text:span text:style-name="T84"> für die </text:span><text:span text:style-name="Source_20_Text"><text:span text:style-name="T84">IDInventarArtikel</text:span></text:span><text:span text:style-name="T84"> gibt (d. h., diese ID ist in </text:span><text:span text:style-name="Source_20_Text"><text:span text:style-name="T84">cartItems</text:span></text:span><text:span text:style-name="T84"> eindeutig), dann können wir einfach das </text:span><text:span text:style-name="Strong_20_Emphasis"><text:span text:style-name="T84">erste Element</text:span></text:span><text:span text:style-name="T84"> aus dem Array verwenden – das ist der Zweck von </text:span><text:span text:style-name="Source_20_Text"><text:span text:style-name="T84">existingItems[0]</text:span></text:span><text:span text:style-name="T84">.</text:span></text:p>
      <text:h text:style-name="Heading_20_3" text:outline-level="3"><text:bookmark-start text:name="__RefHeading___Toc2404_3394150493"/><text:span text:style-name="Strong_20_Emphasis"><text:span text:style-name="T84">Warum greifen wir auf das erste Element zu?</text:span></text:span><text:bookmark-end text:name="__RefHeading___Toc2404_3394150493"/></text:h>
      <text:list xml:id="list3293109131" text:style-name="L20">
        <text:list-item>
          <text:p text:style-name="P286"><text:span text:style-name="Strong_20_Emphasis"><text:span text:style-name="T84">Eindeutigkeit</text:span></text:span><text:span text:style-name="T84">: Wenn </text:span><text:span text:style-name="Source_20_Text"><text:span text:style-name="T84">IDInventarArtikel</text:span></text:span><text:span text:style-name="T84"> eine </text:span><text:span text:style-name="Strong_20_Emphasis"><text:span text:style-name="T84">eindeutige Kennung</text:span></text:span><text:span text:style-name="T84"> ist (ähnlich wie eine Primärschlüssel-ID), dann sollte es </text:span><text:span text:style-name="Strong_20_Emphasis"><text:span text:style-name="T84">nur ein einziges </text:span></text:span><text:span text:style-name="Strong_20_Emphasis"><text:span text:style-name="Source_20_Text"><text:span text:style-name="T84">cartItem</text:span></text:span></text:span><text:span text:style-name="T84"> geben, das diese ID hat. In diesem Fall ist </text:span><text:span text:style-name="Source_20_Text"><text:span text:style-name="T84">existingItems</text:span></text:span><text:span text:style-name="T84"> ein Array mit </text:span><text:span text:style-name="Strong_20_Emphasis"><text:span text:style-name="T84">einem einzigen Element</text:span></text:span><text:span text:style-name="T84">.</text:span></text:p>
        </text:list-item>
        <text:list-item>
          <text:p text:style-name="P285"><text:span text:style-name="T84">Durch Zugriff auf </text:span><text:span text:style-name="Source_20_Text"><text:span text:style-name="T84">existingItems[0]</text:span></text:span><text:span text:style-name="T84"> erhalten wir direkt das passende Objekt (</text:span><text:span text:style-name="Source_20_Text"><text:span text:style-name="T84">cartItem</text:span></text:span><text:span text:style-name="T84">),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4">Beispiel</text:span></text:span><text:bookmark-end text:name="__RefHeading___Toc2406_3394150493"/></text:h>
      <text:p text:style-name="Text_20_body"><text:span text:style-name="T84">Angenommen, </text:span><text:span text:style-name="Source_20_Text"><text:span text:style-name="T84">cartItems</text:span></text:span><text:span text:style-name="T84"> enthält folgende Artikel:</text:span></text:p>
      <text:p text:style-name="P6">javascript</text:p>
      <text:p text:style-name="P6">Copy code</text:p>
      <text:p text:style-name="P97"><text:span text:style-name="Source_20_Text"><text:span text:style-name="T84">const cartItems = [</text:span></text:span></text:p>
      <text:p text:style-name="P97"><text:span text:style-name="Source_20_Text"><text:span text:style-name="T84"><text:s text:c="2"/>{ IDInventarArtikel: 1, ArtikelBezeichnung: 'Artikel A', externeID: ['123'] },</text:span></text:span></text:p>
      <text:p text:style-name="P97"><text:span text:style-name="Source_20_Text"><text:span text:style-name="T84"><text:s text:c="2"/>{ IDInventarArtikel: 2, ArtikelBezeichnung: 'Artikel B', externeID: ['456'] },</text:span></text:span></text:p>
      <text:p text:style-name="P98"><text:span text:style-name="Source_20_Text"><text:span text:style-name="T84">];</text:span></text:span></text:p>
      <text:p text:style-name="Text_20_body"><text:span text:style-name="T84">Wenn wir die Funktion </text:span><text:span text:style-name="Source_20_Text"><text:span text:style-name="T84">filter()</text:span></text:span><text:span text:style-name="T84"> nutzen, um alle </text:span><text:span text:style-name="Source_20_Text"><text:span text:style-name="T84">cartItems</text:span></text:span><text:span text:style-name="T84"> mit der </text:span><text:span text:style-name="Source_20_Text"><text:span text:style-name="T84">IDInventarArtikel</text:span></text:span><text:span text:style-name="T84"> von </text:span><text:span text:style-name="Source_20_Text"><text:span text:style-name="T84">1</text:span></text:span><text:span text:style-name="T84"> zu finden:</text:span></text:p>
      <text:p text:style-name="P6">javascript</text:p>
      <text:p text:style-name="P6">Copy code</text:p>
      <text:p text:style-name="P97"><text:span text:style-name="Source_20_Text"><text:span text:style-name="T84">const existingItems = cartItems.filter(</text:span></text:span></text:p>
      <text:p text:style-name="P97"><text:span text:style-name="Source_20_Text"><text:span text:style-name="T84"><text:s text:c="2"/>(cartItem) =&gt; cartItem.IDInventarArtikel === 1</text:span></text:span></text:p>
      <text:p text:style-name="P98"><text:span text:style-name="Source_20_Text"><text:span text:style-name="T84">);</text:span></text:span></text:p>
      <text:p text:style-name="P16">Ergibt dies:</text:p>
      <text:p text:style-name="P6">javascript</text:p>
      <text:p text:style-name="P6">Copy code</text:p>
      <text:p text:style-name="P97"><text:span text:style-name="Source_20_Text"><text:span text:style-name="T84">existingItems = [</text:span></text:span></text:p>
      <text:p text:style-name="P97"><text:soft-page-break/><text:span text:style-name="Source_20_Text"><text:span text:style-name="T84"><text:s text:c="2"/>{ IDInventarArtikel: 1, ArtikelBezeichnung: 'Artikel A', externeID: ['123'] }</text:span></text:span></text:p>
      <text:p text:style-name="P98"><text:span text:style-name="Source_20_Text"><text:span text:style-name="T84">];</text:span></text:span></text:p>
      <text:p text:style-name="Text_20_body"><text:span text:style-name="Source_20_Text"><text:span text:style-name="T84">existingItems</text:span></text:span><text:span text:style-name="T84"> ist ein </text:span><text:span text:style-name="Strong_20_Emphasis"><text:span text:style-name="T84">Array</text:span></text:span><text:span text:style-name="T84">, das </text:span><text:span text:style-name="Strong_20_Emphasis"><text:span text:style-name="T84">ein Objekt</text:span></text:span><text:span text:style-name="T84"> enthält. Da wir aber nur mit </text:span><text:span text:style-name="Strong_20_Emphasis"><text:span text:style-name="T84">einem Artikel</text:span></text:span><text:span text:style-name="T84"> arbeiten möchten, greifen wir auf das erste Element des Arrays zu:</text:span></text:p>
      <text:p text:style-name="P6">javascript</text:p>
      <text:p text:style-name="P6">Copy code</text:p>
      <text:p text:style-name="P98"><text:span text:style-name="Source_20_Text"><text:span text:style-name="T84">const existingItem = existingItems[0];</text:span></text:span></text:p>
      <text:p text:style-name="Text_20_body"><text:span text:style-name="T84">Das Ergebnis ist das einzelne </text:span><text:span text:style-name="Source_20_Text"><text:span text:style-name="T84">cartItem</text:span></text:span><text:span text:style-name="T84">-Objekt:</text:span></text:p>
      <text:p text:style-name="P6">javascript</text:p>
      <text:p text:style-name="P6">Copy code</text:p>
      <text:p text:style-name="P98"><text:span text:style-name="Source_20_Text"><text:span text:style-name="T84">existingItem = { IDInventarArtikel: 1, ArtikelBezeichnung: 'Artikel A', externeID: ['123'] };</text:span></text:span></text:p>
      <text:h text:style-name="Heading_20_3" text:outline-level="3"><text:bookmark-start text:name="__RefHeading___Toc2408_3394150493"/><text:span text:style-name="Strong_20_Emphasis"><text:span text:style-name="T84">Zusammenfassung</text:span></text:span><text:bookmark-end text:name="__RefHeading___Toc2408_3394150493"/></text:h>
      <text:list xml:id="list1334182101" text:style-name="L21">
        <text:list-item>
          <text:p text:style-name="P288"><text:span text:style-name="T84">Nach der </text:span><text:span text:style-name="Source_20_Text"><text:span text:style-name="T84">filter()</text:span></text:span><text:span text:style-name="T84">-Operation bleibt </text:span><text:span text:style-name="Source_20_Text"><text:span text:style-name="T84">existingItems</text:span></text:span><text:span text:style-name="T84"> ein </text:span><text:span text:style-name="Strong_20_Emphasis"><text:span text:style-name="T84">Array</text:span></text:span><text:span text:style-name="T84">, auch wenn nur ein Element darin enthalten ist.</text:span></text:p>
        </text:list-item>
        <text:list-item>
          <text:p text:style-name="P288"><text:span text:style-name="T84">Um einfach mit dem gefilterten </text:span><text:span text:style-name="Strong_20_Emphasis"><text:span text:style-name="T84">Artikel-Objekt</text:span></text:span><text:span text:style-name="T84"> weiterzuarbeiten, greifen wir auf das </text:span><text:span text:style-name="Strong_20_Emphasis"><text:span text:style-name="T84">erste Element</text:span></text:span><text:span text:style-name="T84"> des Arrays (</text:span><text:span text:style-name="Source_20_Text"><text:span text:style-name="T84">existingItems[0]</text:span></text:span><text:span text:style-name="T84">) zu.</text:span></text:p>
        </text:list-item>
        <text:list-item>
          <text:p text:style-name="P287"><text:span text:style-name="T84">Das funktioniert nur dann zuverlässig, wenn </text:span><text:span text:style-name="Strong_20_Emphasis"><text:span text:style-name="T84">klar ist, dass die </text:span></text:span><text:span text:style-name="Strong_20_Emphasis"><text:span text:style-name="Source_20_Text"><text:span text:style-name="T84">IDInventarArtikel</text:span></text:span></text:span><text:span text:style-name="Strong_20_Emphasis"><text:span text:style-name="T84"> eindeutig</text:span></text:span><text:span text:style-name="T84"> ist und das gefilterte Array nur ein Element enthält.</text:span></text:p>
        </text:list-item>
      </text:list>
      <text:p text:style-name="Text_20_body"><text:span text:style-name="T84">Falls es mehrere Elemente mit der gleichen </text:span><text:span text:style-name="Source_20_Text"><text:span text:style-name="T84">IDInventarArtikel</text:span></text:span><text:span text:style-name="T84"> geben könnte, müssten Sie eine andere Methode wählen (zum Beispiel durch Iteration über alle Elemente im </text:span><text:span text:style-name="Source_20_Text"><text:span text:style-name="T84">existingItems</text:span></text:span><text:span text:style-name="T84">-Array).</text:span></text:p>
      <text:p text:style-name="P77"/>
      <text:h text:style-name="P233"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31">watchEffect(() =&gt; {</text:span><text:line-break/><text:span text:style-name="T31"> <text:s/></text:span><text:span text:style-name="T38">cartItems</text:span><text:span text:style-name="T31">.</text:span><text:span text:style-name="T45">value</text:span><text:span text:style-name="T31">.</text:span><text:span text:style-name="T52">forEach</text:span><text:span text:style-name="T31">(item =&gt; {</text:span><text:line-break/><text:span text:style-name="T31"> <text:s text:c="3"/></text:span><text:span text:style-name="T21">const </text:span><text:span text:style-name="T38">menge </text:span><text:span text:style-name="T31">= item.</text:span><text:span text:style-name="T45">Menge</text:span><text:line-break/><text:span text:style-name="T45"> <text:s text:c="3"/></text:span><text:span text:style-name="T21">const </text:span><text:span text:style-name="T38">externeIDCount </text:span><text:span text:style-name="T31">= </text:span><text:span text:style-name="T62">store</text:span><text:span text:style-name="T31">.</text:span><text:span text:style-name="T45">getters</text:span><text:span text:style-name="T31">.</text:span><text:span text:style-name="T45">getExterneNummernCount</text:span><text:span text:style-name="T31">(item.</text:span><text:span text:style-name="T45">IDInventarArtikel</text:span><text:span text:style-name="T31">);</text:span><text:line-break/><text:line-break/><text:span text:style-name="T31"> <text:s text:c="3"/></text:span><text:span text:style-name="T21">if</text:span><text:span text:style-name="T31">(</text:span><text:span text:style-name="T38">menge </text:span><text:span text:style-name="T31">&lt; </text:span><text:span text:style-name="T38">externeIDCount</text:span><text:span text:style-name="T31">){</text:span><text:line-break/><text:span text:style-name="T31"> <text:s text:c="5"/></text:span><text:span text:style-name="T62">console</text:span><text:span text:style-name="T31">.</text:span><text:span text:style-name="T52">log</text:span><text:span text:style-name="T31">(</text:span><text:span text:style-name="T3">'menge &lt; externeIDCount'</text:span><text:span text:style-name="T31">, </text:span><text:span text:style-name="T38">menge</text:span><text:span text:style-name="T31">, </text:span><text:span text:style-name="T38">externeIDCount</text:span><text:span text:style-name="T31">);</text:span><text:line-break/><text:span text:style-name="T31"> <text:s text:c="5"/></text:span><text:span text:style-name="T62">store</text:span><text:span text:style-name="T31">.</text:span><text:span text:style-name="T45">dispatch</text:span><text:span text:style-name="T31">(</text:span><text:span text:style-name="T3">'setExterneInventarNummerToCartItem'</text:span><text:span text:style-name="T31">, {</text:span><text:span text:style-name="T45">idArtikel</text:span><text:span text:style-name="T31">: item.</text:span><text:span text:style-name="T45">IDInventarArtikel</text:span><text:span text:style-name="T31">, </text:span><text:soft-page-break/><text:span text:style-name="T45">correctionInventarNummerCount</text:span><text:span text:style-name="T31">: item.</text:span><text:span text:style-name="T45">Menge</text:span><text:span text:style-name="T31">})</text:span><text:line-break/><text:span text:style-name="T31"> <text:s text:c="3"/>}</text:span><text:line-break/><text:line-break/><text:span text:style-name="T31"> <text:s/>})</text:span><text:line-break/><text:span text:style-name="T31">})</text:span></text:p>
      <text:p text:style-name="P53"/>
      <text:p text:style-name="P56"/>
      <text:p text:style-name="P56"/>
      <text:p text:style-name="P56"/>
      <text:p text:style-name="P8"><text:span text:style-name="T65">In store.js mutation </text:span><text:span text:style-name="T51">setExterneInventarNummerToCartItem</text:span></text:p>
      <text:p text:style-name="P161"/>
      <text:p text:style-name="P55"><text:span text:style-name="T21">if </text:span><text:span text:style-name="T31">(</text:span><text:span text:style-name="T38">existingItem </text:span><text:span text:style-name="T31">&amp;&amp; value.</text:span><text:span text:style-name="T45">correctionInventarNummerCount </text:span><text:span text:style-name="T31">!== </text:span><text:span text:style-name="T21">undefined </text:span><text:span text:style-name="T31">&amp;&amp; value.</text:span><text:span text:style-name="T45">correctionInventarNummerCount </text:span><text:span text:style-name="T31">!== </text:span><text:span text:style-name="T3">''</text:span><text:span text:style-name="T31">) {</text:span><text:line-break/><text:span text:style-name="T31"> <text:s text:c="3"/></text:span><text:span text:style-name="T21">const </text:span><text:span text:style-name="T38">correctionCartItems </text:span><text:span text:style-name="T31">= [];</text:span><text:line-break/><text:span text:style-name="T31"> <text:s text:c="3"/></text:span><text:span text:style-name="T38">correctionCartItems</text:span><text:span text:style-name="T31">.</text:span><text:span text:style-name="T52">push</text:span><text:span text:style-name="T31">(...</text:span><text:span text:style-name="T38">existingItem</text:span><text:span text:style-name="T31">.</text:span><text:span text:style-name="T45">externeID</text:span><text:span text:style-name="T31">);</text:span><text:line-break/><text:span text:style-name="T31"> <text:s text:c="3"/></text:span><text:span text:style-name="T38">existingItem</text:span><text:span text:style-name="T31">.</text:span><text:span text:style-name="T45">externeID </text:span><text:span text:style-name="T31">= [];</text:span><text:line-break/><text:span text:style-name="T31"> <text:s text:c="3"/></text:span><text:span text:style-name="T21">for</text:span><text:span text:style-name="T31">(</text:span><text:span text:style-name="T21">let </text:span><text:span text:style-name="T38">i </text:span><text:span text:style-name="T31">= </text:span><text:span text:style-name="T73">0</text:span><text:span text:style-name="T31">; </text:span><text:span text:style-name="T38">i </text:span><text:span text:style-name="T31">&lt; value.</text:span><text:span text:style-name="T45">correctionInventarNummerCount</text:span><text:span text:style-name="T31">; </text:span><text:span text:style-name="T38">i</text:span><text:span text:style-name="T31">++){</text:span><text:line-break/><text:span text:style-name="T31"> <text:s text:c="7"/></text:span><text:span text:style-name="T38">existingItem</text:span><text:span text:style-name="T31">.</text:span><text:span text:style-name="T45">externeID</text:span><text:span text:style-name="T31">.</text:span><text:span text:style-name="T52">push</text:span><text:span text:style-name="T31">(</text:span><text:span text:style-name="T38">correctionCartItems</text:span><text:span text:style-name="T31">[</text:span><text:span text:style-name="T38">i</text:span><text:span text:style-name="T31">]);</text:span><text:line-break/><text:span text:style-name="T31"> <text:s text:c="3"/>}</text:span><text:line-break/><text:span text:style-name="T31"> <text:s text:c="3"/></text:span><text:span text:style-name="T21">return</text:span><text:span text:style-name="T31">;</text:span><text:line-break/><text:span text:style-name="T31">}</text:span></text:p>
      <text:p text:style-name="P56"/>
      <text:p text:style-name="P56">So ist sichergestellt, dass die Menge mit der Anzahl der erfassten ExternenInventarNummer (v-badge) übereinstimmen.</text:p>
      <text:p text:style-name="P53"/>
      <text:p text:style-name="P53"/>
      <text:h text:style-name="P232" text:outline-level="1"><text:bookmark-start text:name="__RefHeading___Toc2412_3394150493"/>Backend<text:bookmark-end text:name="__RefHeading___Toc2412_3394150493"/></text:h>
      <text:h text:style-name="P233" text:outline-level="2"><text:bookmark-start text:name="__RefHeading___Toc2414_3394150493"/>Sicherheit des Backend:<text:bookmark-end text:name="__RefHeading___Toc2414_3394150493"/></text:h>
      <text:p text:style-name="P59">CORS in app.js:</text:p>
      <text:p text:style-name="P57"><text:span text:style-name="T38">app</text:span><text:span text:style-name="T31">.</text:span><text:span text:style-name="T45">use</text:span><text:span text:style-name="T31">(</text:span><text:span text:style-name="T52">cors</text:span><text:span text:style-name="T31">({</text:span><text:line-break/><text:span text:style-name="T31"> <text:s text:c="3"/></text:span><text:span text:style-name="T45">origin</text:span><text:span text:style-name="T31">: [</text:span><text:span text:style-name="T3">'http://localhost:4000'</text:span><text:span text:style-name="T31">, </text:span><text:span text:style-name="T3">'https://mbdevelop.de'</text:span><text:span text:style-name="T31">], </text:span><text:span text:style-name="T58">// Ersetze dies durch die URL deines Frontends</text:span><text:line-break/><text:span text:style-name="T31">}));</text:span></text:p>
      <text:p text:style-name="P58"/>
      <text:p text:style-name="P58">Allerdings greift dies nur bei Browsers und nicht bei Postman</text:p>
      <text:p text:style-name="P58"/>
      <text:p text:style-name="P68">JWS (Jason-Web-Token) muss das mittelfristige Ziel sein, um nicht nur den Benutzer zu authentifizieren, sondern generell das Backend abzusichern!</text:p>
      <text:p text:style-name="P70"/>
      <text:p text:style-name="P69">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8"/>
      <text:p text:style-name="P73">Daten empfangen aus dem Frontend:</text:p>
      <text:p text:style-name="P46">const {cartItems, IDMitglied, IDBenutzer} = req.body;</text:p>
      <text:p text:style-name="P46">Für mehrere Elemente oder</text:p>
      <text:p text:style-name="P46"><text:soft-page-break/>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99">a</text:span>rtikelAbrufen<text:span text:style-name="T99">()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9">let </text:span><text:span text:style-name="T36">countAbfrageKirterium </text:span><text:span text:style-name="T29">= </text:span><text:span text:style-name="T9">' '</text:span><text:line-break/><text:span text:style-name="T19">if </text:span><text:span text:style-name="T29">(</text:span><text:span text:style-name="T36">IDinventarBuchungenPositionenStatus </text:span><text:span text:style-name="T29">&amp;&amp; </text:span><text:span text:style-name="T36">IDinventarBuchungenPositionenStatus</text:span><text:span text:style-name="T29">.</text:span><text:span text:style-name="T43">length </text:span><text:span text:style-name="T29">&gt; </text:span><text:span text:style-name="T71">0</text:span><text:span text:style-name="T29">) {</text:span><text:line-break/><text:span text:style-name="T29"> <text:s text:c="3"/></text:span><text:span text:style-name="T36">countAbfrageKirterium </text:span><text:span text:style-name="T29">= </text:span><text:span text:style-name="T9">` AND IDinventarBuchungenPositionenStatus IN (</text:span><text:span text:style-name="T29">${</text:span><text:span text:style-name="T36">IDinventarBuchungenPositionenStatus</text:span><text:span text:style-name="T29">}</text:span><text:span text:style-name="T9">)`</text:span><text:line-break/><text:span text:style-name="T29">}</text:span></text:p>
      <text:p text:style-name="P37"/>
      <text:p text:style-name="P42"><text:span text:style-name="T19">let </text:span><text:span text:style-name="T36">sql </text:span><text:span text:style-name="T29">= </text:span><text:span text:style-name="T9">`SELECT</text:span><text:line-break/><text:span text:style-name="T9"> <text:s text:c="18"/>kg.</text:span><text:span text:style-name="T43">Konfektionsgroesse</text:span><text:span text:style-name="T9">,</text:span><text:line-break/><text:span text:style-name="T9"> <text:s text:c="18"/>ia.</text:span><text:span text:style-name="T43">Bildpfad</text:span><text:span text:style-name="T9">,</text:span><text:line-break/><text:span text:style-name="T9"> <text:s text:c="18"/>ia.</text:span><text:span text:style-name="T43">ArtikelBezeichnung</text:span><text:span text:style-name="T9">,</text:span><text:line-break/><text:span text:style-name="T9"> <text:s text:c="18"/>ibp.</text:span><text:span text:style-name="T43">Menge</text:span><text:span text:style-name="T9">,</text:span><text:line-break/><text:span text:style-name="T9"> <text:s text:c="18"/>farbe.</text:span><text:span text:style-name="T43">Bezeichnung</text:span><text:span text:style-name="T9"> AS Farbe,</text:span><text:line-break/><text:span text:style-name="T9"> <text:s text:c="18"/>ibp.</text:span><text:span text:style-name="T43">externeInventarNummer</text:span><text:span text:style-name="T9">,</text:span><text:line-break/><text:span text:style-name="T9"> <text:s text:c="18"/>ibp.</text:span><text:span text:style-name="T43">Preis</text:span><text:span text:style-name="T9">,</text:span><text:line-break/><text:span text:style-name="T9"> <text:s text:c="18"/>ibp.</text:span><text:span text:style-name="T43">IDinventarBuchungenPositionen</text:span><text:span text:style-name="T9">,</text:span><text:line-break/><text:soft-page-break/><text:span text:style-name="T9"> <text:s text:c="18"/>ibps.</text:span><text:span text:style-name="T43">Bezeichnung</text:span><text:span text:style-name="T9"> AS StatusBezeichnung,</text:span><text:line-break/><text:span text:style-name="T9"> <text:s text:c="18"/>ibp.</text:span><text:span text:style-name="T43">IDinventarBuchungenPositionenStatus</text:span><text:span text:style-name="T9">,</text:span><text:line-break/><text:span text:style-name="T9"> <text:s text:c="18"/>ibp.</text:span><text:span text:style-name="T43">StatusDatum</text:span><text:span text:style-name="T9">,</text:span><text:line-break/><text:span text:style-name="T9"> <text:s text:c="18"/>iz.</text:span><text:span text:style-name="T43">Bezeichnung</text:span><text:span text:style-name="T9"> AS ZustandBezeichnung,</text:span><text:line-break/><text:span text:style-name="T9"> <text:s text:c="18"/>ibp.</text:span><text:span text:style-name="T43">Bemerkung</text:span><text:span text:style-name="T9">,</text:span><text:line-break/><text:span text:style-name="T9"> <text:s text:c="18"/>GesamtPreisInfo.</text:span><text:span text:style-name="T43">GesamtPreis</text:span><text:span text:style-name="T9">,</text:span><text:line-break/><text:span text:style-name="T9"> <text:s text:c="18"/>AnzahlPositionenInfo.</text:span><text:span text:style-name="T43">AnzahlPositionen</text:span><text:line-break/><text:span text:style-name="T9"> <text:s text:c="15"/>FROM inventarBuchungen ib</text:span><text:line-break/><text:span text:style-name="T9"> <text:s text:c="14"/>INNER JOIN inventarBuchungenPositionen ibp ON ib.</text:span><text:span text:style-name="T43">IDInventarBuchungen</text:span><text:span text:style-name="T9"> = ibp.</text:span><text:span text:style-name="T43">IDInventarBuchungen</text:span><text:line-break/><text:span text:style-name="T9"> <text:s text:c="14"/>INNER JOIN inventarArtikel ia ON ibp.</text:span><text:span text:style-name="T43">IDInventarArtikel</text:span><text:span text:style-name="T9"> = ia.</text:span><text:span text:style-name="T43">IDInventarArtikel</text:span><text:line-break/><text:span text:style-name="T9"> <text:s text:c="14"/>INNER JOIN konfektionsGroesse kg ON ia.</text:span><text:span text:style-name="T43">IDKonfektionsgroesse</text:span><text:span text:style-name="T9"> = kg.</text:span><text:span text:style-name="T43">IDKonfektionsgroesse</text:span><text:line-break/><text:span text:style-name="T9"> <text:s text:c="14"/>INNER JOIN farbe ON ia.</text:span><text:span text:style-name="T43">IDFarbe</text:span><text:span text:style-name="T9"> = farbe.</text:span><text:span text:style-name="T43">IDFarbe</text:span><text:line-break/><text:span text:style-name="T9"> <text:s text:c="14"/>INNER JOIN inventarBuchungenPositionenStatus ibps ON ibp.</text:span><text:span text:style-name="T43">IDinventarBuchungenPositionenStatus</text:span><text:span text:style-name="T9"> = ibps.</text:span><text:span text:style-name="T43">IDinventarBuchungenPositionenStatus</text:span><text:line-break/><text:span text:style-name="T9"> <text:s text:c="14"/>LEFT JOIN inventarZustand iz ON ibp.</text:span><text:span text:style-name="T43">IDInventarZustand</text:span><text:span text:style-name="T9"> = iz.</text:span><text:span text:style-name="T43">IDInventarZustand</text:span><text:line-break/><text:span text:style-name="T9"> <text:s text:c="14"/>CROSS JOIN </text:span><text:line-break/><text:span text:style-name="T9"> <text:s text:c="14"/>(</text:span><text:line-break/><text:span text:style-name="T9"> <text:s text:c="15"/>SELECT </text:span><text:span text:style-name="T102">SUM</text:span><text:span text:style-name="T9">(ibp2.</text:span><text:span text:style-name="T43">Preis</text:span><text:span text:style-name="T9">) AS GesamtPreis</text:span><text:line-break/><text:span text:style-name="T9"> <text:s text:c="15"/>FROM inventarBuchungenPositionen ibp2</text:span><text:line-break/><text:span text:style-name="T9"> <text:s text:c="15"/>INNER JOIN inventarBuchungen ib2 ON ib2.</text:span><text:span text:style-name="T43">IDInventarBuchungen</text:span><text:span text:style-name="T9"> = ibp2.</text:span><text:span text:style-name="T43">IDInventarBuchungen</text:span><text:line-break/><text:span text:style-name="T9"> <text:s text:c="15"/>WHERE</text:span><text:line-break/><text:span text:style-name="T9"> <text:s text:c="18"/>ib2.</text:span><text:span text:style-name="T43">IDMitglied</text:span><text:span text:style-name="T9"> = ?</text:span></text:p>
      <text:p text:style-name="P141"><text:span text:style-name="T5"><text:tab/> <text:s text:c="6"/></text:span><text:span text:style-name="T25">${</text:span><text:span text:style-name="T34">countAbfrageKirterium</text:span><text:span text:style-name="T25">}</text:span><text:span text:style-name="T67"><text:line-break/></text:span><text:span text:style-name="T5"> <text:s text:c="15"/>) AS GesamtPreisInfo</text:span><text:span text:style-name="T67"><text:line-break/></text:span><text:span text:style-name="T5"> <text:s text:c="14"/>CROSS JOIN </text:span><text:span text:style-name="T67"><text:line-break/></text:span><text:span text:style-name="T5"> <text:s text:c="14"/>(</text:span><text:span text:style-name="T67"><text:line-break/></text:span><text:span text:style-name="T5"> <text:s text:c="15"/>SELECT </text:span><text:span text:style-name="T101">COUNT</text:span><text:span text:style-name="T5">(</text:span><text:span text:style-name="T103">*</text:span><text:span text:style-name="T5">) AS AnzahlPositionen</text:span><text:span text:style-name="T67"><text:line-break/></text:span><text:span text:style-name="T5"> <text:s text:c="15"/>FROM inventarBuchungenPositionen ibp2</text:span><text:span text:style-name="T67"><text:line-break/></text:span><text:span text:style-name="T5"> <text:s text:c="15"/>INNER JOIN inventarBuchungen ib2 ON ib2.</text:span><text:span text:style-name="T41">IDInventarBuchungen</text:span><text:span text:style-name="T5"> = ibp2.</text:span><text:span text:style-name="T41">IDInventarBuchungen</text:span><text:span text:style-name="T67"><text:line-break/></text:span><text:span text:style-name="T5"> <text:s text:c="15"/>WHERE</text:span><text:span text:style-name="T67"><text:line-break/></text:span><text:span text:style-name="T5"> <text:s text:c="18"/>ib2.</text:span><text:span text:style-name="T41">IDMitglied</text:span><text:span text:style-name="T5"> = ?</text:span><text:span text:style-name="T67"><text:line-break/></text:span><text:span text:style-name="T5"> <text:s text:c="19"/></text:span><text:span text:style-name="T25">${</text:span><text:span text:style-name="T34">countAbfrageKirterium</text:span><text:span text:style-name="T25">}</text:span><text:span text:style-name="T67"><text:line-break/></text:span><text:span text:style-name="T5"> <text:s text:c="15"/>) AS AnzahlPositionenInfo</text:span><text:span text:style-name="T67"><text:line-break/></text:span><text:span text:style-name="T5"> <text:s text:c="15"/>WHERE</text:span><text:span text:style-name="T67"><text:line-break/></text:span><text:span text:style-name="T5"> <text:s text:c="19"/>ib.</text:span><text:span text:style-name="T41">IDMitglied</text:span><text:span text:style-name="T5"> = ?`</text:span></text:p>
      <text:p text:style-name="P40"/>
      <text:p text:style-name="P41"/>
      <text:p text:style-name="P39">Auch vom Inhalt der Variable IdinventarBuchungenPositionenStatus wird sql erweitert um das Kriterium.</text:p>
      <text:p text:style-name="P38"><text:span text:style-name="T19">if </text:span><text:span text:style-name="T29">(</text:span><text:span text:style-name="T36">IDinventarBuchungenPositionenStatus </text:span><text:span text:style-name="T29">&amp;&amp; </text:span><text:span text:style-name="T36">IDinventarBuchungenPositionenStatus</text:span><text:span text:style-name="T29">.</text:span><text:span text:style-name="T43">length </text:span><text:span text:style-name="T29">&gt; </text:span><text:span text:style-name="T71">0</text:span><text:span text:style-name="T29">) {</text:span><text:line-break/><text:span text:style-name="T29"> <text:s text:c="3"/></text:span><text:span text:style-name="T36">sql </text:span><text:span text:style-name="T29">+= </text:span><text:span text:style-name="T9">` AND IDinventarBuchungenPositionenStatus IN (</text:span><text:span text:style-name="T29">${</text:span><text:span text:style-name="T36">IDinventarBuchungenPositionenStatus</text:span><text:span text:style-name="T29">}</text:span><text:span text:style-name="T9">) </text:span><text:span text:style-name="T29">${</text:span><text:span text:style-name="T36">orderBy</text:span><text:span text:style-name="T29">}</text:span><text:span text:style-name="T9">`</text:span><text:line-break/><text:span text:style-name="T29">}</text:span><text:span text:style-name="T19">else</text:span><text:span text:style-name="T29">{</text:span><text:line-break/><text:span text:style-name="T29"> <text:s text:c="3"/></text:span><text:span text:style-name="T36">sql </text:span><text:span text:style-name="T29">+= </text:span><text:span text:style-name="T36">orderBy</text:span><text:line-break/><text:span text:style-name="T29">}</text:span></text:p>
      <text:p text:style-name="P37"/>
      <text:p text:style-name="P41"/>
      <text:p text:style-name="P45">Im Frontend wurde die Funktion leihvorgangArtikel() überarbeitet, damit diese Parameter in der URL an das Frontend übergeben kann.</text:p>
      <text:p text:style-name="P45"/>
      <text:p text:style-name="P44"><text:soft-page-break/><text:span text:style-name="T49">leihvorgangArtikel</text:span><text:span text:style-name="T29">(idMitglied, filters = {}) {</text:span><text:line-break/><text:span text:style-name="T29"> <text:s text:c="3"/></text:span><text:span text:style-name="T61">console</text:span><text:span text:style-name="T29">.</text:span><text:span text:style-name="T49">log</text:span><text:span text:style-name="T29">(</text:span><text:span text:style-name="T9">'leihvorgangverwalten idMitglied: '</text:span><text:span text:style-name="T29">, idMitglied);</text:span><text:line-break/><text:span text:style-name="T29"> <text:s text:c="3"/></text:span><text:span text:style-name="T19">return </text:span><text:span text:style-name="T61">Api</text:span><text:span text:style-name="T29">.</text:span><text:span text:style-name="T49">get</text:span><text:span text:style-name="T29">(</text:span><text:span text:style-name="T9">`/leihvorgangverwalten/mitglied/</text:span><text:span text:style-name="T29">${idMitglied}</text:span><text:span text:style-name="T9">`</text:span><text:span text:style-name="T29">, {</text:span><text:line-break/><text:span text:style-name="T29"> <text:s text:c="7"/></text:span><text:span text:style-name="T43">params</text:span><text:span text:style-name="T29">: filters</text:span><text:line-break/><text:span text:style-name="T29"> <text:s text:c="3"/>});</text:span><text:line-break/><text:span text:style-name="T29">},</text:span></text:p>
      <text:p text:style-name="P43"/>
      <text:p text:style-name="P45">Das Backend nimmt diese entgegen:</text:p>
      <text:p text:style-name="P44"><text:span text:style-name="T19">const </text:span><text:span text:style-name="T29">{ </text:span><text:span text:style-name="T36">IDinventarBuchungenPositionenStatus </text:span><text:span text:style-name="T29">} = req.</text:span><text:span text:style-name="T43">query</text:span><text:span text:style-name="T29">;</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61">module</text:span><text:span text:style-name="T29">.</text:span><text:span text:style-name="T43">exports </text:span><text:span text:style-name="T29">= Lager;</text:span></text:p>
      <text:p text:style-name="P19"/>
      <text:p text:style-name="P19">Hierzu die Klasse einbinden:</text:p>
      <text:p text:style-name="P18"><text:span text:style-name="T16">const </text:span><text:span text:style-name="T22">Lager = </text:span><text:span text:style-name="T59">require</text:span><text:span text:style-name="T22">(</text:span><text:span text:style-name="T4">"../database/Lager"</text:span><text:span text:style-name="T22">);</text:span></text:p>
      <text:p text:style-name="P17"/>
      <text:p text:style-name="P17">Die Connection kann auch als bereits geöffnete Transaktion übergeben werden:</text:p>
      <text:p text:style-name="P18"><text:span text:style-name="T33">connection</text:span><text:span text:style-name="T22">.</text:span><text:span text:style-name="T46">beginTransaction</text:span><text:span text:style-name="T22">()</text:span></text:p>
      <text:p text:style-name="P17"/>
      <text:p text:style-name="P17">Objekt erstellen und zwingend die Connection übergeben:</text:p>
      <text:p text:style-name="P18"><text:span text:style-name="T16">const </text:span><text:span text:style-name="T33">lager </text:span><text:span text:style-name="T22">= </text:span><text:span text:style-name="T16">new </text:span><text:span text:style-name="T22">Lager(</text:span><text:span text:style-name="T33">connection</text:span><text:span text:style-name="T22">);</text:span></text:p>
      <text:p text:style-name="P17"/>
      <text:p text:style-name="P17"/>
      <text:p text:style-name="P17"/>
      <text:p text:style-name="P49"><text:span text:style-name="T19">class </text:span><text:span text:style-name="T29">Lager {</text:span><text:line-break/><text:line-break/><text:span text:style-name="T29"> <text:s text:c="3"/></text:span><text:span text:style-name="T19">constructor</text:span><text:span text:style-name="T29">(connection) {</text:span><text:line-break/><text:span text:style-name="T29"> <text:s text:c="7"/></text:span><text:span text:style-name="T19">this</text:span><text:span text:style-name="T29">.</text:span><text:span text:style-name="T43">connection </text:span><text:span text:style-name="T29">= connection;</text:span><text:line-break/><text:span text:style-name="T29"> <text:s text:c="3"/>}</text:span><text:line-break/><text:line-break/><text:span text:style-name="T29"> <text:s text:c="3"/></text:span><text:span text:style-name="T19">async </text:span><text:span text:style-name="T49">lagerBuchungen</text:span><text:span text:style-name="T29">(idInventarBuchungen, idInventarArtikel, idBenutzer, idLagerAktivitaet, veraenderungBestand ){</text:span><text:line-break/><text:span text:style-name="T29"> <text:s text:c="7"/></text:span><text:span text:style-name="T19">if</text:span><text:span text:style-name="T29">(idInventarBuchungen === </text:span><text:span text:style-name="T9">'' </text:span><text:span text:style-name="T29">|| idInventarBuchungen === </text:span><text:span text:style-name="T19">undefined</text:span><text:span text:style-name="T29">){</text:span><text:line-break/><text:span text:style-name="T29"> <text:s text:c="11"/></text:span><text:span text:style-name="T61">console</text:span><text:span text:style-name="T29">.</text:span><text:span text:style-name="T49">log</text:span><text:span text:style-name="T29">(</text:span><text:span text:style-name="T9">'idInventarBuchungen ist leer'</text:span><text:span text:style-name="T29">);</text:span><text:line-break/><text:span text:style-name="T29"> <text:s text:c="11"/></text:span><text:span text:style-name="T19">throw new </text:span><text:span text:style-name="T49">Error</text:span><text:span text:style-name="T29">(</text:span><text:span text:style-name="T9">'idInventarBuchungen ist leer'</text:span><text:span text:style-name="T29">);</text:span><text:line-break/><text:span text:style-name="T29"> <text:s text:c="7"/>}</text:span><text:line-break/><text:span text:style-name="T29"> <text:s text:c="7"/></text:span><text:span text:style-name="T19">if</text:span><text:span text:style-name="T29">(idInventarArtikel === </text:span><text:span text:style-name="T9">'' </text:span><text:span text:style-name="T29">|| idInventarArtikel === </text:span><text:span text:style-name="T19">undefined</text:span><text:span text:style-name="T29">){</text:span><text:line-break/><text:span text:style-name="T29"> <text:s text:c="11"/></text:span><text:span text:style-name="T61">console</text:span><text:span text:style-name="T29">.</text:span><text:span text:style-name="T49">log</text:span><text:span text:style-name="T29">(</text:span><text:span text:style-name="T9">'idInventarArtikel ist leer'</text:span><text:span text:style-name="T29">);</text:span><text:line-break/><text:span text:style-name="T29"> <text:s text:c="11"/></text:span><text:span text:style-name="T19">throw new </text:span><text:span text:style-name="T49">Error</text:span><text:span text:style-name="T29">(</text:span><text:span text:style-name="T9">'idInventarArtikel ist leer'</text:span><text:span text:style-name="T29">);</text:span><text:line-break/><text:span text:style-name="T29"> <text:s text:c="7"/>}</text:span><text:line-break/><text:span text:style-name="T29"> <text:s text:c="7"/></text:span><text:span text:style-name="T19">if</text:span><text:span text:style-name="T29">(idBenutzer === </text:span><text:span text:style-name="T9">'' </text:span><text:span text:style-name="T29">|| idBenutzer === </text:span><text:span text:style-name="T19">undefined</text:span><text:span text:style-name="T29">){</text:span><text:line-break/><text:span text:style-name="T29"> <text:s text:c="11"/></text:span><text:span text:style-name="T61">console</text:span><text:span text:style-name="T29">.</text:span><text:span text:style-name="T49">log</text:span><text:span text:style-name="T29">(</text:span><text:span text:style-name="T9">'idBenutzer ist leer'</text:span><text:span text:style-name="T29">);</text:span><text:line-break/><text:span text:style-name="T29"> <text:s text:c="11"/></text:span><text:span text:style-name="T19">throw new </text:span><text:span text:style-name="T49">Error</text:span><text:span text:style-name="T29">(</text:span><text:span text:style-name="T9">'idBenutzer ist leer'</text:span><text:span text:style-name="T29">);</text:span><text:line-break/><text:span text:style-name="T29"> <text:s text:c="7"/>}</text:span><text:line-break/><text:span text:style-name="T29"> <text:s text:c="7"/></text:span><text:span text:style-name="T19">if</text:span><text:span text:style-name="T29">(idLagerAktivitaet === </text:span><text:span text:style-name="T9">'' </text:span><text:span text:style-name="T29">|| idLagerAktivitaet === </text:span><text:span text:style-name="T19">undefined</text:span><text:span text:style-name="T29">){</text:span><text:line-break/><text:span text:style-name="T29"> <text:s text:c="11"/></text:span><text:span text:style-name="T61">console</text:span><text:span text:style-name="T29">.</text:span><text:span text:style-name="T49">log</text:span><text:span text:style-name="T29">(</text:span><text:span text:style-name="T9">'idLagerAktivitaet ist leer'</text:span><text:span text:style-name="T29">);</text:span><text:line-break/><text:span text:style-name="T29"> <text:s text:c="11"/></text:span><text:span text:style-name="T19">throw new </text:span><text:span text:style-name="T49">Error</text:span><text:span text:style-name="T29">(</text:span><text:span text:style-name="T9">'idLagerAktivitaet ist leer'</text:span><text:span text:style-name="T29">);</text:span><text:line-break/><text:span text:style-name="T29"> <text:s text:c="7"/>}</text:span><text:line-break/><text:soft-page-break/><text:span text:style-name="T29"> <text:s text:c="7"/></text:span><text:span text:style-name="T19">if</text:span><text:span text:style-name="T29">(veraenderungBestand === </text:span><text:span text:style-name="T9">'' </text:span><text:span text:style-name="T29">|| veraenderungBestand === </text:span><text:span text:style-name="T19">undefined </text:span><text:span text:style-name="T29">|| veraenderungBestand &lt;= </text:span><text:span text:style-name="T71">0</text:span><text:span text:style-name="T29">){</text:span><text:line-break/><text:span text:style-name="T29"> <text:s text:c="11"/></text:span><text:span text:style-name="T61">console</text:span><text:span text:style-name="T29">.</text:span><text:span text:style-name="T49">log</text:span><text:span text:style-name="T29">(</text:span><text:span text:style-name="T9">'veraenderungBestand falscher Wert'</text:span><text:span text:style-name="T29">);</text:span><text:line-break/><text:span text:style-name="T29"> <text:s text:c="11"/></text:span><text:span text:style-name="T19">throw new </text:span><text:span text:style-name="T49">Error</text:span><text:span text:style-name="T29">(</text:span><text:span text:style-name="T9">'veraenderungBestand ist leer'</text:span><text:span text:style-name="T29">); <text:s text:c="7"/>}</text:span><text:line-break/><text:line-break/><text:span text:style-name="T29"> <text:s text:c="7"/></text:span><text:span text:style-name="T56">//Aktuelle BuchungsAktivitaeten</text:span><text:line-break/><text:span text:style-name="T56"> <text:s text:c="7"/>//1 = Zugang</text:span><text:line-break/><text:span text:style-name="T56"> <text:s text:c="7"/>//2 = Abgang</text:span><text:line-break/><text:span text:style-name="T56"> <text:s text:c="7"/>//3 = storno</text:span><text:line-break/><text:line-break/><text:span text:style-name="T56"> <text:s text:c="7"/></text:span><text:span text:style-name="T19">try</text:span><text:span text:style-name="T29">{</text:span><text:line-break/><text:span text:style-name="T29"> <text:s text:c="11"/></text:span><text:span text:style-name="T19">let </text:span><text:span text:style-name="T36">sql </text:span><text:span text:style-name="T29">= </text:span><text:span text:style-name="T9">`INSERT INTO lagerBuchungen </text:span><text:line-break/><text:span text:style-name="T9"> <text:s text:c="17"/>(</text:span><text:span text:style-name="T43">IDInventarBuchungen</text:span><text:span text:style-name="T9">, </text:span><text:span text:style-name="T43">IDInventarArtikel</text:span><text:span text:style-name="T9">, </text:span><text:span text:style-name="T43">IDBenutzer</text:span><text:span text:style-name="T9">, </text:span><text:span text:style-name="T43">IDLagerAktivitaet</text:span><text:span text:style-name="T9">, </text:span><text:span text:style-name="T43">VeränderungBestand</text:span><text:span text:style-name="T9">) </text:span><text:line-break/><text:span text:style-name="T9"> <text:s text:c="17"/>VALUES (?, ?, ?, ?, ?)`</text:span><text:line-break/><text:line-break/><text:span text:style-name="T9"> <text:s text:c="11"/></text:span><text:span text:style-name="T19">const </text:span><text:span text:style-name="T36">result </text:span><text:span text:style-name="T29">= </text:span><text:span text:style-name="T19">await this</text:span><text:span text:style-name="T29">.</text:span><text:span text:style-name="T43">connection</text:span><text:span text:style-name="T29">.</text:span><text:span text:style-name="T49">execute</text:span><text:span text:style-name="T29">(</text:span><text:span text:style-name="T36">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19">return true</text:span><text:span text:style-name="T29">;</text:span><text:line-break/><text:span text:style-name="T29"> <text:s text:c="7"/>}</text:span><text:span text:style-name="T19">catch</text:span><text:span text:style-name="T29">(error){</text:span><text:line-break/><text:span text:style-name="T29"> <text:s text:c="11"/></text:span><text:span text:style-name="T61">console</text:span><text:span text:style-name="T29">.</text:span><text:span text:style-name="T49">log</text:span><text:span text:style-name="T29">(</text:span><text:span text:style-name="T9">'FEHLER: lagerBuchungen'</text:span><text:span text:style-name="T29">, error);</text:span><text:line-break/><text:span text:style-name="T29"> <text:s text:c="11"/></text:span><text:span text:style-name="T19">throw </text:span><text:span text:style-name="T29">error; <text:s text:c="7"/>}</text:span><text:line-break/><text:line-break/><text:span text:style-name="T29"> <text:s text:c="3"/>}</text:span><text:line-break/><text:line-break/><text:span text:style-name="T29"> <text:s text:c="3"/></text:span><text:span text:style-name="T19">async </text:span><text:span text:style-name="T49">lagerBestandAenderung</text:span><text:span text:style-name="T29">(menge, idInventarArtikel){</text:span><text:line-break/><text:span text:style-name="T29"> <text:s text:c="7"/></text:span><text:span text:style-name="T56">//Lagerbestands-Änderung vornehmen.</text:span><text:line-break/><text:span text:style-name="T56"> <text:s text:c="7"/>//Für Bestandsänderung</text:span><text:line-break/><text:line-break/><text:span text:style-name="T56"> <text:s text:c="7"/></text:span><text:span text:style-name="T19">if</text:span><text:span text:style-name="T29">(menge === </text:span><text:span text:style-name="T9">'' </text:span><text:span text:style-name="T29">|| menge === </text:span><text:span text:style-name="T19">undefined</text:span><text:span text:style-name="T29">){</text:span><text:line-break/><text:span text:style-name="T29"> <text:s text:c="11"/></text:span><text:span text:style-name="T61">console</text:span><text:span text:style-name="T29">.</text:span><text:span text:style-name="T49">log</text:span><text:span text:style-name="T29">(</text:span><text:span text:style-name="T9">'menge ist leer'</text:span><text:span text:style-name="T29">);</text:span><text:line-break/><text:span text:style-name="T29"> <text:s text:c="11"/></text:span><text:span text:style-name="T19">throw new </text:span><text:span text:style-name="T49">Error</text:span><text:span text:style-name="T29">(</text:span><text:span text:style-name="T9">'menge ist leer'</text:span><text:span text:style-name="T29">);</text:span><text:line-break/><text:span text:style-name="T29"> <text:s text:c="7"/>}</text:span><text:line-break/><text:span text:style-name="T29"> <text:s text:c="7"/></text:span><text:span text:style-name="T19">if</text:span><text:span text:style-name="T29">(idInventarArtikel === </text:span><text:span text:style-name="T9">'' </text:span><text:span text:style-name="T29">|| idInventarArtikel === </text:span><text:span text:style-name="T19">undefined</text:span><text:span text:style-name="T29">){</text:span><text:line-break/><text:span text:style-name="T29"> <text:s text:c="11"/></text:span><text:span text:style-name="T61">console</text:span><text:span text:style-name="T29">.</text:span><text:span text:style-name="T49">log</text:span><text:span text:style-name="T29">(</text:span><text:span text:style-name="T9">'idInventarArtikel ist leer'</text:span><text:span text:style-name="T29">);</text:span><text:line-break/><text:span text:style-name="T29"> <text:s text:c="11"/></text:span><text:span text:style-name="T19">throw new </text:span><text:span text:style-name="T49">Error</text:span><text:span text:style-name="T29">(</text:span><text:span text:style-name="T9">'idInventarArtikel ist leer'</text:span><text:span text:style-name="T29">);</text:span><text:line-break/><text:span text:style-name="T29"> <text:s text:c="7"/>}</text:span><text:line-break/><text:line-break/><text:span text:style-name="T29"> <text:s text:c="7"/></text:span><text:span text:style-name="T19">let </text:span><text:span text:style-name="T36">sql </text:span><text:span text:style-name="T29">= </text:span><text:span text:style-name="T9">`UPDATE lager SET </text:span><text:span text:style-name="T43">Bestand</text:span><text:span text:style-name="T9"> = </text:span><text:span text:style-name="T43">Bestand</text:span><text:span text:style-name="T9"> + ? WHERE </text:span><text:span text:style-name="T43">IDInventarArtikel</text:span><text:span text:style-name="T9"> = ?`</text:span><text:line-break/><text:span text:style-name="T9"> <text:s text:c="7"/></text:span><text:span text:style-name="T19">try</text:span><text:span text:style-name="T29">{</text:span><text:line-break/><text:span text:style-name="T29"> <text:s text:c="11"/></text:span><text:span text:style-name="T19">const </text:span><text:span text:style-name="T36">result </text:span><text:span text:style-name="T29">= </text:span><text:span text:style-name="T19">await this</text:span><text:span text:style-name="T29">.</text:span><text:span text:style-name="T43">connection</text:span><text:span text:style-name="T29">.</text:span><text:span text:style-name="T49">execute</text:span><text:span text:style-name="T29">(</text:span><text:span text:style-name="T36">sql</text:span><text:span text:style-name="T29">, [menge, idInventarArtikel]);</text:span><text:line-break/><text:span text:style-name="T29"> <text:s text:c="7"/>}</text:span><text:span text:style-name="T19">catch</text:span><text:span text:style-name="T29">(err){</text:span><text:line-break/><text:span text:style-name="T29"> <text:s text:c="11"/></text:span><text:span text:style-name="T19">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61">module</text:span><text:span text:style-name="T29">.</text:span><text:span text:style-name="T43">exports </text:span><text:span text:style-name="T29">= Lager;</text:span></text:p>
      <text:p text:style-name="P48"/>
      <text:h text:style-name="P232"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5">I</text:span>n der Tabelle <text:span text:style-name="T81">inventarBuchungenPositionen</text:span> sind sämtliche ausgeliehen Artikel enthalten. Die Menge der jeweiligen Position wird bei der Buchung aufgeteilt in einzelne Buchungen, da jeder Artikel eine externeID bekommen kann, die ich Vorfeld nicht <text:span text:style-name="T86">kenne</text:span>. </text:p>
      <text:p text:style-name="P9">Der Gedanke ist nun, dass jede Position einen Status erhält, damit auch Positionsebene ein Artikel zurück gegeben werden kann. Wenn zum Beispiel eine Person 2 Hexenpeter ausl<text:span text:style-name="T87">ei</text:span>ht und einen davon zurückgibt, kann dieser wieder in den Bestand eingebucht werden, ohne das dazu der Eintrag in der Tabelle <text:span text:style-name="T81">inventarBuchungen</text:span> zwingend geändert werden muss, da die verliehene Artikel in der <text:span text:style-name="T64">inventarBuchungenPositionen</text:span><text:span text:style-name="T63"> verwaltet werden. </text:span></text:p>
      <text:p text:style-name="P76"/>
      <text:p text:style-name="P9">Die Tabelle <text:span text:style-name="T81">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81">inventarBuchungenPositionenStatus</text:span>, dient dazu um den jeweiligen Status einer Position zu definieren. Ich <text:span text:style-name="T87">habe </text:span>mich dafür entschieden, die jeweilige Position bei einem Tau<text:span text:style-name="T88">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71"/>
      <text:h text:style-name="Heading_20_3" text:outline-level="3"><text:bookmark-start text:name="__RefHeading___Toc36506_3394150493"/>Aufbau <text:span text:style-name="T91">Leihvorgänge im Backend für die Verwaltung abrufen (/leihvorgaenge)</text:span>:<text:bookmark-end text:name="__RefHeading___Toc36506_3394150493"/></text:h>
      <text:p text:style-name="P156">Allerdings sehe ich hier Probleme bei der Performance der Anwendung.</text:p>
      <text:p text:style-name="P102">Deshalb werden beim Aufruf der Seite /leihvorgangverwalten nur die nötigsten Daten abgebrufen:</text:p>
      <text:p text:style-name="Standard"/>
      <text:p text:style-name="P100">Die offenen Leihvorgänge nach Mitglieder abrufen:</text:p>
      <text:p text:style-name="P101"><text:span text:style-name="T53">// Hier werden alle Mitglieder abgerufen</text:span><text:line-break/><text:span text:style-name="T22">onMounted(</text:span><text:span text:style-name="T16">async </text:span><text:span text:style-name="T22">() =&gt; {</text:span><text:line-break/><text:span text:style-name="T22"> <text:s/></text:span><text:span text:style-name="T16">try </text:span><text:span text:style-name="T22">{</text:span><text:line-break/><text:span text:style-name="T22"> <text:s text:c="3"/></text:span><text:span text:style-name="T16">const </text:span><text:span text:style-name="T33">response </text:span><text:span text:style-name="T22">= </text:span><text:span text:style-name="T16">await </text:span><text:span text:style-name="T59">AuthenticationService</text:span><text:span text:style-name="T22">.</text:span><text:span text:style-name="T46">leihvorgangVerwalten</text:span><text:span text:style-name="T22">();</text:span><text:line-break/><text:span text:style-name="T22"> <text:s text:c="3"/></text:span><text:span text:style-name="T33">leihvorgaengeMitgliederAbrufen</text:span><text:span text:style-name="T22">.</text:span><text:span text:style-name="T39">value </text:span><text:span text:style-name="T22">= </text:span><text:span text:style-name="T33">response</text:span><text:span text:style-name="T22">.</text:span><text:span text:style-name="T39">data</text:span><text:span text:style-name="T22">.</text:span><text:span text:style-name="T46">map</text:span><text:span text:style-name="T22">(member =&gt; ({</text:span><text:line-break/><text:span text:style-name="T22"> <text:s text:c="5"/>...member,</text:span><text:line-break/><text:span text:style-name="T22"> <text:s text:c="5"/></text:span><text:span text:style-name="T39">leihvorgaengeArtikelDetails</text:span><text:span text:style-name="T22">: [],</text:span><text:line-break/><text:span text:style-name="T22"> <text:s text:c="5"/></text:span><text:span text:style-name="T39">dataLoaded</text:span><text:span text:style-name="T22">: </text:span><text:span text:style-name="T16">false</text:span><text:span text:style-name="T22">,</text:span><text:line-break/><text:span text:style-name="T22"> <text:s text:c="3"/>}));</text:span><text:line-break/><text:soft-page-break/><text:span text:style-name="T22"> <text:s text:c="3"/></text:span><text:span text:style-name="T59">console</text:span><text:span text:style-name="T22">.</text:span><text:span text:style-name="T46">log</text:span><text:span text:style-name="T22">(</text:span><text:span text:style-name="T4">'leihvorgaengeMitgliederAbrufen erfolgreich'</text:span><text:span text:style-name="T22">, </text:span><text:span text:style-name="T33">leihvorgaengeMitgliederAbrufen</text:span><text:span text:style-name="T22">.</text:span><text:span text:style-name="T39">value</text:span><text:span text:style-name="T22">);</text:span><text:line-break/><text:span text:style-name="T22"> <text:s/>} </text:span><text:span text:style-name="T16">catch </text:span><text:span text:style-name="T22">(error) {</text:span><text:line-break/><text:span text:style-name="T22"> <text:s text:c="3"/></text:span><text:span text:style-name="T59">console</text:span><text:span text:style-name="T22">.</text:span><text:span text:style-name="T46">log</text:span><text:span text:style-name="T22">(</text:span><text:span text:style-name="T4">'Abruf der Daten leihvorgaengeMitgliederAbrufen fehlgeschlagen'</text:span><text:span text:style-name="T22">, error);</text:span><text:line-break/><text:span text:style-name="T22"> <text:s/>}</text:span><text:line-break/><text:span text:style-name="T22">});</text:span></text:p>
      <text:p text:style-name="P100"/>
      <text:p text:style-name="P100">Mit klick auf das expansion Element werden die verliehene Artikel abgerufen:</text:p>
      <text:p text:style-name="Standard"/>
      <text:p text:style-name="P99"><text:span text:style-name="T53">// Mit Klick auf eines der Mitglieder werden die verliehene Artikel je Mitglied abgerufen</text:span><text:line-break/><text:span text:style-name="T16">async function </text:span><text:span text:style-name="T46">expansionForLeihvorgang</text:span><text:span text:style-name="T22">(member) {</text:span><text:line-break/><text:span text:style-name="T22"> <text:s/></text:span><text:span text:style-name="T16">if </text:span><text:span text:style-name="T22">(!member.</text:span><text:span text:style-name="T39">dataLoaded</text:span><text:span text:style-name="T22">) {</text:span><text:line-break/><text:span text:style-name="T22"> <text:s text:c="3"/></text:span><text:span text:style-name="T16">try </text:span><text:span text:style-name="T22">{</text:span><text:line-break/><text:span text:style-name="T22"> <text:s text:c="5"/></text:span><text:span text:style-name="T16">const </text:span><text:span text:style-name="T33">response </text:span><text:span text:style-name="T22">= </text:span><text:span text:style-name="T16">await </text:span><text:span text:style-name="T59">AuthenticationService</text:span><text:span text:style-name="T22">.</text:span><text:span text:style-name="T46">leihvorgangArtikel</text:span><text:span text:style-name="T22">(member.</text:span><text:span text:style-name="T39">easyVereinMitglied_id</text:span><text:span text:style-name="T22">);</text:span><text:line-break/><text:span text:style-name="T22"> <text:s text:c="5"/>member.</text:span><text:span text:style-name="T39">leihvorgaengeArtikelDetails </text:span><text:span text:style-name="T22">= </text:span><text:span text:style-name="T33">response</text:span><text:span text:style-name="T22">.</text:span><text:span text:style-name="T39">data</text:span><text:span text:style-name="T22">;</text:span><text:line-break/><text:span text:style-name="T22"> <text:s text:c="5"/>member.</text:span><text:span text:style-name="T39">dataLoaded </text:span><text:span text:style-name="T22">= </text:span><text:span text:style-name="T16">true</text:span><text:span text:style-name="T22">;</text:span><text:line-break/><text:span text:style-name="T22"> <text:s text:c="5"/></text:span><text:span text:style-name="T53">//Der Gesamtpreis kommt auch über die Abfrage, wird aber in ein separates Element des Objekte member geschrieben</text:span><text:line-break/><text:span text:style-name="T53"> <text:s text:c="5"/></text:span><text:span text:style-name="T22">member.</text:span><text:span text:style-name="T39">gesamtPreis </text:span><text:span text:style-name="T22">= member.</text:span><text:span text:style-name="T39">leihvorgaengeArtikelDetails</text:span><text:span text:style-name="T22">[</text:span><text:span text:style-name="T70">0</text:span><text:span text:style-name="T22">].inventarBuchungenPositionen_GesamtPreis</text:span><text:line-break/><text:span text:style-name="T22"> <text:s text:c="5"/>member.</text:span><text:span text:style-name="T39">anzahlArtikel </text:span><text:span text:style-name="T22">= member.</text:span><text:span text:style-name="T39">leihvorgaengeArtikelDetails</text:span><text:span text:style-name="T22">[</text:span><text:span text:style-name="T70">0</text:span><text:span text:style-name="T22">].inventarBuchungenPositionen_Count</text:span><text:line-break/><text:span text:style-name="T22"> <text:s text:c="5"/></text:span><text:span text:style-name="T59">console</text:span><text:span text:style-name="T22">.</text:span><text:span text:style-name="T46">log</text:span><text:span text:style-name="T22">(</text:span><text:span text:style-name="T4">`Leihvorgänge für Mitglied </text:span><text:span text:style-name="T22">${member.</text:span><text:span text:style-name="T39">easyVereinMitglied_id</text:span><text:span text:style-name="T22">}</text:span><text:span text:style-name="T4"> erfolgreich`</text:span><text:span text:style-name="T22">, member.</text:span><text:span text:style-name="T39">leihvorgaengeArtikelDetails</text:span><text:span text:style-name="T22">);</text:span><text:line-break/><text:span text:style-name="T22"> <text:s text:c="3"/>} </text:span><text:span text:style-name="T16">catch </text:span><text:span text:style-name="T22">(error) {</text:span><text:line-break/><text:span text:style-name="T22"> <text:s text:c="5"/></text:span><text:span text:style-name="T59">console</text:span><text:span text:style-name="T22">.</text:span><text:span text:style-name="T46">log</text:span><text:span text:style-name="T22">(</text:span><text:span text:style-name="T4">`Abruf der Daten für Mitglied </text:span><text:span text:style-name="T22">${member.</text:span><text:span text:style-name="T39">easyVereinMitglied_id</text:span><text:span text:style-name="T22">}</text:span><text:span text:style-name="T4"> fehlgeschlagen`</text:span><text:span text:style-name="T22">, error);</text:span><text:line-break/><text:span text:style-name="T22"> <text:s text:c="3"/>}</text:span><text:line-break/><text:span text:style-name="T22"> <text:s/>}</text:span><text:line-break/><text:span text:style-name="T22">}</text:span></text:p>
      <text:p text:style-name="Standard"/>
      <text:p text:style-name="P103"><text:span text:style-name="T89">Hierbei ist zu beachten, dass die Daten beim Backend nur einmal abgerufen werden. Dies wird</text:span><text:span text:style-name="T40"> </text:span>durch member.dataLoaded <text:span text:style-name="T90">sichergestellt. Sollten die Daten erneute vom Backend abgerufen werden müssen, muss der Wert in member.dataLoaded = false gesetzt werden.</text:span></text:p>
      <text:p text:style-name="P103"/>
      <text:h text:style-name="Heading_20_2" text:outline-level="2"><text:bookmark-start text:name="__RefHeading___Toc374183_3394150493"/>DialogRuecknahme und wie die Daten an den Dialog übergeben werden:<text:bookmark-end text:name="__RefHeading___Toc374183_3394150493"/></text:h>
      <text:p text:style-name="P104">Im vuex-Store gibt es den state <text:span text:style-name="T66">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04"/>
      <text:p text:style-name="P105"><text:span text:style-name="T39">showDialogRuecknahmeArtikel</text:span><text:span text:style-name="T22">: {</text:span><text:line-break/><text:span text:style-name="T22"> <text:s text:c="3"/></text:span><text:span text:style-name="T39">showDialog</text:span><text:span text:style-name="T22">: </text:span><text:span text:style-name="T16">false</text:span><text:span text:style-name="T22">,</text:span><text:line-break/><text:span text:style-name="T22"> <text:s text:c="3"/></text:span><text:span text:style-name="T39">IDinventarBuchungenPositionen</text:span><text:span text:style-name="T22">: </text:span><text:span text:style-name="T70">0</text:span><text:span text:style-name="T22">,</text:span><text:line-break/><text:span text:style-name="T22"> <text:s text:c="3"/></text:span><text:span text:style-name="T39">bemerkung</text:span><text:span text:style-name="T22">: </text:span><text:span text:style-name="T4">''</text:span><text:span text:style-name="T22">,</text:span><text:line-break/><text:span text:style-name="T22"> <text:s text:c="3"/></text:span><text:span text:style-name="T39">artikelDetails</text:span><text:span text:style-name="T22">: [],</text:span><text:line-break/><text:span text:style-name="T22"> <text:s text:c="3"/></text:span><text:span text:style-name="T39">artikelZustand</text:span><text:span text:style-name="T22">: </text:span><text:span text:style-name="T4">''</text:span><text:span text:style-name="T22">,</text:span><text:line-break/><text:span text:style-name="T22"> <text:s text:c="3"/></text:span><text:span text:style-name="T39">memberName</text:span><text:span text:style-name="T22">: </text:span><text:span text:style-name="T4">''</text:span><text:line-break/><text:span text:style-name="T22">},</text:span></text:p>
      <text:p text:style-name="P104"/>
      <text:p text:style-name="P104">WICHTIG ist, dass geprüft wird ob das übergebene Objekt leere Werte enthält, wenn z.B. keine artikelDetails übergeben werden müssen, muss dies geprüft werden. Sonst werden die Werte überschrieben bzw. geleert.</text:p>
      <text:p text:style-name="P106"><text:span text:style-name="T47">setShowDialogRuecknahmeArtikel</text:span><text:span text:style-name="T23">(state, value){</text:span><text:span text:style-name="T92"><text:line-break/></text:span><text:span text:style-name="T23"> <text:s text:c="3"/></text:span><text:span text:style-name="T54">//Wird ein Artikel zurückgegeben, wird dieser hier gespeichert</text:span><text:span text:style-name="T92"><text:line-break/></text:span><text:soft-page-break/><text:span text:style-name="T54"> <text:s text:c="3"/>//damit dieser im Hauptformular LeihvorgangVerwalten verarbeitet werden kann</text:span><text:span text:style-name="T92"><text:line-break/><text:line-break/></text:span><text:span text:style-name="T22">state.</text:span><text:span text:style-name="T39">showDialogRuecknahmeArtikel</text:span><text:span text:style-name="T22">.</text:span><text:span text:style-name="T39">showDialog </text:span><text:span text:style-name="T22">= value.</text:span><text:span text:style-name="T39">showDialog</text:span><text:line-break/><text:line-break/><text:span text:style-name="T16">if</text:span><text:span text:style-name="T22">(value.</text:span><text:span text:style-name="T39">IDinventarBuchungenPositionen </text:span><text:span text:style-name="T22">!== </text:span><text:span text:style-name="T4">'' </text:span><text:span text:style-name="T22">&amp;&amp; value.</text:span><text:span text:style-name="T39">IDinventarBuchungenPositionen </text:span><text:span text:style-name="T22">&gt; </text:span><text:span text:style-name="T70">0</text:span><text:span text:style-name="T22">){</text:span><text:line-break/><text:span text:style-name="T22"> <text:s text:c="3"/>state.</text:span><text:span text:style-name="T39">showDialogRuecknahmeArtikel</text:span><text:span text:style-name="T22">.</text:span><text:span text:style-name="T39">IDinventarBuchungenPositionen </text:span><text:span text:style-name="T22">= value.</text:span><text:span text:style-name="T39">IDinventarBuchungenPositionen</text:span><text:span text:style-name="T22">;</text:span><text:line-break/><text:span text:style-name="T22">}</text:span><text:line-break/><text:span text:style-name="T16">if</text:span><text:span text:style-name="T22">(value.</text:span><text:span text:style-name="T39">bemerkung</text:span><text:span text:style-name="T22">.</text:span><text:span text:style-name="T39">length </text:span><text:span text:style-name="T22">&gt; </text:span><text:span text:style-name="T70">0 </text:span><text:span text:style-name="T22">&amp;&amp; value.</text:span><text:span text:style-name="T39">bemerkung </text:span><text:span text:style-name="T22">!== </text:span><text:span text:style-name="T4">''</text:span><text:span text:style-name="T22">){</text:span><text:line-break/><text:span text:style-name="T22"> <text:s text:c="2"/>state.</text:span><text:span text:style-name="T39">showDialogRuecknahmeArtikel</text:span><text:span text:style-name="T22">.</text:span><text:span text:style-name="T39">bemerkung </text:span><text:span text:style-name="T22">= value.</text:span><text:span text:style-name="T39">bemerkung</text:span><text:span text:style-name="T22">;</text:span><text:line-break/><text:span text:style-name="T22">}</text:span><text:line-break/><text:span text:style-name="T16">if </text:span><text:span text:style-name="T22">(value.</text:span><text:span text:style-name="T39">artikelDetails </text:span><text:span text:style-name="T22">&amp;&amp; </text:span><text:span text:style-name="T59">Object</text:span><text:span text:style-name="T22">.</text:span><text:span text:style-name="T46">keys</text:span><text:span text:style-name="T22">(value.</text:span><text:span text:style-name="T39">artikelDetails</text:span><text:span text:style-name="T22">).</text:span><text:span text:style-name="T39">length </text:span><text:span text:style-name="T22">&gt; </text:span><text:span text:style-name="T70">0</text:span><text:span text:style-name="T22">) {</text:span><text:line-break/><text:span text:style-name="T22"> <text:s text:c="3"/>state.</text:span><text:span text:style-name="T39">showDialogRuecknahmeArtikel</text:span><text:span text:style-name="T22">.</text:span><text:span text:style-name="T39">artikelDetails </text:span><text:span text:style-name="T22">= value.</text:span><text:span text:style-name="T39">artikelDetails</text:span><text:span text:style-name="T22">;</text:span><text:line-break/><text:span text:style-name="T22">}</text:span><text:line-break/><text:span text:style-name="T16">if</text:span><text:span text:style-name="T22">(value.</text:span><text:span text:style-name="T39">artikelZustand</text:span><text:span text:style-name="T22">.</text:span><text:span text:style-name="T39">length </text:span><text:span text:style-name="T22">&gt; </text:span><text:span text:style-name="T70">0 </text:span><text:span text:style-name="T22">&amp;&amp; value.</text:span><text:span text:style-name="T39">artikelZustand </text:span><text:span text:style-name="T22">!== </text:span><text:span text:style-name="T4">''</text:span><text:span text:style-name="T22">){</text:span><text:line-break/><text:span text:style-name="T22"> <text:s text:c="3"/>state.</text:span><text:span text:style-name="T39">showDialogRuecknahmeArtikel</text:span><text:span text:style-name="T22">.</text:span><text:span text:style-name="T39">artikelZustand </text:span><text:span text:style-name="T22">= value.</text:span><text:span text:style-name="T39">artikelZustand</text:span><text:span text:style-name="T22">;</text:span><text:line-break/><text:span text:style-name="T22">}</text:span><text:line-break/><text:span text:style-name="T16">if</text:span><text:span text:style-name="T22">(value.</text:span><text:span text:style-name="T39">memberName</text:span><text:span text:style-name="T22">.</text:span><text:span text:style-name="T39">length </text:span><text:span text:style-name="T22">&gt; </text:span><text:span text:style-name="T70">0 </text:span><text:span text:style-name="T22">&amp;&amp; value.</text:span><text:span text:style-name="T39">memberName </text:span><text:span text:style-name="T22">!== </text:span><text:span text:style-name="T4">''</text:span><text:span text:style-name="T22">){</text:span><text:line-break/><text:span text:style-name="T22"> <text:s text:c="3"/>state.</text:span><text:span text:style-name="T39">showDialogRuecknahmeArtikel</text:span><text:span text:style-name="T22">.</text:span><text:span text:style-name="T39">memberName </text:span><text:span text:style-name="T22">= value.</text:span><text:span text:style-name="T39">memberName</text:span><text:span text:style-name="T22">;</text:span><text:line-break/><text:span text:style-name="T22">}</text:span></text:p>
      <text:p text:style-name="P104"/>
      <text:p text:style-name="P104">Besonderheit: <text:s/><text:span text:style-name="T59">Object</text:span><text:span text:style-name="T22">.</text:span><text:span text:style-name="T46">keys</text:span><text:span text:style-name="T22">(value.</text:span><text:span text:style-name="T39">artikelDetails</text:span><text:span text:style-name="T22">).</text:span><text:span text:style-name="T39">length </text:span><text:span text:style-name="T22">&gt; </text:span><text:span text:style-name="T70">0</text:span></text:p>
      <text:p text:style-name="P104">Hiermit kann geprüft werden ob ein Objekt {} ein Elemente enthält oder nicht.!</text:p>
      <text:p text:style-name="P104"/>
      <text:h text:style-name="Heading_20_2" text:outline-level="2"><text:bookmark-start text:name="__RefHeading___Toc13468_2902930553"/>Alternative für die Datenübergabe von einer Komponente zu einer anderen, <text:span text:style-name="T109">ohne vuex-Store</text:span><text:bookmark-end text:name="__RefHeading___Toc13468_2902930553"/></text:h>
      <text:p text:style-name="P154">Die Komponente die die Daten entgegen nimmt, das entsprechende Objekt in props definieren:</text:p>
      <text:p text:style-name="P154"/>
      <text:p text:style-name="P155"><text:span text:style-name="T16">const </text:span><text:span text:style-name="T33">props </text:span><text:span text:style-name="T22">= </text:span><text:span text:style-name="T59">defineProps</text:span><text:span text:style-name="T22">({</text:span><text:line-break/><text:span text:style-name="T22"> <text:s/></text:span><text:span text:style-name="T39">member</text:span><text:span text:style-name="T22">: </text:span><text:span text:style-name="T59">Object</text:span><text:line-break/><text:span text:style-name="T22">})</text:span></text:p>
      <text:p text:style-name="P154"/>
      <text:p text:style-name="P154">In der Komponente die übergibt ein Objekt definieren z.B.</text:p>
      <text:p text:style-name="P154"/>
      <text:p text:style-name="P155"><text:span text:style-name="T16">const </text:span><text:span text:style-name="T33">member </text:span><text:span text:style-name="T22">= ref({});</text:span></text:p>
      <text:p text:style-name="P154"/>
      <text:p text:style-name="P154">An die gewünschte Komponente übergeben:</text:p>
      <text:p text:style-name="P155"><text:span text:style-name="T74">&lt;DialogArtikelTausch </text:span><text:span text:style-name="T77">:member</text:span><text:span text:style-name="T4">="</text:span><text:span text:style-name="T39">selectedMember</text:span><text:span text:style-name="T4">"</text:span><text:span text:style-name="T74">/&gt;</text:span></text:p>
      <text:p text:style-name="P104"/>
      <text:p text:style-name="P154">Innerhalb der übergebenen Komponenten kann dann wie folgt darauf zugegriffen werden</text:p>
      <text:p text:style-name="P154"/>
      <text:p text:style-name="P155"><text:span text:style-name="T59">console</text:span><text:span text:style-name="T22">.</text:span><text:span text:style-name="T46">log</text:span><text:span text:style-name="T22">(</text:span><text:span text:style-name="T4">'member'</text:span><text:span text:style-name="T22">,</text:span><text:span text:style-name="T33">props</text:span><text:span text:style-name="T22">.</text:span><text:span text:style-name="T39">member</text:span><text:span text:style-name="T22">);</text:span></text:p>
      <text:p text:style-name="P154"/>
      <text:h text:style-name="Heading_20_2" text:outline-level="2"><text:bookmark-start text:name="__RefHeading___Toc374185_3394150493"/><text:span text:style-name="T97">v</text:span>-select <text:span text:style-name="T96">mit Backenddaten füllen </text:span><text:span text:style-name="T108">(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93">i =&gt; i.Bezeichnung</text:span>"</text:p>
      <text:p text:style-name="P27">:item-value="<text:span text:style-name="T93">i =&gt; i.IDInventarZustand</text:span>"</text:p>
      <text:p text:style-name="P27"><text:soft-page-break/>i =&gt;i.Bezeichnung (i ist frei wählbar) verwendet werden muss. Bezeichnung bzw. IDInventarZustand entsprechend hierbei den Spaltennamen der Tabelle. In item-value wird die ID versteckt, die ist in der Auswahl nicht sichtbar.</text:p>
      <text:p text:style-name="P26"><text:span text:style-name="T77">:items</text:span><text:span text:style-name="T4">="</text:span><text:span text:style-name="T39">stateItems</text:span><text:span text:style-name="T4">"</text:span><text:line-break/><text:span text:style-name="T77">:item-title</text:span><text:span text:style-name="T4">="</text:span><text:span text:style-name="T22">pr =&gt; pr.Bezeichnung</text:span><text:span text:style-name="T4">"</text:span><text:line-break/><text:span text:style-name="T77">:item-value</text:span><text:span text:style-name="T4">="</text:span><text:span text:style-name="T22">pr =&gt; pr.IDInventarZustand</text:span><text:span text:style-name="T4">"</text:span></text:p>
      <text:p text:style-name="P25"/>
      <text:p text:style-name="P25"/>
      <text:p text:style-name="P26"><text:span text:style-name="T74">&lt;v-select</text:span><text:line-break/><text:span text:style-name="T74"> <text:s text:c="3"/></text:span><text:span text:style-name="T77">v-model</text:span><text:span text:style-name="T4">="</text:span><text:span text:style-name="T39">selectedItem</text:span><text:span text:style-name="T4">"</text:span><text:line-break/><text:span text:style-name="T4"> <text:s text:c="3"/></text:span><text:span text:style-name="T77">:items</text:span><text:span text:style-name="T4">="</text:span><text:span text:style-name="T39">stateItems</text:span><text:span text:style-name="T4">"</text:span><text:line-break/><text:span text:style-name="T4"> <text:s text:c="3"/></text:span><text:span text:style-name="T77">:item-title</text:span><text:span text:style-name="T4">="</text:span><text:span text:style-name="T22">pr =&gt; pr.Bezeichnung</text:span><text:span text:style-name="T4">"</text:span><text:line-break/><text:span text:style-name="T4"> <text:s text:c="3"/></text:span><text:span text:style-name="T77">:item-value</text:span><text:span text:style-name="T4">="</text:span><text:span text:style-name="T22">pr =&gt; pr.IDInventarZustand</text:span><text:span text:style-name="T4">"</text:span><text:line-break/><text:span text:style-name="T4"> <text:s text:c="3"/></text:span><text:span text:style-name="T77">label</text:span><text:span text:style-name="T4">="Bitte den Zustand wählen"</text:span><text:line-break/><text:span text:style-name="T4"> <text:s text:c="3"/></text:span><text:span text:style-name="T77">persistent-hint</text:span><text:line-break/><text:span text:style-name="T77"> <text:s text:c="3"/>return-object</text:span><text:line-break/><text:span text:style-name="T77"> <text:s text:c="3"/>single-line</text:span><text:line-break/><text:span text:style-name="T74">&gt;&lt;/v-select&gt;</text:span><text:line-break/></text:p>
      <text:p text:style-name="P25"/>
      <text:p text:style-name="Standard">ODER</text:p>
      <text:p text:style-name="P194">Wenn kein Objekt an das v-model übergeben werden soll/muss, dann dieses Vorgehensweise verwenden: auf das „return-object“ verzichten, und <text:s/>title und value wie hier aufführen ohne :</text:p>
      <text:p text:style-name="P194">item-title="ExterneNummer" <text:s/></text:p>
      <text:p text:style-name="P194">item-value="ID"</text:p>
      <text:p text:style-name="P192"><text:span text:style-name="T32"><text:s text:c="2"/></text:span><text:span text:style-name="T74">&lt;v-select</text:span><text:line-break/><text:span text:style-name="T74"> <text:s text:c="3"/></text:span><text:span text:style-name="T77">v-for</text:span><text:span text:style-name="T4">="</text:span><text:span text:style-name="T33">i </text:span><text:span text:style-name="T16">in </text:span><text:span text:style-name="T39">dialogFormFields</text:span><text:span text:style-name="T4">" </text:span><text:span text:style-name="T77">:key</text:span><text:span text:style-name="T4">="</text:span><text:span text:style-name="T33">i</text:span><text:span text:style-name="T4">"</text:span><text:line-break/><text:span text:style-name="T4"> <text:s text:c="3"/></text:span><text:span text:style-name="T77">v-model</text:span><text:span text:style-name="T4">="</text:span><text:span text:style-name="T39">textInventarNummern</text:span><text:span text:style-name="T22">[</text:span><text:span text:style-name="T33">i </text:span><text:span text:style-name="T22">- </text:span><text:span text:style-name="T70">1</text:span><text:span text:style-name="T22">]</text:span><text:span text:style-name="T4">"</text:span><text:line-break/><text:span text:style-name="T4"> <text:s text:c="3"/></text:span><text:span text:style-name="T77">:items</text:span><text:span text:style-name="T4">="</text:span><text:span text:style-name="T39">inventarExterneNummern</text:span><text:span text:style-name="T4">"</text:span><text:line-break/><text:span text:style-name="T4"> <text:s text:c="3"/></text:span><text:span text:style-name="T77">item-title</text:span><text:span text:style-name="T4">="ExterneNummer"</text:span><text:line-break/><text:span text:style-name="T4"> <text:s text:c="3"/></text:span><text:span text:style-name="T77">item-value</text:span><text:span text:style-name="T4">="</text:span><text:span text:style-name="T6">ID</text:span><text:span text:style-name="T4">"</text:span><text:line-break/><text:span text:style-name="T4"> <text:s text:c="3"/></text:span><text:span text:style-name="T77">label</text:span><text:span text:style-name="T4">="Bitte eine Inventar-Nummer wählen"</text:span><text:line-break/><text:span text:style-name="T4"> <text:s text:c="3"/></text:span><text:span text:style-name="T77">persistent-hint</text:span><text:line-break/><text:span text:style-name="T77"> <text:s text:c="3"/>single-line</text:span><text:line-break/><text:span text:style-name="T74">&gt;&lt;/v-select&gt;</text:span></text:p>
      <text:p text:style-name="P193"/>
      <text:p text:style-name="P228">anderes Beispiel:</text:p>
      <text:p text:style-name="P228"/>
      <text:p text:style-name="P228"><text:s/>:items="abrechnungsJahr" → abrechnungsJahr wird mit Backenddaten gefüllt</text:p>
      <text:p text:style-name="P228">item-title="AbrechnungsJahr" → <text:s/>AbrechnungsJahr entspricht der Spalte/Feld aus dem Array</text:p>
      <text:p text:style-name="P228">item-value="AbrechnungsJahr" → <text:s/>AbrechnungsJahr entspricht der Spalte/Feld aus dem Array</text:p>
      <text:p text:style-name="P228"/>
      <text:p text:style-name="P228"/>
      <text:p text:style-name="P229"><text:span text:style-name="T74">&lt;v-select</text:span><text:line-break/><text:span text:style-name="T74"> <text:s text:c="3"/></text:span><text:span text:style-name="T77">class</text:span><text:span text:style-name="T4">="text"</text:span><text:line-break/><text:span text:style-name="T4"> <text:s text:c="3"/></text:span><text:span text:style-name="T77">v-model</text:span><text:span text:style-name="T4">="</text:span><text:span text:style-name="T39">selectAbrechnungsJahr</text:span><text:span text:style-name="T4">"</text:span><text:line-break/><text:span text:style-name="T4"> <text:s text:c="3"/></text:span><text:span text:style-name="T77">:items</text:span><text:span text:style-name="T4">="</text:span><text:span text:style-name="T39">abrechnungsJahr</text:span><text:span text:style-name="T4">"</text:span><text:line-break/><text:span text:style-name="T4"> <text:s text:c="3"/></text:span><text:span text:style-name="T77">item-title</text:span><text:span text:style-name="T4">="AbrechnungsJahr"</text:span><text:line-break/><text:span text:style-name="T4"> <text:s text:c="3"/></text:span><text:span text:style-name="T77">item-value</text:span><text:span text:style-name="T4">="AbrechnungsJahr"</text:span><text:line-break/><text:span text:style-name="T4"> <text:s text:c="3"/></text:span><text:span text:style-name="T77">label</text:span><text:span text:style-name="T4">="Abrechnungsjahr"</text:span><text:line-break/><text:span text:style-name="T4"> <text:s text:c="3"/></text:span><text:span text:style-name="T77">variant</text:span><text:span text:style-name="T4">="solo-filled"</text:span><text:line-break/><text:span text:style-name="T4"> <text:s text:c="3"/></text:span><text:span text:style-name="T77">persistent-hint</text:span><text:line-break/><text:span text:style-name="T74">&gt;&lt;/v-select&gt;</text:span></text:p>
      <text:h text:style-name="P234" text:outline-level="2"><text:soft-page-break/></text:h>
      <text:h text:style-name="P234" text:outline-level="2"><text:bookmark-start text:name="__RefHeading___Toc374185_33941504931"/><text:span text:style-name="T97">v</text:span>-select <text:span text:style-name="T96">mit Backenddaten füllen </text:span><text:span text:style-name="T108">(zweizeilig)</text:span><text:bookmark-end text:name="__RefHeading___Toc374185_33941504931"/></text:h>
      <text:p text:style-name="P153"/>
      <text:p text:style-name="P153">Dazu die gewünschten Spalten in einer Funktion z.B. itemProbs aufbereiten:</text:p>
      <text:p text:style-name="P153">disabled deaktiviert bei Erfüllung einer Bedingung die entsprechende Zeile</text:p>
      <text:p text:style-name="P152"><text:span text:style-name="T53">//Aufbereitung fürs Select mit Subtitle</text:span><text:line-break/><text:span text:style-name="T16">function </text:span><text:span text:style-name="T46">itemProbs</text:span><text:span text:style-name="T22">(stateItemsArtikel){</text:span><text:line-break/><text:span text:style-name="T22"> <text:s/></text:span><text:span text:style-name="T16">return </text:span><text:span text:style-name="T22">{</text:span><text:line-break/><text:span text:style-name="T22"> <text:s text:c="3"/></text:span><text:span text:style-name="T39">title</text:span><text:span text:style-name="T22">: </text:span><text:span text:style-name="T4">`</text:span><text:line-break/><text:span text:style-name="T4"> <text:s text:c="13"/>Bestand: </text:span><text:span text:style-name="T22">${</text:span><text:span text:style-name="T46">parseInt</text:span><text:span text:style-name="T22">(stateItemsArtikel.</text:span><text:span text:style-name="T39">Bestand</text:span><text:span text:style-name="T22">.</text:span><text:span text:style-name="T46">toString</text:span><text:span text:style-name="T22">())}</text:span><text:line-break/><text:span text:style-name="T4"> <text:s text:c="13"/>Farbe: </text:span><text:span text:style-name="T22">${stateItemsArtikel.</text:span><text:span text:style-name="T39">Farbe</text:span><text:span text:style-name="T22">}</text:span><text:line-break/><text:span text:style-name="T4"> <text:s text:c="13"/>Größe: </text:span><text:span text:style-name="T22">${stateItemsArtikel.</text:span><text:span text:style-name="T39">Konfektionsgroesse</text:span><text:span text:style-name="T22">}</text:span><text:line-break/><text:span text:style-name="T4"> <text:s text:c="13"/>Preis: </text:span><text:span text:style-name="T22">${ </text:span><text:span text:style-name="T59">Math</text:span><text:span text:style-name="T22">.</text:span><text:span text:style-name="T46">round</text:span><text:span text:style-name="T22">(((stateItemsArtikel.</text:span><text:span text:style-name="T39">Preis</text:span><text:span text:style-name="T22">) *</text:span><text:span text:style-name="T70">100</text:span><text:span text:style-name="T22">) /</text:span><text:span text:style-name="T70">100</text:span><text:span text:style-name="T22">).</text:span><text:span text:style-name="T46">toFixed</text:span><text:span text:style-name="T22">(</text:span><text:span text:style-name="T70">2</text:span><text:span text:style-name="T22">) }</text:span><text:span text:style-name="T4"> €</text:span><text:line-break/><text:span text:style-name="T4"> <text:s text:c="13"/>`</text:span><text:span text:style-name="T22">,</text:span><text:line-break/><text:span text:style-name="T22"> <text:s text:c="3"/></text:span><text:span text:style-name="T39">subtitle</text:span><text:span text:style-name="T22">: stateItemsArtikel.</text:span><text:span text:style-name="T39">ArtikelBezeichnung</text:span><text:span text:style-name="T22">,</text:span><text:line-break/><text:span text:style-name="T22"> <text:s text:c="3"/></text:span><text:span text:style-name="T39">disabled</text:span><text:span text:style-name="T22">: </text:span><text:span text:style-name="T46">parseInt</text:span><text:span text:style-name="T22">(stateItemsArtikel.</text:span><text:span text:style-name="T39">Bestand</text:span><text:span text:style-name="T22">.</text:span><text:span text:style-name="T46">toString</text:span><text:span text:style-name="T22">()) === </text:span><text:span text:style-name="T70">0</text:span><text:span text:style-name="T22">, </text:span><text:span text:style-name="T53">//Wenn Bestand 0 dann Eintrag disabled</text:span><text:line-break/><text:line-break/><text:line-break/><text:span text:style-name="T53"> <text:s/></text:span><text:span text:style-name="T22">}</text:span><text:line-break/><text:span text:style-name="T22">}</text:span></text:p>
      <text:p text:style-name="P151"/>
      <text:p text:style-name="P151">Das eigentliche v-select Element wie hier:</text:p>
      <text:p text:style-name="P152"><text:span text:style-name="T74">&lt;v-select</text:span><text:line-break/><text:span text:style-name="T74"> <text:s text:c="3"/></text:span><text:span text:style-name="T77">v-model</text:span><text:span text:style-name="T4">="</text:span><text:span text:style-name="T39">selectedItemNewChoose</text:span><text:span text:style-name="T4">"</text:span><text:line-break/><text:span text:style-name="T4"> <text:s text:c="3"/></text:span><text:span text:style-name="T77">:item-props</text:span><text:span text:style-name="T4">="</text:span><text:span text:style-name="T46">itemProbs</text:span><text:span text:style-name="T4">"</text:span><text:line-break/><text:span text:style-name="T4"> <text:s text:c="3"/></text:span><text:span text:style-name="T77">:items</text:span><text:span text:style-name="T4">="</text:span><text:span text:style-name="T39">stateItemsArtikel</text:span><text:span text:style-name="T4">"</text:span><text:line-break/><text:span text:style-name="T4"> <text:s text:c="3"/></text:span><text:span text:style-name="T77">label</text:span><text:span text:style-name="T4">="Bitte den neuen Artikel wählen"</text:span><text:line-break/><text:span text:style-name="T4"> <text:s text:c="3"/></text:span><text:span text:style-name="T77">persistent-hint</text:span><text:line-break/><text:span text:style-name="T77"> <text:s text:c="3"/>return-object</text:span><text:line-break/><text:span text:style-name="T77"> <text:s text:c="3"/>single-line</text:span><text:line-break/><text:span text:style-name="T77"> <text:s text:c="3"/></text:span><text:span text:style-name="T39">@update</text:span><text:span text:style-name="T77">:modelValue</text:span><text:span text:style-name="T4">="</text:span><text:span text:style-name="T46">handleSelectionChange</text:span><text:span text:style-name="T4">"</text:span><text:line-break/><text:span text:style-name="T74">&gt;&lt;/v-select&gt;</text:span></text:p>
      <text:p text:style-name="P15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107">1. Ein ref Element erzeugen</text:p>
      <text:p text:style-name="P108"><text:span text:style-name="T53">// Ref zur Verfolgung der erweiterten Panels</text:span><text:line-break/><text:span text:style-name="T16">const </text:span><text:span text:style-name="T33">expandedPanels </text:span><text:span text:style-name="T22">= ref([]);</text:span></text:p>
      <text:p text:style-name="P107"/>
      <text:p text:style-name="P107">2. Im v-expansion-panles integrieren</text:p>
      <text:p text:style-name="P108"><text:span text:style-name="T74">&lt;v-expansion-panels </text:span><text:span text:style-name="T77">v-model</text:span><text:span text:style-name="T4">="</text:span><text:span text:style-name="T39">expandedPanels</text:span><text:span text:style-name="T4">" </text:span><text:span text:style-name="T77">multiple</text:span><text:span text:style-name="T74">&gt;</text:span><text:line-break/></text:p>
      <text:p text:style-name="P107"/>
      <text:p text:style-name="P107">3. Gewünschtes Element an eine vorhande ID binden, WICHTIG, da sonst die Zuordnung nicht funktioniert!</text:p>
      <text:p text:style-name="P108"><text:span text:style-name="T53">&lt;!-- Checkbox wird nur angezeigt, wenn das Panel erweitert ist --&gt;</text:span><text:line-break/><text:span text:style-name="T74">&lt;v-checkbox </text:span><text:span text:style-name="T77">v-if</text:span><text:span text:style-name="T4">="</text:span><text:span text:style-name="T39">expandedPanels</text:span><text:span text:style-name="T22">.</text:span><text:span text:style-name="T46">includes</text:span><text:span text:style-name="T22">(</text:span><text:span text:style-name="T33">item</text:span><text:span text:style-name="T22">.</text:span><text:span text:style-name="T39">easyVereinMitglied_id</text:span><text:span text:style-name="T22">)</text:span><text:span text:style-name="T4">"</text:span><text:span text:style-name="T74">&gt;</text:span><text:span text:style-name="T22">offene</text:span><text:span text:style-name="T74">&lt;/v-checkbox&gt;</text:span></text:p>
      <text:p text:style-name="P107"/>
      <text:p text:style-name="P107"><text:soft-page-break/></text:p>
      <text:h text:style-name="Heading_20_2" text:outline-level="2"><text:bookmark-start text:name="__RefHeading___Toc719453_3394150493"/>v-checkbox is checked prüfen:<text:bookmark-end text:name="__RefHeading___Toc719453_3394150493"/></text:h>
      <text:p text:style-name="P109"/>
      <text:p text:style-name="P109">1. Ein ref Element erstellen</text:p>
      <text:p text:style-name="P110"><text:span text:style-name="T53">// Reaktives Objekt zur Verfolgung des Checkbox-Status</text:span><text:line-break/><text:span text:style-name="T16">const </text:span><text:span text:style-name="T33">checkedItems </text:span><text:span text:style-name="T22">= ref({}); </text:span><text:span text:style-name="T53">// { [ID]: Boolean }</text:span></text:p>
      <text:p text:style-name="P109"/>
      <text:p text:style-name="P109">2. v-model und event Listener @change hinzufügen. Hier ist wieder wichtig, dass eine ID übergeben wird bzw. das Objekt bei @change. In diesem Fall item</text:p>
      <text:p text:style-name="P110"><text:span text:style-name="T74">&lt;v-checkbox</text:span><text:line-break/><text:span text:style-name="T74"> <text:s text:c="3"/></text:span><text:span text:style-name="T77">color</text:span><text:span text:style-name="T4">="orange"</text:span><text:line-break/><text:span text:style-name="T4"> <text:s text:c="3"/></text:span><text:span text:style-name="T77">label</text:span><text:span text:style-name="T4">="ausgeliehen"</text:span><text:line-break/><text:span text:style-name="T4"> <text:s text:c="3"/></text:span><text:span text:style-name="T77">value</text:span><text:span text:style-name="T4">="orange"</text:span><text:line-break/><text:span text:style-name="T4"> <text:s text:c="3"/></text:span><text:span text:style-name="T77">hide-details</text:span><text:line-break/><text:span text:style-name="T77"> <text:s text:c="3"/>v-model</text:span><text:span text:style-name="T4">="</text:span><text:span text:style-name="T39">checkedItems</text:span><text:span text:style-name="T22">[</text:span><text:span text:style-name="T33">item</text:span><text:span text:style-name="T22">.</text:span><text:span text:style-name="T39">easyVereinMitglied_id</text:span><text:span text:style-name="T22">]</text:span><text:span text:style-name="T4">"</text:span><text:line-break/><text:span text:style-name="T4"> <text:s text:c="3"/></text:span><text:span text:style-name="T77">@change</text:span><text:span text:style-name="T4">="</text:span><text:span text:style-name="T46">handleCheckboxChange</text:span><text:span text:style-name="T22">(</text:span><text:span text:style-name="T33">item</text:span><text:span text:style-name="T22">)</text:span><text:span text:style-name="T4">"</text:span><text:line-break/><text:span text:style-name="T4"> <text:s text:c="3"/></text:span><text:span text:style-name="T77">v-if</text:span><text:span text:style-name="T4">="</text:span><text:span text:style-name="T39">expandedPanels</text:span><text:span text:style-name="T22">.</text:span><text:span text:style-name="T46">includes</text:span><text:span text:style-name="T22">(</text:span><text:span text:style-name="T33">item</text:span><text:span text:style-name="T22">.</text:span><text:span text:style-name="T39">easyVereinMitglied_id</text:span><text:span text:style-name="T22">)</text:span><text:span text:style-name="T4">"</text:span><text:line-break/><text:span text:style-name="T74">&gt;&lt;/v-checkbox&gt;</text:span></text:p>
      <text:p text:style-name="P109"/>
      <text:p text:style-name="P111">3. function zum behandlen des Events</text:p>
      <text:p text:style-name="P112"><text:span text:style-name="T16">function </text:span><text:span text:style-name="T46">handleCheckboxChange</text:span><text:span text:style-name="T22">(item) {</text:span><text:line-break/><text:span text:style-name="T22"> <text:s/></text:span><text:span text:style-name="T16">const </text:span><text:span text:style-name="T33">isChecked </text:span><text:span text:style-name="T22">= </text:span><text:span text:style-name="T33">checkedItems</text:span><text:span text:style-name="T22">.</text:span><text:span text:style-name="T39">value</text:span><text:span text:style-name="T22">[item.</text:span><text:span text:style-name="T39">easyVereinMitglied_id</text:span><text:span text:style-name="T22">];</text:span><text:line-break/><text:span text:style-name="T22"> <text:s/></text:span><text:span text:style-name="T59">console</text:span><text:span text:style-name="T22">.</text:span><text:span text:style-name="T46">log</text:span><text:span text:style-name="T22">(</text:span><text:span text:style-name="T4">`Checkbox für ID </text:span><text:span text:style-name="T22">${item.</text:span><text:span text:style-name="T39">easyVereinMitglied_id</text:span><text:span text:style-name="T22">}</text:span><text:span text:style-name="T4"> ist jetzt </text:span><text:span text:style-name="T22">${</text:span><text:span text:style-name="T33">isChecked </text:span><text:span text:style-name="T22">? </text:span><text:span text:style-name="T4">'gecheckt' </text:span><text:span text:style-name="T22">: </text:span><text:span text:style-name="T4">'nicht gecheckt'</text:span><text:span text:style-name="T22">}</text:span><text:span text:style-name="T4">`</text:span><text:span text:style-name="T22">);</text:span><text:line-break/><text:line-break/><text:span text:style-name="T22"> <text:s/></text:span><text:span text:style-name="T16">if</text:span><text:span text:style-name="T22">(</text:span><text:span text:style-name="T33">isChecked</text:span><text:span text:style-name="T22">){</text:span><text:line-break/><text:span text:style-name="T22"> <text:s text:c="3"/></text:span><text:span text:style-name="T53">// Beispiel: Füge die ID zu einer Liste hinzu</text:span><text:line-break/><text:span text:style-name="T53"> <text:s text:c="3"/>// checkedIDs.value.push(item.easyVereinMitglied_id);</text:span><text:line-break/><text:span text:style-name="T53"> <text:s text:c="3"/></text:span><text:span text:style-name="T59">console</text:span><text:span text:style-name="T22">.</text:span><text:span text:style-name="T46">log</text:span><text:span text:style-name="T22">(</text:span><text:span text:style-name="T4">'gecheckt'</text:span><text:span text:style-name="T22">)</text:span><text:line-break/><text:span text:style-name="T22"> <text:s/>} </text:span><text:span text:style-name="T16">else</text:span><text:span text:style-name="T22">{</text:span><text:line-break/><text:span text:style-name="T22"> <text:s text:c="3"/></text:span><text:span text:style-name="T53">// Beispiel: Entferne die ID aus einer Liste</text:span><text:line-break/><text:span text:style-name="T53"> <text:s text:c="3"/>// const index = checkedIDs.value.indexOf(item.easyVereinMitglied_id);</text:span><text:line-break/><text:span text:style-name="T53"> <text:s text:c="3"/>// if(index &gt; -1) checkedIDs.value.splice(index, 1);</text:span><text:line-break/><text:span text:style-name="T53"> <text:s text:c="3"/></text:span><text:span text:style-name="T59">console</text:span><text:span text:style-name="T22">.</text:span><text:span text:style-name="T46">log</text:span><text:span text:style-name="T22">(</text:span><text:span text:style-name="T4">'nicht gecheckt'</text:span><text:span text:style-name="T22">)</text:span><text:line-break/><text:span text:style-name="T22"> <text:s/>}</text:span><text:line-break/><text:line-break/><text:span text:style-name="T22"> <text:s/></text:span><text:span text:style-name="T53">// Weitere Logik hier, z.B. API-Aufrufe</text:span><text:line-break/><text:span text:style-name="T22">}</text:span></text:p>
      <text:p text:style-name="P111"/>
      <text:p text:style-name="P113"><text:span text:style-name="T93">WICHTIG</text:span>: Da die checkboxen die gleiche ID erhalten <text:s text:c="12"/></text:p>
      <text:p text:style-name="P113">v-model="checkedItems[item.easyVereinMitglied_id]" reagieren diese quasi wie Radiobuttons. Wenn eines gecheckt ist, ist das andere unchecked. Durch Zuweisung abweichender ID’s z.B.</text:p>
      <text:p text:style-name="P113">v-model="checkedItems[item.easyVereinMitglied_id+2]" können beide Checkboxen unabhängig voneinander gecheckt werden.</text:p>
      <text:p text:style-name="P113"/>
      <text:h text:style-name="Heading_20_2" text:outline-level="2"><text:bookmark-start text:name="__RefHeading___Toc719455_3394150493"/>v-checkbox standardmäßig checken<text:bookmark-end text:name="__RefHeading___Toc719455_3394150493"/></text:h>
      <text:p text:style-name="P11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15"><text:span text:style-name="T53">// Funktion zur Initialisierung von checkedItems basierend auf leihvorgaengeMitgliederAbrufen</text:span><text:line-break/><text:span text:style-name="T16">function </text:span><text:span text:style-name="T46">initializeCheckedItems</text:span><text:span text:style-name="T22">(){</text:span><text:line-break/><text:span text:style-name="T22"> <text:s/></text:span><text:span text:style-name="T33">leihvorgaengeMitgliederAbrufen</text:span><text:span text:style-name="T22">.</text:span><text:span text:style-name="T39">value</text:span><text:span text:style-name="T22">.</text:span><text:span text:style-name="T46">forEach</text:span><text:span text:style-name="T22">(item =&gt; {</text:span><text:line-break/><text:soft-page-break/><text:span text:style-name="T22"> <text:s text:c="3"/></text:span><text:span text:style-name="T16">if </text:span><text:span text:style-name="T22">(!(item.</text:span><text:span text:style-name="T39">easyVereinMitglied_id </text:span><text:span text:style-name="T16">in </text:span><text:span text:style-name="T33">checkedItems</text:span><text:span text:style-name="T22">)) {</text:span><text:line-break/><text:span text:style-name="T22"> <text:s text:c="5"/></text:span><text:span text:style-name="T33">checkedItems</text:span><text:span text:style-name="T22">[item.</text:span><text:span text:style-name="T39">easyVereinMitglied_id</text:span><text:span text:style-name="T22">] = {</text:span><text:line-break/><text:span text:style-name="T22"> <text:s text:c="7"/></text:span><text:span text:style-name="T39">ausgeliehen</text:span><text:span text:style-name="T22">: </text:span><text:span text:style-name="T16">true</text:span><text:span text:style-name="T22">, <text:s text:c="3"/></text:span><text:span text:style-name="T53">// Standardmäßig gecheckt</text:span><text:line-break/><text:span text:style-name="T53"> <text:s text:c="7"/></text:span><text:span text:style-name="T39">abgeschlossen</text:span><text:span text:style-name="T22">: </text:span><text:span text:style-name="T16">false </text:span><text:span text:style-name="T53">// Standardmäßig nicht gecheckt</text:span><text:line-break/><text:span text:style-name="T53"> <text:s text:c="5"/></text:span><text:span text:style-name="T22">};</text:span><text:line-break/><text:span text:style-name="T22"> <text:s text:c="5"/></text:span><text:span text:style-name="T59">console</text:span><text:span text:style-name="T22">.</text:span><text:span text:style-name="T46">log</text:span><text:span text:style-name="T22">(</text:span><text:span text:style-name="T4">`Checkboxen für ID </text:span><text:span text:style-name="T22">${item.</text:span><text:span text:style-name="T39">easyVereinMitglied_id</text:span><text:span text:style-name="T22">.</text:span><text:span text:style-name="T39">ausgeliehen</text:span><text:span text:style-name="T22">}</text:span><text:span text:style-name="T4"> initialisiert`</text:span><text:span text:style-name="T22">);</text:span><text:line-break/><text:span text:style-name="T22"> <text:s text:c="3"/>}</text:span><text:line-break/><text:span text:style-name="T22"> <text:s/>});</text:span><text:line-break/><text:span text:style-name="T22"> <text:s/></text:span><text:span text:style-name="T59">console</text:span><text:span text:style-name="T22">.</text:span><text:span text:style-name="T46">log</text:span><text:span text:style-name="T22">(</text:span><text:span text:style-name="T4">'checkedItems nach Initialisierung:'</text:span><text:span text:style-name="T22">, </text:span><text:span text:style-name="T33">checkedItems</text:span><text:span text:style-name="T22">);</text:span><text:line-break/><text:span text:style-name="T22">}</text:span></text:p>
      <text:p text:style-name="P114"/>
      <text:p text:style-name="P114">Aufgerufen wird die Funktion in onMounted:</text:p>
      <text:p text:style-name="P115"><text:span text:style-name="T22">onMounted(</text:span><text:span text:style-name="T16">async </text:span><text:span text:style-name="T22">() =&gt; {</text:span><text:line-break/><text:span text:style-name="T22"> <text:s/></text:span><text:span text:style-name="T16">try </text:span><text:span text:style-name="T22">{</text:span><text:line-break/><text:span text:style-name="T22"> <text:s text:c="3"/></text:span><text:span text:style-name="T16">const </text:span><text:span text:style-name="T33">response </text:span><text:span text:style-name="T22">= </text:span><text:span text:style-name="T16">await </text:span><text:span text:style-name="T59">AuthenticationService</text:span><text:span text:style-name="T22">.</text:span><text:span text:style-name="T46">leihvorgangVerwalten</text:span><text:span text:style-name="T22">();</text:span><text:line-break/><text:span text:style-name="T22"> <text:s text:c="3"/></text:span><text:span text:style-name="T33">leihvorgaengeMitgliederAbrufen</text:span><text:span text:style-name="T22">.</text:span><text:span text:style-name="T39">value </text:span><text:span text:style-name="T22">= </text:span><text:span text:style-name="T33">response</text:span><text:span text:style-name="T22">.</text:span><text:span text:style-name="T39">data</text:span><text:span text:style-name="T22">.</text:span><text:span text:style-name="T46">map</text:span><text:span text:style-name="T22">(member =&gt; ({</text:span><text:line-break/><text:span text:style-name="T22"> <text:s text:c="5"/>...member,</text:span><text:line-break/><text:span text:style-name="T22"> <text:s text:c="5"/></text:span><text:span text:style-name="T39">leihvorgaengeArtikelDetails</text:span><text:span text:style-name="T22">: [],</text:span><text:line-break/><text:span text:style-name="T22"> <text:s text:c="5"/></text:span><text:span text:style-name="T39">dataLoaded</text:span><text:span text:style-name="T22">: </text:span><text:span text:style-name="T16">false</text:span><text:span text:style-name="T22">,</text:span><text:line-break/><text:span text:style-name="T22"> <text:s text:c="3"/>}));</text:span><text:line-break/><text:span text:style-name="T22"> <text:s text:c="3"/></text:span><text:span text:style-name="T59">console</text:span><text:span text:style-name="T22">.</text:span><text:span text:style-name="T46">log</text:span><text:span text:style-name="T22">(</text:span><text:span text:style-name="T4">'leihvorgaengeMitgliederAbrufen erfolgreich'</text:span><text:span text:style-name="T22">, </text:span><text:span text:style-name="T33">leihvorgaengeMitgliederAbrufen</text:span><text:span text:style-name="T22">.</text:span><text:span text:style-name="T39">value</text:span><text:span text:style-name="T22">);</text:span><text:line-break/><text:span text:style-name="T22"> <text:s/>} </text:span><text:span text:style-name="T16">catch </text:span><text:span text:style-name="T22">(error) {</text:span><text:line-break/><text:span text:style-name="T22"> <text:s text:c="3"/></text:span><text:span text:style-name="T59">console</text:span><text:span text:style-name="T22">.</text:span><text:span text:style-name="T46">log</text:span><text:span text:style-name="T22">(</text:span><text:span text:style-name="T4">'Abruf der Daten leihvorgaengeMitgliederAbrufen fehlgeschlagen'</text:span><text:span text:style-name="T22">, error);</text:span><text:line-break/><text:span text:style-name="T22"> <text:s/>}</text:span><text:line-break/><text:span text:style-name="T22"> <text:s/></text:span><text:span text:style-name="T46">initializeCheckedItems</text:span><text:span text:style-name="T22">() </text:span><text:span text:style-name="T53">//checkt die Checkbox ausgeliehen standardmäßig</text:span><text:line-break/><text:span text:style-name="T22">});</text:span></text:p>
      <text:p text:style-name="P114"/>
      <text:p text:style-name="P114"/>
      <text:p text:style-name="P116">Um den Status der checkbox zu ermitteln, bzw. auf ein @change Event zu reagieren, habe ich zwei function (entspricht auch dem v-model der jeweiligen checkbox) angelegt:</text:p>
      <text:p text:style-name="P117"><text:span text:style-name="T53">// Funktion zur Initialisierung von checkedItems basierend auf leihvorgaengeMitgliederAbrufen</text:span><text:line-break/><text:span text:style-name="T16">function </text:span><text:span text:style-name="T46">initializeCheckedItems</text:span><text:span text:style-name="T22">(){</text:span><text:line-break/><text:span text:style-name="T22"> <text:s/></text:span><text:span text:style-name="T33">leihvorgaengeMitgliederAbrufen</text:span><text:span text:style-name="T22">.</text:span><text:span text:style-name="T39">value</text:span><text:span text:style-name="T22">.</text:span><text:span text:style-name="T46">forEach</text:span><text:span text:style-name="T22">(item =&gt; {</text:span><text:line-break/><text:span text:style-name="T22"> <text:s text:c="3"/></text:span><text:span text:style-name="T16">if </text:span><text:span text:style-name="T22">(!(item.</text:span><text:span text:style-name="T39">easyVereinMitglied_id </text:span><text:span text:style-name="T16">in </text:span><text:span text:style-name="T33">checkedItems</text:span><text:span text:style-name="T22">)) {</text:span><text:line-break/><text:span text:style-name="T22"> <text:s text:c="5"/></text:span><text:span text:style-name="T33">checkedItems</text:span><text:span text:style-name="T22">[item.</text:span><text:span text:style-name="T39">easyVereinMitglied_id</text:span><text:span text:style-name="T22">] = {</text:span><text:line-break/><text:span text:style-name="T22"> <text:s text:c="7"/></text:span><text:span text:style-name="T39">ausgeliehen</text:span><text:span text:style-name="T22">: </text:span><text:span text:style-name="T16">true</text:span><text:span text:style-name="T22">, <text:s text:c="3"/></text:span><text:span text:style-name="T53">// Standardmäßig gecheckt</text:span><text:line-break/><text:span text:style-name="T53"> <text:s text:c="7"/></text:span><text:span text:style-name="T39">abgeschlossen</text:span><text:span text:style-name="T22">: </text:span><text:span text:style-name="T16">false </text:span><text:span text:style-name="T53">// Standardmäßig nicht gecheckt</text:span><text:line-break/><text:span text:style-name="T53"> <text:s text:c="5"/></text:span><text:span text:style-name="T22">};</text:span><text:line-break/><text:span text:style-name="T22"> <text:s text:c="5"/></text:span><text:span text:style-name="T59">console</text:span><text:span text:style-name="T22">.</text:span><text:span text:style-name="T46">log</text:span><text:span text:style-name="T22">(</text:span><text:span text:style-name="T4">`Checkboxen für ID </text:span><text:span text:style-name="T22">${item.</text:span><text:span text:style-name="T39">easyVereinMitglied_id</text:span><text:span text:style-name="T22">.</text:span><text:span text:style-name="T39">ausgeliehen</text:span><text:span text:style-name="T22">}</text:span><text:span text:style-name="T4"> initialisiert`</text:span><text:span text:style-name="T22">);</text:span><text:line-break/><text:span text:style-name="T22"> <text:s text:c="3"/>}</text:span><text:line-break/><text:span text:style-name="T22"> <text:s/>});</text:span><text:line-break/><text:span text:style-name="T22"> <text:s/></text:span><text:span text:style-name="T59">console</text:span><text:span text:style-name="T22">.</text:span><text:span text:style-name="T46">log</text:span><text:span text:style-name="T22">(</text:span><text:span text:style-name="T4">'checkedItems nach Initialisierung:'</text:span><text:span text:style-name="T22">, </text:span><text:span text:style-name="T33">checkedItems</text:span><text:span text:style-name="T22">);</text:span><text:line-break/><text:span text:style-name="T22">}</text:span><text:line-break/><text:line-break/><text:span text:style-name="T16">function </text:span><text:span text:style-name="T46">handleCheckboxAusgeliehen</text:span><text:span text:style-name="T22">(item) {</text:span><text:line-break/><text:span text:style-name="T22"> <text:s/></text:span><text:span text:style-name="T16">const </text:span><text:span text:style-name="T33">isChecked </text:span><text:span text:style-name="T22">= </text:span><text:span text:style-name="T33">checkedItems</text:span><text:span text:style-name="T22">[item.</text:span><text:span text:style-name="T39">easyVereinMitglied_id</text:span><text:span text:style-name="T22">.</text:span><text:span text:style-name="T39">ausgeliehen</text:span><text:span text:style-name="T22">];</text:span><text:line-break/><text:span text:style-name="T22"> <text:s/></text:span><text:span text:style-name="T59">console</text:span><text:span text:style-name="T22">.</text:span><text:span text:style-name="T46">log</text:span><text:span text:style-name="T22">(</text:span><text:span text:style-name="T4">`Checkbox für ID </text:span><text:span text:style-name="T22">${item.</text:span><text:span text:style-name="T39">easyVereinMitglied_id</text:span><text:span text:style-name="T22">.</text:span><text:span text:style-name="T39">ausgeliehen</text:span><text:span text:style-name="T22">}</text:span><text:span text:style-name="T4"> ist jetzt </text:span><text:span text:style-name="T22">${</text:span><text:span text:style-name="T33">isChecked </text:span><text:span text:style-name="T22">? </text:span><text:span text:style-name="T4">'gecheckt' </text:span><text:span text:style-name="T22">: </text:span><text:span text:style-name="T4">'nicht gecheckt'</text:span><text:span text:style-name="T22">}</text:span><text:span text:style-name="T4">`</text:span><text:span text:style-name="T22">);</text:span><text:line-break/><text:line-break/><text:span text:style-name="T22"> <text:s/></text:span><text:span text:style-name="T16">if</text:span><text:span text:style-name="T22">(</text:span><text:span text:style-name="T33">isChecked</text:span><text:span text:style-name="T22">){</text:span><text:line-break/><text:span text:style-name="T22"> <text:s text:c="3"/></text:span><text:span text:style-name="T53">// Beispiel: Füge die ID zu einer Liste hinzu</text:span><text:line-break/><text:span text:style-name="T53"> <text:s text:c="3"/>// checkedIDs.value.push(item.easyVereinMitglied_id);</text:span><text:line-break/><text:span text:style-name="T53"> <text:s text:c="3"/></text:span><text:span text:style-name="T59">console</text:span><text:span text:style-name="T22">.</text:span><text:span text:style-name="T46">log</text:span><text:span text:style-name="T22">(</text:span><text:span text:style-name="T4">'handleCheckboxOffen gecheckt'</text:span><text:span text:style-name="T22">)</text:span><text:line-break/><text:span text:style-name="T22"> <text:s/>} </text:span><text:span text:style-name="T16">else</text:span><text:span text:style-name="T22">{</text:span><text:line-break/><text:span text:style-name="T22"> <text:s text:c="3"/></text:span><text:span text:style-name="T53">// Beispiel: Entferne die ID aus einer Liste</text:span><text:line-break/><text:span text:style-name="T53"> <text:s text:c="3"/>// const index = checkedIDs.value.indexOf(item.easyVereinMitglied_id);</text:span><text:line-break/><text:span text:style-name="T53"> <text:s text:c="3"/>// if(index &gt; -1) checkedIDs.value.splice(index, 1);</text:span><text:line-break/><text:span text:style-name="T53"> <text:s text:c="3"/></text:span><text:span text:style-name="T59">console</text:span><text:span text:style-name="T22">.</text:span><text:span text:style-name="T46">log</text:span><text:span text:style-name="T22">(</text:span><text:span text:style-name="T4">'handleCheckboxOffen nicht gecheckt'</text:span><text:span text:style-name="T22">)</text:span><text:line-break/><text:span text:style-name="T22"> <text:s/>}</text:span><text:line-break/><text:soft-page-break/><text:line-break/><text:span text:style-name="T22">}</text:span></text:p>
      <text:p text:style-name="P116"/>
      <text:p text:style-name="P116">Somit kann ich auf das jeweilige Event der jeweiligen Chechkox reagieren.</text:p>
      <text:p text:style-name="P116"><text:span text:style-name="T93">WICHTIG</text:span> ist, damit der Standardwert in der o.g. Funktion funktionert, darf value in der v-checkbox nicht gesetzt sein, sonst funktioniert das nicht!</text:p>
      <text:p text:style-name="P116"/>
      <text:p text:style-name="P117"><text:span text:style-name="T74">&lt;v-checkbox</text:span><text:line-break/><text:span text:style-name="T74"> <text:s text:c="3"/></text:span><text:span text:style-name="T77">class</text:span><text:span text:style-name="T4">="ml-3"</text:span><text:line-break/><text:span text:style-name="T4"> <text:s text:c="3"/></text:span><text:span text:style-name="T77">color</text:span><text:span text:style-name="T4">="orange"</text:span><text:line-break/><text:span text:style-name="T4"> <text:s text:c="3"/></text:span><text:span text:style-name="T77">label</text:span><text:span text:style-name="T4">="ausgeliehen"</text:span><text:line-break/><text:span text:style-name="T4"> <text:s text:c="3"/></text:span><text:span text:style-name="T77">hide-details</text:span><text:line-break/><text:span text:style-name="T77"> <text:s text:c="3"/>v-model</text:span><text:span text:style-name="T4">="</text:span><text:span text:style-name="T39">checkedItems</text:span><text:span text:style-name="T22">[</text:span><text:span text:style-name="T33">item</text:span><text:span text:style-name="T22">.</text:span><text:span text:style-name="T39">easyVereinMitglied_id</text:span><text:span text:style-name="T22">].</text:span><text:span text:style-name="T39">ausgeliehen</text:span><text:span text:style-name="T4">"</text:span><text:line-break/><text:span text:style-name="T4"> <text:s text:c="3"/></text:span><text:span text:style-name="T77">@change</text:span><text:span text:style-name="T4">="</text:span><text:span text:style-name="T46">handleCheckboxAusgeliehen</text:span><text:span text:style-name="T22">(</text:span><text:span text:style-name="T33">item</text:span><text:span text:style-name="T22">)</text:span><text:span text:style-name="T4">"</text:span><text:line-break/><text:span text:style-name="T4"> <text:s text:c="3"/></text:span><text:span text:style-name="T77">v-if</text:span><text:span text:style-name="T4">="</text:span><text:span text:style-name="T39">expandedPanels</text:span><text:span text:style-name="T22">.</text:span><text:span text:style-name="T46">includes</text:span><text:span text:style-name="T22">(</text:span><text:span text:style-name="T33">item</text:span><text:span text:style-name="T22">.</text:span><text:span text:style-name="T39">easyVereinMitglied_id</text:span><text:span text:style-name="T22">)</text:span><text:span text:style-name="T4">"</text:span><text:line-break/><text:span text:style-name="T74">&gt;&lt;/v-checkbox&gt;</text:span><text:line-break/><text:span text:style-name="T74">&lt;v-checkbox</text:span><text:line-break/><text:span text:style-name="T74"> <text:s text:c="3"/></text:span><text:span text:style-name="T77">color</text:span><text:span text:style-name="T4">="green"</text:span><text:line-break/><text:span text:style-name="T4"> <text:s text:c="3"/></text:span><text:span text:style-name="T77">label</text:span><text:span text:style-name="T4">="abgeschlossen"</text:span><text:line-break/><text:span text:style-name="T4"> <text:s text:c="3"/></text:span><text:span text:style-name="T77">hide-details</text:span><text:line-break/><text:span text:style-name="T77"> <text:s text:c="3"/>v-model</text:span><text:span text:style-name="T4">="</text:span><text:span text:style-name="T39">checkedItems</text:span><text:span text:style-name="T22">[</text:span><text:span text:style-name="T33">item</text:span><text:span text:style-name="T22">.</text:span><text:span text:style-name="T39">easyVereinMitglied_id</text:span><text:span text:style-name="T22">].</text:span><text:span text:style-name="T39">abgeschlossen</text:span><text:span text:style-name="T4">"</text:span><text:line-break/><text:span text:style-name="T4"> <text:s text:c="3"/></text:span><text:span text:style-name="T77">@change</text:span><text:span text:style-name="T4">="</text:span><text:span text:style-name="T46">handleCheckboxAbgeschlossen</text:span><text:span text:style-name="T22">(</text:span><text:span text:style-name="T33">item</text:span><text:span text:style-name="T22">)</text:span><text:span text:style-name="T4">"</text:span><text:line-break/><text:span text:style-name="T4"> <text:s text:c="3"/></text:span><text:span text:style-name="T77">v-if</text:span><text:span text:style-name="T4">="</text:span><text:span text:style-name="T39">expandedPanels</text:span><text:span text:style-name="T22">.</text:span><text:span text:style-name="T46">includes</text:span><text:span text:style-name="T22">(</text:span><text:span text:style-name="T33">item</text:span><text:span text:style-name="T22">.</text:span><text:span text:style-name="T39">easyVereinMitglied_id</text:span><text:span text:style-name="T22">)</text:span><text:span text:style-name="T4">"</text:span><text:line-break/><text:span text:style-name="T74">&gt;&lt;/v-checkbox&gt;</text:span></text:p>
      <text:p text:style-name="P116"/>
      <text:p text:style-name="P116"/>
      <text:h text:style-name="Heading_20_2" text:outline-level="2"><text:bookmark-start text:name="__RefHeading___Toc750791_3394150493"/>reactive() <text:span text:style-name="T98">vs. Ref() und .value</text:span><text:bookmark-end text:name="__RefHeading___Toc750791_3394150493"/></text:h>
      <text:p text:style-name="P116"/>
      <text:p text:style-name="P118">Wird reactive() verwendet, muss auf .value verzichtet werden, mit ref() hingegen wird .value für den Zugriff benötigt</text:p>
      <text:p text:style-name="P116"/>
      <text:h text:style-name="Heading_20_2" text:outline-level="2"><text:bookmark-start text:name="__RefHeading___Toc948267_3394150493"/>undefined <text:span text:style-name="T104">mit if </text:span>abfangen<text:bookmark-end text:name="__RefHeading___Toc948267_3394150493"/></text:h>
      <text:p text:style-name="P120"><text:span text:style-name="T16">if </text:span><text:span text:style-name="T22">(</text:span><text:span text:style-name="T33">IDinventarBuchungenPositionenStatus </text:span><text:span text:style-name="T22">&amp;&amp; </text:span><text:span text:style-name="T33">IDinventarBuchungenPositionenStatus</text:span><text:span text:style-name="T22">.</text:span><text:span text:style-name="T39">length </text:span><text:span text:style-name="T22">&gt; </text:span><text:span text:style-name="T70">0</text:span><text:span text:style-name="T22">) {</text:span><text:line-break/>}</text:p>
      <text:p text:style-name="P119"/>
      <text:p text:style-name="P121">oder</text:p>
      <text:p text:style-name="P121"/>
      <text:p text:style-name="P122"><text:span text:style-name="T16">if</text:span><text:span text:style-name="T22">(value.</text:span><text:span text:style-name="T39">checkedStateAusgeliehen </text:span><text:span text:style-name="T22">!== </text:span><text:span text:style-name="T16">undefined</text:span><text:span text:style-name="T22">){</text:span><text:span text:style-name="T24">}</text:span></text:p>
      <text:p text:style-name="P121"/>
      <text:p text:style-name="P12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24">So kann abhängig von Werten Farbe oder icon festgelegt werden</text:p>
      <text:p text:style-name="P123"><text:span text:style-name="T74">&lt;v-icon</text:span><text:line-break/><text:span text:style-name="T74"> <text:s text:c="3"/></text:span><text:span text:style-name="T77">:color</text:span><text:span text:style-name="T4">="</text:span><text:span text:style-name="T33">itemArtikelDetails</text:span><text:span text:style-name="T22">.inventarBuchungenPositionen_IDinventarBuchungenPositionenStat</text:span><text:soft-page-break/><text:span text:style-name="T22">us === </text:span><text:span text:style-name="T70">1 </text:span><text:span text:style-name="T22">? </text:span><text:span text:style-name="T4">'orange' </text:span><text:span text:style-name="T22">: </text:span><text:span text:style-name="T4">'green'"</text:span><text:line-break/><text:span text:style-name="T74">&gt;</text:span><text:line-break/><text:span text:style-name="T74"> <text:s/></text:span><text:span text:style-name="T22">{{</text:span><text:span text:style-name="T28"> itemArtikelDetails.inventarBuchungenPositionen_IDinventarBuchungenPositionenStatus === 1 ? 'mdi-share' : 'mdi-lock' </text:span><text:span text:style-name="T22">}}</text:span><text:line-break/><text:span text:style-name="T74">&lt;/v-icon&gt;</text:span></text:p>
      <text:p text:style-name="P125"/>
      <text:p text:style-name="P179">oder mit Text:</text:p>
      <text:p text:style-name="P179"/>
      <text:p text:style-name="P180"><text:span text:style-name="T22">{{</text:span><text:span text:style-name="T28"> item.ExterneInventarNummerPflicht === 1 ? 'Externe Nr. erfassen*' : 'Externe Nr. erfassen' </text:span><text:span text:style-name="T22">}}</text:span></text:p>
      <text:p text:style-name="P179"/>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26">1. State als Array erstellen: <text:s/>showAusgeliehenAbgeschlossen: [],</text:p>
      <text:p text:style-name="P126"/>
      <text:p text:style-name="P126">2. Mutation erstellen. Hier werden, wenn das Objekt nicht besteht, Standardwerte angelegt:</text:p>
      <text:p text:style-name="P127"><text:span text:style-name="T46">setShowAusgeliehenAbgeschlossen</text:span><text:span text:style-name="T22">(state, value) {</text:span><text:line-break/><text:span text:style-name="T22"> <text:s text:c="3"/></text:span><text:span text:style-name="T16">const </text:span><text:span text:style-name="T33">existingItem </text:span><text:span text:style-name="T22">= state.</text:span><text:span text:style-name="T39">showAusgeliehenAbgeschlossen</text:span><text:span text:style-name="T22">.</text:span><text:span text:style-name="T46">find</text:span><text:span text:style-name="T22">(</text:span><text:line-break/><text:span text:style-name="T22"> <text:s text:c="7"/>(item) =&gt; item.</text:span><text:span text:style-name="T39">idMitglied </text:span><text:span text:style-name="T22">=== value.</text:span><text:span text:style-name="T39">idMitglied</text:span><text:line-break/><text:span text:style-name="T39"> <text:s text:c="3"/></text:span><text:span text:style-name="T22">);</text:span><text:line-break/><text:line-break/><text:span text:style-name="T22"> <text:s text:c="3"/></text:span><text:span text:style-name="T16">if </text:span><text:span text:style-name="T22">(</text:span><text:span text:style-name="T33">existingItem</text:span><text:span text:style-name="T22">) {</text:span><text:line-break/><text:span text:style-name="T22"> <text:s text:c="7"/></text:span><text:span text:style-name="T53">// Aktualisiere nur die übergebenen Eigenschaften</text:span><text:line-break/><text:span text:style-name="T53"> <text:s text:c="7"/></text:span><text:span text:style-name="T16">if </text:span><text:span text:style-name="T22">(value.</text:span><text:span text:style-name="T39">checkedStateAusgeliehen </text:span><text:span text:style-name="T22">!== </text:span><text:span text:style-name="T16">undefined</text:span><text:span text:style-name="T22">) {</text:span><text:line-break/><text:span text:style-name="T22"> <text:s text:c="11"/></text:span><text:span text:style-name="T33">existingItem</text:span><text:span text:style-name="T22">.</text:span><text:span text:style-name="T39">checkedStateAusgeliehen </text:span><text:span text:style-name="T22">= value.</text:span><text:span text:style-name="T39">checkedStateAusgeliehen</text:span><text:span text:style-name="T22">;</text:span><text:line-break/><text:span text:style-name="T22"> <text:s text:c="7"/>}</text:span><text:line-break/><text:span text:style-name="T22"> <text:s text:c="7"/></text:span><text:span text:style-name="T16">if </text:span><text:span text:style-name="T22">(value.</text:span><text:span text:style-name="T39">checkedStateAbgeschlossen </text:span><text:span text:style-name="T22">!== </text:span><text:span text:style-name="T16">undefined</text:span><text:span text:style-name="T22">) {</text:span><text:line-break/><text:span text:style-name="T22"> <text:s text:c="11"/></text:span><text:span text:style-name="T33">existingItem</text:span><text:span text:style-name="T22">.</text:span><text:span text:style-name="T39">checkedStateAbgeschlossen </text:span><text:span text:style-name="T22">= value.</text:span><text:span text:style-name="T39">checkedStateAbgeschlossen</text:span><text:span text:style-name="T22">;</text:span><text:line-break/><text:span text:style-name="T22"> <text:s text:c="7"/>}</text:span><text:line-break/><text:span text:style-name="T22"> <text:s text:c="3"/>} </text:span><text:span text:style-name="T16">else </text:span><text:span text:style-name="T22">{</text:span><text:line-break/><text:span text:style-name="T22"> <text:s text:c="7"/></text:span><text:span text:style-name="T53">// Füge ein neues Element mit Standardwerten hinzu</text:span><text:line-break/><text:span text:style-name="T53"> <text:s text:c="7"/></text:span><text:span text:style-name="T16">const </text:span><text:span text:style-name="T33">newItem </text:span><text:span text:style-name="T22">= {</text:span><text:line-break/><text:span text:style-name="T22"> <text:s text:c="11"/></text:span><text:span text:style-name="T39">idMitglied</text:span><text:span text:style-name="T22">: value.</text:span><text:span text:style-name="T39">idMitglied</text:span><text:span text:style-name="T22">,</text:span><text:line-break/><text:span text:style-name="T22"> <text:s text:c="11"/></text:span><text:span text:style-name="T39">checkedStateAusgeliehen</text:span><text:span text:style-name="T22">: value.</text:span><text:span text:style-name="T39">checkedStateAusgeliehen </text:span><text:span text:style-name="T22">!== </text:span><text:span text:style-name="T16">undefined </text:span><text:span text:style-name="T22">? value.</text:span><text:span text:style-name="T39">checkedStateAusgeliehen </text:span><text:span text:style-name="T22">: </text:span><text:span text:style-name="T16">true</text:span><text:span text:style-name="T22">, </text:span><text:span text:style-name="T53">// Standardwert</text:span><text:line-break/><text:span text:style-name="T53"> <text:s text:c="11"/></text:span><text:span text:style-name="T39">checkedStateAbgeschlossen</text:span><text:span text:style-name="T22">: value.</text:span><text:span text:style-name="T39">checkedStateAbgeschlossen </text:span><text:span text:style-name="T22">!== </text:span><text:span text:style-name="T16">undefined </text:span><text:span text:style-name="T22">? value.</text:span><text:span text:style-name="T39">checkedStateAbgeschlossen </text:span><text:span text:style-name="T22">: </text:span><text:span text:style-name="T16">false</text:span><text:span text:style-name="T22">, </text:span><text:span text:style-name="T53">// Standardwert</text:span><text:line-break/><text:span text:style-name="T53"> <text:s text:c="7"/></text:span><text:span text:style-name="T22">};</text:span><text:line-break/><text:span text:style-name="T22"> <text:s text:c="7"/>state.</text:span><text:span text:style-name="T39">showAusgeliehenAbgeschlossen</text:span><text:span text:style-name="T22">.</text:span><text:span text:style-name="T46">push</text:span><text:span text:style-name="T22">(</text:span><text:span text:style-name="T33">newItem</text:span><text:span text:style-name="T22">);</text:span><text:line-break/><text:span text:style-name="T22"> <text:s text:c="3"/>}</text:span><text:line-break/><text:line-break/><text:span text:style-name="T22"> <text:s text:c="3"/></text:span><text:span text:style-name="T59">console</text:span><text:span text:style-name="T22">.</text:span><text:span text:style-name="T46">log</text:span><text:span text:style-name="T22">(</text:span><text:span text:style-name="T4">'vuex state.showAusgeliehenAbgeschlossen'</text:span><text:span text:style-name="T22">, state.</text:span><text:span text:style-name="T39">showAusgeliehenAbgeschlossen</text:span><text:span text:style-name="T22">);</text:span><text:line-break/><text:span text:style-name="T22">},</text:span><text:line-break/></text:p>
      <text:p text:style-name="P126"/>
      <text:p text:style-name="P126">3. Action anlegen:</text:p>
      <text:p text:style-name="P127"><text:span text:style-name="T46">setShowAusgeliehenAbgeschlossen</text:span><text:span text:style-name="T22">( { commit }, value){</text:span><text:line-break/><text:span text:style-name="T22"> <text:s text:c="3"/>commit(</text:span><text:span text:style-name="T4">'setShowAusgeliehenAbgeschlossen'</text:span><text:span text:style-name="T22">, value)</text:span><text:line-break/><text:span text:style-name="T22">}</text:span></text:p>
      <text:p text:style-name="P126"/>
      <text:p text:style-name="P126">4. Getter anlegen, der die Daten eines bestimmten Mitglieds zurück gibt:</text:p>
      <text:p text:style-name="P127"><text:span text:style-name="T46">getShowAusgeliehenAbgeschlossen</text:span><text:span text:style-name="T22">: (state) =&gt; (idMitglied) =&gt; {</text:span><text:line-break/><text:span text:style-name="T22"> <text:s text:c="3"/></text:span><text:span text:style-name="T16">return </text:span><text:span text:style-name="T22">state.</text:span><text:span text:style-name="T39">showAusgeliehenAbgeschlossen</text:span><text:span text:style-name="T22">.</text:span><text:span text:style-name="T46">find</text:span><text:span text:style-name="T22">(</text:span><text:line-break/><text:span text:style-name="T22"> <text:s text:c="7"/>(item) =&gt; item.</text:span><text:span text:style-name="T39">idMitglied </text:span><text:span text:style-name="T22">=== idMitglied</text:span><text:line-break/><text:soft-page-break/><text:span text:style-name="T22"> <text:s text:c="3"/>);</text:span><text:line-break/><text:span text:style-name="T22">},</text:span></text:p>
      <text:p text:style-name="P126"/>
      <text:p text:style-name="P126">5. Abruf der Daten in z.B. einer Funktion</text:p>
      <text:p text:style-name="P127"><text:span text:style-name="T16">const </text:span><text:span text:style-name="T33">checkedAusgeliehen </text:span><text:span text:style-name="T22">= </text:span><text:span text:style-name="T59">store</text:span><text:span text:style-name="T22">.</text:span><text:span text:style-name="T39">getters</text:span><text:span text:style-name="T22">.</text:span><text:span text:style-name="T39">getShowAusgeliehenAbgeschlossen</text:span><text:span text:style-name="T22">(member.</text:span><text:span text:style-name="T39">easyVereinMitglied_id</text:span><text:span text:style-name="T22">).</text:span><text:span text:style-name="T39">checkedStateAusgeliehen</text:span><text:line-break/><text:span text:style-name="T16">const </text:span><text:span text:style-name="T33">checkedAbgeschlossen </text:span><text:span text:style-name="T22">= </text:span><text:span text:style-name="T59">store</text:span><text:span text:style-name="T22">.</text:span><text:span text:style-name="T39">getters</text:span><text:span text:style-name="T22">.</text:span><text:span text:style-name="T39">getShowAusgeliehenAbgeschlossen</text:span><text:span text:style-name="T22">(member.</text:span><text:span text:style-name="T39">easyVereinMitglied_id</text:span><text:span text:style-name="T22">).</text:span><text:span text:style-name="T39">checkedStateAbgeschlossen</text:span></text:p>
      <text:p text:style-name="P126"/>
      <text:p text:style-name="P126"/>
      <text:h text:style-name="Heading_20_2" text:outline-level="2"><text:bookmark-start text:name="__RefHeading___Toc1685223_3394150493"/>vue Suchfunktion spezifisch innerhalb einer idMitglied<text:bookmark-end text:name="__RefHeading___Toc1685223_3394150493"/></text:h>
      <text:p text:style-name="P128"/>
      <text:p text:style-name="P129">1. Ein Objekt erstellen <text:span text:style-name="T111">ACHTUNG: hier wird ein Objekt benötigt</text:span></text:p>
      <text:p text:style-name="P130"><text:span text:style-name="T16">const </text:span><text:span text:style-name="T33">searchArtikels </text:span><text:span text:style-name="T22">= ref({});</text:span></text:p>
      <text:p text:style-name="P129"/>
      <text:p text:style-name="P129">2. Textfeld mit v-model daran binden und die idMitglieder an die Funktion übergeben</text:p>
      <text:p text:style-name="P130"><text:span text:style-name="T77">v-model</text:span><text:span text:style-name="T4">="</text:span><text:span text:style-name="T39">searchArtikels</text:span><text:span text:style-name="T22">[</text:span><text:span text:style-name="T33">item</text:span><text:span text:style-name="T22">.</text:span><text:span text:style-name="T39">easyVereinMitglied_id</text:span><text:span text:style-name="T22">]</text:span><text:span text:style-name="T4">"</text:span></text:p>
      <text:p text:style-name="P129"/>
      <text:p text:style-name="P130"><text:span text:style-name="T74">&lt;v-text-field</text:span><text:line-break/><text:span text:style-name="T74"> <text:s text:c="3"/></text:span><text:span text:style-name="T77">v-model</text:span><text:span text:style-name="T4">="</text:span><text:span text:style-name="T39">searchArtikels</text:span><text:span text:style-name="T22">[</text:span><text:span text:style-name="T33">item</text:span><text:span text:style-name="T22">.</text:span><text:span text:style-name="T39">easyVereinMitglied_id</text:span><text:span text:style-name="T22">]</text:span><text:span text:style-name="T4">"</text:span><text:line-break/><text:span text:style-name="T4"> <text:s text:c="3"/></text:span><text:span text:style-name="T77">:loading</text:span><text:span text:style-name="T4">="</text:span><text:span text:style-name="T39">loading</text:span><text:span text:style-name="T4">"</text:span><text:line-break/><text:span text:style-name="T4"> <text:s text:c="3"/></text:span><text:span text:style-name="T77">append-inner-icon</text:span><text:span text:style-name="T4">="mdi-magnify"</text:span><text:line-break/><text:span text:style-name="T4"> <text:s text:c="3"/></text:span><text:span text:style-name="T77">density</text:span><text:span text:style-name="T4">="compact"</text:span><text:line-break/><text:span text:style-name="T4"> <text:s text:c="3"/></text:span><text:span text:style-name="T77">label</text:span><text:span text:style-name="T4">="Artikel suchen"</text:span><text:line-break/><text:span text:style-name="T4"> <text:s text:c="3"/></text:span><text:span text:style-name="T77">variant</text:span><text:span text:style-name="T4">="solo"</text:span><text:line-break/><text:span text:style-name="T4"> <text:s text:c="3"/></text:span><text:span text:style-name="T77">hide-details</text:span><text:line-break/><text:span text:style-name="T77"> <text:s text:c="3"/>single-line</text:span><text:line-break/><text:span text:style-name="T77"> <text:s text:c="3"/>class</text:span><text:span text:style-name="T4">="ma-2"</text:span><text:line-break/><text:span text:style-name="T4"> <text:s text:c="3"/></text:span><text:span text:style-name="T77">v-if</text:span><text:span text:style-name="T4">="</text:span><text:span text:style-name="T39">expandedPanels</text:span><text:span text:style-name="T22">.</text:span><text:span text:style-name="T46">includes</text:span><text:span text:style-name="T22">(</text:span><text:span text:style-name="T33">item</text:span><text:span text:style-name="T22">.</text:span><text:span text:style-name="T39">easyVereinMitglied_id</text:span><text:span text:style-name="T22">)</text:span><text:span text:style-name="T4">"</text:span><text:line-break/><text:span text:style-name="T74">&gt;&lt;/v-text-field&gt;</text:span></text:p>
      <text:p text:style-name="P129"/>
      <text:p text:style-name="P129">3. Suchfunktion programmieren</text:p>
      <text:p text:style-name="P130"><text:span text:style-name="T16">function </text:span><text:span text:style-name="T46">filteredArtikelDetails</text:span><text:span text:style-name="T22">(item) {</text:span><text:line-break/><text:span text:style-name="T22"> <text:s/></text:span><text:span text:style-name="T16">const </text:span><text:span text:style-name="T33">searchTerm </text:span><text:span text:style-name="T22">= </text:span><text:span text:style-name="T33">searchArtikels</text:span><text:span text:style-name="T22">[item.</text:span><text:span text:style-name="T39">easyVereinMitglied_id</text:span><text:span text:style-name="T22">] || </text:span><text:span text:style-name="T4">''</text:span><text:span text:style-name="T22">;</text:span><text:line-break/><text:span text:style-name="T22"> <text:s/></text:span><text:span text:style-name="T16">const </text:span><text:span text:style-name="T33">lowerSearchTerm </text:span><text:span text:style-name="T22">= </text:span><text:span text:style-name="T33">searchTerm</text:span><text:span text:style-name="T22">.</text:span><text:span text:style-name="T46">toLowerCase</text:span><text:span text:style-name="T22">();</text:span><text:line-break/><text:line-break/><text:span text:style-name="T22"> <text:s/></text:span><text:span text:style-name="T16">if </text:span><text:span text:style-name="T22">(!</text:span><text:span text:style-name="T33">searchTerm</text:span><text:span text:style-name="T22">) {</text:span><text:line-break/><text:span text:style-name="T22"> <text:s text:c="3"/></text:span><text:span text:style-name="T53">// Wenn kein Suchbegriff eingegeben wurde, alle Artikel zurückgeben</text:span><text:line-break/><text:span text:style-name="T53"> <text:s text:c="3"/></text:span><text:span text:style-name="T16">return </text:span><text:span text:style-name="T22">item.</text:span><text:span text:style-name="T39">leihvorgaengeArtikelDetails</text:span><text:span text:style-name="T22">;</text:span><text:line-break/><text:span text:style-name="T22"> <text:s/>}</text:span><text:line-break/><text:line-break/><text:span text:style-name="T22"> <text:s/></text:span><text:span text:style-name="T16">return </text:span><text:span text:style-name="T22">item.</text:span><text:span text:style-name="T39">leihvorgaengeArtikelDetails</text:span><text:span text:style-name="T22">.</text:span><text:span text:style-name="T46">filter</text:span><text:span text:style-name="T22">((detail) =&gt; {</text:span><text:line-break/><text:span text:style-name="T22"> <text:s text:c="3"/></text:span><text:span text:style-name="T16">const </text:span><text:span text:style-name="T33">artikelBezeichnung </text:span><text:span text:style-name="T22">= detail.inventarArtikel_ArtikelBezeichnung.</text:span><text:span text:style-name="T46">toLowerCase</text:span><text:span text:style-name="T22">();</text:span><text:line-break/><text:span text:style-name="T22"> <text:s text:c="3"/></text:span><text:span text:style-name="T16">const </text:span><text:span text:style-name="T33">konfektionsGroesse </text:span><text:span text:style-name="T22">= detail.konfektionsGroesse_Konfektionsgroesse.</text:span><text:span text:style-name="T46">toLowerCase</text:span><text:span text:style-name="T22">();</text:span><text:line-break/><text:line-break/><text:span text:style-name="T22"> <text:s text:c="3"/></text:span><text:span text:style-name="T16">return </text:span><text:span text:style-name="T22">(</text:span><text:line-break/><text:span text:style-name="T22"> <text:s text:c="7"/></text:span><text:span text:style-name="T33">artikelBezeichnung</text:span><text:span text:style-name="T22">.</text:span><text:span text:style-name="T46">includes</text:span><text:span text:style-name="T22">(</text:span><text:span text:style-name="T33">lowerSearchTerm</text:span><text:span text:style-name="T22">) ||</text:span><text:line-break/><text:span text:style-name="T22"> <text:s text:c="7"/></text:span><text:span text:style-name="T33">konfektionsGroesse</text:span><text:span text:style-name="T22">.</text:span><text:span text:style-name="T46">includes</text:span><text:span text:style-name="T22">(</text:span><text:span text:style-name="T33">lowerSearchTerm</text:span><text:span text:style-name="T22">)</text:span><text:line-break/><text:span text:style-name="T22"> <text:s text:c="3"/>);</text:span><text:line-break/><text:span text:style-name="T22"> <text:s/>});</text:span><text:line-break/><text:span text:style-name="T22">}</text:span></text:p>
      <text:p text:style-name="P129"/>
      <text:p text:style-name="P129">4. Das entsprechende Element anpassen und nicht das vom Backend zurückgegeben Element verwenden, sondern dass das die Suchfunktion zurückliefert, verwenden:</text:p>
      <text:p text:style-name="P130"><text:soft-page-break/><text:span text:style-name="T74">&lt;v-list-item</text:span><text:line-break/><text:span text:style-name="T74"> <text:s text:c="3"/></text:span><text:span text:style-name="T77">v-for</text:span><text:span text:style-name="T4">="</text:span><text:span text:style-name="T22">(</text:span><text:span text:style-name="T33">itemArtikelDetails</text:span><text:span text:style-name="T22">) </text:span><text:span text:style-name="T16">in </text:span><text:span text:style-name="T46">filteredArtikelDetails</text:span><text:span text:style-name="T22">(</text:span><text:span text:style-name="T33">item</text:span><text:span text:style-name="T22">)</text:span><text:span text:style-name="T4">"</text:span><text:line-break/><text:span text:style-name="T4"> <text:s text:c="3"/></text:span><text:span text:style-name="T77">:key</text:span><text:span text:style-name="T4">="</text:span><text:span text:style-name="T33">itemArtikelDetails</text:span><text:span text:style-name="T22">.</text:span><text:span text:style-name="T39">IDinventarBuchungenPositionen</text:span><text:span text:style-name="T4">"</text:span><text:line-break/><text:span text:style-name="T4"> <text:s text:c="3"/></text:span><text:span text:style-name="T77">class</text:span><text:span text:style-name="T4">="mb-2 mt-2"</text:span><text:span text:style-name="T74">&gt;</text:span></text:p>
      <text:h text:style-name="P235" text:outline-level="2"><text:bookmark-start text:name="__RefHeading___Toc1685223_33941504931"/>vue Suchfunktion <text:span text:style-name="T111">allgemeine</text:span> <text:span text:style-name="T111">Suchfunktion </text:span><text:bookmark-end text:name="__RefHeading___Toc1685223_33941504931"/></text:h>
      <text:p text:style-name="P166">ACHTUNG: Hier wird ein leerer String bei der Initialisierung benötigt, KEIN OBJEKT!!!</text:p>
      <text:p text:style-name="P166">Ist gleichzeitig auch das v-model im zuständigen Textfeld</text:p>
      <text:p text:style-name="P159"><text:span text:style-name="T16">const </text:span><text:span text:style-name="T33">searchMitglied </text:span><text:span text:style-name="T22">= ref(</text:span><text:span text:style-name="T4">''</text:span><text:span text:style-name="T22">);</text:span></text:p>
      <text:p text:style-name="P158"/>
      <text:p text:style-name="P166">computed für die Filterung, in diesem Fall die Leihvorgänge nach Mitglieder:</text:p>
      <text:p text:style-name="P165"><text:span text:style-name="T16">const </text:span><text:span text:style-name="T33">filteredLeihvorgaengeMitglieder </text:span><text:span text:style-name="T22">= computed(() =&gt; {</text:span><text:line-break/><text:span text:style-name="T22"> <text:s/></text:span><text:span text:style-name="T16">if </text:span><text:span text:style-name="T22">(!</text:span><text:span text:style-name="T33">searchMitglied</text:span><text:span text:style-name="T22">.</text:span><text:span text:style-name="T39">value</text:span><text:span text:style-name="T22">) {</text:span><text:line-break/><text:span text:style-name="T22"> <text:s text:c="3"/></text:span><text:span text:style-name="T53">// Wenn kein Suchbegriff eingegeben wurde, gib alle Mitglieder zurück</text:span><text:line-break/><text:span text:style-name="T53"> <text:s text:c="3"/></text:span><text:span text:style-name="T16">return </text:span><text:span text:style-name="T33">leihvorgaengeMitgliederAbrufen</text:span><text:span text:style-name="T22">.</text:span><text:span text:style-name="T39">value</text:span><text:span text:style-name="T22">;</text:span><text:line-break/><text:span text:style-name="T22"> <text:s/>}</text:span><text:line-break/><text:span text:style-name="T22"> <text:s/></text:span><text:span text:style-name="T53">// Ansonsten filtere die Mitglieder basierend auf dem Suchbegriff</text:span><text:line-break/><text:span text:style-name="T53"> <text:s/></text:span><text:span text:style-name="T16">return </text:span><text:span text:style-name="T33">leihvorgaengeMitgliederAbrufen</text:span><text:span text:style-name="T22">.</text:span><text:span text:style-name="T39">value</text:span><text:span text:style-name="T22">.</text:span><text:span text:style-name="T46">filter</text:span><text:span text:style-name="T22">((item) =&gt; {</text:span><text:line-break/><text:span text:style-name="T22"> <text:s text:c="3"/></text:span><text:span text:style-name="T16">const </text:span><text:span text:style-name="T33">fullName </text:span><text:span text:style-name="T22">= </text:span><text:span text:style-name="T4">`</text:span><text:span text:style-name="T22">${item.</text:span><text:span text:style-name="T39">easyVereinMitglied_firstName</text:span><text:span text:style-name="T22">} ${item.</text:span><text:span text:style-name="T39">easyVereinMitglied_familyName</text:span><text:span text:style-name="T22">}</text:span><text:span text:style-name="T4">`</text:span><text:span text:style-name="T22">.</text:span><text:span text:style-name="T46">toLowerCase</text:span><text:span text:style-name="T22">();</text:span><text:line-break/><text:span text:style-name="T22"> <text:s text:c="3"/></text:span><text:span text:style-name="T16">return </text:span><text:span text:style-name="T33">fullName</text:span><text:span text:style-name="T22">.</text:span><text:span text:style-name="T46">includes</text:span><text:span text:style-name="T22">(</text:span><text:span text:style-name="T33">searchMitglied</text:span><text:span text:style-name="T22">.</text:span><text:span text:style-name="T39">value</text:span><text:span text:style-name="T22">.</text:span><text:span text:style-name="T46">toLowerCase</text:span><text:span text:style-name="T22">());</text:span><text:line-break/><text:span text:style-name="T22"> <text:s/>});</text:span><text:line-break/><text:span text:style-name="T22">});</text:span></text:p>
      <text:p text:style-name="P164"/>
      <text:p text:style-name="P164">In der vor-Schleife das ursprüngliche Objekt, durch das filtered ersetzten:</text:p>
      <text:p text:style-name="P165"><text:span text:style-name="T77">v-for</text:span><text:span text:style-name="T4">="</text:span><text:span text:style-name="T22">(</text:span><text:span text:style-name="T33">item</text:span><text:span text:style-name="T22">) </text:span><text:span text:style-name="T16">in </text:span><text:span text:style-name="T39">filteredLeihvorgaengeMitglieder</text:span><text:span text:style-name="T4">"</text:span></text:p>
      <text:p text:style-name="P164"/>
      <text:p text:style-name="P99"><text:span text:style-name="T74">&lt;v-expansion-panels </text:span><text:span text:style-name="T77">v-model</text:span><text:span text:style-name="T4">="</text:span><text:span text:style-name="T39">expandedPanels</text:span><text:span text:style-name="T4">" </text:span><text:span text:style-name="T77">multiple</text:span><text:span text:style-name="T74">&gt;</text:span><text:line-break/><text:span text:style-name="T74"> <text:s/></text:span><text:span text:style-name="T53">&lt;!-- Erstes Level --&gt;</text:span><text:line-break/><text:span text:style-name="T53"> <text:s/></text:span><text:span text:style-name="T74">&lt;v-expansion-panel</text:span><text:line-break/><text:span text:style-name="T74"> <text:s text:c="5"/></text:span><text:span text:style-name="T77">v-for</text:span><text:span text:style-name="T4">="</text:span><text:span text:style-name="T22">(</text:span><text:span text:style-name="T33">item</text:span><text:span text:style-name="T22">) </text:span><text:span text:style-name="T16">in </text:span><text:span text:style-name="T39">filteredLeihvorgaengeMitglieder</text:span><text:span text:style-name="T4">"</text:span><text:line-break/><text:span text:style-name="T4"> <text:s text:c="5"/></text:span><text:span text:style-name="T77">:key</text:span><text:span text:style-name="T4">="</text:span><text:span text:style-name="T33">item</text:span><text:span text:style-name="T22">.</text:span><text:span text:style-name="T39">easyVereinMitglied_id</text:span><text:span text:style-name="T4">"</text:span><text:line-break/><text:span text:style-name="T4"> <text:s text:c="5"/></text:span><text:span text:style-name="T77">:value</text:span><text:span text:style-name="T4">="</text:span><text:span text:style-name="T33">item</text:span><text:span text:style-name="T22">.</text:span><text:span text:style-name="T39">easyVereinMitglied_id</text:span><text:span text:style-name="T4">"</text:span><text:line-break/><text:span text:style-name="T4"> <text:s text:c="5"/></text:span><text:span text:style-name="T77">class</text:span><text:span text:style-name="T4">="mb-1"</text:span><text:span text:style-name="T74">&gt;</text:span><text:line-break/><text:span text:style-name="T74"> <text:s text:c="3"/>&lt;v-expansion-panel-title </text:span><text:span text:style-name="T77">@click</text:span><text:span text:style-name="T4">="</text:span><text:span text:style-name="T46">expansionForLeihvorgang</text:span><text:span text:style-name="T22">(</text:span><text:span text:style-name="T33">item</text:span><text:span text:style-name="T22">)</text:span><text:span text:style-name="T4">"</text:span><text:span text:style-name="T74">&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33"/>
      <text:p text:style-name="P131">Dazu clearable verwenden.</text:p>
      <text:p text:style-name="P131">Wird aber nur angezeigt, wenn etwas eingegeben wurde!!!</text:p>
      <text:p text:style-name="P131"/>
      <text:p text:style-name="P132"><text:span text:style-name="T74">&lt;v-text-field</text:span><text:line-break/><text:span text:style-name="T74"> <text:s text:c="3"/></text:span><text:span text:style-name="T77">v-model</text:span><text:span text:style-name="T4">="</text:span><text:span text:style-name="T39">searchArtikels</text:span><text:span text:style-name="T22">[</text:span><text:span text:style-name="T33">item</text:span><text:span text:style-name="T22">.</text:span><text:span text:style-name="T39">easyVereinMitglied_id</text:span><text:span text:style-name="T22">]</text:span><text:span text:style-name="T4">"</text:span><text:line-break/><text:span text:style-name="T4"> <text:s text:c="3"/></text:span><text:span text:style-name="T77">:loading</text:span><text:span text:style-name="T4">="</text:span><text:span text:style-name="T39">loading</text:span><text:span text:style-name="T4">"</text:span><text:line-break/><text:span text:style-name="T4"> <text:s text:c="3"/></text:span><text:span text:style-name="T77">append-inner-icon</text:span><text:span text:style-name="T4">="mdi-magnify"</text:span><text:line-break/><text:span text:style-name="T4"> <text:s text:c="3"/></text:span><text:span text:style-name="T77">density</text:span><text:span text:style-name="T4">="compact"</text:span><text:line-break/><text:span text:style-name="T4"> <text:s text:c="3"/></text:span><text:span text:style-name="T77">label</text:span><text:span text:style-name="T4">="Artikel suchen"</text:span><text:line-break/><text:span text:style-name="T4"> <text:s text:c="3"/></text:span><text:span text:style-name="T77">variant</text:span><text:span text:style-name="T4">="solo"</text:span><text:line-break/><text:span text:style-name="T4"> <text:s text:c="3"/></text:span><text:span text:style-name="T77">single-line</text:span><text:line-break/><text:span text:style-name="T77"> <text:s text:c="3"/>class</text:span><text:span text:style-name="T4">="ma-2"</text:span><text:line-break/><text:span text:style-name="T4"> <text:s text:c="3"/></text:span><text:span text:style-name="T77">clearable</text:span><text:line-break/><text:span text:style-name="T77"> <text:s text:c="3"/>v-if</text:span><text:span text:style-name="T4">="</text:span><text:span text:style-name="T39">expandedPanels</text:span><text:span text:style-name="T22">.</text:span><text:span text:style-name="T46">includes</text:span><text:span text:style-name="T22">(</text:span><text:span text:style-name="T33">item</text:span><text:span text:style-name="T22">.</text:span><text:span text:style-name="T39">easyVereinMitglied_id</text:span><text:span text:style-name="T22">)</text:span><text:span text:style-name="T4">"</text:span><text:line-break/><text:span text:style-name="T74">&gt;&lt;/v-text-field&gt;</text:span></text:p>
      <text:h text:style-name="Heading_20_2" text:outline-level="2"><text:bookmark-start text:name="__RefHeading___Toc1685227_3394150493"/><text:soft-page-break/>Datum von der Datenbank in deutsches Format ohne Uhrzeit wandeln<text:bookmark-end text:name="__RefHeading___Toc1685227_3394150493"/></text:h>
      <text:p text:style-name="P134"/>
      <text:p text:style-name="P135"><text:span text:style-name="T16">function </text:span><text:span text:style-name="T46">formatDate</text:span><text:span text:style-name="T22">(dateString) {</text:span><text:line-break/><text:span text:style-name="T22"> <text:s/></text:span><text:span text:style-name="T16">if </text:span><text:span text:style-name="T22">(!dateString) </text:span><text:span text:style-name="T16">return </text:span><text:span text:style-name="T4">''</text:span><text:span text:style-name="T22">;</text:span><text:line-break/><text:span text:style-name="T22"> <text:s/></text:span><text:span text:style-name="T16">const </text:span><text:span text:style-name="T33">options </text:span><text:span text:style-name="T22">= { </text:span><text:span text:style-name="T39">day</text:span><text:span text:style-name="T22">: </text:span><text:span text:style-name="T4">'2-digit'</text:span><text:span text:style-name="T22">, </text:span><text:span text:style-name="T39">month</text:span><text:span text:style-name="T22">: </text:span><text:span text:style-name="T4">'2-digit'</text:span><text:span text:style-name="T22">, </text:span><text:span text:style-name="T39">year</text:span><text:span text:style-name="T22">: </text:span><text:span text:style-name="T4">'numeric' </text:span><text:span text:style-name="T22">};</text:span><text:line-break/><text:span text:style-name="T22"> <text:s/></text:span><text:span text:style-name="T16">return new </text:span><text:span text:style-name="T59">Date</text:span><text:span text:style-name="T22">(dateString).</text:span><text:span text:style-name="T46">toLocaleDateString</text:span><text:span text:style-name="T22">(</text:span><text:span text:style-name="T4">'de-DE'</text:span><text:span text:style-name="T22">, </text:span><text:span text:style-name="T33">options</text:span><text:span text:style-name="T22">);</text:span><text:line-break/><text:span text:style-name="T22">}</text:span></text:p>
      <text:p text:style-name="P134"/>
      <text:h text:style-name="Heading_20_2" text:outline-level="2"><text:bookmark-start text:name="__RefHeading___Toc1685229_3394150493"/>Anzeigen von v-Elementen abhängig von einer bestimmten Bedingung, z.B. eines Status<text:bookmark-end text:name="__RefHeading___Toc1685229_3394150493"/></text:h>
      <text:p text:style-name="P13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36"/>
      <text:p text:style-name="P136">1. Funktion schreiben, die den Status (Wert) prüft und true oder false zurückgibt</text:p>
      <text:p text:style-name="P137"><text:span text:style-name="T16">function </text:span><text:span text:style-name="T46">isVisibleIventarStatus</text:span><text:span text:style-name="T22">(status){</text:span><text:line-break/><text:span text:style-name="T22"> <text:s/></text:span><text:span text:style-name="T53">//Prüft den itemArtikelDetails.inventarBuchungenPositionen_IDinventarBuchungenPositionenStatus Status</text:span><text:line-break/><text:span text:style-name="T53"> <text:s/>//Wenn 1 (ausgeliehen) Element anzeigen, sonst nicht</text:span><text:line-break/><text:span text:style-name="T53"> <text:s/></text:span><text:span text:style-name="T16">return </text:span><text:span text:style-name="T22">status === </text:span><text:span text:style-name="T70">1</text:span><text:span text:style-name="T22">;</text:span><text:line-break/><text:span text:style-name="T22">}</text:span></text:p>
      <text:p text:style-name="P136"/>
      <text:p text:style-name="P136">2. Im jeweiligen Element die Funktion aufrufen und den Wert der geprüft werden soll übergeben:</text:p>
      <text:p text:style-name="P137"><text:span text:style-name="T22">{{</text:span><text:span text:style-name="T28"> isVisibleIventarStatus(itemArtikelDetails.inventarBuchungenPositionen_IDinventarBuchungenPositionenStatus) ? 'mdi-share' : 'mdi-lock' </text:span><text:span text:style-name="T22">}}</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39">Vorteil: Im Backend kann ohne Alias gearbeitet werden, erhöht die Lesbarkeit.</text:p>
      <text:p text:style-name="P139">Im Frontend sind alle Spaltennamen verfügbar und können unbenannt werden, damit ersichtlich ist</text:p>
      <text:p text:style-name="P139">um welche Spalte aus welcher Tabelle es sich handelt. Nachteil sind die langen Bezeichnungen im Frontend, wobei die Lesbarkeit überwiegt!</text:p>
      <text:p text:style-name="P139"/>
      <text:p text:style-name="P139">1. Abruf der Daten vom Backend</text:p>
      <text:p text:style-name="P140"><text:span text:style-name="T16">const </text:span><text:span text:style-name="T33">response </text:span><text:span text:style-name="T22">= </text:span><text:span text:style-name="T16">await </text:span><text:span text:style-name="T59">AuthenticationService</text:span><text:span text:style-name="T22">.</text:span><text:span text:style-name="T46">leihvorgangArtikel</text:span><text:span text:style-name="T22">(</text:span><text:line-break/><text:span text:style-name="T22"> <text:s text:c="3"/>member.</text:span><text:span text:style-name="T39">easyVereinMitglied_id</text:span><text:span text:style-name="T22">,</text:span><text:line-break/><text:span text:style-name="T22"> <text:s text:c="3"/>{</text:span><text:span text:style-name="T39">IDinventarBuchungenPositionenStatus</text:span><text:span text:style-name="T22">: </text:span><text:span text:style-name="T33">selektionKriterium</text:span><text:span text:style-name="T22">}</text:span><text:line-break/><text:span text:style-name="T22">);</text:span></text:p>
      <text:p text:style-name="P139"/>
      <text:p text:style-name="P139"/>
      <text:p text:style-name="P139">2. Mapping: Die Spaltennamen vom Backend werden hier umbenannt um ein besseres Verständnis für die Spaltennamen im Frontend zu haben</text:p>
      <text:p text:style-name="P139"/>
      <text:p text:style-name="P140"><text:span text:style-name="T53">// Mapping der empfangenen Daten</text:span><text:line-break/><text:span text:style-name="T16">const </text:span><text:span text:style-name="T33">mappedData </text:span><text:span text:style-name="T22">= </text:span><text:span text:style-name="T33">response</text:span><text:span text:style-name="T22">.</text:span><text:span text:style-name="T39">data</text:span><text:span text:style-name="T22">.</text:span><text:span text:style-name="T46">map</text:span><text:span text:style-name="T22">((item) =&gt; ({</text:span><text:line-break/><text:span text:style-name="T22"> <text:s/></text:span><text:span text:style-name="T39">konfektionsGroesse_Konfektionsgroesse</text:span><text:span text:style-name="T22">: item.</text:span><text:span text:style-name="T39">Konfektionsgroesse</text:span><text:span text:style-name="T22">,</text:span><text:line-break/><text:span text:style-name="T22"> <text:s/></text:span><text:span text:style-name="T39">inventarArtikel_Bildpfad</text:span><text:span text:style-name="T22">: item.</text:span><text:span text:style-name="T39">Bildpfad</text:span><text:span text:style-name="T22">,</text:span><text:line-break/><text:span text:style-name="T22"> <text:s/></text:span><text:span text:style-name="T39">inventarArtikel_ArtikelBezeichnung</text:span><text:span text:style-name="T22">: item.</text:span><text:span text:style-name="T39">ArtikelBezeichnung</text:span><text:span text:style-name="T22">,</text:span><text:line-break/><text:soft-page-break/><text:span text:style-name="T22"> <text:s/></text:span><text:span text:style-name="T39">inventarBuchungenPositionen_Menge</text:span><text:span text:style-name="T22">: item.</text:span><text:span text:style-name="T39">Menge</text:span><text:span text:style-name="T22">,</text:span><text:line-break/><text:span text:style-name="T22"> <text:s/></text:span><text:span text:style-name="T39">farbe_Bezeichnung</text:span><text:span text:style-name="T22">: item.</text:span><text:span text:style-name="T39">Farbe</text:span><text:span text:style-name="T22">,</text:span><text:line-break/><text:span text:style-name="T22"> <text:s/></text:span><text:span text:style-name="T39">inventarBuchungenPositionen_externeInventarNummer</text:span><text:span text:style-name="T22">: item.externeInventarNummer,</text:span><text:line-break/><text:span text:style-name="T22"> <text:s/></text:span><text:span text:style-name="T39">inventarBuchungenPositionen_Preis</text:span><text:span text:style-name="T22">: item.</text:span><text:span text:style-name="T39">Preis</text:span><text:span text:style-name="T22">,</text:span><text:line-break/><text:span text:style-name="T22"> <text:s/></text:span><text:span text:style-name="T39">inventarBuchungenPositionen_IDinventarBuchungenPositionen</text:span><text:span text:style-name="T22">: item.</text:span><text:span text:style-name="T39">IDinventarBuchungenPositionen</text:span><text:span text:style-name="T22">,</text:span><text:line-break/><text:span text:style-name="T22"> <text:s/></text:span><text:span text:style-name="T39">inventarBuchungenPositionenStatus_Bezeichnung</text:span><text:span text:style-name="T22">: item.StatusBezeichnung,</text:span><text:line-break/><text:span text:style-name="T22"> <text:s/></text:span><text:span text:style-name="T39">inventarBuchungenPositionen_IDinventarBuchungenPositionenStatus</text:span><text:span text:style-name="T22">: item.</text:span><text:span text:style-name="T33">IDinventarBuchungenPositionenStatus</text:span><text:span text:style-name="T22">,</text:span><text:line-break/><text:span text:style-name="T22"> <text:s/></text:span><text:span text:style-name="T39">inventarBuchungenPositionen_StatusDatum</text:span><text:span text:style-name="T22">: item.StatusDatum,</text:span><text:line-break/><text:span text:style-name="T22"> <text:s/></text:span><text:span text:style-name="T39">inventarZustand_Bezeichnung</text:span><text:span text:style-name="T22">: item.ZustandBezeichnung,</text:span><text:line-break/><text:span text:style-name="T22"> <text:s/></text:span><text:span text:style-name="T39">inventarBuchungenPositionen_Bemerkung</text:span><text:span text:style-name="T22">: item.Bemerkung,</text:span><text:line-break/><text:span text:style-name="T22"> <text:s/></text:span><text:span text:style-name="T39">inventarBuchungenPositionen_GesamtPreis</text:span><text:span text:style-name="T22">: item.GesamtPreis,</text:span><text:line-break/><text:span text:style-name="T22"> <text:s/></text:span><text:span text:style-name="T39">inventarBuchungenPositionen_Count</text:span><text:span text:style-name="T22">: item.AnzahlOffenePositionen,</text:span><text:line-break/><text:span text:style-name="T22">}));</text:span></text:p>
      <text:p text:style-name="P139"/>
      <text:p text:style-name="P139">3. Zuordnung dem eigenltichen Objekten</text:p>
      <text:p text:style-name="P140"><text:span text:style-name="T53">// Daten dem Mitglied zuweisen</text:span><text:line-break/><text:span text:style-name="T22">member.</text:span><text:span text:style-name="T39">leihvorgaengeArtikelDetails </text:span><text:span text:style-name="T22">= </text:span><text:span text:style-name="T33">mappedData</text:span><text:span text:style-name="T22">;</text:span></text:p>
      <text:p text:style-name="P139"/>
      <text:p text:style-name="P139"/>
      <text:h text:style-name="Heading_20_2" text:outline-level="2"><text:bookmark-start text:name="__RefHeading___Toc1685233_3394150493"/>Export von Funktionen js6 (Frontend)<text:bookmark-end text:name="__RefHeading___Toc1685233_3394150493"/></text:h>
      <text:p text:style-name="P157">WICHTIG: Es können nur Funktionen exportiert werden, die in einer separaten .js Datei sind.</text:p>
      <text:p text:style-name="P157">Im &lt;script setup&gt;&lt;/script setup&gt; ist das nicht ohne weiteres möglich.</text:p>
      <text:p text:style-name="P157">Deshalb habe ich die Funktion expansionForLeihvorgang in eine Datei globalFunctions.js gepackt im Ordner scripte. Von hier aus kann es in die gewünschte Komponenten importieren.</text:p>
      <text:p text:style-name="P157">1. Export mit export { expansionForLeihvorgang }</text:p>
      <text:p text:style-name="P15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44">Herausforderung: </text:p>
      <text:p text:style-name="P144">Bei der Rücknahme eines Artikels, möchte ich die Artikelübersicht aktualisieren, da der zurückgenommen Artikel nicht mehr unter den ausgeliehenen Artikel auftauchen <text:span text:style-name="T106">darf</text:span>.</text:p>
      <text:p text:style-name="P144">Dazu muss ich der Komponente DialogRücknahme das Objekt member übergeben, in diesem Fall wir d in der Hauptkomponente (die die zweite Komponente aufruft) ein ref Objekt erstellt.</text:p>
      <text:p text:style-name="P143"><text:span text:style-name="T16">const </text:span><text:span text:style-name="T33">selectedMember </text:span><text:span text:style-name="T22">= ref(</text:span><text:span text:style-name="T16">null</text:span><text:span text:style-name="T22">);</text:span></text:p>
      <text:p text:style-name="P142"/>
      <text:p text:style-name="P144">Die Funktion die den Dialog aufruft und das member Objekt übergeben bekommt, nimmt das Reaktive Objekt entgegen und speichert es im ref Objekt:</text:p>
      <text:p text:style-name="P143"><text:span text:style-name="T33">selectedMember</text:span><text:span text:style-name="T22">.</text:span><text:span text:style-name="T39">value </text:span><text:span text:style-name="T22">= member;</text:span></text:p>
      <text:p text:style-name="P142"/>
      <text:p text:style-name="P143"><text:span text:style-name="T16">function </text:span><text:span text:style-name="T46">showDialogRuecknahme</text:span><text:span text:style-name="T22">(artikelDetails, member) {</text:span><text:line-break/><text:span text:style-name="T22"> <text:s/></text:span><text:span text:style-name="T33">selectedMember</text:span><text:span text:style-name="T22">.</text:span><text:span text:style-name="T39">value </text:span><text:span text:style-name="T22">= member;</text:span><text:line-break/><text:span text:style-name="T22"> <text:s/></text:span><text:span text:style-name="T59">store</text:span><text:span text:style-name="T22">.</text:span><text:span text:style-name="T39">dispatch</text:span><text:span text:style-name="T22">(</text:span><text:span text:style-name="T4">'setShowDialogRuecknahmeArtikel'</text:span><text:span text:style-name="T22">, {</text:span><text:line-break/><text:span text:style-name="T22"> <text:s text:c="3"/></text:span><text:span text:style-name="T39">showDialog</text:span><text:span text:style-name="T22">: </text:span><text:span text:style-name="T16">true</text:span><text:span text:style-name="T22">,</text:span><text:line-break/><text:span text:style-name="T22"> <text:s text:c="3"/></text:span><text:span text:style-name="T39">IDinventarBuchungenPositionen</text:span><text:span text:style-name="T22">: artikelDetails.</text:span><text:span text:style-name="T39">ibp_IDinventarBuchungenPositionen</text:span><text:span text:style-name="T22">,</text:span><text:line-break/><text:soft-page-break/><text:span text:style-name="T22"> <text:s text:c="3"/></text:span><text:span text:style-name="T39">bemerkung</text:span><text:span text:style-name="T22">: </text:span><text:span text:style-name="T4">''</text:span><text:span text:style-name="T22">,</text:span><text:line-break/><text:span text:style-name="T22"> <text:s text:c="3"/></text:span><text:span text:style-name="T39">artikelDetails</text:span><text:span text:style-name="T22">: artikelDetails,</text:span><text:line-break/><text:span text:style-name="T22"> <text:s text:c="3"/></text:span><text:span text:style-name="T39">artikelZustand</text:span><text:span text:style-name="T22">: </text:span><text:span text:style-name="T4">''</text:span><text:span text:style-name="T22">,</text:span><text:line-break/><text:span text:style-name="T22"> <text:s text:c="3"/></text:span><text:span text:style-name="T39">memberName</text:span><text:span text:style-name="T22">: </text:span><text:span text:style-name="T4">`</text:span><text:span text:style-name="T22">${member.</text:span><text:span text:style-name="T39">easyVereinMitglied_firstName</text:span><text:span text:style-name="T22">} ${member.</text:span><text:span text:style-name="T39">easyVereinMitglied_familyName</text:span><text:span text:style-name="T22">}</text:span><text:span text:style-name="T4">`</text:span><text:span text:style-name="T22">,</text:span><text:line-break/><text:span text:style-name="T22"> <text:s text:c="3"/></text:span><text:span text:style-name="T39">idMitglied</text:span><text:span text:style-name="T22">: member.</text:span><text:span text:style-name="T39">easyVereinMitglied_id</text:span><text:line-break/><text:span text:style-name="T39"> <text:s/></text:span><text:span text:style-name="T22">});</text:span><text:line-break/><text:span text:style-name="T22"> <text:s/></text:span><text:span text:style-name="T59">console</text:span><text:span text:style-name="T22">.</text:span><text:span text:style-name="T46">log</text:span><text:span text:style-name="T22">(</text:span><text:span text:style-name="T4">'showDialogRuecknahme artikelDetails'</text:span><text:span text:style-name="T22">, artikelDetails)</text:span><text:line-break/><text:span text:style-name="T22">}</text:span></text:p>
      <text:p text:style-name="P142"/>
      <text:p text:style-name="P144">Wird der DialogRuecknahme aufgerufen, wird das member an DialogRücjnahme übergeben:</text:p>
      <text:p text:style-name="P143"><text:span text:style-name="T74">&lt;DialogRuecknahme </text:span><text:span text:style-name="T77">v-if</text:span><text:span text:style-name="T4">="</text:span><text:span text:style-name="T46">showDialogRuecknahme</text:span><text:span text:style-name="T4">" </text:span><text:span text:style-name="T77">:member</text:span><text:span text:style-name="T4">="</text:span><text:span text:style-name="T39">selectedMember</text:span><text:span text:style-name="T4">" </text:span><text:span text:style-name="T74">/&gt;</text:span></text:p>
      <text:p text:style-name="P142"/>
      <text:p text:style-name="P144"/>
      <text:p text:style-name="P144"/>
      <text:p text:style-name="P144"><text:span text:style-name="T105">In </text:span>DialogRuecknahme <text:span text:style-name="T105">props definieren, nimmt das Objekt member von LeihvorgangVerwalten entgegen:</text:span></text:p>
      <text:p text:style-name="P143"><text:span text:style-name="T16">const </text:span><text:span text:style-name="T33">props </text:span><text:span text:style-name="T22">= </text:span><text:span text:style-name="T59">defineProps</text:span><text:span text:style-name="T22">({</text:span><text:line-break/><text:span text:style-name="T22"> <text:s/></text:span><text:span text:style-name="T39">member</text:span><text:span text:style-name="T22">: </text:span><text:span text:style-name="T59">Object</text:span><text:span text:style-name="T22">,</text:span><text:line-break/><text:span text:style-name="T22">})</text:span></text:p>
      <text:p text:style-name="P142"/>
      <text:p text:style-name="P146">Beim speichern Funktion dialogSave() in DialogRuecknahme das Objekt wieder an Leihv<text:span text:style-name="T107">o</text:span>r<text:span text:style-name="T107">g</text:span>angVerwalten übergeben:</text:p>
      <text:p text:style-name="P147"><text:span text:style-name="T16">await </text:span><text:span text:style-name="T46">expansionForLeihvorgang</text:span><text:span text:style-name="T22">(</text:span><text:span text:style-name="T33">props</text:span><text:span text:style-name="T22">.</text:span><text:span text:style-name="T39">member</text:span><text:span text:style-name="T22">, </text:span><text:span text:style-name="T16">true</text:span><text:span text:style-name="T22">)</text:span></text:p>
      <text:p text:style-name="P146"/>
      <text:p text:style-name="P146">Hier die vollständige Funktion</text:p>
      <text:p text:style-name="P145"><text:span text:style-name="T16">async function </text:span><text:span text:style-name="T46">dialogSave</text:span><text:span text:style-name="T22">(){</text:span><text:line-break/><text:line-break/><text:span text:style-name="T22"> <text:s/></text:span><text:span text:style-name="T16">if</text:span><text:span text:style-name="T22">(!</text:span><text:span text:style-name="T33">selectedItem</text:span><text:span text:style-name="T22">.</text:span><text:span text:style-name="T39">value</text:span><text:span text:style-name="T22">) {</text:span><text:line-break/><text:span text:style-name="T22"> <text:s text:c="3"/></text:span><text:span text:style-name="T59">console</text:span><text:span text:style-name="T22">.</text:span><text:span text:style-name="T46">log</text:span><text:span text:style-name="T22">(</text:span><text:span text:style-name="T4">'selectedItem ist leer'</text:span><text:span text:style-name="T22">);</text:span><text:line-break/><text:span text:style-name="T22"> <text:s text:c="3"/></text:span><text:span text:style-name="T46">alert</text:span><text:span text:style-name="T22">(</text:span><text:span text:style-name="T4">"Bitte einen Zustand auswählen"</text:span><text:span text:style-name="T22">)</text:span><text:line-break/><text:span text:style-name="T22"> <text:s text:c="3"/></text:span><text:span text:style-name="T16">return</text:span><text:span text:style-name="T22">;</text:span><text:line-break/><text:span text:style-name="T22"> <text:s/>}</text:span><text:line-break/><text:line-break/><text:span text:style-name="T22"> <text:s/></text:span><text:span text:style-name="T59">store</text:span><text:span text:style-name="T22">.</text:span><text:span text:style-name="T39">dispatch</text:span><text:span text:style-name="T22">(</text:span><text:span text:style-name="T4">'setShowDialogRuecknahmeArtikel'</text:span><text:span text:style-name="T22">, {</text:span><text:line-break/><text:span text:style-name="T22"> <text:s text:c="3"/></text:span><text:span text:style-name="T39">showDialog</text:span><text:span text:style-name="T22">: </text:span><text:span text:style-name="T16">false</text:span><text:span text:style-name="T22">,</text:span><text:line-break/><text:span text:style-name="T22"> <text:s text:c="3"/></text:span><text:span text:style-name="T39">IDinventarBuchungenPositionen</text:span><text:span text:style-name="T22">: </text:span><text:span text:style-name="T4">''</text:span><text:span text:style-name="T22">,</text:span><text:line-break/><text:span text:style-name="T22"> <text:s text:c="3"/></text:span><text:span text:style-name="T39">bemerkung</text:span><text:span text:style-name="T22">: </text:span><text:span text:style-name="T33">textBemerkung</text:span><text:span text:style-name="T22">.</text:span><text:span text:style-name="T39">value</text:span><text:span text:style-name="T22">,</text:span><text:line-break/><text:span text:style-name="T22"> <text:s text:c="3"/></text:span><text:span text:style-name="T39">artikelDetails</text:span><text:span text:style-name="T22">: {},</text:span><text:line-break/><text:span text:style-name="T22"> <text:s text:c="3"/></text:span><text:span text:style-name="T39">artikelZustand</text:span><text:span text:style-name="T22">: </text:span><text:span text:style-name="T33">selectedItem</text:span><text:span text:style-name="T22">.</text:span><text:span text:style-name="T39">value</text:span><text:span text:style-name="T22">.IDInventarZustand,</text:span><text:line-break/><text:span text:style-name="T22"> <text:s text:c="3"/></text:span><text:span text:style-name="T39">memberName</text:span><text:span text:style-name="T22">: </text:span><text:span text:style-name="T4">''</text:span><text:span text:style-name="T22">,</text:span><text:line-break/><text:span text:style-name="T22"> <text:s text:c="3"/></text:span><text:span text:style-name="T39">idMitglied</text:span><text:span text:style-name="T22">: </text:span><text:span text:style-name="T4">''</text:span><text:line-break/><text:span text:style-name="T4"> <text:s/></text:span><text:span text:style-name="T22">});</text:span><text:line-break/><text:line-break/><text:span text:style-name="T22"> <text:s/></text:span><text:span text:style-name="T53">//Die Rücknahme an das Backend übermitteln</text:span><text:line-break/><text:span text:style-name="T53"> <text:s/></text:span><text:span text:style-name="T16">try</text:span><text:span text:style-name="T22">{</text:span><text:line-break/><text:span text:style-name="T22"> <text:s text:c="3"/></text:span><text:span text:style-name="T16">const </text:span><text:span text:style-name="T33">respone </text:span><text:span text:style-name="T22">= </text:span><text:span text:style-name="T16">await </text:span><text:span text:style-name="T59">AuthenticationService</text:span><text:span text:style-name="T22">.</text:span><text:span text:style-name="T46">leihvorgangRuecknahmeArtikel</text:span><text:span text:style-name="T22">({</text:span><text:line-break/><text:span text:style-name="T22"> <text:s text:c="5"/></text:span><text:span text:style-name="T39">IDinventarBuchungenPositionen</text:span><text:span text:style-name="T22">: </text:span><text:span text:style-name="T59">store</text:span><text:span text:style-name="T22">.</text:span><text:span text:style-name="T39">getters</text:span><text:span text:style-name="T22">.</text:span><text:span text:style-name="T39">getShowDialogRuecknahmeArtikel</text:span><text:span text:style-name="T22">.</text:span><text:span text:style-name="T39">IDinventarBuchungenPositionen</text:span><text:span text:style-name="T22">,</text:span><text:line-break/><text:span text:style-name="T22"> <text:s text:c="5"/></text:span><text:span text:style-name="T39">bemerkung</text:span><text:span text:style-name="T22">: </text:span><text:span text:style-name="T59">store</text:span><text:span text:style-name="T22">.</text:span><text:span text:style-name="T39">getters</text:span><text:span text:style-name="T22">.</text:span><text:span text:style-name="T39">getShowDialogRuecknahmeArtikel</text:span><text:span text:style-name="T22">.</text:span><text:span text:style-name="T39">bemerkung</text:span><text:span text:style-name="T22">,</text:span><text:line-break/><text:span text:style-name="T22"> <text:s text:c="5"/></text:span><text:span text:style-name="T39">artikelZustand</text:span><text:span text:style-name="T22">: </text:span><text:span text:style-name="T59">store</text:span><text:span text:style-name="T22">.</text:span><text:span text:style-name="T39">getters</text:span><text:span text:style-name="T22">.</text:span><text:span text:style-name="T39">getShowDialogRuecknahmeArtikel</text:span><text:span text:style-name="T22">.</text:span><text:span text:style-name="T39">artikelZustand</text:span><text:span text:style-name="T22">,</text:span><text:line-break/><text:span text:style-name="T22"> <text:s text:c="3"/>})</text:span><text:line-break/><text:span text:style-name="T22"> <text:s text:c="3"/></text:span><text:span text:style-name="T59">console</text:span><text:span text:style-name="T22">.</text:span><text:span text:style-name="T46">log</text:span><text:span text:style-name="T22">(</text:span><text:span text:style-name="T4">'response von leihvorgangRuecknahmeArtikel: '</text:span><text:span text:style-name="T22">,</text:span><text:span text:style-name="T33">respone</text:span><text:span text:style-name="T22">)</text:span><text:line-break/><text:span text:style-name="T22"> <text:s text:c="3"/></text:span><text:span text:style-name="T46">alert</text:span><text:span text:style-name="T22">(</text:span><text:span text:style-name="T4">'Artikel-Rücknahme wurde gebucht'</text:span><text:span text:style-name="T22">)</text:span><text:line-break/><text:span text:style-name="T22"> <text:s/>}</text:span><text:span text:style-name="T16">catch</text:span><text:span text:style-name="T22">(err){</text:span><text:line-break/><text:span text:style-name="T22"> <text:s text:c="3"/></text:span><text:span text:style-name="T59">console</text:span><text:span text:style-name="T22">.</text:span><text:span text:style-name="T46">log</text:span><text:span text:style-name="T22">(</text:span><text:span text:style-name="T4">'Fehler in leihvorgangRuecknahmeArtikel'</text:span><text:span text:style-name="T22">, err)</text:span><text:line-break/><text:soft-page-break/><text:span text:style-name="T22"> <text:s text:c="3"/></text:span><text:span text:style-name="T46">alert</text:span><text:span text:style-name="T22">(</text:span><text:span text:style-name="T4">'Fehler bei Rücknahme des Artikels'</text:span><text:span text:style-name="T22">)</text:span><text:line-break/><text:span text:style-name="T22"> <text:s/>}</text:span><text:line-break/><text:span text:style-name="T22"> <text:s/></text:span><text:span text:style-name="T59">console</text:span><text:span text:style-name="T22">.</text:span><text:span text:style-name="T46">log</text:span><text:span text:style-name="T22">(</text:span><text:span text:style-name="T4">'getShowDialogRuecknahmeArtikel'</text:span><text:span text:style-name="T22">, </text:span><text:span text:style-name="T59">store</text:span><text:span text:style-name="T22">.</text:span><text:span text:style-name="T39">getters</text:span><text:span text:style-name="T22">.</text:span><text:span text:style-name="T39">getShowDialogRuecknahmeArtikel</text:span><text:span text:style-name="T22">)</text:span><text:line-break/><text:line-break/><text:span text:style-name="T22"> <text:s/></text:span><text:span text:style-name="T53">//reload der Artikel veranlassen</text:span><text:line-break/><text:span text:style-name="T53"> <text:s/></text:span><text:span text:style-name="T16">const </text:span><text:span text:style-name="T33">idMitglied </text:span><text:span text:style-name="T22">= </text:span><text:span text:style-name="T59">store</text:span><text:span text:style-name="T22">.</text:span><text:span text:style-name="T39">getters</text:span><text:span text:style-name="T22">.</text:span><text:span text:style-name="T39">getShowDialogRuecknahmeArtikel</text:span><text:span text:style-name="T22">.</text:span><text:span text:style-name="T39">idMitglied</text:span><text:line-break/><text:span text:style-name="T39"> <text:s/></text:span><text:span text:style-name="T16">await </text:span><text:span text:style-name="T46">expansionForLeihvorgang</text:span><text:span text:style-name="T22">(</text:span><text:span text:style-name="T33">props</text:span><text:span text:style-name="T22">.</text:span><text:span text:style-name="T39">member</text:span><text:span text:style-name="T22">, </text:span><text:span text:style-name="T16">true</text:span><text:span text:style-name="T22">)</text:span><text:line-break/><text:span text:style-name="T22"> <text:s/></text:span><text:span text:style-name="T59">console</text:span><text:span text:style-name="T22">.</text:span><text:span text:style-name="T46">log</text:span><text:span text:style-name="T22">(</text:span><text:span text:style-name="T4">'selectedItem'</text:span><text:span text:style-name="T22">, </text:span><text:span text:style-name="T33">selectedItem</text:span><text:span text:style-name="T22">.</text:span><text:span text:style-name="T39">value</text:span><text:span text:style-name="T22">.IDInventarZustand);</text:span><text:line-break/><text:span text:style-name="T22"> <text:s/></text:span><text:span text:style-name="T59">console</text:span><text:span text:style-name="T22">.</text:span><text:span text:style-name="T46">log</text:span><text:span text:style-name="T22">(</text:span><text:span text:style-name="T4">'getShowAusgeliehenAbgeschlossen.idMitglied'</text:span><text:span text:style-name="T22">,</text:span><text:span text:style-name="T59">store</text:span><text:span text:style-name="T22">.</text:span><text:span text:style-name="T39">getters</text:span><text:span text:style-name="T22">.</text:span><text:span text:style-name="T39">getShowAusgeliehenAbgeschlossen</text:span><text:span text:style-name="T22">.</text:span><text:span text:style-name="T39">idMitglied</text:span><text:span text:style-name="T22">)</text:span><text:line-break/><text:span text:style-name="T22">}</text:span></text:p>
      <text:p text:style-name="P162"/>
      <text:p text:style-name="P142"/>
      <text:p text:style-name="P144"/>
      <text:p text:style-name="P144"/>
      <text:h text:style-name="Heading_20_2" text:outline-level="2"><text:bookmark-start text:name="__RefHeading___Toc1801581_3394150493"/><text:bookmark-start text:name="__DdeLink__112731_2578173521"/><text:span text:style-name="T129">DialogNummerAendern.vue ö</text:span>ffnen einer Dialog Komponente mit vuex-Store:<text:bookmark-end text:name="__RefHeading___Toc1801581_3394150493"/><text:bookmark-end text:name="__DdeLink__112731_2578173521"/></text:h>
      <text:p text:style-name="P150">Es soll ein Dialog, zum Beispiel für die Eingabe von Daten bei Klicken eines Buttons oder Labels erscheinen. Dazu eine Dialog Komponente erzeugen wie DialogNummerAendern.vue. Hierin folgendes anlegen: </text:p>
      <text:p text:style-name="P150">Hier werden die Werte im vuex-Store geändert:</text:p>
      <text:p text:style-name="P143"><text:span text:style-name="T16">const </text:span><text:span text:style-name="T33">showDialog </text:span><text:span text:style-name="T22">= computed({</text:span><text:line-break/><text:span text:style-name="T22"> <text:s/></text:span><text:span text:style-name="T46">get</text:span><text:span text:style-name="T22">() {</text:span><text:line-break/><text:span text:style-name="T22"> <text:s text:c="3"/></text:span><text:span text:style-name="T16">return </text:span><text:span text:style-name="T59">store</text:span><text:span text:style-name="T22">.</text:span><text:span text:style-name="T39">getters</text:span><text:span text:style-name="T22">.</text:span><text:span text:style-name="T39">getShowDialogNummerAendern</text:span><text:span text:style-name="T22">.</text:span><text:span text:style-name="T39">showDialog</text:span><text:span text:style-name="T22">;</text:span><text:line-break/><text:span text:style-name="T22"> <text:s/>},</text:span><text:line-break/><text:span text:style-name="T22"> <text:s/></text:span><text:span text:style-name="T46">set</text:span><text:span text:style-name="T22">(value) {</text:span><text:line-break/><text:span text:style-name="T22"> <text:s text:c="3"/></text:span><text:span text:style-name="T59">store</text:span><text:span text:style-name="T22">.</text:span><text:span text:style-name="T39">dispatch</text:span><text:span text:style-name="T22">(</text:span><text:span text:style-name="T4">'setShowDialogNummerAendern'</text:span><text:span text:style-name="T22">, {</text:span><text:line-break/><text:span text:style-name="T22"> <text:s text:c="5"/>...</text:span><text:span text:style-name="T59">store</text:span><text:span text:style-name="T22">.</text:span><text:span text:style-name="T39">getters</text:span><text:span text:style-name="T22">.</text:span><text:span text:style-name="T39">getShowDialogNummerAendern</text:span><text:span text:style-name="T22">,</text:span><text:line-break/><text:span text:style-name="T22"> <text:s text:c="5"/></text:span><text:span text:style-name="T39">showDialog</text:span><text:span text:style-name="T22">: value,</text:span><text:line-break/><text:span text:style-name="T22"> <text:s text:c="3"/>});</text:span><text:line-break/><text:span text:style-name="T22"> <text:s/>}</text:span><text:line-break/><text:span text:style-name="T22">});</text:span></text:p>
      <text:p text:style-name="P142"/>
      <text:p text:style-name="P150">showDialog ist gleichzeitig das v-model für den Dialog:</text:p>
      <text:p text:style-name="P149"><text:span text:style-name="T74">&lt;v-dialog</text:span><text:line-break/><text:span text:style-name="T74"> <text:s text:c="3"/></text:span><text:span text:style-name="T77">v-model</text:span><text:span text:style-name="T4">="</text:span><text:span text:style-name="T39">showDialog</text:span><text:span text:style-name="T4">"</text:span><text:line-break/><text:span text:style-name="T4"> <text:s text:c="3"/></text:span><text:span text:style-name="T77">max-width</text:span><text:span text:style-name="T4">="600"</text:span></text:p>
      <text:p text:style-name="P148"/>
      <text:p text:style-name="P148">Zum schließen des Dialogs ist dann einfach der Wert showDialog auf false zusetzten:</text:p>
      <text:p text:style-name="P148"/>
      <text:p text:style-name="P149"><text:span text:style-name="T16">function </text:span><text:span text:style-name="T46">dialogSave</text:span><text:span text:style-name="T22">(){</text:span><text:line-break/><text:span text:style-name="T22"> <text:s/></text:span><text:span text:style-name="T33">showDialog</text:span><text:span text:style-name="T22">.</text:span><text:span text:style-name="T39">value </text:span><text:span text:style-name="T22">= </text:span><text:span text:style-name="T16">false</text:span><text:span text:style-name="T22">;</text:span><text:line-break/><text:span text:style-name="T22">}</text:span><text:line-break/><text:line-break/><text:span text:style-name="T16">function </text:span><text:span text:style-name="T46">dialogClose</text:span><text:span text:style-name="T22">(){</text:span><text:line-break/><text:span text:style-name="T22"> <text:s/></text:span><text:span text:style-name="T33">showDialog</text:span><text:span text:style-name="T22">.</text:span><text:span text:style-name="T39">value </text:span><text:span text:style-name="T22">= </text:span><text:span text:style-name="T16">false</text:span><text:span text:style-name="T22">;</text:span><text:line-break/><text:span text:style-name="T22">}</text:span></text:p>
      <text:p text:style-name="P148"/>
      <text:p text:style-name="P148">In der Komponente von der aus der Dialog geöffnet werden soll, entsprechend den vuex-Store ändern:</text:p>
      <text:p text:style-name="P148"><text:soft-page-break/></text:p>
      <text:p text:style-name="P149"><text:span text:style-name="T16">function </text:span><text:span text:style-name="T46">changeNumber</text:span><text:span text:style-name="T22">(item){</text:span><text:line-break/><text:span text:style-name="T22"> <text:s/></text:span><text:span text:style-name="T59">store</text:span><text:span text:style-name="T22">.</text:span><text:span text:style-name="T39">dispatch</text:span><text:span text:style-name="T22">(</text:span><text:span text:style-name="T4">'setShowDialogNummerAendern'</text:span><text:span text:style-name="T22">, {</text:span><text:line-break/><text:span text:style-name="T22"> <text:s text:c="3"/></text:span><text:span text:style-name="T39">showDialog</text:span><text:span text:style-name="T22">: </text:span><text:span text:style-name="T16">true</text:span><text:span text:style-name="T22">,</text:span><text:line-break/><text:span text:style-name="T22"> <text:s text:c="3"/></text:span><text:span text:style-name="T39">idInventarArtikel</text:span><text:span text:style-name="T22">: item,</text:span><text:line-break/><text:span text:style-name="T22"> <text:s/>})</text:span><text:line-break/><text:span text:style-name="T22">}</text:span></text:p>
      <text:p text:style-name="P148"/>
      <text:p text:style-name="P148">Die Dialog Komponente noch in der Hauptkomponente einfügen:</text:p>
      <text:p text:style-name="P163">&lt;DialogNummerAendern /&gt;</text:p>
      <text:p text:style-name="P148"/>
      <text:p text:style-name="P148">und fertig</text:p>
      <text:p text:style-name="P148"/>
      <text:h text:style-name="Heading_20_2" text:outline-level="2"><text:bookmark-start text:name="__RefHeading___Toc35315_2902930553"/><text:span text:style-name="T116">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67">Das Objekt leihvorgaengeMitgliederAbrufen nimmt die Daten vom Backend entgegen.</text:p>
      <text:p text:style-name="P167">Damit <text:span text:style-name="T113">eine Suchfunktion ermöglicht werden kann, wird das Objekt leihvorgaengeMitgliederAbrufen in der Funktion filteredLeihvorgaengeMitgliederAbrufen mit dem jeweiligen Suchbegriff gefiltert.</text:span></text:p>
      <text:p text:style-name="P168">Im &lt;template&gt; wird das gefilterte Objekt filteredLeihvorgaengeMitgliederAbrufen im der for-Schleife durchlaufen und die einzelnen Elemente an item übergeben. Im ursprünglichen Objekt <text:span text:style-name="T112">leihvorgaengeMitgliederAbrufen </text:span>sind folgende Elemente enthalten:</text:p>
      <text:p text:style-name="P168"/>
      <text:p text:style-name="P16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68">Folgender Aufbau:</text:p>
      <text:p text:style-name="P171">Hauptobjekt <text:span text:style-name="T113">leihvorgaengeMitgliederAbrufen:</text:span></text:p>
      <text:p text:style-name="P168">leihvorgaengeMitgliederAbrufen[</text:p>
      <text:p text:style-name="P16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oft-page-break/><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68">}</text:p>
      <text:p text:style-name="P168">]</text:p>
      <text:p text:style-name="P171">Unterobjekt <text:s/><text:span text:style-name="T113">leihvorgaengeArtikelDetails</text:span></text:p>
      <text:p text:style-name="P172">Das Unterobjekt <text:span text:style-name="T113">leihvorgaengeArtikelDetails </text:span>wird in der Funktion expansionForLeihvorgang gemappt, damit die Spaltenn<text:span text:style-name="T117">a</text:span>m<text:span text:style-name="T117">e</text:span>n im Backend nicht zu lange sind, jedoch im Frontend gut lesbar und eine klare Aussage<text:span text:style-name="T118">k</text:span>raft haben. Zum Beispiel:</text:p>
      <text:p text:style-name="P172">Artikelbezeichnung aus dem Backend wird im Frontend zu ia_ ArtikelBezeichnung.</text:p>
      <text:p text:style-name="P172">ia steht für den Tabellennamen inventarArtikel, <text:s/>ArtikelBezeichnung = Spaltennamen</text:p>
      <text:p text:style-name="P172">ia_ArtikelBezeichnung: item.ArtikelBezeichnung</text:p>
      <text:p text:style-name="P172">ibp_IDinventarBuchungenPositionen: item.IdinventarBuchungenPositionen</text:p>
      <text:p text:style-name="P172">ibp = inventarBuchungenPositionen, IdinventarBuchungenPositionen = Spaltennamen</text:p>
      <text:p text:style-name="P169">leihvorgaengeMitgliederAbrufen.leihvorgaengeArtikelDetails<text:span text:style-name="T114">[</text:span></text:p>
      <text:p text:style-name="P169">{</text:p>
      <text:p text:style-name="Standard"><text:span text:style-name="T113"><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69">}</text:p>
      <text:p text:style-name="P184">]</text:p>
      <text:p text:style-name="P176">Und zusätzlich werden der Gesamtpreis und die Anzahl der Artikel dem Hauptobjekt <text:span text:style-name="T113">leihvorgaengeMitgliederAbrufen </text:span>zugeordnet.</text:p>
      <text:p text:style-name="P170"><text:span text:style-name="T115">l</text:span>eihvorgaengeMitgliederAbrufen.gesamtPreis</text:p>
      <text:p text:style-name="P170"><text:span text:style-name="T115">l</text:span>eihvorgaengeMitgliederAbrufen.anzahlArtikel</text:p>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7">Somit stehen folgende Daten in der Komponente LeihvorgangVerwaltung zur Verfügung.</text:p>
      <text:p text:style-name="P173">WICHTIG: Das Objekt leihvorgaengeMitgliederAbrufen wird in der Funktion expansionForLeihvorgang dem member übergeben!</text:p>
      <text:p text:style-name="P174">item = filteredLeihvorgaengeMitgliederAbrufen (leihvorgaengeMitgliederAbrufen)</text:p>
      <text:p text:style-name="P175">member Object (Objekt)</text:p>
      <text:p text:style-name="P17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oft-page-break/><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1"><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8"><text:s text:c="7"/>"<text:bookmark-start text:name="__DdeLink__83040_3918075121"/>ia_<text:bookmark-start text:name="__DdeLink__83373_3918075121"/>externeInventarNummerPflicht<text:bookmark-end text:name="__DdeLink__83040_3918075121"/><text:bookmark-end text:name="__DdeLink__83373_3918075121"/>":<text:span text:style-name="T119">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cartItem<text:span text:style-name="T122">s</text:span><text:bookmark-end text:name="__DdeLink__75738_2578173521"/> Inhalt Warenkorb, <text:span text:style-name="T120">Speichertort vuex-Store</text:span><text:bookmark-end text:name="__RefHeading___Toc31313_2578173521"/></text:h>
      <text:p text:style-name="P185">Daten kommen aus dem Backend, <text:span text:style-name="T121">werden über die Komponenten Artikel.vue geladen.</text:span></text:p>
      <text:p text:style-name="P185"><text:span text:style-name="T121">Backend-</text:span>Route: /artikel</text:p>
      <text:p text:style-name="P18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83"><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27">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23">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4">}</text:p>
      <text:p text:style-name="P207"/>
      <text:p text:style-name="P205">Im Frontend werden die Daten in Artikel.vue an den vuex-Store übergeben:</text:p>
      <text:p text:style-name="P206"/>
      <text:p text:style-name="P205"><text:soft-page-break/><text:s text:c="4"/>const cartItem = {</text:p>
      <text:p text:style-name="P205"><text:s text:c="6"/>IDInventarArtikel: item.IDInventarArtikel, // Artikel-ID</text:p>
      <text:p text:style-name="P205"><text:s text:c="6"/>ArtikelBezeichnung: item.ArtikelBezeichnung, // Artikelbezeichnung</text:p>
      <text:p text:style-name="P205"><text:s text:c="6"/>Konfektionsgroesse: item.Konfektionsgroesse, // Größe</text:p>
      <text:p text:style-name="P205"><text:s text:c="6"/>Farbe: item.Farbe, // Farbe</text:p>
      <text:p text:style-name="P205"><text:s text:c="6"/>Preis: item.Preis, // Preis</text:p>
      <text:p text:style-name="P205"><text:s text:c="6"/>Menge: item.selectedQuantity, // Menge</text:p>
      <text:p text:style-name="P205"><text:s text:c="6"/>Bildpfad: item.Bildpfad,</text:p>
      <text:p text:style-name="P205"><text:s text:c="6"/>Bestand: item.Bestand,</text:p>
      <text:p text:style-name="P205"><text:s text:c="6"/><text:bookmark-start text:name="__DdeLink__84179_3918075121"/>ExterneInventarNummerPflicht<text:bookmark-end text:name="__DdeLink__84179_3918075121"/>: item.externeInventarNummerPflicht,</text:p>
      <text:p text:style-name="P205"><text:s text:c="6"/>IDInventarKategorie: item.IDInventarKategorie,</text:p>
      <text:p text:style-name="P205"><text:s text:c="6"/><text:bookmark-start text:name="__DdeLink__85316_3918075121"/>externeID<text:bookmark-end text:name="__DdeLink__85316_3918075121"/>: [],</text:p>
      <text:p text:style-name="P205"><text:s text:c="4"/>}</text:p>
      <text:p text:style-name="P205"/>
      <text:h text:style-name="Heading_20_2" text:outline-level="2"><text:bookmark-start text:name="__RefHeading___Toc31315_2578173521"/>Daten auslesen oder prüfen aus einem Array, wie z.B. cartItems aus dem vuex-Store<text:bookmark-end text:name="__RefHeading___Toc31315_2578173521"/></text:h>
      <text:p text:style-name="P181">Muss mit einer for-Schleife geschehen. Will man aus einer Funktion aussteigen, muss es zwingend eine For-Schleife sein:</text:p>
      <text:p text:style-name="P182"><text:span text:style-name="T16">for </text:span><text:span text:style-name="T22">(</text:span><text:span text:style-name="T16">const </text:span><text:span text:style-name="T33">item </text:span><text:span text:style-name="T16">of </text:span><text:span text:style-name="T33">cartItems</text:span><text:span text:style-name="T22">.</text:span><text:span text:style-name="T39">value</text:span><text:span text:style-name="T22">) {</text:span><text:line-break/><text:span text:style-name="T22"> <text:s text:c="3"/></text:span><text:span text:style-name="T16">const </text:span><text:span text:style-name="T33">laengeExterneID </text:span><text:span text:style-name="T22">= </text:span><text:span text:style-name="T33">item</text:span><text:span text:style-name="T22">.</text:span><text:span text:style-name="T39">externeID</text:span><text:span text:style-name="T22">.</text:span><text:span text:style-name="T39">length </text:span><text:span text:style-name="T22">|| </text:span><text:span text:style-name="T70">0</text:span><text:line-break/><text:span text:style-name="T70"> <text:s text:c="3"/></text:span><text:span text:style-name="T16">if</text:span><text:span text:style-name="T22">(</text:span><text:span text:style-name="T33">item</text:span><text:span text:style-name="T22">.</text:span><text:span text:style-name="T39">Menge </text:span><text:span text:style-name="T22">!== </text:span><text:span text:style-name="T33">laengeExterneID </text:span><text:span text:style-name="T22">&amp;&amp; </text:span><text:span text:style-name="T33">item</text:span><text:span text:style-name="T22">.</text:span><text:span text:style-name="T39">ExterneInventarNummerPflicht </text:span><text:span text:style-name="T22">===</text:span><text:span text:style-name="T70">1</text:span><text:span text:style-name="T22">){</text:span><text:line-break/><text:span text:style-name="T22"> <text:s text:c="5"/></text:span><text:span text:style-name="T46">alert</text:span><text:span text:style-name="T22">(</text:span><text:span text:style-name="T4">`Die Externe Nummer muss erfasst werden:</text:span><text:span text:style-name="T16">\n</text:span><text:span text:style-name="T22">${</text:span><text:span text:style-name="T33">item</text:span><text:span text:style-name="T22">.</text:span><text:span text:style-name="T39">ArtikelBezeichnung</text:span><text:span text:style-name="T22">}</text:span><text:span text:style-name="T4">` </text:span><text:span text:style-name="T22">)</text:span><text:line-break/><text:span text:style-name="T22"> <text:s text:c="5"/></text:span><text:span text:style-name="T16">return</text:span><text:span text:style-name="T22">;</text:span><text:line-break/><text:span text:style-name="T22"> <text:s text:c="3"/>}</text:span><text:line-break/><text:span text:style-name="T22">}</text:span></text:p>
      <text:p text:style-name="P181"/>
      <text:h text:style-name="Heading_20_2" text:outline-level="2"><text:bookmark-start text:name="__RefHeading___Toc31317_2578173521"/><text:bookmark-start text:name="__DdeLink__20746_2578173521"/>DialogExterneNummer.vue <text:span text:style-name="T124">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197">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5">r</text:span> immer nur den Text“ in der Externen Nummer <text:span text:style-name="T125">gefallen ist</text:span>!</text:p>
      <text:p text:style-name="P196"><text:span text:style-name="T32"><text:s/></text:span><text:span text:style-name="T74">&lt;v-select</text:span><text:line-break/><text:span text:style-name="T74"> <text:s text:c="3"/></text:span><text:span text:style-name="T77">v-for</text:span><text:span text:style-name="T4">="</text:span><text:span text:style-name="T33">i </text:span><text:span text:style-name="T16">in </text:span><text:span text:style-name="T39">dialogFormFields</text:span><text:span text:style-name="T4">" </text:span><text:span text:style-name="T77">:key</text:span><text:span text:style-name="T4">="</text:span><text:span text:style-name="T33">i</text:span><text:span text:style-name="T4">"</text:span><text:line-break/><text:span text:style-name="T4"> <text:s text:c="3"/></text:span><text:span text:style-name="T77">v-model</text:span><text:span text:style-name="T4">="</text:span><text:span text:style-name="T39">textInventarNummern</text:span><text:span text:style-name="T22">[</text:span><text:span text:style-name="T33">i </text:span><text:span text:style-name="T22">- </text:span><text:span text:style-name="T70">1</text:span><text:span text:style-name="T22">]</text:span><text:span text:style-name="T4">"</text:span><text:line-break/><text:span text:style-name="T4"> <text:s text:c="3"/></text:span><text:span text:style-name="T77">:items</text:span><text:span text:style-name="T4">="</text:span><text:span text:style-name="T39">inventarExterneNummern</text:span><text:span text:style-name="T4">"</text:span><text:line-break/><text:span text:style-name="T4"> <text:s text:c="3"/></text:span><text:span text:style-name="T77">item-title</text:span><text:span text:style-name="T4">="ExterneNummer"</text:span><text:line-break/><text:span text:style-name="T4"> <text:s text:c="3"/></text:span><text:span text:style-name="T77">item-value</text:span><text:span text:style-name="T4">="ExterneNummer"</text:span><text:line-break/><text:span text:style-name="T4"> <text:s text:c="3"/></text:span><text:span text:style-name="T77">label</text:span><text:span text:style-name="T4">="Bitte eine Inventar-Nummer wählen"</text:span><text:line-break/><text:span text:style-name="T4"> <text:s text:c="3"/></text:span><text:span text:style-name="T77">persistent-hint</text:span><text:line-break/><text:span text:style-name="T77"> <text:s text:c="3"/>single-line</text:span><text:line-break/><text:span text:style-name="T74">&gt;&lt;/v-select&gt;</text:span></text:p>
      <text:p text:style-name="P195"/>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87"/>
      <text:h text:style-name="P186" text:outline-level="3"><text:bookmark-start text:name="__RefHeading___Toc60933_3296530384"/><text:soft-page-break/><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const selectedIDs = textInventarNummern.value</text:span></text:p>
      <text:p text:style-name="P97"><text:span text:style-name="Source_20_Text"><text:s text:c="4"/>.map((item, idx) =&gt; idx !== index ? item : null)</text:span></text:p>
      <text:p text:style-name="P97"><text:span text:style-name="Source_20_Text"><text:s text:c="4"/>.filter(item =&gt; item !== null);</text:span></text:p>
      <text:p text:style-name="P97"/>
      <text:p text:style-name="P191"><text:span text:style-name="Source_20_Text"><text:s text:c="2"/>return inventarExterneNummern.value.filter(option =&gt; !selectedIDs.includes(option.</text:span><text:span text:style-name="Source_20_Text"><text:span text:style-name="T126">ExterneNummer</text:span></text:span><text:span text:style-name="Source_20_Text"> ));</text:span></text:p>
      <text:p text:style-name="P9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 Funktion implementieren</text:span></text:p>
      <text:p text:style-name="P98"><text:span text:style-name="Source_20_Text">}</text:span></text:p>
      <text:list xml:id="list1965526274" text:style-name="L22">
        <text:list-item>
          <text:p text:style-name="P290"><text:span text:style-name="Strong_20_Emphasis">Parameter</text:span>: <text:span text:style-name="Source_20_Text">index</text:span> ist der Index des aktuellen <text:span text:style-name="Source_20_Text">&lt;v-select&gt;</text:span>.</text:p>
        </text:list-item>
        <text:list-item>
          <text:p text:style-name="P289"><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97"><text:soft-page-break/><text:span text:style-name="Source_20_Text">const selectedIDs = textInventarNummern.value</text:span></text:p>
      <text:p text:style-name="P97"><text:span text:style-name="Source_20_Text"><text:s text:c="2"/>.map((item, idx) =&gt; idx !== index ? item : null)</text:span></text:p>
      <text:p text:style-name="P98"><text:span text:style-name="Source_20_Text"><text:s text:c="2"/>.filter(item =&gt; item !== null);</text:span></text:p>
      <text:p text:style-name="Text_20_body"><text:span text:style-name="Strong_20_Emphasis">Schritt-für-Schritt-Erklärung:</text:span></text:p>
      <text:list xml:id="list392143122" text:style-name="L23">
        <text:list-item>
          <text:p text:style-name="P291"><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91"><text:span text:style-name="Strong_20_Emphasis"><text:span text:style-name="Source_20_Text">.map((item, idx) =&gt; idx !== index ? item : null)</text:span></text:span>:</text:p>
          <text:list>
            <text:list-item>
              <text:p text:style-name="P292"><text:span text:style-name="Strong_20_Emphasis"><text:span text:style-name="Source_20_Text">item</text:span></text:span>: Der aktuelle Wert im Array (eine ausgewählte ID).</text:p>
            </text:list-item>
            <text:list-item>
              <text:p text:style-name="P292"><text:span text:style-name="Strong_20_Emphasis"><text:span text:style-name="Source_20_Text">idx</text:span></text:span>: Der Index des aktuellen Elements im Array.</text:p>
            </text:list-item>
            <text:list-item>
              <text:p text:style-name="P292"><text:span text:style-name="Strong_20_Emphasis">Bedingung</text:span>: <text:span text:style-name="Source_20_Text">idx !== index</text:span></text:p>
              <text:list>
                <text:list-item>
                  <text:p text:style-name="P292"><text:span text:style-name="Strong_20_Emphasis">Wenn wahr</text:span> (<text:span text:style-name="Source_20_Text">idx</text:span> ist nicht gleich dem aktuellen <text:span text:style-name="Source_20_Text">index</text:span>):</text:p>
                  <text:list>
                    <text:list-item>
                      <text:p text:style-name="P292">Behalte <text:span text:style-name="Source_20_Text">item</text:span> bei.</text:p>
                    </text:list-item>
                  </text:list>
                </text:list-item>
                <text:list-item>
                  <text:p text:style-name="P292"><text:span text:style-name="Strong_20_Emphasis">Wenn falsch</text:span> (<text:span text:style-name="Source_20_Text">idx</text:span> ist gleich dem aktuellen <text:span text:style-name="Source_20_Text">index</text:span>):</text:p>
                  <text:list>
                    <text:list-item>
                      <text:p text:style-name="P292">Setze <text:span text:style-name="Source_20_Text">item</text:span> auf <text:span text:style-name="Source_20_Text">null</text:span>.</text:p>
                    </text:list-item>
                  </text:list>
                </text:list-item>
              </text:list>
            </text:list-item>
            <text:list-item>
              <text:p text:style-name="P292"><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91"><text:span text:style-name="Strong_20_Emphasis"><text:span text:style-name="Source_20_Text">.filter(item =&gt; item !== null)</text:span></text:span>:</text:p>
          <text:list>
            <text:list-item>
              <text:p text:style-name="P292">Entfernt alle <text:span text:style-name="Source_20_Text">null</text:span>-Werte aus dem Array.</text:p>
            </text:list-item>
            <text:list-item>
              <text:p text:style-name="P291"><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2272263646" text:style-name="L24">
        <text:list-item>
          <text:p text:style-name="P294"><text:span text:style-name="Strong_20_Emphasis"><text:span text:style-name="Source_20_Text">map</text:span></text:span><text:span text:style-name="Strong_20_Emphasis">-Ergebnis</text:span>:</text:p>
          <text:list>
            <text:list-item>
              <text:p text:style-name="P294"><text:span text:style-name="Source_20_Text">idx = 0</text:span>: <text:span text:style-name="Source_20_Text">0 !== 1</text:span> ⇒ <text:span text:style-name="Source_20_Text">true</text:span> ⇒ Behalte <text:span text:style-name="Source_20_Text">item</text:span> (1).</text:p>
            </text:list-item>
            <text:list-item>
              <text:p text:style-name="P294"><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94"><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94"><text:span text:style-name="Strong_20_Emphasis">Array nach </text:span><text:span text:style-name="Strong_20_Emphasis"><text:span text:style-name="Source_20_Text">map</text:span></text:span>: <text:span text:style-name="Source_20_Text">[1, null, 3]</text:span>.</text:p>
        </text:list-item>
        <text:list-item>
          <text:p text:style-name="P293"><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98"><text:span text:style-name="Source_20_Text">return inventarExterneNummern.value.filter(option =&gt; !selectedIDs.includes(option.IDinventarExterneNummern));</text:span></text:p>
      <text:p text:style-name="Text_20_body"><text:span text:style-name="Strong_20_Emphasis">Erklärung:</text:span></text:p>
      <text:list xml:id="list1268025158" text:style-name="L25">
        <text:list-item>
          <text:p text:style-name="P295"><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95"><text:soft-page-break/><text:span text:style-name="Strong_20_Emphasis"><text:span text:style-name="Source_20_Text">.filter(option =&gt; !selectedIDs.includes(option.IDinventarExterneNummern))</text:span></text:span>:</text:p>
          <text:list>
            <text:list-item>
              <text:p text:style-name="P296">Iteriert über jede Option.</text:p>
            </text:list-item>
            <text:list-item>
              <text:p text:style-name="P296"><text:span text:style-name="Strong_20_Emphasis">Bedingung</text:span>: <text:span text:style-name="Source_20_Text">!selectedIDs.includes(option.IDinventarExterneNummern)</text:span></text:p>
              <text:list>
                <text:list-item>
                  <text:p text:style-name="P296"><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96"><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95"><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2349317764" text:style-name="L26">
        <text:list-item>
          <text:p text:style-name="P297">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1, ExterneNummer: 'Nummer1' },</text:span></text:p>
      <text:p text:style-name="P97"><text:span text:style-name="Source_20_Text"><text:s text:c="2"/>{ IDinventarExterneNummern: 2, ExterneNummer: 'Nummer2' },</text:span></text:p>
      <text:p text:style-name="P97"><text:span text:style-name="Source_20_Text"><text:s text:c="2"/>{ IDinventarExterneNummern: 3, ExterneNummer: 'Nummer3' },</text:span></text:p>
      <text:p text:style-name="P97"><text:span text:style-name="Source_20_Text"><text:s text:c="2"/>{ IDinventarExterneNummern: 4, ExterneNummer: 'Nummer4' }</text:span></text:p>
      <text:p text:style-name="P98"><text:span text:style-name="Source_20_Text">]</text:span></text:p>
      <text:p text:style-name="Text_20_body">Und <text:span text:style-name="Source_20_Text">selectedIDs</text:span> ist <text:span text:style-name="Source_20_Text">[1, 3]</text:span>.</text:p>
      <text:list xml:id="list1672170181" text:style-name="L27">
        <text:list-item>
          <text:p text:style-name="P299"><text:span text:style-name="Strong_20_Emphasis">Filter-Ergebnisse</text:span>:</text:p>
          <text:list>
            <text:list-item>
              <text:p text:style-name="P299">Option mit ID 1: Ausgeschlossen (bereits ausgewählt).</text:p>
            </text:list-item>
            <text:list-item>
              <text:p text:style-name="P299">Option mit ID 2: Behalten.</text:p>
            </text:list-item>
            <text:list-item>
              <text:p text:style-name="P299">Option mit ID 3: Ausgeschlossen (bereits ausgewählt).</text:p>
            </text:list-item>
            <text:list-item>
              <text:p text:style-name="P298">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2, ExterneNummer: 'Nummer2' },</text:span></text:p>
      <text:p text:style-name="P97"><text:span text:style-name="Source_20_Text"><text:s text:c="2"/>{ IDinventarExterneNummern: 4, ExterneNummer: 'Nummer4' }</text:span></text:p>
      <text:p text:style-name="P9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4171404455" text:style-name="L28">
        <text:list-item>
          <text:p text:style-name="P300"><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00"><text:span text:style-name="Strong_20_Emphasis">Schritte</text:span>:</text:p>
          <text:list>
            <text:list-item>
              <text:p text:style-name="P301"><text:soft-page-break/><text:span text:style-name="Strong_20_Emphasis">Sammle die ausgewählten IDs aus anderen </text:span><text:span text:style-name="Strong_20_Emphasis"><text:span text:style-name="Source_20_Text">&lt;v-select&gt;</text:span></text:span>:</text:p>
              <text:list>
                <text:list-item>
                  <text:p text:style-name="P301">Erstelle ein Array <text:span text:style-name="Source_20_Text">selectedIDs</text:span>, das alle ausgewählten IDs außer der aktuellen enthält.</text:p>
                </text:list-item>
              </text:list>
            </text:list-item>
            <text:list-item>
              <text:p text:style-name="P301"><text:span text:style-name="Strong_20_Emphasis">Filtere die verfügbaren Optionen</text:span>:</text:p>
              <text:list>
                <text:list-item>
                  <text:p text:style-name="P301">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01"><text:span text:style-name="Strong_20_Emphasis">Rückgabe</text:span>:</text:p>
              <text:list>
                <text:list-item>
                  <text:p text:style-name="P300">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97"><text:span text:style-name="Source_20_Text">&lt;v-select</text:span></text:p>
      <text:p text:style-name="P97"><text:span text:style-name="Source_20_Text"><text:s text:c="2"/>v-for="(value, index) in textInventarNummern"</text:span></text:p>
      <text:p text:style-name="P97"><text:span text:style-name="Source_20_Text"><text:s text:c="2"/>:key="'select-' + index"</text:span></text:p>
      <text:p text:style-name="P97"><text:span text:style-name="Source_20_Text"><text:s text:c="2"/>v-model="textInventarNummern[index]"</text:span></text:p>
      <text:p text:style-name="P97"><text:span text:style-name="Source_20_Text"><text:s text:c="2"/>:items="getAvailableOptions(index)"</text:span></text:p>
      <text:p text:style-name="P97"><text:span text:style-name="Source_20_Text"><text:s text:c="2"/>item-title="ExterneNummer"</text:span></text:p>
      <text:p text:style-name="P191"><text:span text:style-name="Source_20_Text"><text:s text:c="2"/>item-value="ExterneNummer"</text:span></text:p>
      <text:p text:style-name="P97"><text:span text:style-name="Source_20_Text"><text:s text:c="2"/>:label="'Bitte den Zustand wählen ' + (index + 1)"</text:span></text:p>
      <text:p text:style-name="P97"><text:span text:style-name="Source_20_Text"><text:s text:c="2"/>persistent-hint</text:span></text:p>
      <text:p text:style-name="P97"><text:span text:style-name="Source_20_Text"><text:s text:c="2"/>single-line</text:span></text:p>
      <text:p text:style-name="P98"><text:span text:style-name="Source_20_Text">&gt;&lt;/v-select&gt;</text:span></text:p>
      <text:list xml:id="list742487433" text:style-name="L29">
        <text:list-item>
          <text:p text:style-name="P303"><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03"><text:span text:style-name="Strong_20_Emphasis"><text:span text:style-name="Source_20_Text">v-model</text:span></text:span>: Bindet den ausgewählten Wert an <text:span text:style-name="Source_20_Text">textInventarNummern[index]</text:span>.</text:p>
        </text:list-item>
        <text:list-item>
          <text:p text:style-name="P303"><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02"><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1479490875" text:style-name="L30">
        <text:list-item>
          <text:p text:style-name="P305"><text:span text:style-name="Strong_20_Emphasis">Vermeidung von Duplikaten</text:span>: Verhindert, dass der Benutzer dieselbe externe Nummer mehrfach auswählt.</text:p>
        </text:list-item>
        <text:list-item>
          <text:p text:style-name="P305"><text:span text:style-name="Strong_20_Emphasis">Dynamische Aktualisierung</text:span>: Wenn der Benutzer eine Auswahl ändert, aktualisiert sich die Liste der verfügbaren Optionen automatisch.</text:p>
        </text:list-item>
        <text:list-item>
          <text:p text:style-name="P304"><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oft-page-break/><text:span text:style-name="Strong_20_Emphasis">Wichtige Aspekte</text:span><text:bookmark-end text:name="__RefHeading___Toc60951_3296530384"/></text:h>
      <text:list xml:id="list1613801586" text:style-name="L31">
        <text:list-item>
          <text:p text:style-name="P307"><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07"><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06"><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3864263371" text:style-name="L32">
        <text:list-item>
          <text:p text:style-name="P309"><text:span text:style-name="Strong_20_Emphasis">Validierung</text:span>: Ergänze eine Überprüfung, um sicherzustellen, dass alle erforderlichen Felder ausgefüllt sind.</text:p>
        </text:list-item>
        <text:list-item>
          <text:p text:style-name="P309"><text:span text:style-name="Strong_20_Emphasis">Fehlerbehandlung</text:span>: Füge Meldungen hinzu, wenn keine verfügbaren Optionen mehr vorhanden sind.</text:p>
        </text:list-item>
        <text:list-item>
          <text:p text:style-name="P308"><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1705031322" text:style-name="L33">
        <text:list-item>
          <text:p text:style-name="P310"><text:span text:style-name="Strong_20_Emphasis"><text:span text:style-name="Source_20_Text">inventarExterneNummern.value</text:span></text:span>:</text:p>
          <text:p text:style-name="P242">javascript</text:p>
          <text:p text:style-name="P242">Copy code</text:p>
          <text:p text:style-name="P243"><text:span text:style-name="Source_20_Text">[</text:span></text:p>
          <text:p text:style-name="P243"><text:span text:style-name="Source_20_Text"><text:s text:c="2"/>{ IDinventarExterneNummern: 1, ExterneNummer: 'Nummer1' },</text:span></text:p>
          <text:p text:style-name="P243"><text:span text:style-name="Source_20_Text"><text:s text:c="2"/>{ IDinventarExterneNummern: 2, ExterneNummer: 'Nummer2' },</text:span></text:p>
          <text:p text:style-name="P243"><text:span text:style-name="Source_20_Text"><text:s text:c="2"/>{ IDinventarExterneNummern: 3, ExterneNummer: 'Nummer3' }</text:span></text:p>
          <text:p text:style-name="P244"><text:span text:style-name="Source_20_Text">]</text:span></text:p>
        </text:list-item>
        <text:list-item>
          <text:p text:style-name="P310"><text:span text:style-name="Strong_20_Emphasis">Aktuelle Auswahl (</text:span><text:span text:style-name="Strong_20_Emphasis"><text:span text:style-name="Source_20_Text">textInventarNummern.value</text:span></text:span><text:span text:style-name="Strong_20_Emphasis">)</text:span>:</text:p>
          <text:p text:style-name="P242">javascript</text:p>
          <text:p text:style-name="P242">Copy code</text:p>
          <text:p text:style-name="P244"><text:span text:style-name="Source_20_Text">[1, null, 3]</text:span></text:p>
        </text:list-item>
        <text:list-item>
          <text:p text:style-name="P310"><text:span text:style-name="Strong_20_Emphasis">Aufruf von </text:span><text:span text:style-name="Strong_20_Emphasis"><text:span text:style-name="Source_20_Text">getAvailableOptions(1)</text:span></text:span>:</text:p>
          <text:list>
            <text:list-item>
              <text:p text:style-name="P311"><text:span text:style-name="Strong_20_Emphasis">Berechnung von </text:span><text:span text:style-name="Strong_20_Emphasis"><text:span text:style-name="Source_20_Text">selectedIDs</text:span></text:span>:</text:p>
              <text:list>
                <text:list-item>
                  <text:p text:style-name="P311"><text:span text:style-name="Source_20_Text">index</text:span> ist <text:span text:style-name="Source_20_Text">1</text:span>, also schließen wir den Wert an Position <text:span text:style-name="Source_20_Text">1</text:span> aus.</text:p>
                </text:list-item>
                <text:list-item>
                  <text:p text:style-name="P311"><text:span text:style-name="Source_20_Text">selectedIDs</text:span> wird zu <text:span text:style-name="Source_20_Text">[1, 3]</text:span>.</text:p>
                </text:list-item>
              </text:list>
            </text:list-item>
            <text:list-item>
              <text:p text:style-name="P311"><text:span text:style-name="Strong_20_Emphasis">Filterung der Optionen</text:span>:</text:p>
              <text:list>
                <text:list-item>
                  <text:p text:style-name="P311">Verfügbare Optionen sind diejenigen, deren IDs nicht in <text:span text:style-name="Source_20_Text">[1, 3]</text:span> sind.</text:p>
                </text:list-item>
                <text:list-item>
                  <text:p text:style-name="P310">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oft-page-break/><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87"/>
      <text:p text:style-name="P187"/>
      <text:h text:style-name="Heading_20_2" text:outline-level="2"><text:bookmark-start text:name="__RefHeading___Toc60959_3296530384"/>Array erzeugen um die externeID (ExterneInventarNummer) an das Backend zu senden:<text:bookmark-end text:name="__RefHeading___Toc60959_3296530384"/></text:h>
      <text:p text:style-name="P208">Leihvorgang.vue</text:p>
      <text:p text:style-name="P198">Das hier funtktioniert soweit, ABER es erzeugt ein verschachteltes Array, das nicht ohne weiter </text:p>
      <text:p text:style-name="P198">iteriert werden kann.</text:p>
      <text:p text:style-name="P199"><text:span text:style-name="T16">for </text:span><text:span text:style-name="T22">(</text:span><text:span text:style-name="T16">const </text:span><text:span text:style-name="T33">item </text:span><text:span text:style-name="T16">of </text:span><text:span text:style-name="T33">inventarExterneNummern</text:span><text:span text:style-name="T22">) {</text:span><text:line-break/><text:span text:style-name="T22"> <text:s text:c="3"/></text:span><text:span text:style-name="T16">let </text:span><text:span text:style-name="T33">sql </text:span><text:span text:style-name="T22">= </text:span><text:span text:style-name="T4">`UPDATE inventarExterneNummern SET </text:span><text:span text:style-name="T39">vergebenAm</text:span><text:span text:style-name="T4"> = </text:span><text:span text:style-name="T100">now</text:span><text:span text:style-name="T4">() WHERE </text:span><text:span text:style-name="T39">ExterneNummer</text:span><text:span text:style-name="T4"> = ?`</text:span><text:line-break/><text:span text:style-name="T4"> <text:s text:c="3"/></text:span><text:span text:style-name="T16">const </text:span><text:span text:style-name="T33">result </text:span><text:span text:style-name="T22">= </text:span><text:span text:style-name="T16">await </text:span><text:span text:style-name="T33">db</text:span><text:span text:style-name="T22">.</text:span><text:span text:style-name="T46">execute</text:span><text:span text:style-name="T22">(</text:span><text:span text:style-name="T33">sql</text:span><text:span text:style-name="T22">, [</text:span><text:span text:style-name="T33">item</text:span><text:span text:style-name="T22">.ExterneNummer])</text:span><text:line-break/><text:span text:style-name="T22">}</text:span></text:p>
      <text:p text:style-name="P198"/>
      <text:p text:style-name="P198">Soll ein flaches Array erzeugt werden, dann so:</text:p>
      <text:p text:style-name="P198"/>
      <text:p text:style-name="P199"><text:span text:style-name="T16">for </text:span><text:span text:style-name="T22">(</text:span><text:span text:style-name="T16">const </text:span><text:span text:style-name="T33">item </text:span><text:span text:style-name="T16">of </text:span><text:span text:style-name="T33">cartItems</text:span><text:span text:style-name="T22">.</text:span><text:span text:style-name="T39">value</text:span><text:span text:style-name="T22">) {</text:span><text:line-break/><text:span text:style-name="T22"> <text:s/></text:span><text:span text:style-name="T16">if</text:span><text:span text:style-name="T22">(</text:span><text:span text:style-name="T33">item</text:span><text:span text:style-name="T22">.</text:span><text:span text:style-name="T39">ExterneInventarNummerPflicht </text:span><text:span text:style-name="T22">=== </text:span><text:span text:style-name="T70">1</text:span><text:span text:style-name="T22">){</text:span><text:line-break/><text:span text:style-name="T22"> <text:s text:c="3"/></text:span><text:span text:style-name="T33">externeInventarNummer</text:span><text:span text:style-name="T22">.</text:span><text:span text:style-name="T46">push</text:span><text:span text:style-name="T22">(...</text:span><text:span text:style-name="T33">item</text:span><text:span text:style-name="T22">.</text:span><text:span text:style-name="T39">externeID</text:span><text:span text:style-name="T22">);</text:span><text:line-break/><text:span text:style-name="T22"> <text:s/>}</text:span><text:line-break/><text:span text:style-name="T22">}</text:span></text:p>
      <text:p text:style-name="P198"/>
      <text:p text:style-name="P200">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01">//Übergabe der Daten aus cartItems vuex-Store</text:p>
      <text:p text:style-name="P201"/>
      <text:p text:style-name="P203">showDialog: true,</text:p>
      <text:p text:style-name="P203">Menge: menge,</text:p>
      <text:p text:style-name="P202">idArtikel: idArtikel,</text:p>
      <text:p text:style-name="P202">externeInventarNummerPflicht: externeInventarNummerPflicht,</text:p>
      <text:p text:style-name="P202"><text:bookmark-start text:name="__DdeLink__82806_2578173521"/>idInventarKategorie<text:bookmark-end text:name="__DdeLink__82806_2578173521"/>: idInventarKategorie,</text:p>
      <text:p text:style-name="P202"/>
      <text:h text:style-name="Heading_20_2" text:outline-level="2"><text:bookmark-start text:name="__RefHeading___Toc60963_3296530384"/>Vuex-Store showDialogArtikelTausch:<text:bookmark-end text:name="__RefHeading___Toc60963_3296530384"/></text:h>
      <text:p text:style-name="P188"/>
      <text:p text:style-name="P188">{</text:p>
      <text:p text:style-name="P188"><text:s text:c="2"/>"showDialog": true,</text:p>
      <text:p text:style-name="P188"><text:s text:c="2"/>"artikelDetails": {</text:p>
      <text:p text:style-name="P188"><text:s text:c="4"/>"konfektionsGroesse_Konfektionsgroesse": "XL",</text:p>
      <text:p text:style-name="P188"><text:s text:c="4"/>"ia_Bildpfad": "/images/artikel/Dicker_Peter_schwarz.jpg",</text:p>
      <text:p text:style-name="P188"><text:s text:c="4"/>"ia_ArtikelBezeichnung": "Dicker Peter",</text:p>
      <text:p text:style-name="P188"><text:s text:c="4"/>"ibp_Menge": 1,</text:p>
      <text:p text:style-name="P188"><text:s text:c="4"/>"farbe": "schwarz",</text:p>
      <text:p text:style-name="P188"><text:s text:c="4"/>"<text:bookmark-start text:name="__DdeLink__101741_2578173521"/>ibp_externeInventarNummer<text:bookmark-end text:name="__DdeLink__101741_2578173521"/>": "",</text:p>
      <text:p text:style-name="P188"><text:soft-page-break/><text:s text:c="4"/>"ibp_Preis": "10.00",</text:p>
      <text:p text:style-name="P18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88"><text:s text:c="4"/>"ibp_Bezeichnung": "ausgeliehen Tausch",</text:p>
      <text:p text:style-name="P188"><text:s text:c="4"/>"ibp_IDinventarBuchungenPositionenStatus": 7,</text:p>
      <text:p text:style-name="P188"><text:s text:c="4"/>"ibp_StatusDatum": "2024-11-13T14:36:46.000Z",</text:p>
      <text:p text:style-name="P188"><text:s text:c="4"/>"iz_Bezeichnung": null,</text:p>
      <text:p text:style-name="P190"><text:s text:c="4"/>"iz_IDInventarZustand": <text:span text:style-name="T131">4</text:span></text:p>
      <text:p text:style-name="P188"><text:s text:c="4"/>"ibp_Bemerkung": null,</text:p>
      <text:p text:style-name="P188"><text:s text:c="4"/>"ibp_GesamtPreis": "55.00",</text:p>
      <text:p text:style-name="P188"><text:s text:c="4"/>"ibp_Count": 7,</text:p>
      <text:p text:style-name="P188"><text:s text:c="4"/>"ia_IDInventarKategorie": 4,</text:p>
      <text:p text:style-name="P188"><text:s text:c="4"/>"ibp_IDInventarBuchungen": 35,</text:p>
      <text:p text:style-name="P188"><text:s text:c="4"/>"ia_IDInventarArtikel": 7,</text:p>
      <text:p text:style-name="P188"><text:s text:c="4"/>"ia_externeInventarNummerPflicht": 0</text:p>
      <text:p text:style-name="P188"><text:s text:c="2"/>}</text:p>
      <text:p text:style-name="P188">}</text:p>
      <text:p text:style-name="P188"/>
      <text:h text:style-name="P236" text:outline-level="2"><text:bookmark-start text:name="__RefHeading___Toc60965_3296530384"/>Vuex-Store <text:span text:style-name="T128">s</text:span>howDialogRuecknahmeArtikel:<text:bookmark-end text:name="__RefHeading___Toc60965_3296530384"/></text:h>
      <text:p text:style-name="P188"/>
      <text:p text:style-name="P188">{</text:p>
      <text:p text:style-name="P188"><text:s text:c="2"/>"showDialog": true,</text:p>
      <text:p text:style-name="P188"><text:s text:c="2"/>"IDinventarBuchungenPositionen": 182,</text:p>
      <text:p text:style-name="P188"><text:s text:c="2"/>"bemerkung": "",</text:p>
      <text:p text:style-name="P188"><text:s text:c="2"/>"artikelDetails": {</text:p>
      <text:p text:style-name="P188"><text:s text:c="4"/>"konfektionsGroesse_Konfektionsgroesse": "XL",</text:p>
      <text:p text:style-name="P188"><text:s text:c="4"/>"ia_Bildpfad": "/images/artikel/Bluse_schwarz.jpg",</text:p>
      <text:p text:style-name="P188"><text:s text:c="4"/>"ia_ArtikelBezeichnung": "Hexen-Bluse",</text:p>
      <text:p text:style-name="P188"><text:s text:c="4"/>"ibp_Menge": 1,</text:p>
      <text:p text:style-name="P188"><text:s text:c="4"/>"farbe": "schwarz",</text:p>
      <text:p text:style-name="P18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88"><text:s text:c="4"/>"ibp_Preis": "7.00",</text:p>
      <text:p text:style-name="P188"><text:s text:c="4"/>"ibp_IDinventarBuchungenPositionen": 182,</text:p>
      <text:p text:style-name="P188"><text:s text:c="4"/>"ibp_Bezeichnung": "ausgeliehen Tausch",</text:p>
      <text:p text:style-name="P188"><text:s text:c="4"/>"ibp_IDinventarBuchungenPositionenStatus": 7,</text:p>
      <text:p text:style-name="P188"><text:s text:c="4"/>"ibp_StatusDatum": "2024-11-13T15:03:29.000Z",</text:p>
      <text:p text:style-name="P188"><text:s text:c="4"/>"iz_Bezeichnung": null,</text:p>
      <text:p text:style-name="P190"><text:s text:c="4"/>"iz_IDInventarZustand": <text:span text:style-name="T131">4</text:span></text:p>
      <text:p text:style-name="P188"><text:s text:c="4"/>"ibp_Bemerkung": null,</text:p>
      <text:p text:style-name="P188"><text:s text:c="4"/>"ibp_GesamtPreis": "21.00",</text:p>
      <text:p text:style-name="P188"><text:s text:c="4"/>"ibp_Count": 3,</text:p>
      <text:p text:style-name="P188"><text:s text:c="4"/>"ia_IDInventarKategorie": 2,</text:p>
      <text:p text:style-name="P188"><text:s text:c="4"/>"ibp_IDInventarBuchungen": 36,</text:p>
      <text:p text:style-name="P188"><text:s text:c="4"/>"<text:bookmark-start text:name="__DdeLink__113541_2578173521"/>ia_IDInventarArtikel<text:bookmark-end text:name="__DdeLink__113541_2578173521"/>": 11,</text:p>
      <text:p text:style-name="P188"><text:s text:c="4"/>"<text:bookmark-start text:name="__DdeLink__107583_2578173521"/>ia_externeInventarNummerPflicht<text:bookmark-end text:name="__DdeLink__107583_2578173521"/>": 0</text:p>
      <text:p text:style-name="P188"><text:s text:c="2"/>},</text:p>
      <text:p text:style-name="P188"><text:s text:c="2"/>"artikelZustand": "",</text:p>
      <text:p text:style-name="P188"><text:s text:c="2"/>"memberName": "Jonathan König",</text:p>
      <text:p text:style-name="P188"><text:s text:c="2"/>"idMitglied": 209923012</text:p>
      <text:p text:style-name="P188">}</text:p>
      <text:p text:style-name="P188"/>
      <text:h text:style-name="P237" text:outline-level="2"><text:bookmark-start text:name="__RefHeading___Toc60967_3296530384"/><text:soft-page-break/>Vuex-Store showDialogRuecknahmeArtikel:<text:bookmark-end text:name="__RefHeading___Toc60967_3296530384"/></text:h>
      <text:p text:style-name="P189"/>
      <text:p text:style-name="P189">{</text:p>
      <text:p text:style-name="P189"><text:s text:c="2"/>"showDialog": true,</text:p>
      <text:p text:style-name="P189"><text:s text:c="2"/>"artikelDetails": {</text:p>
      <text:p text:style-name="P189"><text:s text:c="4"/>"konfektionsGroesse_Konfektionsgroesse": "XL",</text:p>
      <text:p text:style-name="P189"><text:s text:c="4"/>"ia_Bildpfad": "/images/artikel/Dicker_Peter_schwarz.jpg",</text:p>
      <text:p text:style-name="P189"><text:s text:c="4"/>"ia_ArtikelBezeichnung": "Dicker Peter",</text:p>
      <text:p text:style-name="P189"><text:s text:c="4"/>"ibp_Menge": 1,</text:p>
      <text:p text:style-name="P189"><text:s text:c="4"/>"farbe": "schwarz",</text:p>
      <text:p text:style-name="P189"><text:s text:c="4"/>"<text:bookmark-start text:name="__DdeLink__101741_25781735211"/>ibp_externeInventarNummer<text:bookmark-end text:name="__DdeLink__101741_25781735211"/>": "",</text:p>
      <text:p text:style-name="P189"><text:s text:c="4"/>"ibp_Preis": "10.00",</text:p>
      <text:p text:style-name="P18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89"><text:s text:c="4"/>"ibp_Bezeichnung": "ausgeliehen Tausch",</text:p>
      <text:p text:style-name="P189"><text:s text:c="4"/>"ibp_IDinventarBuchungenPositionenStatus": 7,</text:p>
      <text:p text:style-name="P189"><text:s text:c="4"/>"ibp_StatusDatum": "2024-11-13T14:36:46.000Z",</text:p>
      <text:p text:style-name="P189"><text:s text:c="4"/>"iz_Bezeichnung": null,</text:p>
      <text:p text:style-name="P190"><text:s text:c="4"/>"iz_IDInventarZustand": <text:span text:style-name="T131">4</text:span></text:p>
      <text:p text:style-name="P189"><text:s text:c="4"/>"ibp_Bemerkung": null,</text:p>
      <text:p text:style-name="P189"><text:s text:c="4"/>"ibp_GesamtPreis": "55.00",</text:p>
      <text:p text:style-name="P189"><text:s text:c="4"/>"ibp_Count": 7,</text:p>
      <text:p text:style-name="P189"><text:s text:c="4"/>"ia_IDInventarKategorie": 4,</text:p>
      <text:p text:style-name="P189"><text:s text:c="4"/>"ibp_IDInventarBuchungen": 35,</text:p>
      <text:p text:style-name="P189"><text:s text:c="4"/>"ia_IDInventarArtikel": 7,</text:p>
      <text:p text:style-name="P189"><text:s text:c="4"/>"ia_externeInventarNummerPflicht": 0</text:p>
      <text:p text:style-name="P189"><text:s text:c="2"/>}</text:p>
      <text:p text:style-name="P189">}</text:p>
      <text:p text:style-name="P188"/>
      <text:h text:style-name="Heading_20_2" text:outline-level="2"><text:bookmark-start text:name="__RefHeading___Toc60969_3296530384"/>v-select <text:span text:style-name="T130">und v-textfield </text:span>Design-Varianten<text:bookmark-end text:name="__RefHeading___Toc60969_3296530384"/></text:h>
      <text:p text:style-name="P209">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38" text:outline-level="2"><text:bookmark-start text:name="__RefHeading___Toc60971_3296530384"/>v-select Design-Varianten<text:bookmark-end text:name="__RefHeading___Toc60971_3296530384"/></text:h>
      <text:p text:style-name="P210"><text:bookmark-start text:name="__DdeLink__133860_2578173521"/>'<text:bookmark-start text:name="__DdeLink__132776_2578173521"/>text<text:bookmark-end text:name="__DdeLink__132776_2578173521"/>' | 'flat' | 'elevated' | '<text:bookmark-start text:name="__DdeLink__437020_4000665473"/><text:bookmark-start text:name="__DdeLink__134346_2578173521"/>tonal<text:bookmark-end text:name="__DdeLink__437020_4000665473"/><text:bookmark-end text:name="__DdeLink__134346_2578173521"/>' | 'outlined' | 'plain'<text:bookmark-end text:name="__DdeLink__133860_2578173521"/></text:p>
      <text:p text:style-name="P210"/>
      <text:h text:style-name="Heading_20_2" text:outline-level="2"><text:bookmark-start text:name="__RefHeading___Toc148091_4000665473"/>v-Dialog zur Verwendung als ‚ToolTip‘ Ersatz.<text:bookmark-end text:name="__RefHeading___Toc148091_4000665473"/></text:h>
      <text:p text:style-name="P214"/>
      <text:p text:style-name="P213"><text:span text:style-name="T74">&lt;script </text:span><text:span text:style-name="T77">setup</text:span><text:span text:style-name="T74">&gt;</text:span><text:line-break/><text:span text:style-name="T16">import </text:span><text:span text:style-name="T22">{ defineProps, defineEmits } </text:span><text:span text:style-name="T16">from </text:span><text:span text:style-name="T4">'vue'</text:span><text:span text:style-name="T22">;</text:span><text:line-break/><text:soft-page-break/><text:line-break/><text:span text:style-name="T53">// Definiere die Props, einschließlich `modelValue` für v-model</text:span><text:line-break/><text:span text:style-name="T16">const </text:span><text:span text:style-name="T33">props </text:span><text:span text:style-name="T22">= defineProps({</text:span><text:line-break/><text:span text:style-name="T22"> <text:s/></text:span><text:span text:style-name="T39">modelValue</text:span><text:span text:style-name="T22">: {</text:span><text:line-break/><text:span text:style-name="T22"> <text:s text:c="3"/></text:span><text:span text:style-name="T39">type</text:span><text:span text:style-name="T22">: </text:span><text:span text:style-name="T46">Boolean</text:span><text:span text:style-name="T22">,</text:span><text:line-break/><text:span text:style-name="T22"> <text:s text:c="3"/></text:span><text:span text:style-name="T39">required</text:span><text:span text:style-name="T22">: </text:span><text:span text:style-name="T16">true</text:span><text:span text:style-name="T22">,</text:span><text:line-break/><text:span text:style-name="T22"> <text:s/>},</text:span><text:line-break/><text:span text:style-name="T22"> <text:s/></text:span><text:span text:style-name="T39">dialogTitle</text:span><text:span text:style-name="T22">: {</text:span><text:line-break/><text:span text:style-name="T22"> <text:s text:c="3"/></text:span><text:span text:style-name="T39">type</text:span><text:span text:style-name="T22">: </text:span><text:span text:style-name="T46">String</text:span><text:span text:style-name="T22">,</text:span><text:line-break/><text:span text:style-name="T22"> <text:s text:c="3"/></text:span><text:span text:style-name="T39">required</text:span><text:span text:style-name="T22">: </text:span><text:span text:style-name="T16">true</text:span><text:span text:style-name="T22">,</text:span><text:line-break/><text:span text:style-name="T22"> <text:s/>},</text:span><text:line-break/><text:span text:style-name="T22"> <text:s/></text:span><text:span text:style-name="T39">dialogText</text:span><text:span text:style-name="T22">: {</text:span><text:line-break/><text:span text:style-name="T22"> <text:s text:c="3"/></text:span><text:span text:style-name="T39">type</text:span><text:span text:style-name="T22">: </text:span><text:span text:style-name="T46">String</text:span><text:span text:style-name="T22">,</text:span><text:line-break/><text:span text:style-name="T22"> <text:s text:c="3"/></text:span><text:span text:style-name="T39">required</text:span><text:span text:style-name="T22">: </text:span><text:span text:style-name="T16">true</text:span><text:span text:style-name="T22">,</text:span><text:line-break/><text:span text:style-name="T22"> <text:s/>},</text:span><text:line-break/><text:span text:style-name="T22">});</text:span><text:line-break/><text:line-break/><text:span text:style-name="T53">// Definiere die Emits für die Aktualisierung des Dialog-Status</text:span><text:line-break/><text:span text:style-name="T16">const </text:span><text:span text:style-name="T33">emit </text:span><text:span text:style-name="T22">= defineEmits([</text:span><text:span text:style-name="T4">'update:modelValue'</text:span><text:span text:style-name="T22">]);</text:span><text:line-break/><text:line-break/><text:span text:style-name="T53">// Methode zum Schließen des Dialogs</text:span><text:line-break/><text:span text:style-name="T16">function </text:span><text:span text:style-name="T46">closeDialog</text:span><text:span text:style-name="T22">(){</text:span><text:line-break/><text:span text:style-name="T22"> <text:s/></text:span><text:span text:style-name="T33">emit</text:span><text:span text:style-name="T22">(</text:span><text:span text:style-name="T4">'update:modelValue'</text:span><text:span text:style-name="T22">, </text:span><text:span text:style-name="T16">false</text:span><text:span text:style-name="T22">);</text:span><text:line-break/><text:span text:style-name="T22">}</text:span><text:line-break/><text:line-break/><text:span text:style-name="T74">&lt;/script&gt;</text:span><text:line-break/><text:line-break/><text:span text:style-name="T74">&lt;template&gt;</text:span><text:line-break/><text:span text:style-name="T74"> <text:s/>&lt;v-dialog </text:span><text:span text:style-name="T77">v-model</text:span><text:span text:style-name="T4">="</text:span><text:span text:style-name="T39">props</text:span><text:span text:style-name="T22">.</text:span><text:span text:style-name="T39">modelValue</text:span><text:span text:style-name="T4">" </text:span><text:span text:style-name="T77">max-width</text:span><text:span text:style-name="T4">="500"</text:span><text:span text:style-name="T74">&gt;</text:span><text:line-break/><text:span text:style-name="T74"> <text:s text:c="3"/>&lt;v-card&gt;</text:span><text:line-break/><text:span text:style-name="T74"> <text:s text:c="5"/>&lt;v-card-title </text:span><text:span text:style-name="T77">class</text:span><text:span text:style-name="T4">="headline"</text:span><text:span text:style-name="T74">&gt;</text:span><text:span text:style-name="T22">{{</text:span><text:span text:style-name="T28"> props.dialogTitle </text:span><text:span text:style-name="T22">}}</text:span><text:span text:style-name="T74">&lt;/v-card-title&gt;</text:span><text:line-break/><text:span text:style-name="T74"> <text:s text:c="5"/>&lt;v-card-text&gt;</text:span><text:line-break/><text:span text:style-name="T74"> <text:s text:c="7"/></text:span><text:span text:style-name="T22">{{</text:span><text:span text:style-name="T28"> props.dialogText </text:span><text:span text:style-name="T22">}}</text:span><text:line-break/><text:span text:style-name="T22"> <text:s text:c="5"/></text:span><text:span text:style-name="T74">&lt;/v-card-text&gt;</text:span><text:line-break/><text:span text:style-name="T74"> <text:s text:c="5"/>&lt;v-card-actions&gt;</text:span><text:line-break/><text:span text:style-name="T74"> <text:s text:c="7"/>&lt;v-spacer&gt;&lt;/v-spacer&gt;</text:span><text:line-break/><text:span text:style-name="T74"> <text:s text:c="7"/>&lt;v-btn </text:span><text:span text:style-name="T77">color</text:span><text:span text:style-name="T4">="primary" </text:span><text:span text:style-name="T77">@click</text:span><text:span text:style-name="T4">="</text:span><text:span text:style-name="T46">closeDialog</text:span><text:span text:style-name="T4">"</text:span><text:span text:style-name="T74">&gt;</text:span><text:span text:style-name="T22">Schließen</text:span><text:span text:style-name="T74">&lt;/v-btn&gt;</text:span><text:line-break/><text:span text:style-name="T74"> <text:s text:c="5"/>&lt;/v-card-actions&gt;</text:span><text:line-break/><text:span text:style-name="T74"> <text:s text:c="3"/>&lt;/v-card&gt;</text:span><text:line-break/><text:span text:style-name="T74"> <text:s/>&lt;/v-dialog&gt;</text:span><text:line-break/><text:span text:style-name="T74">&lt;/template&gt;</text:span><text:line-break/><text:line-break/><text:span text:style-name="T74">&lt;style </text:span><text:span text:style-name="T77">scoped</text:span><text:span text:style-name="T74">&gt;</text:span><text:line-break/><text:span text:style-name="T74">&lt;/style&gt;</text:span><text:line-break/></text:p>
      <text:p text:style-name="P212"/>
      <text:p text:style-name="P212"/>
      <text:p text:style-name="P213"><text:span text:style-name="T53">&lt;!-- Dialog für den vollständigen Text --&gt;</text:span><text:line-break/><text:span text:style-name="T74">&lt;DialogToolTip</text:span><text:line-break/><text:span text:style-name="T74"> <text:s text:c="3"/></text:span><text:span text:style-name="T77">v-model</text:span><text:span text:style-name="T4">="</text:span><text:span text:style-name="T39">showDialogTooltip</text:span><text:span text:style-name="T4">"</text:span><text:line-break/><text:span text:style-name="T4"> <text:s text:c="3"/></text:span><text:span text:style-name="T77">:dialogTitle</text:span><text:span text:style-name="T4">="`</text:span><text:span text:style-name="T22">${</text:span><text:span text:style-name="T39">dialogTitle</text:span><text:span text:style-name="T22">}</text:span><text:span text:style-name="T4">`"</text:span><text:line-break/><text:span text:style-name="T4"> <text:s text:c="3"/></text:span><text:span text:style-name="T77">:dialogText</text:span><text:span text:style-name="T4">="`</text:span><text:span text:style-name="T22">${</text:span><text:span text:style-name="T39">dialogText</text:span><text:span text:style-name="T22">}</text:span><text:span text:style-name="T4">`"</text:span><text:line-break/><text:span text:style-name="T74">/&gt;</text:span></text:p>
      <text:p text:style-name="P212"/>
      <text:p text:style-name="P215">Klick-Event im jeweiligen Element hinterlegen, <text:span text:style-name="T132">hier muss der Title und der Text übergeben werden</text:span></text:p>
      <text:p text:style-name="P213"><text:span text:style-name="T77">@click</text:span><text:span text:style-name="T4">="</text:span><text:span text:style-name="T46">openDialogToolTip</text:span><text:span text:style-name="T22">(</text:span><text:span text:style-name="T4">'Bemerkung'</text:span><text:span text:style-name="T22">, </text:span><text:span text:style-name="T33">itemArtikelDetails</text:span><text:span text:style-name="T22">.</text:span><text:span text:style-name="T39">ibp_Bemerkung</text:span><text:span text:style-name="T22">)</text:span><text:span text:style-name="T4">"</text:span><text:line-break/></text:p>
      <text:p text:style-name="P212"/>
      <text:p text:style-name="P215">Funkion zum öffnen des Dialogs mit Übergabe des Textes!</text:p>
      <text:p text:style-name="P213"><text:soft-page-break/><text:span text:style-name="T16">const </text:span><text:span text:style-name="T33">dialogTitle </text:span><text:span text:style-name="T22">= ref(</text:span><text:span text:style-name="T4">''</text:span><text:span text:style-name="T22">);</text:span><text:line-break/><text:span text:style-name="T16">const </text:span><text:span text:style-name="T33">dialogText </text:span><text:span text:style-name="T22">= ref(</text:span><text:span text:style-name="T4">''</text:span><text:span text:style-name="T22">);</text:span><text:line-break/><text:span text:style-name="T53">// Methode zum Öffnen des Dialogs</text:span><text:line-break/><text:span text:style-name="T16">function </text:span><text:span text:style-name="T46">openDialogToolTip</text:span><text:span text:style-name="T22">(dialogTitleOpen, dialogTextOpen) {</text:span><text:line-break/><text:span text:style-name="T22"> <text:s/></text:span><text:span text:style-name="T33">showDialogTooltip</text:span><text:span text:style-name="T22">.</text:span><text:span text:style-name="T39">value </text:span><text:span text:style-name="T22">= </text:span><text:span text:style-name="T16">true</text:span><text:span text:style-name="T22">;</text:span><text:line-break/><text:span text:style-name="T22"> <text:s/></text:span><text:span text:style-name="T33">dialogTitle</text:span><text:span text:style-name="T22">.</text:span><text:span text:style-name="T39">value </text:span><text:span text:style-name="T22">= dialogTitleOpen;</text:span><text:line-break/><text:span text:style-name="T22"> <text:s/></text:span><text:span text:style-name="T33">dialogText</text:span><text:span text:style-name="T22">.</text:span><text:span text:style-name="T39">value </text:span><text:span text:style-name="T22">= dialogTextOpen;</text:span><text:line-break/><text:span text:style-name="T22">}</text:span></text:p>
      <text:p text:style-name="P212"/>
      <text:p text:style-name="P212"/>
      <text:h text:style-name="Heading_20_2" text:outline-level="2"><text:bookmark-start text:name="__RefHeading___Toc148093_4000665473"/>Globale Notification via Snackbar an User ausgeben:<text:bookmark-end text:name="__RefHeading___Toc148093_4000665473"/></text:h>
      <text:p text:style-name="P216"/>
      <text:p text:style-name="P217">Die Komponente Notification.vue stellt eine Snackbar bereit, die abhängig von der Erfolgsmeldung eine Hinweis an den User ausgibt. </text:p>
      <text:p text:style-name="P217">Dazu dient das script in scripte/notification.js als Vorlage und gibt die Farben und Dauer der Einblendung entgegen. Über den vuex-store werden die Zustände und Nachrichten gespeichert sowie das Anzeigen und ausblenden der Snackbar gespeichert. </text:p>
      <text:p text:style-name="P217"/>
      <text:p text:style-name="P217">Hauptsächlich habe ich mich für diese Lösung entschieden um die Aufrufe zum Backend und evtl. Fehlermeldung dem User anzuzeigen. </text:p>
      <text:p text:style-name="P217">Sollte ein Aufruf fehlschlagen, werden bestimme HTTP Fehlercodes abgefangen und dem user angezeigt.</text:p>
      <text:p text:style-name="P217"/>
      <text:p text:style-name="P217">Soll die Snackbar angezeigt werden muss notification importiert werden:</text:p>
      <text:p text:style-name="P219"><text:span text:style-name="T17">import </text:span><text:span text:style-name="T26">{ </text:span><text:span text:style-name="T48">notifyError, </text:span><text:span text:style-name="T46">notifySuccess</text:span><text:span text:style-name="T48"> </text:span><text:span text:style-name="T26">} </text:span><text:span text:style-name="T17">from </text:span><text:span text:style-name="T7">'@/scripte/notifications.js'</text:span><text:span text:style-name="T26">; </text:span><text:span text:style-name="T55">// globale Benachrichtigungen</text:span><text:span text:style-name="T133"><text:line-break/></text:span></text:p>
      <text:p text:style-name="P217"/>
      <text:p text:style-name="P217">die Komponente <text:s text:c="4"/>&lt;Notifications /&gt; im template eingebunden werden und die entsprechende Message im script abgesetzt werden, z.B.</text:p>
      <text:p text:style-name="P218"><text:span text:style-name="T53">// Teste die Benachrichtigungen</text:span><text:line-break/><text:span text:style-name="T46">notifyError</text:span><text:span text:style-name="T22">(</text:span><text:span text:style-name="T4">'Dies ist eine Test-Fehlermeldung.'</text:span><text:span text:style-name="T22">);</text:span><text:line-break/><text:span text:style-name="T46">notifySuccess</text:span><text:span text:style-name="T22">(</text:span><text:span text:style-name="T4">'Dies ist eine Test-Erfolgsnachricht.'</text:span><text:span text:style-name="T22">);</text:span></text:p>
      <text:p text:style-name="P217"/>
      <text:p text:style-name="P217">Das wars.</text:p>
      <text:p text:style-name="P217"/>
      <text:p text:style-name="P217"/>
      <text:h text:style-name="Heading_20_2" text:outline-level="2"><text:bookmark-start text:name="__RefHeading___Toc148095_4000665473"/>console.log im Frontend in der Produktions wird standardmäßig unterdrückt<text:bookmark-end text:name="__RefHeading___Toc148095_4000665473"/></text:h>
      <text:p text:style-name="P226"/>
      <text:p text:style-name="P226">In der Datei vite.config.js unter build kann mit: </text:p>
      <text:p text:style-name="P226"><text:s text:c="3"/>drop_console: true,</text:p>
      <text:p text:style-name="P226"><text:s text:c="3"/>drop_debugger: true,</text:p>
      <text:p text:style-name="P226"/>
      <text:p text:style-name="P226">die console Ausgabe unterdrückt (Standard) bei Bedarf auf false umstellen, damit die Ausgabe auch wieder in der Produktion sichtbar ist.</text:p>
      <text:p text:style-name="P226"/>
      <text:p text:style-name="P226"/>
      <text:h text:style-name="Heading_20_2" text:outline-level="2"><text:soft-page-break/>DialogYesNoCancel (MessageBox)</text:h>
      <text:p text:style-name="P247"/>
      <text:p text:style-name="P248">Mit der Komponente DialogYesNoCancel kann ein Dialog angezeigt werden, der die Nutzereingabe entsprechend auswertet.</text:p>
      <text:p text:style-name="P248"/>
      <text:p text:style-name="P248">script</text:p>
      <text:p text:style-name="P248"/>
      <text:p text:style-name="P249"><text:span text:style-name="T16">import </text:span><text:span text:style-name="T22">DialogYesNoCancel </text:span><text:span text:style-name="T16">from </text:span><text:span text:style-name="T4">"@/components/DialogYesNoCancel.vue"</text:span><text:line-break/></text:p>
      <text:p text:style-name="P248"/>
      <text:p text:style-name="P249"><text:span text:style-name="T16">const </text:span><text:span text:style-name="T33">showDialogYesNoCancel </text:span><text:span text:style-name="T22">= computed(()=&gt; </text:span><text:span text:style-name="T59">store</text:span><text:span text:style-name="T22">.</text:span><text:span text:style-name="T39">getters </text:span><text:span text:style-name="T22">.</text:span><text:span text:style-name="T39">getShowDialogYesNoCancel</text:span><text:span text:style-name="T22">.</text:span><text:span text:style-name="T39">showDialog</text:span><text:span text:style-name="T22">)</text:span><text:line-break/></text:p>
      <text:p text:style-name="P248"/>
      <text:p text:style-name="P248">template</text:p>
      <text:p text:style-name="P246"><text:span text:style-name="T74">&lt;DialogYesNoCancel </text:span><text:span text:style-name="T77">v-if</text:span><text:span text:style-name="T4">="</text:span><text:span text:style-name="T39">showDialogYesNoCancel</text:span><text:span text:style-name="T4">"</text:span><text:span text:style-name="T74">&gt;&lt;/DialogYesNoCancel&gt;</text:span><text:line-break/></text:p>
      <text:p text:style-name="P226"/>
      <text:p text:style-name="P248">Beispiel Aufruf im script:</text:p>
      <text:p text:style-name="P248"/>
      <text:p text:style-name="P249"><text:span text:style-name="T16">const </text:span><text:span text:style-name="T33">result </text:span><text:span text:style-name="T22">= </text:span><text:span text:style-name="T16">await </text:span><text:span text:style-name="T59">store</text:span><text:span text:style-name="T22">.</text:span><text:span text:style-name="T39">dispatch</text:span><text:span text:style-name="T22">(</text:span><text:span text:style-name="T4">'setShowDialogYesNoCancel'</text:span><text:span text:style-name="T22">, {</text:span><text:line-break/><text:span text:style-name="T22"> <text:s/></text:span><text:span text:style-name="T39">showDialog</text:span><text:span text:style-name="T22">: </text:span><text:span text:style-name="T16">true</text:span><text:span text:style-name="T22">,</text:span><text:line-break/><text:span text:style-name="T22"> <text:s/></text:span><text:span text:style-name="T39">title</text:span><text:span text:style-name="T22">: </text:span><text:span text:style-name="T4">'Abrechnung'</text:span><text:span text:style-name="T22">,</text:span><text:line-break/><text:span text:style-name="T22"> <text:s/></text:span><text:span text:style-name="T39">text</text:span><text:span text:style-name="T22">: </text:span><text:span text:style-name="T4">'Möchten die Abrechnung durchführen ?'</text:span><text:span text:style-name="T22">,</text:span><text:line-break/><text:span text:style-name="T22">});</text:span><text:line-break/><text:line-break/><text:span text:style-name="T16">if</text:span><text:span text:style-name="T22">(</text:span><text:span text:style-name="T33">result </text:span><text:span text:style-name="T22">=== </text:span><text:span text:style-name="T4">'no' </text:span><text:span text:style-name="T22">|| </text:span><text:span text:style-name="T33">result </text:span><text:span text:style-name="T22">=== </text:span><text:span text:style-name="T4">'cancel'</text:span><text:span text:style-name="T22">){</text:span><text:line-break/><text:span text:style-name="T22"> <text:s/></text:span><text:span text:style-name="T16">return</text:span><text:span text:style-name="T22">;</text:span><text:line-break/><text:span text:style-name="T22">}</text:span></text:p>
      <text:p text:style-name="P248"/>
      <text:p text:style-name="P248">Ist nur der OK-Button gewünscht, <text:span text:style-name="T140">muss nur showButtonOK: true übergeben werden, der Rest erledigt die Logik in der Komponente DialogYesNoCancel:</text:span></text:p>
      <text:p text:style-name="P249"><text:span text:style-name="T16">const </text:span><text:span text:style-name="T33">result </text:span><text:span text:style-name="T22">= </text:span><text:span text:style-name="T16">await </text:span><text:span text:style-name="T59">store</text:span><text:span text:style-name="T22">.</text:span><text:span text:style-name="T39">dispatch</text:span><text:span text:style-name="T22">(</text:span><text:span text:style-name="T4">'setShowDialogYesNoCancel'</text:span><text:span text:style-name="T22">, {</text:span><text:line-break/><text:span text:style-name="T22"> <text:s/></text:span><text:span text:style-name="T39">showDialog</text:span><text:span text:style-name="T22">: </text:span><text:span text:style-name="T16">true</text:span><text:span text:style-name="T22">,</text:span><text:line-break/><text:span text:style-name="T22"> <text:s/></text:span><text:span text:style-name="T39">title</text:span><text:span text:style-name="T22">: </text:span><text:span text:style-name="T4">'Abrechnung'</text:span><text:span text:style-name="T22">,</text:span><text:line-break/><text:span text:style-name="T22"> <text:s/></text:span><text:span text:style-name="T39">text</text:span><text:span text:style-name="T22">: </text:span><text:span text:style-name="T4">'Möchten die Abrechnung durchführen ?'</text:span><text:span text:style-name="T22">,</text:span><text:line-break/><text:span text:style-name="T22"> <text:s/></text:span><text:span text:style-name="T39">showButtonOK</text:span><text:span text:style-name="T22">: </text:span><text:span text:style-name="T16">true</text:span><text:line-break/><text:span text:style-name="T22">});</text:span></text:p>
      <text:p text:style-name="P248"/>
      <text:p text:style-name="P248">Die Buttons Yes, No, Cancel und OK können somit nach bedarf ein- und ausgeblendet werden.</text:p>
      <text:p text:style-name="Text_20_body"/>
      <text:h text:style-name="Heading_20_2" text:outline-level="2"/>
      <text:p text:style-name="Text_20_body"/>
      <text:h text:style-name="Heading_20_2" text:outline-level="2"/>
      <text:h text:style-name="Heading_20_1" text:outline-level="1"><text:bookmark-start text:name="__DdeLink__93664_4000665473"/><text:bookmark-start text:name="__RefHeading___Toc148097_4000665473"/>Abrechnungslogik<text:bookmark-end text:name="__DdeLink__93664_4000665473"/><text:bookmark-end text:name="__RefHeading___Toc148097_4000665473"/></text:h>
      <text:p text:style-name="P227"/>
      <text:h text:style-name="Heading_20_2" text:outline-level="2"><text:bookmark-start text:name="__RefHeading___Toc148099_4000665473"/><text:soft-page-break/>Abrechnung im Backend<text:bookmark-end text:name="__RefHeading___Toc148099_4000665473"/></text:h>
      <text:p text:style-name="P227"/>
      <text:p text:style-name="P82">Abrechnung allgemein <text:span text:style-name="T134">(Gedanken)</text:span>:</text:p>
      <text:p text:style-name="P80">Abrechnung: Mittels Cronejob müssen die Abrechnungsrelevanten Positionen in die Tabelle abrechnung täglich selektiert werden, dadurch ist sichergestellt,</text:p>
      <text:p text:style-name="P80">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80">Beispiel: IDInventarBuchungsPostion, Jahr, IDMitglied und Status (verliehen). Wird der Artikel zurückgenommen (Status: zurückgegeben) wird der Artikel für zukünftige Abrechnungen ignoriert.</text:p>
      <text:p text:style-name="P80">Allerdings muss es die Möglichkeit geben, einen bereits selektierten Eintrag in der Abrechnungstabelle zu stornieren, weshalb unbedingt mit Status in der Abrechnungstabelle gearbeitet werden muss.</text:p>
      <text:p text:style-name="P80">Sollte z.B. ein Artikel ausgegeben werden und gleich wieder zurück, da Falschbuchung, darf der Artikel nicht in die Abrechnung. Hier könnte man mit Stornoanfrage arbeiten, damit nur der Admin</text:p>
      <text:p text:style-name="P80">die Stornierung durchführen kann.</text:p>
      <text:p text:style-name="P80"/>
      <text:p text:style-name="P80">Des Weiteren muss für den Leihvorgang Holzmaske die Möglichkeit zur Verfügung gestellt werden, den Artikel als "Schlussabrechnung" zu markieren, damit eine Schlussabrechnung erfolgen kann.</text:p>
      <text:p text:style-name="P80">Hier muss die bereits erhaltene Leihgebühr mit dem Wert der Maske zum Ausgabezeitpunkt verrechnet werden. Hier gibt es zwei große Herausforderungen. Der Wert der Holzmaske zum Zeitpunkt der Lagerbuchung,</text:p>
      <text:p text:style-name="P80">wo wird dieser Wert erfasst und vor allem dem Leihartikel zugeordnet, damit sichergestellt ist, dass der jeweilige Artikel zum korrekten Preis abgerechnet wird ? Zum anderen muss die bereits geleistete Zahlung dagegen verrechnet werden.</text:p>
      <text:p text:style-name="P80">Einen dritten Punkt gibt es auch noch. Es muss die Wahl geben ob die Leihgebühr verrechnet werden soll oder nicht. Sollte z.B. ein Artikel beschädigt werden, muss es die Möglichkeit geben, diesen in Rechnung zustellen.</text:p>
      <text:p text:style-name="P80">Hier kommt die Erfassung des Zustandes bei Rücknahme oder Tausch des Artikel ins Spiel. Diese können somit beobachtet werden.</text:p>
      <text:p text:style-name="P227"/>
      <text:p text:style-name="P81">Folgende Vorgehensweise ist für die Abrechnung geplant.</text:p>
      <text:p text:style-name="P80">In der Tabelle abrechnung wird mit einem Constraint gearbeitet, der sicherstellt, dass Einträge in der Kombination IDInventarBuchungenPostitionen,  IDMitglied,  AbrechnungsJahr,  AbrechnungsMonat,  AbrechnungsQuartal, IDVerein einmalig sind!</text:p>
      <text:p text:style-name="P80">Durch INSERT IGNORE können die Abrechnungsrelevanten Artikel täglich selektiert werden ohne dass das INSERT auf Fehler läuft.</text:p>
      <text:p text:style-name="P96"><text:soft-page-break/><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80"/>
      <text:p text:style-name="P80">Die Abrechnungseinträge könnten wie folgt aussehen:</text:p>
      <text:p text:style-name="P80"/>
      <text:list xml:id="list273069346" text:style-name="L34">
        <text:list-item>
          <text:p text:style-name="P312"><text:span text:style-name="T69">Jährliche Abrechnung</text:span><text:span text:style-name="T68">:</text:span> </text:p>
        </text:list-item>
      </text:list>
      <text:list xml:id="list4133590456" text:style-name="L35">
        <text:list-item>
          <text:p text:style-name="P314"><text:span text:style-name="Source_20_Text"><text:span text:style-name="T68">Jahr</text:span></text:span><text:span text:style-name="T68"> = 2024</text:span></text:p>
        </text:list-item>
        <text:list-item>
          <text:p text:style-name="P314"><text:span text:style-name="Source_20_Text"><text:span text:style-name="T68">Monat</text:span></text:span><text:span text:style-name="T68"> = 0</text:span></text:p>
        </text:list-item>
        <text:list-item>
          <text:p text:style-name="P313"><text:span text:style-name="Source_20_Text"><text:span text:style-name="T68">Quartal</text:span></text:span><text:span text:style-name="T68"> = 0</text:span></text:p>
        </text:list-item>
      </text:list>
      <text:list xml:id="list1435029378" text:style-name="L36">
        <text:list-item>
          <text:p text:style-name="P315"><text:span text:style-name="T69">Monatliche Abrechnung</text:span><text:span text:style-name="T68">:</text:span> </text:p>
        </text:list-item>
      </text:list>
      <text:list xml:id="list683538734" text:style-name="L37">
        <text:list-item>
          <text:p text:style-name="P317"><text:span text:style-name="Source_20_Text"><text:span text:style-name="T68">Jahr</text:span></text:span><text:span text:style-name="T68"> = 2024</text:span></text:p>
        </text:list-item>
        <text:list-item>
          <text:p text:style-name="P317"><text:span text:style-name="Source_20_Text"><text:span text:style-name="T68">Monat</text:span></text:span><text:span text:style-name="T68"> = 1 (für Januar), 2, ..., 12</text:span></text:p>
        </text:list-item>
        <text:list-item>
          <text:p text:style-name="P316"><text:span text:style-name="Source_20_Text"><text:span text:style-name="T68">Quartal</text:span></text:span><text:span text:style-name="T68"> = 0</text:span></text:p>
        </text:list-item>
      </text:list>
      <text:list xml:id="list1625251236" text:style-name="L38">
        <text:list-item>
          <text:p text:style-name="P318"><text:span text:style-name="T69">Quartalsweise Abrechnung</text:span><text:span text:style-name="T68">:</text:span> </text:p>
        </text:list-item>
      </text:list>
      <text:list xml:id="list1033198952" text:style-name="L39">
        <text:list-item>
          <text:p text:style-name="P320"><text:span text:style-name="Source_20_Text"><text:span text:style-name="T68">Jahr</text:span></text:span><text:span text:style-name="T68"> = 2024</text:span></text:p>
        </text:list-item>
        <text:list-item>
          <text:p text:style-name="P320"><text:span text:style-name="Source_20_Text"><text:span text:style-name="T68">Monat</text:span></text:span><text:span text:style-name="T68"> = 0</text:span></text:p>
        </text:list-item>
        <text:list-item>
          <text:p text:style-name="P319"><text:span text:style-name="Source_20_Text"><text:span text:style-name="T68">Quartal</text:span></text:span><text:span text:style-name="T68"> = 1, 2, 3, 4</text:span></text:p>
        </text:list-item>
      </text:list>
      <text:p text:style-name="P95">Welcher Abrechnungsvariante zum tragen kommt, könnte am jeweiligen Artikel fest gemacht werden, ODER individuell beim Leihvorgang buchen vergeben werden.</text:p>
      <text:p text:style-name="P95">Vorteil am Artikel: Beim Buchungsvorgang muss nicht gewählt werden, welcher Abrechnungsmodus gewünscht ist</text:p>
      <text:p text:style-name="P95">Nachteil am Artikel: Sollte der gleiche Artikel mehrere Abrechnungsmodi unterstützen, würde das nicht funktioniere.</text:p>
      <text:p text:style-name="P95"/>
      <text:p text:style-name="P95"><text:soft-page-break/>Vorteil bei Buchungsvorgang: Volle Flexibilität, es kann je Leihvorgang und Artikel der Abrechnungsmodus festgelegt werden.</text:p>
      <text:p text:style-name="P95">Nachteil bei Buchungsvorgang: Es muss zwingend eine Abrechnungmodus bei Buchung festgelegt werden, was den Buchungsvorgang verkompliziert.</text:p>
      <text:p text:style-name="P95"/>
      <text:p text:style-name="P95">Ich werden für den Start den Abrechnungsmodus am jeweiligen Artikel festlegen.</text:p>
      <text:p text:style-name="P95"/>
      <text:p text:style-name="P83">UMSETZUNG</text:p>
      <text:p text:style-name="P85"/>
      <text:p text:style-name="P84">Wurde mit Constraint wie in der Abbildung umgesetzt. Cronjob läuft täglich um <text:span text:style-name="T135">23:59</text:span> Uhr. Email benachrichtigt über Erfolg oder Misserfolg</text:p>
      <text:p text:style-name="P84"/>
      <text:h text:style-name="Heading_20_2" text:outline-level="2">Erstellung einer Rechnung im Backend über die easyVerein API:</text:h>
      <text:p text:style-name="P87"/>
      <text:p text:style-name="P89"><text:span text:style-name="T136">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8">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89"/>
      <text:p text:style-name="P89"/>
      <text:p text:style-name="P89"/>
      <text:p text:style-name="P90"><text:span text:style-name="T93">Erzeuge die Rechnung im Entwurf:</text:span><text:line-break/>POST: https://easyverein.com/api/v2.0/invoice<text:line-break/>Body:<text:line-break/><text:soft-pag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3">Auszug aus An</text:span><text:span text:style-name="T95">t</text:span><text:span text:style-name="T93">wort: </text:span><text:span text:style-name="T95">id=</text:span><text:span text:style-name="T93">237799265</text:span><text:line-break/><text:line-break/>Wenn die Rechnungsposition (Artikel) noch nicht existiert, erzeuge ich diesen, sonst verwende ich bereits eine vorhandene ID.<text:line-break/>Hier <text:span text:style-name="T137">erstelle</text:span> ich die 1. Rechnungsposition <text:span text:style-name="T137">zur Rechnung</text:span>.<text:line-break/><text:span text:style-name="T137">POST</text:span>: <text:a xlink:type="simple" xlink:href="https://easyverein.com/api/v2.0/invoice-item" text:style-name="Internet_20_link" text:visited-style-name="Visited_20_Internet_20_Link">https://easyverein.com/api/v2.0/invoice-item</text:a></text:p>
      <text:p text:style-name="P90"><text:span text:style-name="T83">PATCH: </text:span><text:a xlink:type="simple" xlink:href="https://easyverein.com/api/v2.0/invoice-item/225840450" text:style-name="Internet_20_link" text:visited-style-name="Visited_20_Internet_20_Link"><text:span text:style-name="T82">https://easyverein.com/api/v2.0/invoice-item/225840450</text:span></text:a><text:span text:style-name="T82"> </text:span><text:span text:style-name="T83">(Alternative)</text:span><text:line-break/><text:line-break/>Body:<text:line-break/>{</text:p>
      <text:p text:style-name="P88"><text:s text:c="2"/>"relatedInvoice": 237809841, <text:s/>// Die ID der neuen Rechnung</text:p>
      <text:p text:style-name="P88"><text:s text:c="2"/>"unitPrice": 5.0, <text:s text:c="10"/>// Einzelpreis der Position</text:p>
      <text:p text:style-name="P88"><text:s text:c="2"/>"quantity": 1, <text:s text:c="15"/>// Anzahl</text:p>
      <text:p text:style-name="P88"><text:s text:c="2"/>"title": "Busfahrt Achern", <text:s/>// Der Titel der Position</text:p>
      <text:p text:style-name="P88"><text:s text:c="2"/>"description": "Test", <text:s/>// Beschreibung <text:span text:style-name="T94">INVENTAR-NUMMER</text:span></text:p>
      <text:p text:style-name="P88"><text:s text:c="2"/>"gross": true, <text:s/>// Betrag inklusive MwSt.</text:p>
      <text:p text:style-name="P88"><text:s text:c="2"/>"taxRate": 7.0, <text:s text:c="15"/>// Steuersatz, falls zutreffend</text:p>
      <text:p text:style-name="P88"><text:s text:c="2"/>"taxName": "MwSt."</text:p>
      <text:p text:style-name="P88">}<text:line-break/><text:line-break/>Hier ordne ich die 2. Rechnungsposition der Rechnung zu.<text:line-break/><text:span text:style-name="T137">POST</text:span>: https://easyverein.com/api/v2.0/invoice-item<text:line-break/>https://easyverein.com/api/v2.0/invoice-item<text:line-break/>{</text:p>
      <text:p text:style-name="P88"><text:s text:c="2"/>"relatedInvoice": 237809841, <text:s/>// Die ID der neuen Rechnung</text:p>
      <text:p text:style-name="P88"><text:s text:c="2"/>"unitPrice": 5.0, <text:s text:c="10"/>// Einzelpreis der Position</text:p>
      <text:p text:style-name="P88"><text:s text:c="2"/>"quantity": 1, <text:s text:c="15"/>// Anzahl</text:p>
      <text:p text:style-name="P88"><text:s text:c="2"/>"title": "Busfahrt <text:span text:style-name="T137">Oberkirch</text:span>", <text:s/>// Der Titel der Position</text:p>
      <text:p text:style-name="P91"><text:s text:c="2"/>"description": "Test", <text:s/>// Beschreibung <text:span text:style-name="T94">INVENTAR-NUMMER</text:span></text:p>
      <text:p text:style-name="P88"><text:s text:c="2"/>"gross": true, <text:s/>// Betrag inklusive MwSt.</text:p>
      <text:p text:style-name="P88"><text:s text:c="2"/>"taxRate": 7.0, <text:s text:c="15"/>// Steuersatz, falls zutreffend</text:p>
      <text:p text:style-name="P92"><text:s text:c="2"/>"taxName": "MwSt."</text:p>
      <text:p text:style-name="P92">}<text:line-break/></text:p>
      <text:p text:style-name="P88"><text:span text:style-name="T93">Finalisieren der Rechnung Umstellung isDraft = false:</text:span><text:line-break/>PATCH: https://easyverein.com/api/v2.0/invoice/237799265<text:line-break/>Body:<text:line-break/><text:soft-page-break/>{<text:line-break/>  "isDraft": false<text:line-break/>}</text:p>
      <text:p text:style-name="P84"/>
      <text:p text:style-name="P84"/>
      <text:p text:style-name="P93"><text:span text:style-name="T93">WICHTIG</text:span>: Der Gesamt-Preis muss mit dem Initialaufruf festgelegt werden und muss mit den Rechnungspositionen übereinstimmen, sonst kann die Summer der Positionen vom Gesamtbetrag abweichen.</text:p>
      <text:p text:style-name="P93"/>
      <text:h text:style-name="Heading_20_2" text:outline-level="2"><text:span text:style-name="T139">a</text:span>brechnungNachMitglied<text:span text:style-name="T139">() easyVerein Rechnung erzeugen nach Mitglieder</text:span></text:h>
      <text:p text:style-name="P94">Um eine Rechnung zu einem Mitglieder erstellen zu können, muss die Funktion abrechnungNachMitglied verwendet werden.</text:p>
      <text:p text:style-name="P94">Die Route router.post('/abrechnung/mitglied'…) dient dazu. Folgender Body muss übergeben werden:</text:p>
      <text:p text:style-name="P94">{</text:p>
      <text:p text:style-name="P94"><text:s text:c="2"/>idMitglied: 205676911,</text:p>
      <text:p text:style-name="P94"><text:s text:c="2"/>jahr: 2024</text:p>
      <text:p text:style-name="P94">}</text:p>
      <text:p text:style-name="P94">Optional:</text:p>
      <text:p text:style-name="P94">{</text:p>
      <text:p text:style-name="P94"><text:s text:c="2"/>idMitglied: 205676911,</text:p>
      <text:p text:style-name="P94"><text:s text:c="2"/>jahr: 2024,</text:p>
      <text:p text:style-name="P94"><text:s text:c="2"/>inventarPosID: 86</text:p>
      <text:p text:style-name="P94">}</text:p>
      <text:p text:style-name="P94"/>
      <text:p text:style-name="P94">Wird eine inventarPosID übergeben, werden nicht alle zum Mitglied verfügbaren IdinventarBuchungenPositionen abgerechnet, sondern nur die übergebene IdinventarBuchungenPositionen. <text:s/></text:p>
      <text:p text:style-name="P93"/>
      <text:h text:style-name="Heading_20_2" text:outline-level="2"><text:bookmark-start text:name="__RefHeading___Toc153677_4000665473"/>Abrechnung im Frontend<text:bookmark-end text:name="__RefHeading___Toc153677_4000665473"/></text:h>
      <text:p text:style-name="P86"/>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2-18T15:11:11.554405095</dc:date>
    <meta:editing-duration>P38DT19H38M3S</meta:editing-duration>
    <meta:editing-cycles>166</meta:editing-cycles>
    <meta:document-statistic meta:table-count="0" meta:image-count="1" meta:object-count="0" meta:page-count="61" meta:paragraph-count="1314" meta:word-count="10731" meta:character-count="99304" meta:non-whitespace-character-count="85295"/>
  </office:meta>
</office:document-meta>
</file>